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45.59mm" svg:height="89.79mm" svg:x="14.04mm" svg:y="31.35mm">
            <loext:p draw:notify-on-update-of-ranges="Sheet1.A1:Sheet1.A515 Sheet1.B1:Sheet1.B515 Sheet1.C1:Sheet1.C515 Sheet1.D1:Sheet1.D515 Sheet1.E1:Sheet1.E515 Sheet1.F1:Sheet1.F515 Sheet1.G1:Sheet1.G5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284" calcext:value-type="float">
            <text:p>284</text:p>
          </table:table-cell>
          <table:table-cell office:value-type="float" office:value="606" calcext:value-type="float">
            <text:p>606</text:p>
          </table:table-cell>
          <table:table-cell office:value-type="float" office:value="481" calcext:value-type="float">
            <text:p>481</text:p>
          </table:table-cell>
          <table:table-cell office:value-type="float" office:value="614" calcext:value-type="float">
            <text:p>614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1176" calcext:value-type="float">
            <text:p>1176</text:p>
          </table:table-cell>
          <table:table-cell office:value-type="float" office:value="994" calcext:value-type="float">
            <text:p>994</text:p>
          </table:table-cell>
          <table:table-cell office:value-type="float" office:value="1245" calcext:value-type="float">
            <text:p>1245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54" calcext:value-type="float">
            <text:p>354</text:p>
          </table:table-cell>
          <table:table-cell office:value-type="float" office:value="879" calcext:value-type="float">
            <text:p>879</text:p>
          </table:table-cell>
          <table:table-cell office:value-type="float" office:value="1661" calcext:value-type="float">
            <text:p>1661</text:p>
          </table:table-cell>
          <table:table-cell office:value-type="float" office:value="1440" calcext:value-type="float">
            <text:p>1440</text:p>
          </table:table-cell>
          <table:table-cell office:value-type="float" office:value="1927" calcext:value-type="float">
            <text:p>1927</text:p>
          </table:table-cell>
          <table:table-cell office:value-type="float" office:value="2404" calcext:value-type="float">
            <text:p>2404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1096" calcext:value-type="float">
            <text:p>1096</text:p>
          </table:table-cell>
          <table:table-cell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office:value-type="float" office:value="2564" calcext:value-type="float">
            <text:p>2564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64" calcext:value-type="float">
            <text:p>564</text:p>
          </table:table-cell>
          <table:table-cell office:value-type="float" office:value="1446" calcext:value-type="float">
            <text:p>1446</text:p>
          </table:table-cell>
          <table:table-cell office:value-type="float" office:value="3189" calcext:value-type="float">
            <text:p>3189</text:p>
          </table:table-cell>
          <table:table-cell office:value-type="float" office:value="2720" calcext:value-type="float">
            <text:p>2720</text:p>
          </table:table-cell>
          <table:table-cell office:value-type="float" office:value="3164" calcext:value-type="float">
            <text:p>3164</text:p>
          </table:table-cell>
          <table:table-cell office:value-type="float" office:value="3641" calcext:value-type="float">
            <text:p>3641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office:value-type="float" office:value="1833" calcext:value-type="float">
            <text:p>1833</text:p>
          </table:table-cell>
          <table:table-cell office:value-type="float" office:value="4115" calcext:value-type="float">
            <text:p>4115</text:p>
          </table:table-cell>
          <table:table-cell office:value-type="float" office:value="1936" calcext:value-type="float">
            <text:p>1936</text:p>
          </table:table-cell>
          <table:table-cell office:value-type="float" office:value="3826" calcext:value-type="float">
            <text:p>3826</text:p>
          </table:table-cell>
          <table:table-cell office:value-type="float" office:value="4443" calcext:value-type="float">
            <text:p>444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2004" calcext:value-type="float">
            <text:p>2004</text:p>
          </table:table-cell>
          <table:table-cell office:value-type="float" office:value="4764" calcext:value-type="float">
            <text:p>4764</text:p>
          </table:table-cell>
          <table:table-cell office:value-type="float" office:value="3683" calcext:value-type="float">
            <text:p>3683</text:p>
          </table:table-cell>
          <table:table-cell office:value-type="float" office:value="4483" calcext:value-type="float">
            <text:p>4483</text:p>
          </table:table-cell>
          <table:table-cell office:value-type="float" office:value="5640" calcext:value-type="float">
            <text:p>5640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832" calcext:value-type="float">
            <text:p>832</text:p>
          </table:table-cell>
          <table:table-cell office:value-type="float" office:value="2322" calcext:value-type="float">
            <text:p>2322</text:p>
          </table:table-cell>
          <table:table-cell office:value-type="float" office:value="4327" calcext:value-type="float">
            <text:p>4327</text:p>
          </table:table-cell>
          <table:table-cell office:value-type="float" office:value="3697" calcext:value-type="float">
            <text:p>3697</text:p>
          </table:table-cell>
          <table:table-cell office:value-type="float" office:value="5095" calcext:value-type="float">
            <text:p>5095</text:p>
          </table:table-cell>
          <table:table-cell office:value-type="float" office:value="6689" calcext:value-type="float">
            <text:p>668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949" calcext:value-type="float">
            <text:p>949</text:p>
          </table:table-cell>
          <table:table-cell office:value-type="float" office:value="2450" calcext:value-type="float">
            <text:p>2450</text:p>
          </table:table-cell>
          <table:table-cell office:value-type="float" office:value="5089" calcext:value-type="float">
            <text:p>5089</text:p>
          </table:table-cell>
          <table:table-cell office:value-type="float" office:value="4972" calcext:value-type="float">
            <text:p>4972</text:p>
          </table:table-cell>
          <table:table-cell office:value-type="float" office:value="5749" calcext:value-type="float">
            <text:p>5749</text:p>
          </table:table-cell>
          <table:table-cell office:value-type="float" office:value="6773" calcext:value-type="float">
            <text:p>6773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166" calcext:value-type="float">
            <text:p>1166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5283" calcext:value-type="float">
            <text:p>5283</text:p>
          </table:table-cell>
          <table:table-cell office:value-type="float" office:value="6357" calcext:value-type="float">
            <text:p>6357</text:p>
          </table:table-cell>
          <table:table-cell office:value-type="float" office:value="7372" calcext:value-type="float">
            <text:p>7372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635" calcext:value-type="float">
            <text:p>1635</text:p>
          </table:table-cell>
          <table:table-cell office:value-type="float" office:value="3184" calcext:value-type="float">
            <text:p>3184</text:p>
          </table:table-cell>
          <table:table-cell office:value-type="float" office:value="6142" calcext:value-type="float">
            <text:p>6142</text:p>
          </table:table-cell>
          <table:table-cell office:value-type="float" office:value="5722" calcext:value-type="float">
            <text:p>5722</text:p>
          </table:table-cell>
          <table:table-cell office:value-type="float" office:value="7036" calcext:value-type="float">
            <text:p>7036</text:p>
          </table:table-cell>
          <table:table-cell office:value-type="float" office:value="8247" calcext:value-type="float">
            <text:p>8247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284" calcext:value-type="float">
            <text:p>1284</text:p>
          </table:table-cell>
          <table:table-cell office:value-type="float" office:value="3473" calcext:value-type="float">
            <text:p>3473</text:p>
          </table:table-cell>
          <table:table-cell office:value-type="float" office:value="7991" calcext:value-type="float">
            <text:p>7991</text:p>
          </table:table-cell>
          <table:table-cell office:value-type="float" office:value="6886" calcext:value-type="float">
            <text:p>6886</text:p>
          </table:table-cell>
          <table:table-cell office:value-type="float" office:value="7709" calcext:value-type="float">
            <text:p>7709</text:p>
          </table:table-cell>
          <table:table-cell office:value-type="float" office:value="9475" calcext:value-type="float">
            <text:p>9475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300" calcext:value-type="float">
            <text:p>1300</text:p>
          </table:table-cell>
          <table:table-cell office:value-type="float" office:value="3870" calcext:value-type="float">
            <text:p>3870</text:p>
          </table:table-cell>
          <table:table-cell office:value-type="float" office:value="6358" calcext:value-type="float">
            <text:p>6358</text:p>
          </table:table-cell>
          <table:table-cell office:value-type="float" office:value="6289" calcext:value-type="float">
            <text:p>6289</text:p>
          </table:table-cell>
          <table:table-cell office:value-type="float" office:value="8436" calcext:value-type="float">
            <text:p>8436</text:p>
          </table:table-cell>
          <table:table-cell office:value-type="float" office:value="10227" calcext:value-type="float">
            <text:p>10227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972" calcext:value-type="float">
            <text:p>1972</text:p>
          </table:table-cell>
          <table:table-cell office:value-type="float" office:value="4122" calcext:value-type="float">
            <text:p>4122</text:p>
          </table:table-cell>
          <table:table-cell office:value-type="float" office:value="10373" calcext:value-type="float">
            <text:p>10373</text:p>
          </table:table-cell>
          <table:table-cell office:value-type="float" office:value="7950" calcext:value-type="float">
            <text:p>7950</text:p>
          </table:table-cell>
          <table:table-cell office:value-type="float" office:value="9006" calcext:value-type="float">
            <text:p>9006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500" calcext:value-type="float">
            <text:p>1500</text:p>
          </table:table-cell>
          <table:table-cell office:value-type="float" office:value="4384" calcext:value-type="float">
            <text:p>4384</text:p>
          </table:table-cell>
          <table:table-cell office:value-type="float" office:value="8062" calcext:value-type="float">
            <text:p>8062</text:p>
          </table:table-cell>
          <table:table-cell office:value-type="float" office:value="4834" calcext:value-type="float">
            <text:p>4834</text:p>
          </table:table-cell>
          <table:table-cell office:value-type="float" office:value="9709" calcext:value-type="float">
            <text:p>9709</text:p>
          </table:table-cell>
          <table:table-cell office:value-type="float" office:value="12317" calcext:value-type="float">
            <text:p>12317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1728" calcext:value-type="float">
            <text:p>1728</text:p>
          </table:table-cell>
          <table:table-cell office:value-type="float" office:value="4708" calcext:value-type="float">
            <text:p>4708</text:p>
          </table:table-cell>
          <table:table-cell office:value-type="float" office:value="8699" calcext:value-type="float">
            <text:p>8699</text:p>
          </table:table-cell>
          <table:table-cell office:value-type="float" office:value="8656" calcext:value-type="float">
            <text:p>8656</text:p>
          </table:table-cell>
          <table:table-cell office:value-type="float" office:value="10326" calcext:value-type="float">
            <text:p>10326</text:p>
          </table:table-cell>
          <table:table-cell office:value-type="float" office:value="13072" calcext:value-type="float">
            <text:p>13072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2173" calcext:value-type="float">
            <text:p>2173</text:p>
          </table:table-cell>
          <table:table-cell office:value-type="float" office:value="4913" calcext:value-type="float">
            <text:p>4913</text:p>
          </table:table-cell>
          <table:table-cell office:value-type="float" office:value="11325" calcext:value-type="float">
            <text:p>11325</text:p>
          </table:table-cell>
          <table:table-cell office:value-type="float" office:value="9620" calcext:value-type="float">
            <text:p>9620</text:p>
          </table:table-cell>
          <table:table-cell office:value-type="float" office:value="10871" calcext:value-type="float">
            <text:p>10871</text:p>
          </table:table-cell>
          <table:table-cell office:value-type="float" office:value="12393" calcext:value-type="float">
            <text:p>12393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017" calcext:value-type="float">
            <text:p>2017</text:p>
          </table:table-cell>
          <table:table-cell office:value-type="float" office:value="5329" calcext:value-type="float">
            <text:p>5329</text:p>
          </table:table-cell>
          <table:table-cell office:value-type="float" office:value="11136" calcext:value-type="float">
            <text:p>11136</text:p>
          </table:table-cell>
          <table:table-cell office:value-type="float" office:value="10755" calcext:value-type="float">
            <text:p>10755</text:p>
          </table:table-cell>
          <table:table-cell office:value-type="float" office:value="11550" calcext:value-type="float">
            <text:p>11550</text:p>
          </table:table-cell>
          <table:table-cell office:value-type="float" office:value="12278" calcext:value-type="float">
            <text:p>12278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328" calcext:value-type="float">
            <text:p>2328</text:p>
          </table:table-cell>
          <table:table-cell office:value-type="float" office:value="5340" calcext:value-type="float">
            <text:p>5340</text:p>
          </table:table-cell>
          <table:table-cell office:value-type="float" office:value="10543" calcext:value-type="float">
            <text:p>10543</text:p>
          </table:table-cell>
          <table:table-cell office:value-type="float" office:value="8982" calcext:value-type="float">
            <text:p>8982</text:p>
          </table:table-cell>
          <table:table-cell office:value-type="float" office:value="12158" calcext:value-type="float">
            <text:p>12158</text:p>
          </table:table-cell>
          <table:table-cell office:value-type="float" office:value="14394" calcext:value-type="float">
            <text:p>14394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2496" calcext:value-type="float">
            <text:p>2496</text:p>
          </table:table-cell>
          <table:table-cell office:value-type="float" office:value="6094" calcext:value-type="float">
            <text:p>6094</text:p>
          </table:table-cell>
          <table:table-cell office:value-type="float" office:value="10793" calcext:value-type="float">
            <text:p>10793</text:p>
          </table:table-cell>
          <table:table-cell office:value-type="float" office:value="11619" calcext:value-type="float">
            <text:p>11619</text:p>
          </table:table-cell>
          <table:table-cell office:value-type="float" office:value="12766" calcext:value-type="float">
            <text:p>12766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float" office:value="2426" calcext:value-type="float">
            <text:p>2426</text:p>
          </table:table-cell>
          <table:table-cell office:value-type="float" office:value="6112" calcext:value-type="float">
            <text:p>6112</text:p>
          </table:table-cell>
          <table:table-cell office:value-type="float" office:value="15506" calcext:value-type="float">
            <text:p>15506</text:p>
          </table:table-cell>
          <table:table-cell office:value-type="float" office:value="12402" calcext:value-type="float">
            <text:p>12402</text:p>
          </table:table-cell>
          <table:table-cell office:value-type="float" office:value="13403" calcext:value-type="float">
            <text:p>13403</text:p>
          </table:table-cell>
          <table:table-cell office:value-type="float" office:value="15031" calcext:value-type="float">
            <text:p>15031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float" office:value="2723" calcext:value-type="float">
            <text:p>2723</text:p>
          </table:table-cell>
          <table:table-cell office:value-type="float" office:value="6494" calcext:value-type="float">
            <text:p>6494</text:p>
          </table:table-cell>
          <table:table-cell office:value-type="float" office:value="11505" calcext:value-type="float">
            <text:p>11505</text:p>
          </table:table-cell>
          <table:table-cell office:value-type="float" office:value="12932" calcext:value-type="float">
            <text:p>12932</text:p>
          </table:table-cell>
          <table:table-cell office:value-type="float" office:value="14038" calcext:value-type="float">
            <text:p>14038</text:p>
          </table:table-cell>
          <table:table-cell office:value-type="float" office:value="15928" calcext:value-type="float">
            <text:p>15928</text:p>
          </table:table-cell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2560" calcext:value-type="float">
            <text:p>2560</text:p>
          </table:table-cell>
          <table:table-cell office:value-type="float" office:value="6873" calcext:value-type="float">
            <text:p>6873</text:p>
          </table:table-cell>
          <table:table-cell office:value-type="float" office:value="14424" calcext:value-type="float">
            <text:p>14424</text:p>
          </table:table-cell>
          <table:table-cell office:value-type="float" office:value="11235" calcext:value-type="float">
            <text:p>11235</text:p>
          </table:table-cell>
          <table:table-cell office:value-type="float" office:value="14715" calcext:value-type="float">
            <text:p>14715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float" office:value="3554" calcext:value-type="float">
            <text:p>3554</text:p>
          </table:table-cell>
          <table:table-cell office:value-type="float" office:value="7078" calcext:value-type="float">
            <text:p>7078</text:p>
          </table:table-cell>
          <table:table-cell office:value-type="float" office:value="13187" calcext:value-type="float">
            <text:p>13187</text:p>
          </table:table-cell>
          <table:table-cell office:value-type="float" office:value="13903" calcext:value-type="float">
            <text:p>13903</text:p>
          </table:table-cell>
          <table:table-cell office:value-type="float" office:value="15274" calcext:value-type="float">
            <text:p>15274</text:p>
          </table:table-cell>
          <table:table-cell office:value-type="float" office:value="17266" calcext:value-type="float">
            <text:p>17266</text:p>
          </table:table-cell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956" calcext:value-type="float">
            <text:p>2956</text:p>
          </table:table-cell>
          <table:table-cell office:value-type="float" office:value="7002" calcext:value-type="float">
            <text:p>7002</text:p>
          </table:table-cell>
          <table:table-cell office:value-type="float" office:value="13946" calcext:value-type="float">
            <text:p>13946</text:p>
          </table:table-cell>
          <table:table-cell office:value-type="float" office:value="8155" calcext:value-type="float">
            <text:p>8155</text:p>
          </table:table-cell>
          <table:table-cell office:value-type="float" office:value="15995" calcext:value-type="float">
            <text:p>15995</text:p>
          </table:table-cell>
          <table:table-cell office:value-type="float" office:value="17955" calcext:value-type="float">
            <text:p>17955</text:p>
          </table:table-cell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float" office:value="2827" calcext:value-type="float">
            <text:p>2827</text:p>
          </table:table-cell>
          <table:table-cell office:value-type="float" office:value="7796" calcext:value-type="float">
            <text:p>7796</text:p>
          </table:table-cell>
          <table:table-cell office:value-type="float" office:value="15391" calcext:value-type="float">
            <text:p>15391</text:p>
          </table:table-cell>
          <table:table-cell office:value-type="float" office:value="15038" calcext:value-type="float">
            <text:p>15038</text:p>
          </table:table-cell>
          <table:table-cell office:value-type="float" office:value="16626" calcext:value-type="float">
            <text:p>16626</text:p>
          </table:table-cell>
          <table:table-cell office:value-type="float" office:value="18678" calcext:value-type="float">
            <text:p>18678</text:p>
          </table:table-cell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3109" calcext:value-type="float">
            <text:p>3109</text:p>
          </table:table-cell>
          <table:table-cell office:value-type="float" office:value="7742" calcext:value-type="float">
            <text:p>7742</text:p>
          </table:table-cell>
          <table:table-cell office:value-type="float" office:value="15933" calcext:value-type="float">
            <text:p>15933</text:p>
          </table:table-cell>
          <table:table-cell office:value-type="float" office:value="16113" calcext:value-type="float">
            <text:p>16113</text:p>
          </table:table-cell>
          <table:table-cell office:value-type="float" office:value="17378" calcext:value-type="float">
            <text:p>17378</text:p>
          </table:table-cell>
          <table:table-cell office:value-type="float" office:value="19251" calcext:value-type="float">
            <text:p>19251</text:p>
          </table:table-cell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float" office:value="3549" calcext:value-type="float">
            <text:p>3549</text:p>
          </table:table-cell>
          <table:table-cell office:value-type="float" office:value="8000" calcext:value-type="float">
            <text:p>8000</text:p>
          </table:table-cell>
          <table:table-cell office:value-type="float" office:value="14359" calcext:value-type="float">
            <text:p>14359</text:p>
          </table:table-cell>
          <table:table-cell office:value-type="float" office:value="15663" calcext:value-type="float">
            <text:p>15663</text:p>
          </table:table-cell>
          <table:table-cell office:value-type="float" office:value="17839" calcext:value-type="float">
            <text:p>17839</text:p>
          </table:table-cell>
          <table:table-cell office:value-type="float" office:value="19528" calcext:value-type="float">
            <text:p>19528</text:p>
          </table:table-cell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float" office:value="2900" calcext:value-type="float">
            <text:p>2900</text:p>
          </table:table-cell>
          <table:table-cell office:value-type="float" office:value="8728" calcext:value-type="float">
            <text:p>8728</text:p>
          </table:table-cell>
          <table:table-cell office:value-type="float" office:value="18790" calcext:value-type="float">
            <text:p>18790</text:p>
          </table:table-cell>
          <table:table-cell office:value-type="float" office:value="15874" calcext:value-type="float">
            <text:p>15874</text:p>
          </table:table-cell>
          <table:table-cell office:value-type="float" office:value="18512" calcext:value-type="float">
            <text:p>18512</text:p>
          </table:table-cell>
          <table:table-cell office:value-type="float" office:value="20437" calcext:value-type="float">
            <text:p>20437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3325" calcext:value-type="float">
            <text:p>3325</text:p>
          </table:table-cell>
          <table:table-cell office:value-type="float" office:value="8707" calcext:value-type="float">
            <text:p>8707</text:p>
          </table:table-cell>
          <table:table-cell office:value-type="float" office:value="22559" calcext:value-type="float">
            <text:p>22559</text:p>
          </table:table-cell>
          <table:table-cell office:value-type="float" office:value="17604" calcext:value-type="float">
            <text:p>17604</text:p>
          </table:table-cell>
          <table:table-cell office:value-type="float" office:value="19276" calcext:value-type="float">
            <text:p>19276</text:p>
          </table:table-cell>
          <table:table-cell office:value-type="float" office:value="21579" calcext:value-type="float">
            <text:p>21579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3525" calcext:value-type="float">
            <text:p>3525</text:p>
          </table:table-cell>
          <table:table-cell office:value-type="float" office:value="8714" calcext:value-type="float">
            <text:p>8714</text:p>
          </table:table-cell>
          <table:table-cell office:value-type="float" office:value="16532" calcext:value-type="float">
            <text:p>16532</text:p>
          </table:table-cell>
          <table:table-cell office:value-type="float" office:value="17752" calcext:value-type="float">
            <text:p>17752</text:p>
          </table:table-cell>
          <table:table-cell office:value-type="float" office:value="19767" calcext:value-type="float">
            <text:p>19767</text:p>
          </table:table-cell>
          <table:table-cell office:value-type="float" office:value="21412" calcext:value-type="float">
            <text:p>21412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float" office:value="3808" calcext:value-type="float">
            <text:p>3808</text:p>
          </table:table-cell>
          <table:table-cell office:value-type="float" office:value="9495" calcext:value-type="float">
            <text:p>9495</text:p>
          </table:table-cell>
          <table:table-cell office:value-type="float" office:value="17509" calcext:value-type="float">
            <text:p>17509</text:p>
          </table:table-cell>
          <table:table-cell office:value-type="float" office:value="16456" calcext:value-type="float">
            <text:p>16456</text:p>
          </table:table-cell>
          <table:table-cell office:value-type="float" office:value="20688" calcext:value-type="float">
            <text:p>20688</text:p>
          </table:table-cell>
          <table:table-cell office:value-type="float" office:value="25957" calcext:value-type="float">
            <text:p>25957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4757" calcext:value-type="float">
            <text:p>4757</text:p>
          </table:table-cell>
          <table:table-cell office:value-type="float" office:value="10665" calcext:value-type="float">
            <text:p>10665</text:p>
          </table:table-cell>
          <table:table-cell office:value-type="float" office:value="20856" calcext:value-type="float">
            <text:p>20856</text:p>
          </table:table-cell>
          <table:table-cell office:value-type="float" office:value="17157" calcext:value-type="float">
            <text:p>17157</text:p>
          </table:table-cell>
          <table:table-cell office:value-type="float" office:value="21605" calcext:value-type="float">
            <text:p>21605</text:p>
          </table:table-cell>
          <table:table-cell office:value-type="float" office:value="26309" calcext:value-type="float">
            <text:p>26309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float" office:value="3891" calcext:value-type="float">
            <text:p>3891</text:p>
          </table:table-cell>
          <table:table-cell office:value-type="float" office:value="9646" calcext:value-type="float">
            <text:p>9646</text:p>
          </table:table-cell>
          <table:table-cell office:value-type="float" office:value="18828" calcext:value-type="float">
            <text:p>18828</text:p>
          </table:table-cell>
          <table:table-cell office:value-type="float" office:value="16155" calcext:value-type="float">
            <text:p>16155</text:p>
          </table:table-cell>
          <table:table-cell office:value-type="float" office:value="21814" calcext:value-type="float">
            <text:p>21814</text:p>
          </table:table-cell>
          <table:table-cell office:value-type="float" office:value="24368" calcext:value-type="float">
            <text:p>24368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5171" calcext:value-type="float">
            <text:p>5171</text:p>
          </table:table-cell>
          <table:table-cell office:value-type="float" office:value="10945" calcext:value-type="float">
            <text:p>10945</text:p>
          </table:table-cell>
          <table:table-cell office:value-type="float" office:value="24142" calcext:value-type="float">
            <text:p>24142</text:p>
          </table:table-cell>
          <table:table-cell office:value-type="float" office:value="17886" calcext:value-type="float">
            <text:p>17886</text:p>
          </table:table-cell>
          <table:table-cell office:value-type="float" office:value="22319" calcext:value-type="float">
            <text:p>22319</text:p>
          </table:table-cell>
          <table:table-cell office:value-type="float" office:value="25238" calcext:value-type="float">
            <text:p>25238</text:p>
          </table:table-cell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4076" calcext:value-type="float">
            <text:p>4076</text:p>
          </table:table-cell>
          <table:table-cell office:value-type="float" office:value="10980" calcext:value-type="float">
            <text:p>10980</text:p>
          </table:table-cell>
          <table:table-cell office:value-type="float" office:value="21799" calcext:value-type="float">
            <text:p>21799</text:p>
          </table:table-cell>
          <table:table-cell office:value-type="float" office:value="20113" calcext:value-type="float">
            <text:p>20113</text:p>
          </table:table-cell>
          <table:table-cell office:value-type="float" office:value="23061" calcext:value-type="float">
            <text:p>23061</text:p>
          </table:table-cell>
          <table:table-cell office:value-type="float" office:value="25429" calcext:value-type="float">
            <text:p>25429</text:p>
          </table:table-cell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4014" calcext:value-type="float">
            <text:p>4014</text:p>
          </table:table-cell>
          <table:table-cell office:value-type="float" office:value="11851" calcext:value-type="float">
            <text:p>11851</text:p>
          </table:table-cell>
          <table:table-cell office:value-type="float" office:value="20376" calcext:value-type="float">
            <text:p>20376</text:p>
          </table:table-cell>
          <table:table-cell office:value-type="float" office:value="21865" calcext:value-type="float">
            <text:p>21865</text:p>
          </table:table-cell>
          <table:table-cell office:value-type="float" office:value="23658" calcext:value-type="float">
            <text:p>23658</text:p>
          </table:table-cell>
          <table:table-cell office:value-type="float" office:value="25851" calcext:value-type="float">
            <text:p>25851</text:p>
          </table:table-cell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5491" calcext:value-type="float">
            <text:p>5491</text:p>
          </table:table-cell>
          <table:table-cell office:value-type="float" office:value="11906" calcext:value-type="float">
            <text:p>11906</text:p>
          </table:table-cell>
          <table:table-cell office:value-type="float" office:value="22611" calcext:value-type="float">
            <text:p>22611</text:p>
          </table:table-cell>
          <table:table-cell office:value-type="float" office:value="18015" calcext:value-type="float">
            <text:p>18015</text:p>
          </table:table-cell>
          <table:table-cell office:value-type="float" office:value="24738" calcext:value-type="float">
            <text:p>24738</text:p>
          </table:table-cell>
          <table:table-cell office:value-type="float" office:value="29513" calcext:value-type="float">
            <text:p>29513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4494" calcext:value-type="float">
            <text:p>4494</text:p>
          </table:table-cell>
          <table:table-cell office:value-type="float" office:value="11400" calcext:value-type="float">
            <text:p>11400</text:p>
          </table:table-cell>
          <table:table-cell office:value-type="float" office:value="21458" calcext:value-type="float">
            <text:p>21458</text:p>
          </table:table-cell>
          <table:table-cell office:value-type="float" office:value="17330" calcext:value-type="float">
            <text:p>17330</text:p>
          </table:table-cell>
          <table:table-cell office:value-type="float" office:value="26847" calcext:value-type="float">
            <text:p>26847</text:p>
          </table:table-cell>
          <table:table-cell office:value-type="float" office:value="44228" calcext:value-type="float">
            <text:p>44228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5084" calcext:value-type="float">
            <text:p>5084</text:p>
          </table:table-cell>
          <table:table-cell office:value-type="float" office:value="12336" calcext:value-type="float">
            <text:p>12336</text:p>
          </table:table-cell>
          <table:table-cell office:value-type="float" office:value="23408" calcext:value-type="float">
            <text:p>23408</text:p>
          </table:table-cell>
          <table:table-cell office:value-type="float" office:value="23036" calcext:value-type="float">
            <text:p>23036</text:p>
          </table:table-cell>
          <table:table-cell office:value-type="float" office:value="25534" calcext:value-type="float">
            <text:p>25534</text:p>
          </table:table-cell>
          <table:table-cell office:value-type="float" office:value="29676" calcext:value-type="float">
            <text:p>29676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5437" calcext:value-type="float">
            <text:p>5437</text:p>
          </table:table-cell>
          <table:table-cell office:value-type="float" office:value="11954" calcext:value-type="float">
            <text:p>11954</text:p>
          </table:table-cell>
          <table:table-cell office:value-type="float" office:value="25797" calcext:value-type="float">
            <text:p>25797</text:p>
          </table:table-cell>
          <table:table-cell office:value-type="float" office:value="22869" calcext:value-type="float">
            <text:p>22869</text:p>
          </table:table-cell>
          <table:table-cell office:value-type="float" office:value="26224" calcext:value-type="float">
            <text:p>26224</text:p>
          </table:table-cell>
          <table:table-cell office:value-type="float" office:value="29245" calcext:value-type="float">
            <text:p>29245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4659" calcext:value-type="float">
            <text:p>4659</text:p>
          </table:table-cell>
          <table:table-cell office:value-type="float" office:value="12453" calcext:value-type="float">
            <text:p>12453</text:p>
          </table:table-cell>
          <table:table-cell office:value-type="float" office:value="23813" calcext:value-type="float">
            <text:p>23813</text:p>
          </table:table-cell>
          <table:table-cell office:value-type="float" office:value="22496" calcext:value-type="float">
            <text:p>22496</text:p>
          </table:table-cell>
          <table:table-cell office:value-type="float" office:value="26653" calcext:value-type="float">
            <text:p>26653</text:p>
          </table:table-cell>
          <table:table-cell office:value-type="float" office:value="31145" calcext:value-type="float">
            <text:p>31145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4697" calcext:value-type="float">
            <text:p>4697</text:p>
          </table:table-cell>
          <table:table-cell office:value-type="float" office:value="12880" calcext:value-type="float">
            <text:p>12880</text:p>
          </table:table-cell>
          <table:table-cell office:value-type="float" office:value="25381" calcext:value-type="float">
            <text:p>25381</text:p>
          </table:table-cell>
          <table:table-cell office:value-type="float" office:value="24369" calcext:value-type="float">
            <text:p>24369</text:p>
          </table:table-cell>
          <table:table-cell office:value-type="float" office:value="27681" calcext:value-type="float">
            <text:p>27681</text:p>
          </table:table-cell>
          <table:table-cell office:value-type="float" office:value="31438" calcext:value-type="float">
            <text:p>31438</text:p>
          </table:table-cell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4960" calcext:value-type="float">
            <text:p>4960</text:p>
          </table:table-cell>
          <table:table-cell office:value-type="float" office:value="13014" calcext:value-type="float">
            <text:p>13014</text:p>
          </table:table-cell>
          <table:table-cell office:value-type="float" office:value="24897" calcext:value-type="float">
            <text:p>24897</text:p>
          </table:table-cell>
          <table:table-cell office:value-type="float" office:value="25702" calcext:value-type="float">
            <text:p>25702</text:p>
          </table:table-cell>
          <table:table-cell office:value-type="float" office:value="28155" calcext:value-type="float">
            <text:p>28155</text:p>
          </table:table-cell>
          <table:table-cell office:value-type="float" office:value="31690" calcext:value-type="float">
            <text:p>31690</text:p>
          </table:table-cell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5395" calcext:value-type="float">
            <text:p>5395</text:p>
          </table:table-cell>
          <table:table-cell office:value-type="float" office:value="13841" calcext:value-type="float">
            <text:p>13841</text:p>
          </table:table-cell>
          <table:table-cell office:value-type="float" office:value="35692" calcext:value-type="float">
            <text:p>35692</text:p>
          </table:table-cell>
          <table:table-cell office:value-type="float" office:value="26386" calcext:value-type="float">
            <text:p>26386</text:p>
          </table:table-cell>
          <table:table-cell office:value-type="float" office:value="28918" calcext:value-type="float">
            <text:p>28918</text:p>
          </table:table-cell>
          <table:table-cell office:value-type="float" office:value="33202" calcext:value-type="float">
            <text:p>33202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5873" calcext:value-type="float">
            <text:p>5873</text:p>
          </table:table-cell>
          <table:table-cell office:value-type="float" office:value="13026" calcext:value-type="float">
            <text:p>13026</text:p>
          </table:table-cell>
          <table:table-cell office:value-type="float" office:value="37359" calcext:value-type="float">
            <text:p>37359</text:p>
          </table:table-cell>
          <table:table-cell office:value-type="float" office:value="26965" calcext:value-type="float">
            <text:p>26965</text:p>
          </table:table-cell>
          <table:table-cell office:value-type="float" office:value="29416" calcext:value-type="float">
            <text:p>29416</text:p>
          </table:table-cell>
          <table:table-cell office:value-type="float" office:value="32707" calcext:value-type="float">
            <text:p>32707</text:p>
          </table:table-cell>
        </table:table-row>
        <table:table-row table:style-name="ro2">
          <table:table-cell office:value-type="float" office:value="4701" calcext:value-type="float">
            <text:p>4701</text:p>
          </table:table-cell>
          <table:table-cell office:value-type="float" office:value="5236" calcext:value-type="float">
            <text:p>5236</text:p>
          </table:table-cell>
          <table:table-cell office:value-type="float" office:value="14805" calcext:value-type="float">
            <text:p>14805</text:p>
          </table:table-cell>
          <table:table-cell office:value-type="float" office:value="30576" calcext:value-type="float">
            <text:p>30576</text:p>
          </table:table-cell>
          <table:table-cell office:value-type="float" office:value="27585" calcext:value-type="float">
            <text:p>27585</text:p>
          </table:table-cell>
          <table:table-cell office:value-type="float" office:value="30026" calcext:value-type="float">
            <text:p>30026</text:p>
          </table:table-cell>
          <table:table-cell office:value-type="float" office:value="32196" calcext:value-type="float">
            <text:p>32196</text:p>
          </table:table-cell>
        </table:table-row>
        <table:table-row table:style-name="ro2">
          <table:table-cell office:value-type="float" office:value="4801" calcext:value-type="float">
            <text:p>4801</text:p>
          </table:table-cell>
          <table:table-cell office:value-type="float" office:value="5976" calcext:value-type="float">
            <text:p>5976</text:p>
          </table:table-cell>
          <table:table-cell office:value-type="float" office:value="14277" calcext:value-type="float">
            <text:p>14277</text:p>
          </table:table-cell>
          <table:table-cell office:value-type="float" office:value="27457" calcext:value-type="float">
            <text:p>27457</text:p>
          </table:table-cell>
          <table:table-cell office:value-type="float" office:value="28793" calcext:value-type="float">
            <text:p>28793</text:p>
          </table:table-cell>
          <table:table-cell office:value-type="float" office:value="30620" calcext:value-type="float">
            <text:p>30620</text:p>
          </table:table-cell>
          <table:table-cell office:value-type="float" office:value="33309" calcext:value-type="float">
            <text:p>33309</text:p>
          </table:table-cell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float" office:value="6516" calcext:value-type="float">
            <text:p>6516</text:p>
          </table:table-cell>
          <table:table-cell office:value-type="float" office:value="15260" calcext:value-type="float">
            <text:p>15260</text:p>
          </table:table-cell>
          <table:table-cell office:value-type="float" office:value="28606" calcext:value-type="float">
            <text:p>28606</text:p>
          </table:table-cell>
          <table:table-cell office:value-type="float" office:value="28246" calcext:value-type="float">
            <text:p>28246</text:p>
          </table:table-cell>
          <table:table-cell office:value-type="float" office:value="31248" calcext:value-type="float">
            <text:p>31248</text:p>
          </table:table-cell>
          <table:table-cell office:value-type="float" office:value="33765" calcext:value-type="float">
            <text:p>33765</text:p>
          </table:table-cell>
        </table:table-row>
        <table:table-row table:style-name="ro2">
          <table:table-cell office:value-type="float" office:value="5001" calcext:value-type="float">
            <text:p>5001</text:p>
          </table:table-cell>
          <table:table-cell office:value-type="float" office:value="7334" calcext:value-type="float">
            <text:p>7334</text:p>
          </table:table-cell>
          <table:table-cell office:value-type="float" office:value="15108" calcext:value-type="float">
            <text:p>15108</text:p>
          </table:table-cell>
          <table:table-cell office:value-type="float" office:value="25850" calcext:value-type="float">
            <text:p>25850</text:p>
          </table:table-cell>
          <table:table-cell office:value-type="float" office:value="29461" calcext:value-type="float">
            <text:p>29461</text:p>
          </table:table-cell>
          <table:table-cell office:value-type="float" office:value="32071" calcext:value-type="float">
            <text:p>32071</text:p>
          </table:table-cell>
          <table:table-cell office:value-type="float" office:value="34732" calcext:value-type="float">
            <text:p>34732</text:p>
          </table:table-cell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float" office:value="5675" calcext:value-type="float">
            <text:p>5675</text:p>
          </table:table-cell>
          <table:table-cell office:value-type="float" office:value="15352" calcext:value-type="float">
            <text:p>15352</text:p>
          </table:table-cell>
          <table:table-cell office:value-type="float" office:value="32925" calcext:value-type="float">
            <text:p>32925</text:p>
          </table:table-cell>
          <table:table-cell office:value-type="float" office:value="30429" calcext:value-type="float">
            <text:p>30429</text:p>
          </table:table-cell>
          <table:table-cell office:value-type="float" office:value="32884" calcext:value-type="float">
            <text:p>32884</text:p>
          </table:table-cell>
          <table:table-cell office:value-type="float" office:value="35097" calcext:value-type="float">
            <text:p>35097</text:p>
          </table:table-cell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float" office:value="5522" calcext:value-type="float">
            <text:p>5522</text:p>
          </table:table-cell>
          <table:table-cell office:value-type="float" office:value="16514" calcext:value-type="float">
            <text:p>16514</text:p>
          </table:table-cell>
          <table:table-cell office:value-type="float" office:value="32517" calcext:value-type="float">
            <text:p>32517</text:p>
          </table:table-cell>
          <table:table-cell office:value-type="float" office:value="30088" calcext:value-type="float">
            <text:p>30088</text:p>
          </table:table-cell>
          <table:table-cell office:value-type="float" office:value="33266" calcext:value-type="float">
            <text:p>33266</text:p>
          </table:table-cell>
          <table:table-cell office:value-type="float" office:value="37125" calcext:value-type="float">
            <text:p>37125</text:p>
          </table:table-cell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float" office:value="6058" calcext:value-type="float">
            <text:p>6058</text:p>
          </table:table-cell>
          <table:table-cell office:value-type="float" office:value="15987" calcext:value-type="float">
            <text:p>15987</text:p>
          </table:table-cell>
          <table:table-cell office:value-type="float" office:value="31627" calcext:value-type="float">
            <text:p>31627</text:p>
          </table:table-cell>
          <table:table-cell office:value-type="float" office:value="31530" calcext:value-type="float">
            <text:p>31530</text:p>
          </table:table-cell>
          <table:table-cell office:value-type="float" office:value="33623" calcext:value-type="float">
            <text:p>33623</text:p>
          </table:table-cell>
          <table:table-cell office:value-type="float" office:value="35991" calcext:value-type="float">
            <text:p>35991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6740" calcext:value-type="float">
            <text:p>6740</text:p>
          </table:table-cell>
          <table:table-cell office:value-type="float" office:value="14918" calcext:value-type="float">
            <text:p>14918</text:p>
          </table:table-cell>
          <table:table-cell office:value-type="float" office:value="28753" calcext:value-type="float">
            <text:p>28753</text:p>
          </table:table-cell>
          <table:table-cell office:value-type="float" office:value="32170" calcext:value-type="float">
            <text:p>32170</text:p>
          </table:table-cell>
          <table:table-cell office:value-type="float" office:value="34598" calcext:value-type="float">
            <text:p>34598</text:p>
          </table:table-cell>
          <table:table-cell office:value-type="float" office:value="38483" calcext:value-type="float">
            <text:p>38483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7313" calcext:value-type="float">
            <text:p>7313</text:p>
          </table:table-cell>
          <table:table-cell office:value-type="float" office:value="16596" calcext:value-type="float">
            <text:p>16596</text:p>
          </table:table-cell>
          <table:table-cell office:value-type="float" office:value="32673" calcext:value-type="float">
            <text:p>32673</text:p>
          </table:table-cell>
          <table:table-cell office:value-type="float" office:value="32151" calcext:value-type="float">
            <text:p>32151</text:p>
          </table:table-cell>
          <table:table-cell office:value-type="float" office:value="35367" calcext:value-type="float">
            <text:p>35367</text:p>
          </table:table-cell>
          <table:table-cell office:value-type="float" office:value="39362" calcext:value-type="float">
            <text:p>39362</text:p>
          </table:table-cell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float" office:value="6866" calcext:value-type="float">
            <text:p>6866</text:p>
          </table:table-cell>
          <table:table-cell office:value-type="float" office:value="17173" calcext:value-type="float">
            <text:p>17173</text:p>
          </table:table-cell>
          <table:table-cell office:value-type="float" office:value="34729" calcext:value-type="float">
            <text:p>34729</text:p>
          </table:table-cell>
          <table:table-cell office:value-type="float" office:value="33197" calcext:value-type="float">
            <text:p>33197</text:p>
          </table:table-cell>
          <table:table-cell office:value-type="float" office:value="35833" calcext:value-type="float">
            <text:p>35833</text:p>
          </table:table-cell>
          <table:table-cell office:value-type="float" office:value="39382" calcext:value-type="float">
            <text:p>39382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8389" calcext:value-type="float">
            <text:p>8389</text:p>
          </table:table-cell>
          <table:table-cell office:value-type="float" office:value="17600" calcext:value-type="float">
            <text:p>17600</text:p>
          </table:table-cell>
          <table:table-cell office:value-type="float" office:value="38235" calcext:value-type="float">
            <text:p>38235</text:p>
          </table:table-cell>
          <table:table-cell office:value-type="float" office:value="33141" calcext:value-type="float">
            <text:p>33141</text:p>
          </table:table-cell>
          <table:table-cell office:value-type="float" office:value="36436" calcext:value-type="float">
            <text:p>36436</text:p>
          </table:table-cell>
          <table:table-cell office:value-type="float" office:value="39798" calcext:value-type="float">
            <text:p>39798</text:p>
          </table:table-cell>
        </table:table-row>
        <table:table-row table:style-name="ro2">
          <table:table-cell office:value-type="float" office:value="5801" calcext:value-type="float">
            <text:p>5801</text:p>
          </table:table-cell>
          <table:table-cell office:value-type="float" office:value="8251" calcext:value-type="float">
            <text:p>8251</text:p>
          </table:table-cell>
          <table:table-cell office:value-type="float" office:value="17639" calcext:value-type="float">
            <text:p>17639</text:p>
          </table:table-cell>
          <table:table-cell office:value-type="float" office:value="36162" calcext:value-type="float">
            <text:p>36162</text:p>
          </table:table-cell>
          <table:table-cell office:value-type="float" office:value="35095" calcext:value-type="float">
            <text:p>35095</text:p>
          </table:table-cell>
          <table:table-cell office:value-type="float" office:value="37139" calcext:value-type="float">
            <text:p>37139</text:p>
          </table:table-cell>
          <table:table-cell office:value-type="float" office:value="39519" calcext:value-type="float">
            <text:p>39519</text:p>
          </table:table-cell>
        </table:table-row>
        <table:table-row table:style-name="ro2">
          <table:table-cell office:value-type="float" office:value="5901" calcext:value-type="float">
            <text:p>5901</text:p>
          </table:table-cell>
          <table:table-cell office:value-type="float" office:value="7108" calcext:value-type="float">
            <text:p>7108</text:p>
          </table:table-cell>
          <table:table-cell office:value-type="float" office:value="17893" calcext:value-type="float">
            <text:p>17893</text:p>
          </table:table-cell>
          <table:table-cell office:value-type="float" office:value="36845" calcext:value-type="float">
            <text:p>36845</text:p>
          </table:table-cell>
          <table:table-cell office:value-type="float" office:value="35682" calcext:value-type="float">
            <text:p>35682</text:p>
          </table:table-cell>
          <table:table-cell office:value-type="float" office:value="37758" calcext:value-type="float">
            <text:p>37758</text:p>
          </table:table-cell>
          <table:table-cell office:value-type="float" office:value="42670" calcext:value-type="float">
            <text:p>42670</text:p>
          </table:table-cell>
        </table:table-row>
        <table:table-row table:style-name="ro2">
          <table:table-cell office:value-type="float" office:value="6001" calcext:value-type="float">
            <text:p>6001</text:p>
          </table:table-cell>
          <table:table-cell office:value-type="float" office:value="6488" calcext:value-type="float">
            <text:p>6488</text:p>
          </table:table-cell>
          <table:table-cell office:value-type="float" office:value="19070" calcext:value-type="float">
            <text:p>19070</text:p>
          </table:table-cell>
          <table:table-cell office:value-type="float" office:value="39234" calcext:value-type="float">
            <text:p>39234</text:p>
          </table:table-cell>
          <table:table-cell office:value-type="float" office:value="36262" calcext:value-type="float">
            <text:p>36262</text:p>
          </table:table-cell>
          <table:table-cell office:value-type="float" office:value="38424" calcext:value-type="float">
            <text:p>38424</text:p>
          </table:table-cell>
          <table:table-cell office:value-type="float" office:value="43552" calcext:value-type="float">
            <text:p>43552</text:p>
          </table:table-cell>
        </table:table-row>
        <table:table-row table:style-name="ro2">
          <table:table-cell office:value-type="float" office:value="6101" calcext:value-type="float">
            <text:p>6101</text:p>
          </table:table-cell>
          <table:table-cell office:value-type="float" office:value="8022" calcext:value-type="float">
            <text:p>8022</text:p>
          </table:table-cell>
          <table:table-cell office:value-type="float" office:value="17728" calcext:value-type="float">
            <text:p>17728</text:p>
          </table:table-cell>
          <table:table-cell office:value-type="float" office:value="34161" calcext:value-type="float">
            <text:p>34161</text:p>
          </table:table-cell>
          <table:table-cell office:value-type="float" office:value="32941" calcext:value-type="float">
            <text:p>32941</text:p>
          </table:table-cell>
          <table:table-cell office:value-type="float" office:value="38825" calcext:value-type="float">
            <text:p>38825</text:p>
          </table:table-cell>
          <table:table-cell office:value-type="float" office:value="44067" calcext:value-type="float">
            <text:p>44067</text:p>
          </table:table-cell>
        </table:table-row>
        <table:table-row table:style-name="ro2">
          <table:table-cell office:value-type="float" office:value="6201" calcext:value-type="float">
            <text:p>6201</text:p>
          </table:table-cell>
          <table:table-cell office:value-type="float" office:value="8236" calcext:value-type="float">
            <text:p>8236</text:p>
          </table:table-cell>
          <table:table-cell office:value-type="float" office:value="18422" calcext:value-type="float">
            <text:p>18422</text:p>
          </table:table-cell>
          <table:table-cell office:value-type="float" office:value="38620" calcext:value-type="float">
            <text:p>38620</text:p>
          </table:table-cell>
          <table:table-cell office:value-type="float" office:value="33348" calcext:value-type="float">
            <text:p>33348</text:p>
          </table:table-cell>
          <table:table-cell office:value-type="float" office:value="39808" calcext:value-type="float">
            <text:p>39808</text:p>
          </table:table-cell>
          <table:table-cell office:value-type="float" office:value="46458" calcext:value-type="float">
            <text:p>46458</text:p>
          </table:table-cell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float" office:value="8662" calcext:value-type="float">
            <text:p>8662</text:p>
          </table:table-cell>
          <table:table-cell office:value-type="float" office:value="20332" calcext:value-type="float">
            <text:p>20332</text:p>
          </table:table-cell>
          <table:table-cell office:value-type="float" office:value="37734" calcext:value-type="float">
            <text:p>37734</text:p>
          </table:table-cell>
          <table:table-cell office:value-type="float" office:value="33678" calcext:value-type="float">
            <text:p>33678</text:p>
          </table:table-cell>
          <table:table-cell office:value-type="float" office:value="40813" calcext:value-type="float">
            <text:p>40813</text:p>
          </table:table-cell>
          <table:table-cell office:value-type="float" office:value="50234" calcext:value-type="float">
            <text:p>50234</text:p>
          </table:table-cell>
        </table:table-row>
        <table:table-row table:style-name="ro2">
          <table:table-cell office:value-type="float" office:value="6401" calcext:value-type="float">
            <text:p>6401</text:p>
          </table:table-cell>
          <table:table-cell office:value-type="float" office:value="7039" calcext:value-type="float">
            <text:p>7039</text:p>
          </table:table-cell>
          <table:table-cell office:value-type="float" office:value="19659" calcext:value-type="float">
            <text:p>19659</text:p>
          </table:table-cell>
          <table:table-cell office:value-type="float" office:value="47377" calcext:value-type="float">
            <text:p>47377</text:p>
          </table:table-cell>
          <table:table-cell office:value-type="float" office:value="30711" calcext:value-type="float">
            <text:p>30711</text:p>
          </table:table-cell>
          <table:table-cell office:value-type="float" office:value="41143" calcext:value-type="float">
            <text:p>41143</text:p>
          </table:table-cell>
          <table:table-cell office:value-type="float" office:value="50107" calcext:value-type="float">
            <text:p>50107</text:p>
          </table:table-cell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float" office:value="6854" calcext:value-type="float">
            <text:p>6854</text:p>
          </table:table-cell>
          <table:table-cell office:value-type="float" office:value="19811" calcext:value-type="float">
            <text:p>19811</text:p>
          </table:table-cell>
          <table:table-cell office:value-type="float" office:value="41463" calcext:value-type="float">
            <text:p>41463</text:p>
          </table:table-cell>
          <table:table-cell office:value-type="float" office:value="36399" calcext:value-type="float">
            <text:p>36399</text:p>
          </table:table-cell>
          <table:table-cell office:value-type="float" office:value="41772" calcext:value-type="float">
            <text:p>41772</text:p>
          </table:table-cell>
          <table:table-cell office:value-type="float" office:value="51435" calcext:value-type="float">
            <text:p>51435</text:p>
          </table:table-cell>
        </table:table-row>
        <table:table-row table:style-name="ro2">
          <table:table-cell office:value-type="float" office:value="6601" calcext:value-type="float">
            <text:p>6601</text:p>
          </table:table-cell>
          <table:table-cell office:value-type="float" office:value="7913" calcext:value-type="float">
            <text:p>7913</text:p>
          </table:table-cell>
          <table:table-cell office:value-type="float" office:value="19284" calcext:value-type="float">
            <text:p>19284</text:p>
          </table:table-cell>
          <table:table-cell office:value-type="float" office:value="42943" calcext:value-type="float">
            <text:p>42943</text:p>
          </table:table-cell>
          <table:table-cell office:value-type="float" office:value="37635" calcext:value-type="float">
            <text:p>37635</text:p>
          </table:table-cell>
          <table:table-cell office:value-type="float" office:value="42700" calcext:value-type="float">
            <text:p>42700</text:p>
          </table:table-cell>
          <table:table-cell office:value-type="float" office:value="47022" calcext:value-type="float">
            <text:p>47022</text:p>
          </table:table-cell>
        </table:table-row>
        <table:table-row table:style-name="ro2">
          <table:table-cell office:value-type="float" office:value="6701" calcext:value-type="float">
            <text:p>6701</text:p>
          </table:table-cell>
          <table:table-cell office:value-type="float" office:value="8504" calcext:value-type="float">
            <text:p>8504</text:p>
          </table:table-cell>
          <table:table-cell office:value-type="float" office:value="20951" calcext:value-type="float">
            <text:p>20951</text:p>
          </table:table-cell>
          <table:table-cell office:value-type="float" office:value="41988" calcext:value-type="float">
            <text:p>41988</text:p>
          </table:table-cell>
          <table:table-cell office:value-type="float" office:value="38830" calcext:value-type="float">
            <text:p>38830</text:p>
          </table:table-cell>
          <table:table-cell office:value-type="float" office:value="43046" calcext:value-type="float">
            <text:p>43046</text:p>
          </table:table-cell>
          <table:table-cell office:value-type="float" office:value="51150" calcext:value-type="float">
            <text:p>51150</text:p>
          </table:table-cell>
        </table:table-row>
        <table:table-row table:style-name="ro2">
          <table:table-cell office:value-type="float" office:value="6801" calcext:value-type="float">
            <text:p>6801</text:p>
          </table:table-cell>
          <table:table-cell office:value-type="float" office:value="7643" calcext:value-type="float">
            <text:p>7643</text:p>
          </table:table-cell>
          <table:table-cell office:value-type="float" office:value="19945" calcext:value-type="float">
            <text:p>19945</text:p>
          </table:table-cell>
          <table:table-cell office:value-type="float" office:value="35762" calcext:value-type="float">
            <text:p>35762</text:p>
          </table:table-cell>
          <table:table-cell office:value-type="float" office:value="40594" calcext:value-type="float">
            <text:p>40594</text:p>
          </table:table-cell>
          <table:table-cell office:value-type="float" office:value="43467" calcext:value-type="float">
            <text:p>43467</text:p>
          </table:table-cell>
          <table:table-cell office:value-type="float" office:value="50236" calcext:value-type="float">
            <text:p>50236</text:p>
          </table:table-cell>
        </table:table-row>
        <table:table-row table:style-name="ro2">
          <table:table-cell office:value-type="float" office:value="6901" calcext:value-type="float">
            <text:p>6901</text:p>
          </table:table-cell>
          <table:table-cell office:value-type="float" office:value="7943" calcext:value-type="float">
            <text:p>7943</text:p>
          </table:table-cell>
          <table:table-cell office:value-type="float" office:value="19800" calcext:value-type="float">
            <text:p>19800</text:p>
          </table:table-cell>
          <table:table-cell office:value-type="float" office:value="36382" calcext:value-type="float">
            <text:p>36382</text:p>
          </table:table-cell>
          <table:table-cell office:value-type="float" office:value="39777" calcext:value-type="float">
            <text:p>39777</text:p>
          </table:table-cell>
          <table:table-cell office:value-type="float" office:value="44130" calcext:value-type="float">
            <text:p>44130</text:p>
          </table:table-cell>
          <table:table-cell office:value-type="float" office:value="46674" calcext:value-type="float">
            <text:p>46674</text:p>
          </table:table-cell>
        </table:table-row>
        <table:table-row table:style-name="ro2">
          <table:table-cell office:value-type="float" office:value="7001" calcext:value-type="float">
            <text:p>7001</text:p>
          </table:table-cell>
          <table:table-cell office:value-type="float" office:value="7994" calcext:value-type="float">
            <text:p>7994</text:p>
          </table:table-cell>
          <table:table-cell office:value-type="float" office:value="20901" calcext:value-type="float">
            <text:p>20901</text:p>
          </table:table-cell>
          <table:table-cell office:value-type="float" office:value="40905" calcext:value-type="float">
            <text:p>40905</text:p>
          </table:table-cell>
          <table:table-cell office:value-type="float" office:value="42330" calcext:value-type="float">
            <text:p>42330</text:p>
          </table:table-cell>
          <table:table-cell office:value-type="float" office:value="44788" calcext:value-type="float">
            <text:p>44788</text:p>
          </table:table-cell>
          <table:table-cell office:value-type="float" office:value="47699" calcext:value-type="float">
            <text:p>47699</text:p>
          </table:table-cell>
        </table:table-row>
        <table:table-row table:style-name="ro2">
          <table:table-cell office:value-type="float" office:value="7101" calcext:value-type="float">
            <text:p>7101</text:p>
          </table:table-cell>
          <table:table-cell office:value-type="float" office:value="7682" calcext:value-type="float">
            <text:p>7682</text:p>
          </table:table-cell>
          <table:table-cell office:value-type="float" office:value="21112" calcext:value-type="float">
            <text:p>21112</text:p>
          </table:table-cell>
          <table:table-cell office:value-type="float" office:value="60457" calcext:value-type="float">
            <text:p>60457</text:p>
          </table:table-cell>
          <table:table-cell office:value-type="float" office:value="40354" calcext:value-type="float">
            <text:p>40354</text:p>
          </table:table-cell>
          <table:table-cell office:value-type="float" office:value="45215" calcext:value-type="float">
            <text:p>45215</text:p>
          </table:table-cell>
          <table:table-cell office:value-type="float" office:value="50002" calcext:value-type="float">
            <text:p>50002</text:p>
          </table:table-cell>
        </table:table-row>
        <table:table-row table:style-name="ro2">
          <table:table-cell office:value-type="float" office:value="7201" calcext:value-type="float">
            <text:p>7201</text:p>
          </table:table-cell>
          <table:table-cell office:value-type="float" office:value="8437" calcext:value-type="float">
            <text:p>8437</text:p>
          </table:table-cell>
          <table:table-cell office:value-type="float" office:value="20491" calcext:value-type="float">
            <text:p>20491</text:p>
          </table:table-cell>
          <table:table-cell office:value-type="float" office:value="46736" calcext:value-type="float">
            <text:p>46736</text:p>
          </table:table-cell>
          <table:table-cell office:value-type="float" office:value="43416" calcext:value-type="float">
            <text:p>43416</text:p>
          </table:table-cell>
          <table:table-cell office:value-type="float" office:value="45967" calcext:value-type="float">
            <text:p>45967</text:p>
          </table:table-cell>
          <table:table-cell office:value-type="float" office:value="50294" calcext:value-type="float">
            <text:p>50294</text:p>
          </table:table-cell>
        </table:table-row>
        <table:table-row table:style-name="ro2">
          <table:table-cell office:value-type="float" office:value="7301" calcext:value-type="float">
            <text:p>7301</text:p>
          </table:table-cell>
          <table:table-cell office:value-type="float" office:value="7561" calcext:value-type="float">
            <text:p>7561</text:p>
          </table:table-cell>
          <table:table-cell office:value-type="float" office:value="21166" calcext:value-type="float">
            <text:p>21166</text:p>
          </table:table-cell>
          <table:table-cell office:value-type="float" office:value="39807" calcext:value-type="float">
            <text:p>39807</text:p>
          </table:table-cell>
          <table:table-cell office:value-type="float" office:value="23700" calcext:value-type="float">
            <text:p>23700</text:p>
          </table:table-cell>
          <table:table-cell office:value-type="float" office:value="46779" calcext:value-type="float">
            <text:p>46779</text:p>
          </table:table-cell>
          <table:table-cell office:value-type="float" office:value="54765" calcext:value-type="float">
            <text:p>54765</text:p>
          </table:table-cell>
        </table:table-row>
        <table:table-row table:style-name="ro2">
          <table:table-cell office:value-type="float" office:value="7401" calcext:value-type="float">
            <text:p>7401</text:p>
          </table:table-cell>
          <table:table-cell office:value-type="float" office:value="10358" calcext:value-type="float">
            <text:p>10358</text:p>
          </table:table-cell>
          <table:table-cell office:value-type="float" office:value="22614" calcext:value-type="float">
            <text:p>22614</text:p>
          </table:table-cell>
          <table:table-cell office:value-type="float" office:value="50314" calcext:value-type="float">
            <text:p>50314</text:p>
          </table:table-cell>
          <table:table-cell office:value-type="float" office:value="41486" calcext:value-type="float">
            <text:p>41486</text:p>
          </table:table-cell>
          <table:table-cell office:value-type="float" office:value="47369" calcext:value-type="float">
            <text:p>47369</text:p>
          </table:table-cell>
          <table:table-cell office:value-type="float" office:value="55555" calcext:value-type="float">
            <text:p>55555</text:p>
          </table:table-cell>
        </table:table-row>
        <table:table-row table:style-name="ro2">
          <table:table-cell office:value-type="float" office:value="7501" calcext:value-type="float">
            <text:p>7501</text:p>
          </table:table-cell>
          <table:table-cell office:value-type="float" office:value="9219" calcext:value-type="float">
            <text:p>9219</text:p>
          </table:table-cell>
          <table:table-cell office:value-type="float" office:value="21370" calcext:value-type="float">
            <text:p>21370</text:p>
          </table:table-cell>
          <table:table-cell office:value-type="float" office:value="41941" calcext:value-type="float">
            <text:p>41941</text:p>
          </table:table-cell>
          <table:table-cell office:value-type="float" office:value="42270" calcext:value-type="float">
            <text:p>42270</text:p>
          </table:table-cell>
          <table:table-cell office:value-type="float" office:value="47922" calcext:value-type="float">
            <text:p>47922</text:p>
          </table:table-cell>
          <table:table-cell office:value-type="float" office:value="54882" calcext:value-type="float">
            <text:p>54882</text:p>
          </table:table-cell>
        </table:table-row>
        <table:table-row table:style-name="ro2">
          <table:table-cell office:value-type="float" office:value="7601" calcext:value-type="float">
            <text:p>7601</text:p>
          </table:table-cell>
          <table:table-cell office:value-type="float" office:value="9254" calcext:value-type="float">
            <text:p>9254</text:p>
          </table:table-cell>
          <table:table-cell office:value-type="float" office:value="24012" calcext:value-type="float">
            <text:p>24012</text:p>
          </table:table-cell>
          <table:table-cell office:value-type="float" office:value="54003" calcext:value-type="float">
            <text:p>54003</text:p>
          </table:table-cell>
          <table:table-cell office:value-type="float" office:value="39627" calcext:value-type="float">
            <text:p>39627</text:p>
          </table:table-cell>
          <table:table-cell office:value-type="float" office:value="48971" calcext:value-type="float">
            <text:p>48971</text:p>
          </table:table-cell>
          <table:table-cell office:value-type="float" office:value="61330" calcext:value-type="float">
            <text:p>61330</text:p>
          </table:table-cell>
        </table:table-row>
        <table:table-row table:style-name="ro2">
          <table:table-cell office:value-type="float" office:value="7701" calcext:value-type="float">
            <text:p>7701</text:p>
          </table:table-cell>
          <table:table-cell office:value-type="float" office:value="8493" calcext:value-type="float">
            <text:p>8493</text:p>
          </table:table-cell>
          <table:table-cell office:value-type="float" office:value="22715" calcext:value-type="float">
            <text:p>22715</text:p>
          </table:table-cell>
          <table:table-cell office:value-type="float" office:value="49899" calcext:value-type="float">
            <text:p>49899</text:p>
          </table:table-cell>
          <table:table-cell office:value-type="float" office:value="44486" calcext:value-type="float">
            <text:p>44486</text:p>
          </table:table-cell>
          <table:table-cell office:value-type="float" office:value="49969" calcext:value-type="float">
            <text:p>49969</text:p>
          </table:table-cell>
          <table:table-cell office:value-type="float" office:value="55707" calcext:value-type="float">
            <text:p>55707</text:p>
          </table:table-cell>
        </table:table-row>
        <table:table-row table:style-name="ro2">
          <table:table-cell office:value-type="float" office:value="7801" calcext:value-type="float">
            <text:p>7801</text:p>
          </table:table-cell>
          <table:table-cell office:value-type="float" office:value="9095" calcext:value-type="float">
            <text:p>9095</text:p>
          </table:table-cell>
          <table:table-cell office:value-type="float" office:value="23282" calcext:value-type="float">
            <text:p>23282</text:p>
          </table:table-cell>
          <table:table-cell office:value-type="float" office:value="49722" calcext:value-type="float">
            <text:p>49722</text:p>
          </table:table-cell>
          <table:table-cell office:value-type="float" office:value="43954" calcext:value-type="float">
            <text:p>43954</text:p>
          </table:table-cell>
          <table:table-cell office:value-type="float" office:value="50153" calcext:value-type="float">
            <text:p>50153</text:p>
          </table:table-cell>
          <table:table-cell office:value-type="float" office:value="59669" calcext:value-type="float">
            <text:p>59669</text:p>
          </table:table-cell>
        </table:table-row>
        <table:table-row table:style-name="ro2">
          <table:table-cell office:value-type="float" office:value="7901" calcext:value-type="float">
            <text:p>7901</text:p>
          </table:table-cell>
          <table:table-cell office:value-type="float" office:value="8774" calcext:value-type="float">
            <text:p>8774</text:p>
          </table:table-cell>
          <table:table-cell office:value-type="float" office:value="24988" calcext:value-type="float">
            <text:p>24988</text:p>
          </table:table-cell>
          <table:table-cell office:value-type="float" office:value="54810" calcext:value-type="float">
            <text:p>54810</text:p>
          </table:table-cell>
          <table:table-cell office:value-type="float" office:value="44699" calcext:value-type="float">
            <text:p>44699</text:p>
          </table:table-cell>
          <table:table-cell office:value-type="float" office:value="51091" calcext:value-type="float">
            <text:p>51091</text:p>
          </table:table-cell>
          <table:table-cell office:value-type="float" office:value="58991" calcext:value-type="float">
            <text:p>58991</text:p>
          </table:table-cell>
        </table:table-row>
        <table:table-row table:style-name="ro2">
          <table:table-cell office:value-type="float" office:value="8001" calcext:value-type="float">
            <text:p>8001</text:p>
          </table:table-cell>
          <table:table-cell office:value-type="float" office:value="9234" calcext:value-type="float">
            <text:p>9234</text:p>
          </table:table-cell>
          <table:table-cell office:value-type="float" office:value="24679" calcext:value-type="float">
            <text:p>24679</text:p>
          </table:table-cell>
          <table:table-cell office:value-type="float" office:value="43348" calcext:value-type="float">
            <text:p>43348</text:p>
          </table:table-cell>
          <table:table-cell office:value-type="float" office:value="45255" calcext:value-type="float">
            <text:p>45255</text:p>
          </table:table-cell>
          <table:table-cell office:value-type="float" office:value="51622" calcext:value-type="float">
            <text:p>51622</text:p>
          </table:table-cell>
          <table:table-cell office:value-type="float" office:value="57578" calcext:value-type="float">
            <text:p>57578</text:p>
          </table:table-cell>
        </table:table-row>
        <table:table-row table:style-name="ro2">
          <table:table-cell office:value-type="float" office:value="8101" calcext:value-type="float">
            <text:p>8101</text:p>
          </table:table-cell>
          <table:table-cell office:value-type="float" office:value="8795" calcext:value-type="float">
            <text:p>8795</text:p>
          </table:table-cell>
          <table:table-cell office:value-type="float" office:value="23764" calcext:value-type="float">
            <text:p>23764</text:p>
          </table:table-cell>
          <table:table-cell office:value-type="float" office:value="41447" calcext:value-type="float">
            <text:p>41447</text:p>
          </table:table-cell>
          <table:table-cell office:value-type="float" office:value="47590" calcext:value-type="float">
            <text:p>47590</text:p>
          </table:table-cell>
          <table:table-cell office:value-type="float" office:value="51991" calcext:value-type="float">
            <text:p>51991</text:p>
          </table:table-cell>
          <table:table-cell office:value-type="float" office:value="55852" calcext:value-type="float">
            <text:p>55852</text:p>
          </table:table-cell>
        </table:table-row>
        <table:table-row table:style-name="ro2">
          <table:table-cell office:value-type="float" office:value="8201" calcext:value-type="float">
            <text:p>8201</text:p>
          </table:table-cell>
          <table:table-cell office:value-type="float" office:value="10543" calcext:value-type="float">
            <text:p>10543</text:p>
          </table:table-cell>
          <table:table-cell office:value-type="float" office:value="23396" calcext:value-type="float">
            <text:p>23396</text:p>
          </table:table-cell>
          <table:table-cell office:value-type="float" office:value="60081" calcext:value-type="float">
            <text:p>60081</text:p>
          </table:table-cell>
          <table:table-cell office:value-type="float" office:value="48697" calcext:value-type="float">
            <text:p>48697</text:p>
          </table:table-cell>
          <table:table-cell office:value-type="float" office:value="52762" calcext:value-type="float">
            <text:p>52762</text:p>
          </table:table-cell>
          <table:table-cell office:value-type="float" office:value="57632" calcext:value-type="float">
            <text:p>57632</text:p>
          </table:table-cell>
        </table:table-row>
        <table:table-row table:style-name="ro2">
          <table:table-cell office:value-type="float" office:value="8301" calcext:value-type="float">
            <text:p>8301</text:p>
          </table:table-cell>
          <table:table-cell office:value-type="float" office:value="9984" calcext:value-type="float">
            <text:p>9984</text:p>
          </table:table-cell>
          <table:table-cell office:value-type="float" office:value="23396" calcext:value-type="float">
            <text:p>23396</text:p>
          </table:table-cell>
          <table:table-cell office:value-type="float" office:value="40714" calcext:value-type="float">
            <text:p>40714</text:p>
          </table:table-cell>
          <table:table-cell office:value-type="float" office:value="48699" calcext:value-type="float">
            <text:p>48699</text:p>
          </table:table-cell>
          <table:table-cell office:value-type="float" office:value="53037" calcext:value-type="float">
            <text:p>53037</text:p>
          </table:table-cell>
          <table:table-cell office:value-type="float" office:value="57725" calcext:value-type="float">
            <text:p>57725</text:p>
          </table:table-cell>
        </table:table-row>
        <table:table-row table:style-name="ro2">
          <table:table-cell office:value-type="float" office:value="8401" calcext:value-type="float">
            <text:p>8401</text:p>
          </table:table-cell>
          <table:table-cell office:value-type="float" office:value="11342" calcext:value-type="float">
            <text:p>11342</text:p>
          </table:table-cell>
          <table:table-cell office:value-type="float" office:value="24694" calcext:value-type="float">
            <text:p>24694</text:p>
          </table:table-cell>
          <table:table-cell office:value-type="float" office:value="46671" calcext:value-type="float">
            <text:p>46671</text:p>
          </table:table-cell>
          <table:table-cell office:value-type="float" office:value="48124" calcext:value-type="float">
            <text:p>48124</text:p>
          </table:table-cell>
          <table:table-cell office:value-type="float" office:value="53743" calcext:value-type="float">
            <text:p>53743</text:p>
          </table:table-cell>
          <table:table-cell office:value-type="float" office:value="59388" calcext:value-type="float">
            <text:p>59388</text:p>
          </table:table-cell>
        </table:table-row>
        <table:table-row table:style-name="ro2">
          <table:table-cell office:value-type="float" office:value="8501" calcext:value-type="float">
            <text:p>8501</text:p>
          </table:table-cell>
          <table:table-cell office:value-type="float" office:value="9107" calcext:value-type="float">
            <text:p>9107</text:p>
          </table:table-cell>
          <table:table-cell office:value-type="float" office:value="26377" calcext:value-type="float">
            <text:p>26377</text:p>
          </table:table-cell>
          <table:table-cell office:value-type="float" office:value="51804" calcext:value-type="float">
            <text:p>51804</text:p>
          </table:table-cell>
          <table:table-cell office:value-type="float" office:value="51313" calcext:value-type="float">
            <text:p>51313</text:p>
          </table:table-cell>
          <table:table-cell office:value-type="float" office:value="54385" calcext:value-type="float">
            <text:p>54385</text:p>
          </table:table-cell>
          <table:table-cell office:value-type="float" office:value="57682" calcext:value-type="float">
            <text:p>57682</text:p>
          </table:table-cell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float" office:value="10485" calcext:value-type="float">
            <text:p>10485</text:p>
          </table:table-cell>
          <table:table-cell office:value-type="float" office:value="25262" calcext:value-type="float">
            <text:p>25262</text:p>
          </table:table-cell>
          <table:table-cell office:value-type="float" office:value="44777" calcext:value-type="float">
            <text:p>44777</text:p>
          </table:table-cell>
          <table:table-cell office:value-type="float" office:value="51084" calcext:value-type="float">
            <text:p>51084</text:p>
          </table:table-cell>
          <table:table-cell office:value-type="float" office:value="54761" calcext:value-type="float">
            <text:p>54761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float" office:value="8701" calcext:value-type="float">
            <text:p>8701</text:p>
          </table:table-cell>
          <table:table-cell office:value-type="float" office:value="13865" calcext:value-type="float">
            <text:p>13865</text:p>
          </table:table-cell>
          <table:table-cell office:value-type="float" office:value="27046" calcext:value-type="float">
            <text:p>27046</text:p>
          </table:table-cell>
          <table:table-cell office:value-type="float" office:value="55609" calcext:value-type="float">
            <text:p>55609</text:p>
          </table:table-cell>
          <table:table-cell office:value-type="float" office:value="47880" calcext:value-type="float">
            <text:p>47880</text:p>
          </table:table-cell>
          <table:table-cell office:value-type="float" office:value="55503" calcext:value-type="float">
            <text:p>55503</text:p>
          </table:table-cell>
          <table:table-cell office:value-type="float" office:value="60587" calcext:value-type="float">
            <text:p>60587</text:p>
          </table:table-cell>
        </table:table-row>
        <table:table-row table:style-name="ro2">
          <table:table-cell office:value-type="float" office:value="8801" calcext:value-type="float">
            <text:p>8801</text:p>
          </table:table-cell>
          <table:table-cell office:value-type="float" office:value="10524" calcext:value-type="float">
            <text:p>10524</text:p>
          </table:table-cell>
          <table:table-cell office:value-type="float" office:value="26361" calcext:value-type="float">
            <text:p>26361</text:p>
          </table:table-cell>
          <table:table-cell office:value-type="float" office:value="52185" calcext:value-type="float">
            <text:p>52185</text:p>
          </table:table-cell>
          <table:table-cell office:value-type="float" office:value="49166" calcext:value-type="float">
            <text:p>49166</text:p>
          </table:table-cell>
          <table:table-cell office:value-type="float" office:value="55996" calcext:value-type="float">
            <text:p>55996</text:p>
          </table:table-cell>
          <table:table-cell office:value-type="float" office:value="59468" calcext:value-type="float">
            <text:p>59468</text:p>
          </table:table-cell>
        </table:table-row>
        <table:table-row table:style-name="ro2">
          <table:table-cell office:value-type="float" office:value="8901" calcext:value-type="float">
            <text:p>8901</text:p>
          </table:table-cell>
          <table:table-cell office:value-type="float" office:value="10083" calcext:value-type="float">
            <text:p>10083</text:p>
          </table:table-cell>
          <table:table-cell office:value-type="float" office:value="26832" calcext:value-type="float">
            <text:p>26832</text:p>
          </table:table-cell>
          <table:table-cell office:value-type="float" office:value="56083" calcext:value-type="float">
            <text:p>56083</text:p>
          </table:table-cell>
          <table:table-cell office:value-type="float" office:value="52142" calcext:value-type="float">
            <text:p>52142</text:p>
          </table:table-cell>
          <table:table-cell office:value-type="float" office:value="56577" calcext:value-type="float">
            <text:p>56577</text:p>
          </table:table-cell>
          <table:table-cell office:value-type="float" office:value="59475" calcext:value-type="float">
            <text:p>59475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float" office:value="12635" calcext:value-type="float">
            <text:p>12635</text:p>
          </table:table-cell>
          <table:table-cell office:value-type="float" office:value="28146" calcext:value-type="float">
            <text:p>28146</text:p>
          </table:table-cell>
          <table:table-cell office:value-type="float" office:value="59107" calcext:value-type="float">
            <text:p>59107</text:p>
          </table:table-cell>
          <table:table-cell office:value-type="float" office:value="54714" calcext:value-type="float">
            <text:p>54714</text:p>
          </table:table-cell>
          <table:table-cell office:value-type="float" office:value="57162" calcext:value-type="float">
            <text:p>57162</text:p>
          </table:table-cell>
          <table:table-cell office:value-type="float" office:value="61767" calcext:value-type="float">
            <text:p>61767</text:p>
          </table:table-cell>
        </table:table-row>
        <table:table-row table:style-name="ro2">
          <table:table-cell office:value-type="float" office:value="9101" calcext:value-type="float">
            <text:p>9101</text:p>
          </table:table-cell>
          <table:table-cell office:value-type="float" office:value="9100" calcext:value-type="float">
            <text:p>9100</text:p>
          </table:table-cell>
          <table:table-cell office:value-type="float" office:value="25236" calcext:value-type="float">
            <text:p>25236</text:p>
          </table:table-cell>
          <table:table-cell office:value-type="float" office:value="43715" calcext:value-type="float">
            <text:p>43715</text:p>
          </table:table-cell>
          <table:table-cell office:value-type="float" office:value="55283" calcext:value-type="float">
            <text:p>55283</text:p>
          </table:table-cell>
          <table:table-cell office:value-type="float" office:value="58142" calcext:value-type="float">
            <text:p>58142</text:p>
          </table:table-cell>
          <table:table-cell office:value-type="float" office:value="61104" calcext:value-type="float">
            <text:p>61104</text:p>
          </table:table-cell>
        </table:table-row>
        <table:table-row table:style-name="ro2">
          <table:table-cell office:value-type="float" office:value="9201" calcext:value-type="float">
            <text:p>9201</text:p>
          </table:table-cell>
          <table:table-cell office:value-type="float" office:value="11281" calcext:value-type="float">
            <text:p>11281</text:p>
          </table:table-cell>
          <table:table-cell office:value-type="float" office:value="27717" calcext:value-type="float">
            <text:p>27717</text:p>
          </table:table-cell>
          <table:table-cell office:value-type="float" office:value="54373" calcext:value-type="float">
            <text:p>54373</text:p>
          </table:table-cell>
          <table:table-cell office:value-type="float" office:value="55200" calcext:value-type="float">
            <text:p>55200</text:p>
          </table:table-cell>
          <table:table-cell office:value-type="float" office:value="58791" calcext:value-type="float">
            <text:p>58791</text:p>
          </table:table-cell>
          <table:table-cell office:value-type="float" office:value="62850" calcext:value-type="float">
            <text:p>62850</text:p>
          </table:table-cell>
        </table:table-row>
        <table:table-row table:style-name="ro2">
          <table:table-cell office:value-type="float" office:value="9301" calcext:value-type="float">
            <text:p>9301</text:p>
          </table:table-cell>
          <table:table-cell office:value-type="float" office:value="10158" calcext:value-type="float">
            <text:p>10158</text:p>
          </table:table-cell>
          <table:table-cell office:value-type="float" office:value="28054" calcext:value-type="float">
            <text:p>28054</text:p>
          </table:table-cell>
          <table:table-cell office:value-type="float" office:value="53350" calcext:value-type="float">
            <text:p>53350</text:p>
          </table:table-cell>
          <table:table-cell office:value-type="float" office:value="56974" calcext:value-type="float">
            <text:p>56974</text:p>
          </table:table-cell>
          <table:table-cell office:value-type="float" office:value="59475" calcext:value-type="float">
            <text:p>59475</text:p>
          </table:table-cell>
          <table:table-cell office:value-type="float" office:value="62774" calcext:value-type="float">
            <text:p>62774</text:p>
          </table:table-cell>
        </table:table-row>
        <table:table-row table:style-name="ro2">
          <table:table-cell office:value-type="float" office:value="9401" calcext:value-type="float">
            <text:p>9401</text:p>
          </table:table-cell>
          <table:table-cell office:value-type="float" office:value="12331" calcext:value-type="float">
            <text:p>12331</text:p>
          </table:table-cell>
          <table:table-cell office:value-type="float" office:value="29537" calcext:value-type="float">
            <text:p>29537</text:p>
          </table:table-cell>
          <table:table-cell office:value-type="float" office:value="56264" calcext:value-type="float">
            <text:p>56264</text:p>
          </table:table-cell>
          <table:table-cell office:value-type="float" office:value="55995" calcext:value-type="float">
            <text:p>55995</text:p>
          </table:table-cell>
          <table:table-cell office:value-type="float" office:value="60012" calcext:value-type="float">
            <text:p>60012</text:p>
          </table:table-cell>
          <table:table-cell office:value-type="float" office:value="63418" calcext:value-type="float">
            <text:p>63418</text:p>
          </table:table-cell>
        </table:table-row>
        <table:table-row table:style-name="ro2">
          <table:table-cell office:value-type="float" office:value="9501" calcext:value-type="float">
            <text:p>9501</text:p>
          </table:table-cell>
          <table:table-cell office:value-type="float" office:value="11377" calcext:value-type="float">
            <text:p>11377</text:p>
          </table:table-cell>
          <table:table-cell office:value-type="float" office:value="28222" calcext:value-type="float">
            <text:p>28222</text:p>
          </table:table-cell>
          <table:table-cell office:value-type="float" office:value="46173" calcext:value-type="float">
            <text:p>46173</text:p>
          </table:table-cell>
          <table:table-cell office:value-type="float" office:value="57615" calcext:value-type="float">
            <text:p>57615</text:p>
          </table:table-cell>
          <table:table-cell office:value-type="float" office:value="60803" calcext:value-type="float">
            <text:p>60803</text:p>
          </table:table-cell>
          <table:table-cell office:value-type="float" office:value="63675" calcext:value-type="float">
            <text:p>63675</text:p>
          </table:table-cell>
        </table:table-row>
        <table:table-row table:style-name="ro2">
          <table:table-cell office:value-type="float" office:value="9601" calcext:value-type="float">
            <text:p>9601</text:p>
          </table:table-cell>
          <table:table-cell office:value-type="float" office:value="10965" calcext:value-type="float">
            <text:p>10965</text:p>
          </table:table-cell>
          <table:table-cell office:value-type="float" office:value="29508" calcext:value-type="float">
            <text:p>29508</text:p>
          </table:table-cell>
          <table:table-cell office:value-type="float" office:value="64746" calcext:value-type="float">
            <text:p>64746</text:p>
          </table:table-cell>
          <table:table-cell office:value-type="float" office:value="57916" calcext:value-type="float">
            <text:p>57916</text:p>
          </table:table-cell>
          <table:table-cell office:value-type="float" office:value="61287" calcext:value-type="float">
            <text:p>61287</text:p>
          </table:table-cell>
          <table:table-cell office:value-type="float" office:value="66122" calcext:value-type="float">
            <text:p>66122</text:p>
          </table:table-cell>
        </table:table-row>
        <table:table-row table:style-name="ro2">
          <table:table-cell office:value-type="float" office:value="9701" calcext:value-type="float">
            <text:p>9701</text:p>
          </table:table-cell>
          <table:table-cell office:value-type="float" office:value="12892" calcext:value-type="float">
            <text:p>12892</text:p>
          </table:table-cell>
          <table:table-cell office:value-type="float" office:value="28518" calcext:value-type="float">
            <text:p>28518</text:p>
          </table:table-cell>
          <table:table-cell office:value-type="float" office:value="63023" calcext:value-type="float">
            <text:p>63023</text:p>
          </table:table-cell>
          <table:table-cell office:value-type="float" office:value="54360" calcext:value-type="float">
            <text:p>54360</text:p>
          </table:table-cell>
          <table:table-cell office:value-type="float" office:value="61900" calcext:value-type="float">
            <text:p>61900</text:p>
          </table:table-cell>
          <table:table-cell office:value-type="float" office:value="66604" calcext:value-type="float">
            <text:p>66604</text:p>
          </table:table-cell>
        </table:table-row>
        <table:table-row table:style-name="ro2">
          <table:table-cell office:value-type="float" office:value="9801" calcext:value-type="float">
            <text:p>9801</text:p>
          </table:table-cell>
          <table:table-cell office:value-type="float" office:value="11399" calcext:value-type="float">
            <text:p>11399</text:p>
          </table:table-cell>
          <table:table-cell office:value-type="float" office:value="28151" calcext:value-type="float">
            <text:p>28151</text:p>
          </table:table-cell>
          <table:table-cell office:value-type="float" office:value="46149" calcext:value-type="float">
            <text:p>46149</text:p>
          </table:table-cell>
          <table:table-cell office:value-type="float" office:value="54223" calcext:value-type="float">
            <text:p>54223</text:p>
          </table:table-cell>
          <table:table-cell office:value-type="float" office:value="62463" calcext:value-type="float">
            <text:p>62463</text:p>
          </table:table-cell>
          <table:table-cell office:value-type="float" office:value="67621" calcext:value-type="float">
            <text:p>67621</text:p>
          </table:table-cell>
        </table:table-row>
        <table:table-row table:style-name="ro2">
          <table:table-cell office:value-type="float" office:value="9901" calcext:value-type="float">
            <text:p>9901</text:p>
          </table:table-cell>
          <table:table-cell office:value-type="float" office:value="14915" calcext:value-type="float">
            <text:p>14915</text:p>
          </table:table-cell>
          <table:table-cell office:value-type="float" office:value="31075" calcext:value-type="float">
            <text:p>31075</text:p>
          </table:table-cell>
          <table:table-cell office:value-type="float" office:value="59430" calcext:value-type="float">
            <text:p>59430</text:p>
          </table:table-cell>
          <table:table-cell office:value-type="float" office:value="57698" calcext:value-type="float">
            <text:p>57698</text:p>
          </table:table-cell>
          <table:table-cell office:value-type="float" office:value="63268" calcext:value-type="float">
            <text:p>63268</text:p>
          </table:table-cell>
          <table:table-cell office:value-type="float" office:value="68444" calcext:value-type="float">
            <text:p>68444</text:p>
          </table:table-cell>
        </table:table-row>
        <table:table-row table:style-name="ro2">
          <table:table-cell office:value-type="float" office:value="10001" calcext:value-type="float">
            <text:p>10001</text:p>
          </table:table-cell>
          <table:table-cell office:value-type="float" office:value="12873" calcext:value-type="float">
            <text:p>12873</text:p>
          </table:table-cell>
          <table:table-cell office:value-type="float" office:value="29069" calcext:value-type="float">
            <text:p>29069</text:p>
          </table:table-cell>
          <table:table-cell office:value-type="float" office:value="53809" calcext:value-type="float">
            <text:p>53809</text:p>
          </table:table-cell>
          <table:table-cell office:value-type="float" office:value="60898" calcext:value-type="float">
            <text:p>60898</text:p>
          </table:table-cell>
          <table:table-cell office:value-type="float" office:value="63942" calcext:value-type="float">
            <text:p>63942</text:p>
          </table:table-cell>
          <table:table-cell office:value-type="float" office:value="68537" calcext:value-type="float">
            <text:p>68537</text:p>
          </table:table-cell>
        </table:table-row>
        <table:table-row table:style-name="ro2">
          <table:table-cell office:value-type="float" office:value="10101" calcext:value-type="float">
            <text:p>10101</text:p>
          </table:table-cell>
          <table:table-cell office:value-type="float" office:value="13027" calcext:value-type="float">
            <text:p>13027</text:p>
          </table:table-cell>
          <table:table-cell office:value-type="float" office:value="30872" calcext:value-type="float">
            <text:p>30872</text:p>
          </table:table-cell>
          <table:table-cell office:value-type="float" office:value="65524" calcext:value-type="float">
            <text:p>65524</text:p>
          </table:table-cell>
          <table:table-cell office:value-type="float" office:value="62219" calcext:value-type="float">
            <text:p>62219</text:p>
          </table:table-cell>
          <table:table-cell office:value-type="float" office:value="64786" calcext:value-type="float">
            <text:p>64786</text:p>
          </table:table-cell>
          <table:table-cell office:value-type="float" office:value="69845" calcext:value-type="float">
            <text:p>69845</text:p>
          </table:table-cell>
        </table:table-row>
        <table:table-row table:style-name="ro2">
          <table:table-cell office:value-type="float" office:value="10201" calcext:value-type="float">
            <text:p>10201</text:p>
          </table:table-cell>
          <table:table-cell office:value-type="float" office:value="11669" calcext:value-type="float">
            <text:p>11669</text:p>
          </table:table-cell>
          <table:table-cell office:value-type="float" office:value="31732" calcext:value-type="float">
            <text:p>31732</text:p>
          </table:table-cell>
          <table:table-cell office:value-type="float" office:value="60995" calcext:value-type="float">
            <text:p>60995</text:p>
          </table:table-cell>
          <table:table-cell office:value-type="float" office:value="62322" calcext:value-type="float">
            <text:p>62322</text:p>
          </table:table-cell>
          <table:table-cell office:value-type="float" office:value="65301" calcext:value-type="float">
            <text:p>65301</text:p>
          </table:table-cell>
          <table:table-cell office:value-type="float" office:value="70302" calcext:value-type="float">
            <text:p>70302</text:p>
          </table:table-cell>
        </table:table-row>
        <table:table-row table:style-name="ro2">
          <table:table-cell office:value-type="float" office:value="10301" calcext:value-type="float">
            <text:p>10301</text:p>
          </table:table-cell>
          <table:table-cell office:value-type="float" office:value="12171" calcext:value-type="float">
            <text:p>12171</text:p>
          </table:table-cell>
          <table:table-cell office:value-type="float" office:value="29815" calcext:value-type="float">
            <text:p>29815</text:p>
          </table:table-cell>
          <table:table-cell office:value-type="float" office:value="67394" calcext:value-type="float">
            <text:p>67394</text:p>
          </table:table-cell>
          <table:table-cell office:value-type="float" office:value="61838" calcext:value-type="float">
            <text:p>61838</text:p>
          </table:table-cell>
          <table:table-cell office:value-type="float" office:value="65995" calcext:value-type="float">
            <text:p>65995</text:p>
          </table:table-cell>
          <table:table-cell office:value-type="float" office:value="70261" calcext:value-type="float">
            <text:p>70261</text:p>
          </table:table-cell>
        </table:table-row>
        <table:table-row table:style-name="ro2">
          <table:table-cell office:value-type="float" office:value="10401" calcext:value-type="float">
            <text:p>10401</text:p>
          </table:table-cell>
          <table:table-cell office:value-type="float" office:value="14705" calcext:value-type="float">
            <text:p>14705</text:p>
          </table:table-cell>
          <table:table-cell office:value-type="float" office:value="31915" calcext:value-type="float">
            <text:p>31915</text:p>
          </table:table-cell>
          <table:table-cell office:value-type="float" office:value="58555" calcext:value-type="float">
            <text:p>58555</text:p>
          </table:table-cell>
          <table:table-cell office:value-type="float" office:value="63145" calcext:value-type="float">
            <text:p>63145</text:p>
          </table:table-cell>
          <table:table-cell office:value-type="float" office:value="66568" calcext:value-type="float">
            <text:p>66568</text:p>
          </table:table-cell>
          <table:table-cell office:value-type="float" office:value="70402" calcext:value-type="float">
            <text:p>70402</text:p>
          </table:table-cell>
        </table:table-row>
        <table:table-row table:style-name="ro2">
          <table:table-cell office:value-type="float" office:value="10501" calcext:value-type="float">
            <text:p>10501</text:p>
          </table:table-cell>
          <table:table-cell office:value-type="float" office:value="10662" calcext:value-type="float">
            <text:p>10662</text:p>
          </table:table-cell>
          <table:table-cell office:value-type="float" office:value="29599" calcext:value-type="float">
            <text:p>29599</text:p>
          </table:table-cell>
          <table:table-cell office:value-type="float" office:value="54490" calcext:value-type="float">
            <text:p>54490</text:p>
          </table:table-cell>
          <table:table-cell office:value-type="float" office:value="63867" calcext:value-type="float">
            <text:p>63867</text:p>
          </table:table-cell>
          <table:table-cell office:value-type="float" office:value="67107" calcext:value-type="float">
            <text:p>67107</text:p>
          </table:table-cell>
          <table:table-cell office:value-type="float" office:value="72258" calcext:value-type="float">
            <text:p>72258</text:p>
          </table:table-cell>
        </table:table-row>
        <table:table-row table:style-name="ro2">
          <table:table-cell office:value-type="float" office:value="10601" calcext:value-type="float">
            <text:p>10601</text:p>
          </table:table-cell>
          <table:table-cell office:value-type="float" office:value="15571" calcext:value-type="float">
            <text:p>15571</text:p>
          </table:table-cell>
          <table:table-cell office:value-type="float" office:value="32202" calcext:value-type="float">
            <text:p>32202</text:p>
          </table:table-cell>
          <table:table-cell office:value-type="float" office:value="74836" calcext:value-type="float">
            <text:p>74836</text:p>
          </table:table-cell>
          <table:table-cell office:value-type="float" office:value="64522" calcext:value-type="float">
            <text:p>64522</text:p>
          </table:table-cell>
          <table:table-cell office:value-type="float" office:value="67851" calcext:value-type="float">
            <text:p>67851</text:p>
          </table:table-cell>
          <table:table-cell office:value-type="float" office:value="72174" calcext:value-type="float">
            <text:p>72174</text:p>
          </table:table-cell>
        </table:table-row>
        <table:table-row table:style-name="ro2">
          <table:table-cell office:value-type="float" office:value="10701" calcext:value-type="float">
            <text:p>10701</text:p>
          </table:table-cell>
          <table:table-cell office:value-type="float" office:value="12465" calcext:value-type="float">
            <text:p>12465</text:p>
          </table:table-cell>
          <table:table-cell office:value-type="float" office:value="31817" calcext:value-type="float">
            <text:p>31817</text:p>
          </table:table-cell>
          <table:table-cell office:value-type="float" office:value="67251" calcext:value-type="float">
            <text:p>67251</text:p>
          </table:table-cell>
          <table:table-cell office:value-type="float" office:value="64785" calcext:value-type="float">
            <text:p>64785</text:p>
          </table:table-cell>
          <table:table-cell office:value-type="float" office:value="68279" calcext:value-type="float">
            <text:p>68279</text:p>
          </table:table-cell>
          <table:table-cell office:value-type="float" office:value="72572" calcext:value-type="float">
            <text:p>72572</text:p>
          </table:table-cell>
        </table:table-row>
        <table:table-row table:style-name="ro2">
          <table:table-cell office:value-type="float" office:value="10801" calcext:value-type="float">
            <text:p>10801</text:p>
          </table:table-cell>
          <table:table-cell office:value-type="float" office:value="12038" calcext:value-type="float">
            <text:p>12038</text:p>
          </table:table-cell>
          <table:table-cell office:value-type="float" office:value="31900" calcext:value-type="float">
            <text:p>31900</text:p>
          </table:table-cell>
          <table:table-cell office:value-type="float" office:value="54423" calcext:value-type="float">
            <text:p>54423</text:p>
          </table:table-cell>
          <table:table-cell office:value-type="float" office:value="65495" calcext:value-type="float">
            <text:p>65495</text:p>
          </table:table-cell>
          <table:table-cell office:value-type="float" office:value="68910" calcext:value-type="float">
            <text:p>68910</text:p>
          </table:table-cell>
          <table:table-cell office:value-type="float" office:value="73391" calcext:value-type="float">
            <text:p>73391</text:p>
          </table:table-cell>
        </table:table-row>
        <table:table-row table:style-name="ro2">
          <table:table-cell office:value-type="float" office:value="10901" calcext:value-type="float">
            <text:p>10901</text:p>
          </table:table-cell>
          <table:table-cell office:value-type="float" office:value="13626" calcext:value-type="float">
            <text:p>13626</text:p>
          </table:table-cell>
          <table:table-cell office:value-type="float" office:value="31287" calcext:value-type="float">
            <text:p>31287</text:p>
          </table:table-cell>
          <table:table-cell office:value-type="float" office:value="57175" calcext:value-type="float">
            <text:p>57175</text:p>
          </table:table-cell>
          <table:table-cell office:value-type="float" office:value="66244" calcext:value-type="float">
            <text:p>66244</text:p>
          </table:table-cell>
          <table:table-cell office:value-type="float" office:value="69566" calcext:value-type="float">
            <text:p>69566</text:p>
          </table:table-cell>
          <table:table-cell office:value-type="float" office:value="72990" calcext:value-type="float">
            <text:p>72990</text:p>
          </table:table-cell>
        </table:table-row>
        <table:table-row table:style-name="ro2">
          <table:table-cell office:value-type="float" office:value="11001" calcext:value-type="float">
            <text:p>11001</text:p>
          </table:table-cell>
          <table:table-cell office:value-type="float" office:value="12898" calcext:value-type="float">
            <text:p>12898</text:p>
          </table:table-cell>
          <table:table-cell office:value-type="float" office:value="31016" calcext:value-type="float">
            <text:p>31016</text:p>
          </table:table-cell>
          <table:table-cell office:value-type="float" office:value="56813" calcext:value-type="float">
            <text:p>56813</text:p>
          </table:table-cell>
          <table:table-cell office:value-type="float" office:value="67601" calcext:value-type="float">
            <text:p>67601</text:p>
          </table:table-cell>
          <table:table-cell office:value-type="float" office:value="70583" calcext:value-type="float">
            <text:p>70583</text:p>
          </table:table-cell>
          <table:table-cell office:value-type="float" office:value="77472" calcext:value-type="float">
            <text:p>77472</text:p>
          </table:table-cell>
        </table:table-row>
        <table:table-row table:style-name="ro2">
          <table:table-cell office:value-type="float" office:value="11101" calcext:value-type="float">
            <text:p>11101</text:p>
          </table:table-cell>
          <table:table-cell office:value-type="float" office:value="11722" calcext:value-type="float">
            <text:p>11722</text:p>
          </table:table-cell>
          <table:table-cell office:value-type="float" office:value="33554" calcext:value-type="float">
            <text:p>33554</text:p>
          </table:table-cell>
          <table:table-cell office:value-type="float" office:value="62988" calcext:value-type="float">
            <text:p>62988</text:p>
          </table:table-cell>
          <table:table-cell office:value-type="float" office:value="67391" calcext:value-type="float">
            <text:p>67391</text:p>
          </table:table-cell>
          <table:table-cell office:value-type="float" office:value="71036" calcext:value-type="float">
            <text:p>71036</text:p>
          </table:table-cell>
          <table:table-cell office:value-type="float" office:value="75197" calcext:value-type="float">
            <text:p>75197</text:p>
          </table:table-cell>
        </table:table-row>
        <table:table-row table:style-name="ro2">
          <table:table-cell office:value-type="float" office:value="11201" calcext:value-type="float">
            <text:p>11201</text:p>
          </table:table-cell>
          <table:table-cell office:value-type="float" office:value="12970" calcext:value-type="float">
            <text:p>12970</text:p>
          </table:table-cell>
          <table:table-cell office:value-type="float" office:value="33539" calcext:value-type="float">
            <text:p>33539</text:p>
          </table:table-cell>
          <table:table-cell office:value-type="float" office:value="66157" calcext:value-type="float">
            <text:p>66157</text:p>
          </table:table-cell>
          <table:table-cell office:value-type="float" office:value="68464" calcext:value-type="float">
            <text:p>68464</text:p>
          </table:table-cell>
          <table:table-cell office:value-type="float" office:value="71649" calcext:value-type="float">
            <text:p>71649</text:p>
          </table:table-cell>
          <table:table-cell office:value-type="float" office:value="75546" calcext:value-type="float">
            <text:p>75546</text:p>
          </table:table-cell>
        </table:table-row>
        <table:table-row table:style-name="ro2">
          <table:table-cell office:value-type="float" office:value="11301" calcext:value-type="float">
            <text:p>11301</text:p>
          </table:table-cell>
          <table:table-cell office:value-type="float" office:value="14835" calcext:value-type="float">
            <text:p>14835</text:p>
          </table:table-cell>
          <table:table-cell office:value-type="float" office:value="34330" calcext:value-type="float">
            <text:p>34330</text:p>
          </table:table-cell>
          <table:table-cell office:value-type="float" office:value="65710" calcext:value-type="float">
            <text:p>65710</text:p>
          </table:table-cell>
          <table:table-cell office:value-type="float" office:value="69009" calcext:value-type="float">
            <text:p>69009</text:p>
          </table:table-cell>
          <table:table-cell office:value-type="float" office:value="72416" calcext:value-type="float">
            <text:p>72416</text:p>
          </table:table-cell>
          <table:table-cell office:value-type="float" office:value="76758" calcext:value-type="float">
            <text:p>76758</text:p>
          </table:table-cell>
        </table:table-row>
        <table:table-row table:style-name="ro2">
          <table:table-cell office:value-type="float" office:value="11401" calcext:value-type="float">
            <text:p>11401</text:p>
          </table:table-cell>
          <table:table-cell office:value-type="float" office:value="14062" calcext:value-type="float">
            <text:p>14062</text:p>
          </table:table-cell>
          <table:table-cell office:value-type="float" office:value="34486" calcext:value-type="float">
            <text:p>34486</text:p>
          </table:table-cell>
          <table:table-cell office:value-type="float" office:value="59961" calcext:value-type="float">
            <text:p>59961</text:p>
          </table:table-cell>
          <table:table-cell office:value-type="float" office:value="67549" calcext:value-type="float">
            <text:p>67549</text:p>
          </table:table-cell>
          <table:table-cell office:value-type="float" office:value="72795" calcext:value-type="float">
            <text:p>72795</text:p>
          </table:table-cell>
          <table:table-cell office:value-type="float" office:value="80409" calcext:value-type="float">
            <text:p>80409</text:p>
          </table:table-cell>
        </table:table-row>
        <table:table-row table:style-name="ro2">
          <table:table-cell office:value-type="float" office:value="11501" calcext:value-type="float">
            <text:p>11501</text:p>
          </table:table-cell>
          <table:table-cell office:value-type="float" office:value="12501" calcext:value-type="float">
            <text:p>12501</text:p>
          </table:table-cell>
          <table:table-cell office:value-type="float" office:value="33942" calcext:value-type="float">
            <text:p>33942</text:p>
          </table:table-cell>
          <table:table-cell office:value-type="float" office:value="70014" calcext:value-type="float">
            <text:p>70014</text:p>
          </table:table-cell>
          <table:table-cell office:value-type="float" office:value="70325" calcext:value-type="float">
            <text:p>70325</text:p>
          </table:table-cell>
          <table:table-cell office:value-type="float" office:value="73347" calcext:value-type="float">
            <text:p>73347</text:p>
          </table:table-cell>
          <table:table-cell office:value-type="float" office:value="77738" calcext:value-type="float">
            <text:p>77738</text:p>
          </table:table-cell>
        </table:table-row>
        <table:table-row table:style-name="ro2">
          <table:table-cell office:value-type="float" office:value="11601" calcext:value-type="float">
            <text:p>11601</text:p>
          </table:table-cell>
          <table:table-cell office:value-type="float" office:value="17231" calcext:value-type="float">
            <text:p>17231</text:p>
          </table:table-cell>
          <table:table-cell office:value-type="float" office:value="37368" calcext:value-type="float">
            <text:p>37368</text:p>
          </table:table-cell>
          <table:table-cell office:value-type="float" office:value="81631" calcext:value-type="float">
            <text:p>81631</text:p>
          </table:table-cell>
          <table:table-cell office:value-type="float" office:value="70178" calcext:value-type="float">
            <text:p>70178</text:p>
          </table:table-cell>
          <table:table-cell office:value-type="float" office:value="74099" calcext:value-type="float">
            <text:p>74099</text:p>
          </table:table-cell>
          <table:table-cell office:value-type="float" office:value="78003" calcext:value-type="float">
            <text:p>78003</text:p>
          </table:table-cell>
        </table:table-row>
        <table:table-row table:style-name="ro2">
          <table:table-cell office:value-type="float" office:value="11701" calcext:value-type="float">
            <text:p>11701</text:p>
          </table:table-cell>
          <table:table-cell office:value-type="float" office:value="12960" calcext:value-type="float">
            <text:p>12960</text:p>
          </table:table-cell>
          <table:table-cell office:value-type="float" office:value="34486" calcext:value-type="float">
            <text:p>34486</text:p>
          </table:table-cell>
          <table:table-cell office:value-type="float" office:value="66366" calcext:value-type="float">
            <text:p>66366</text:p>
          </table:table-cell>
          <table:table-cell office:value-type="float" office:value="68052" calcext:value-type="float">
            <text:p>68052</text:p>
          </table:table-cell>
          <table:table-cell office:value-type="float" office:value="74950" calcext:value-type="float">
            <text:p>74950</text:p>
          </table:table-cell>
          <table:table-cell office:value-type="float" office:value="84900" calcext:value-type="float">
            <text:p>84900</text:p>
          </table:table-cell>
        </table:table-row>
        <table:table-row table:style-name="ro2">
          <table:table-cell office:value-type="float" office:value="11801" calcext:value-type="float">
            <text:p>11801</text:p>
          </table:table-cell>
          <table:table-cell office:value-type="float" office:value="16145" calcext:value-type="float">
            <text:p>16145</text:p>
          </table:table-cell>
          <table:table-cell office:value-type="float" office:value="33925" calcext:value-type="float">
            <text:p>33925</text:p>
          </table:table-cell>
          <table:table-cell office:value-type="float" office:value="72431" calcext:value-type="float">
            <text:p>72431</text:p>
          </table:table-cell>
          <table:table-cell office:value-type="float" office:value="71940" calcext:value-type="float">
            <text:p>71940</text:p>
          </table:table-cell>
          <table:table-cell office:value-type="float" office:value="75557" calcext:value-type="float">
            <text:p>75557</text:p>
          </table:table-cell>
          <table:table-cell office:value-type="float" office:value="80128" calcext:value-type="float">
            <text:p>80128</text:p>
          </table:table-cell>
        </table:table-row>
        <table:table-row table:style-name="ro2">
          <table:table-cell office:value-type="float" office:value="11901" calcext:value-type="float">
            <text:p>11901</text:p>
          </table:table-cell>
          <table:table-cell office:value-type="float" office:value="16903" calcext:value-type="float">
            <text:p>16903</text:p>
          </table:table-cell>
          <table:table-cell office:value-type="float" office:value="35847" calcext:value-type="float">
            <text:p>35847</text:p>
          </table:table-cell>
          <table:table-cell office:value-type="float" office:value="76500" calcext:value-type="float">
            <text:p>76500</text:p>
          </table:table-cell>
          <table:table-cell office:value-type="float" office:value="70579" calcext:value-type="float">
            <text:p>70579</text:p>
          </table:table-cell>
          <table:table-cell office:value-type="float" office:value="76234" calcext:value-type="float">
            <text:p>76234</text:p>
          </table:table-cell>
          <table:table-cell office:value-type="float" office:value="82874" calcext:value-type="float">
            <text:p>82874</text:p>
          </table:table-cell>
        </table:table-row>
        <table:table-row table:style-name="ro2">
          <table:table-cell office:value-type="float" office:value="12001" calcext:value-type="float">
            <text:p>12001</text:p>
          </table:table-cell>
          <table:table-cell office:value-type="float" office:value="15304" calcext:value-type="float">
            <text:p>15304</text:p>
          </table:table-cell>
          <table:table-cell office:value-type="float" office:value="37625" calcext:value-type="float">
            <text:p>37625</text:p>
          </table:table-cell>
          <table:table-cell office:value-type="float" office:value="91648" calcext:value-type="float">
            <text:p>91648</text:p>
          </table:table-cell>
          <table:table-cell office:value-type="float" office:value="71935" calcext:value-type="float">
            <text:p>71935</text:p>
          </table:table-cell>
          <table:table-cell office:value-type="float" office:value="76761" calcext:value-type="float">
            <text:p>76761</text:p>
          </table:table-cell>
          <table:table-cell office:value-type="float" office:value="82740" calcext:value-type="float">
            <text:p>82740</text:p>
          </table:table-cell>
        </table:table-row>
        <table:table-row table:style-name="ro2">
          <table:table-cell office:value-type="float" office:value="12101" calcext:value-type="float">
            <text:p>12101</text:p>
          </table:table-cell>
          <table:table-cell office:value-type="float" office:value="12276" calcext:value-type="float">
            <text:p>12276</text:p>
          </table:table-cell>
          <table:table-cell office:value-type="float" office:value="35984" calcext:value-type="float">
            <text:p>35984</text:p>
          </table:table-cell>
          <table:table-cell office:value-type="float" office:value="74593" calcext:value-type="float">
            <text:p>74593</text:p>
          </table:table-cell>
          <table:table-cell office:value-type="float" office:value="73734" calcext:value-type="float">
            <text:p>73734</text:p>
          </table:table-cell>
          <table:table-cell office:value-type="float" office:value="77649" calcext:value-type="float">
            <text:p>77649</text:p>
          </table:table-cell>
          <table:table-cell office:value-type="float" office:value="85631" calcext:value-type="float">
            <text:p>85631</text:p>
          </table:table-cell>
        </table:table-row>
        <table:table-row table:style-name="ro2">
          <table:table-cell office:value-type="float" office:value="12201" calcext:value-type="float">
            <text:p>12201</text:p>
          </table:table-cell>
          <table:table-cell office:value-type="float" office:value="14831" calcext:value-type="float">
            <text:p>14831</text:p>
          </table:table-cell>
          <table:table-cell office:value-type="float" office:value="34487" calcext:value-type="float">
            <text:p>34487</text:p>
          </table:table-cell>
          <table:table-cell office:value-type="float" office:value="69444" calcext:value-type="float">
            <text:p>69444</text:p>
          </table:table-cell>
          <table:table-cell office:value-type="float" office:value="72945" calcext:value-type="float">
            <text:p>72945</text:p>
          </table:table-cell>
          <table:table-cell office:value-type="float" office:value="77971" calcext:value-type="float">
            <text:p>77971</text:p>
          </table:table-cell>
          <table:table-cell office:value-type="float" office:value="87605" calcext:value-type="float">
            <text:p>87605</text:p>
          </table:table-cell>
        </table:table-row>
        <table:table-row table:style-name="ro2">
          <table:table-cell office:value-type="float" office:value="12301" calcext:value-type="float">
            <text:p>12301</text:p>
          </table:table-cell>
          <table:table-cell office:value-type="float" office:value="16569" calcext:value-type="float">
            <text:p>16569</text:p>
          </table:table-cell>
          <table:table-cell office:value-type="float" office:value="38420" calcext:value-type="float">
            <text:p>38420</text:p>
          </table:table-cell>
          <table:table-cell office:value-type="float" office:value="71605" calcext:value-type="float">
            <text:p>71605</text:p>
          </table:table-cell>
          <table:table-cell office:value-type="float" office:value="74966" calcext:value-type="float">
            <text:p>74966</text:p>
          </table:table-cell>
          <table:table-cell office:value-type="float" office:value="79353" calcext:value-type="float">
            <text:p>79353</text:p>
          </table:table-cell>
          <table:table-cell office:value-type="float" office:value="87756" calcext:value-type="float">
            <text:p>87756</text:p>
          </table:table-cell>
        </table:table-row>
        <table:table-row table:style-name="ro2">
          <table:table-cell office:value-type="float" office:value="12401" calcext:value-type="float">
            <text:p>12401</text:p>
          </table:table-cell>
          <table:table-cell office:value-type="float" office:value="16249" calcext:value-type="float">
            <text:p>16249</text:p>
          </table:table-cell>
          <table:table-cell office:value-type="float" office:value="36028" calcext:value-type="float">
            <text:p>36028</text:p>
          </table:table-cell>
          <table:table-cell office:value-type="float" office:value="67070" calcext:value-type="float">
            <text:p>67070</text:p>
          </table:table-cell>
          <table:table-cell office:value-type="float" office:value="72904" calcext:value-type="float">
            <text:p>72904</text:p>
          </table:table-cell>
          <table:table-cell office:value-type="float" office:value="79031" calcext:value-type="float">
            <text:p>79031</text:p>
          </table:table-cell>
          <table:table-cell office:value-type="float" office:value="85591" calcext:value-type="float">
            <text:p>85591</text:p>
          </table:table-cell>
        </table:table-row>
        <table:table-row table:style-name="ro2">
          <table:table-cell office:value-type="float" office:value="12501" calcext:value-type="float">
            <text:p>12501</text:p>
          </table:table-cell>
          <table:table-cell office:value-type="float" office:value="15252" calcext:value-type="float">
            <text:p>15252</text:p>
          </table:table-cell>
          <table:table-cell office:value-type="float" office:value="37785" calcext:value-type="float">
            <text:p>37785</text:p>
          </table:table-cell>
          <table:table-cell office:value-type="float" office:value="75442" calcext:value-type="float">
            <text:p>75442</text:p>
          </table:table-cell>
          <table:table-cell office:value-type="float" office:value="75923" calcext:value-type="float">
            <text:p>75923</text:p>
          </table:table-cell>
          <table:table-cell office:value-type="float" office:value="80612" calcext:value-type="float">
            <text:p>80612</text:p>
          </table:table-cell>
          <table:table-cell office:value-type="float" office:value="92805" calcext:value-type="float">
            <text:p>92805</text:p>
          </table:table-cell>
        </table:table-row>
        <table:table-row table:style-name="ro2">
          <table:table-cell office:value-type="float" office:value="12601" calcext:value-type="float">
            <text:p>12601</text:p>
          </table:table-cell>
          <table:table-cell office:value-type="float" office:value="15417" calcext:value-type="float">
            <text:p>15417</text:p>
          </table:table-cell>
          <table:table-cell office:value-type="float" office:value="38268" calcext:value-type="float">
            <text:p>38268</text:p>
          </table:table-cell>
          <table:table-cell office:value-type="float" office:value="66933" calcext:value-type="float">
            <text:p>66933</text:p>
          </table:table-cell>
          <table:table-cell office:value-type="float" office:value="73607" calcext:value-type="float">
            <text:p>73607</text:p>
          </table:table-cell>
          <table:table-cell office:value-type="float" office:value="81221" calcext:value-type="float">
            <text:p>81221</text:p>
          </table:table-cell>
          <table:table-cell office:value-type="float" office:value="91212" calcext:value-type="float">
            <text:p>91212</text:p>
          </table:table-cell>
        </table:table-row>
        <table:table-row table:style-name="ro2">
          <table:table-cell office:value-type="float" office:value="12701" calcext:value-type="float">
            <text:p>12701</text:p>
          </table:table-cell>
          <table:table-cell office:value-type="float" office:value="15699" calcext:value-type="float">
            <text:p>15699</text:p>
          </table:table-cell>
          <table:table-cell office:value-type="float" office:value="39160" calcext:value-type="float">
            <text:p>39160</text:p>
          </table:table-cell>
          <table:table-cell office:value-type="float" office:value="85309" calcext:value-type="float">
            <text:p>85309</text:p>
          </table:table-cell>
          <table:table-cell office:value-type="float" office:value="74810" calcext:value-type="float">
            <text:p>74810</text:p>
          </table:table-cell>
          <table:table-cell office:value-type="float" office:value="81295" calcext:value-type="float">
            <text:p>81295</text:p>
          </table:table-cell>
          <table:table-cell office:value-type="float" office:value="89700" calcext:value-type="float">
            <text:p>89700</text:p>
          </table:table-cell>
        </table:table-row>
        <table:table-row table:style-name="ro2">
          <table:table-cell office:value-type="float" office:value="12801" calcext:value-type="float">
            <text:p>12801</text:p>
          </table:table-cell>
          <table:table-cell office:value-type="float" office:value="15340" calcext:value-type="float">
            <text:p>15340</text:p>
          </table:table-cell>
          <table:table-cell office:value-type="float" office:value="38021" calcext:value-type="float">
            <text:p>38021</text:p>
          </table:table-cell>
          <table:table-cell office:value-type="float" office:value="88453" calcext:value-type="float">
            <text:p>88453</text:p>
          </table:table-cell>
          <table:table-cell office:value-type="float" office:value="77052" calcext:value-type="float">
            <text:p>77052</text:p>
          </table:table-cell>
          <table:table-cell office:value-type="float" office:value="82094" calcext:value-type="float">
            <text:p>82094</text:p>
          </table:table-cell>
          <table:table-cell office:value-type="float" office:value="88313" calcext:value-type="float">
            <text:p>88313</text:p>
          </table:table-cell>
        </table:table-row>
        <table:table-row table:style-name="ro2">
          <table:table-cell office:value-type="float" office:value="12901" calcext:value-type="float">
            <text:p>12901</text:p>
          </table:table-cell>
          <table:table-cell office:value-type="float" office:value="17758" calcext:value-type="float">
            <text:p>17758</text:p>
          </table:table-cell>
          <table:table-cell office:value-type="float" office:value="41170" calcext:value-type="float">
            <text:p>41170</text:p>
          </table:table-cell>
          <table:table-cell office:value-type="float" office:value="76176" calcext:value-type="float">
            <text:p>76176</text:p>
          </table:table-cell>
          <table:table-cell office:value-type="float" office:value="79044" calcext:value-type="float">
            <text:p>79044</text:p>
          </table:table-cell>
          <table:table-cell office:value-type="float" office:value="82685" calcext:value-type="float">
            <text:p>82685</text:p>
          </table:table-cell>
          <table:table-cell office:value-type="float" office:value="90025" calcext:value-type="float">
            <text:p>90025</text:p>
          </table:table-cell>
        </table:table-row>
        <table:table-row table:style-name="ro2">
          <table:table-cell office:value-type="float" office:value="13001" calcext:value-type="float">
            <text:p>13001</text:p>
          </table:table-cell>
          <table:table-cell office:value-type="float" office:value="16399" calcext:value-type="float">
            <text:p>16399</text:p>
          </table:table-cell>
          <table:table-cell office:value-type="float" office:value="38650" calcext:value-type="float">
            <text:p>38650</text:p>
          </table:table-cell>
          <table:table-cell office:value-type="float" office:value="89127" calcext:value-type="float">
            <text:p>89127</text:p>
          </table:table-cell>
          <table:table-cell office:value-type="float" office:value="76498" calcext:value-type="float">
            <text:p>76498</text:p>
          </table:table-cell>
          <table:table-cell office:value-type="float" office:value="82868" calcext:value-type="float">
            <text:p>82868</text:p>
          </table:table-cell>
          <table:table-cell office:value-type="float" office:value="88822" calcext:value-type="float">
            <text:p>88822</text:p>
          </table:table-cell>
        </table:table-row>
        <table:table-row table:style-name="ro2">
          <table:table-cell office:value-type="float" office:value="13101" calcext:value-type="float">
            <text:p>13101</text:p>
          </table:table-cell>
          <table:table-cell office:value-type="float" office:value="15214" calcext:value-type="float">
            <text:p>15214</text:p>
          </table:table-cell>
          <table:table-cell office:value-type="float" office:value="41223" calcext:value-type="float">
            <text:p>41223</text:p>
          </table:table-cell>
          <table:table-cell office:value-type="float" office:value="102212" calcext:value-type="float">
            <text:p>102212</text:p>
          </table:table-cell>
          <table:table-cell office:value-type="float" office:value="76540" calcext:value-type="float">
            <text:p>76540</text:p>
          </table:table-cell>
          <table:table-cell office:value-type="float" office:value="83761" calcext:value-type="float">
            <text:p>83761</text:p>
          </table:table-cell>
          <table:table-cell office:value-type="float" office:value="90187" calcext:value-type="float">
            <text:p>90187</text:p>
          </table:table-cell>
        </table:table-row>
        <table:table-row table:style-name="ro2">
          <table:table-cell office:value-type="float" office:value="13201" calcext:value-type="float">
            <text:p>13201</text:p>
          </table:table-cell>
          <table:table-cell office:value-type="float" office:value="14131" calcext:value-type="float">
            <text:p>14131</text:p>
          </table:table-cell>
          <table:table-cell office:value-type="float" office:value="37767" calcext:value-type="float">
            <text:p>37767</text:p>
          </table:table-cell>
          <table:table-cell office:value-type="float" office:value="73586" calcext:value-type="float">
            <text:p>73586</text:p>
          </table:table-cell>
          <table:table-cell office:value-type="float" office:value="79012" calcext:value-type="float">
            <text:p>79012</text:p>
          </table:table-cell>
          <table:table-cell office:value-type="float" office:value="84659" calcext:value-type="float">
            <text:p>84659</text:p>
          </table:table-cell>
          <table:table-cell office:value-type="float" office:value="92032" calcext:value-type="float">
            <text:p>92032</text:p>
          </table:table-cell>
        </table:table-row>
        <table:table-row table:style-name="ro2">
          <table:table-cell office:value-type="float" office:value="13301" calcext:value-type="float">
            <text:p>13301</text:p>
          </table:table-cell>
          <table:table-cell office:value-type="float" office:value="16566" calcext:value-type="float">
            <text:p>16566</text:p>
          </table:table-cell>
          <table:table-cell office:value-type="float" office:value="38937" calcext:value-type="float">
            <text:p>38937</text:p>
          </table:table-cell>
          <table:table-cell office:value-type="float" office:value="72970" calcext:value-type="float">
            <text:p>72970</text:p>
          </table:table-cell>
          <table:table-cell office:value-type="float" office:value="79025" calcext:value-type="float">
            <text:p>79025</text:p>
          </table:table-cell>
          <table:table-cell office:value-type="float" office:value="85169" calcext:value-type="float">
            <text:p>85169</text:p>
          </table:table-cell>
          <table:table-cell office:value-type="float" office:value="92811" calcext:value-type="float">
            <text:p>92811</text:p>
          </table:table-cell>
        </table:table-row>
        <table:table-row table:style-name="ro2">
          <table:table-cell office:value-type="float" office:value="13401" calcext:value-type="float">
            <text:p>13401</text:p>
          </table:table-cell>
          <table:table-cell office:value-type="float" office:value="16929" calcext:value-type="float">
            <text:p>16929</text:p>
          </table:table-cell>
          <table:table-cell office:value-type="float" office:value="38913" calcext:value-type="float">
            <text:p>38913</text:p>
          </table:table-cell>
          <table:table-cell office:value-type="float" office:value="74205" calcext:value-type="float">
            <text:p>74205</text:p>
          </table:table-cell>
          <table:table-cell office:value-type="float" office:value="80217" calcext:value-type="float">
            <text:p>80217</text:p>
          </table:table-cell>
          <table:table-cell office:value-type="float" office:value="85810" calcext:value-type="float">
            <text:p>85810</text:p>
          </table:table-cell>
          <table:table-cell office:value-type="float" office:value="93386" calcext:value-type="float">
            <text:p>93386</text:p>
          </table:table-cell>
        </table:table-row>
        <table:table-row table:style-name="ro2">
          <table:table-cell office:value-type="float" office:value="13501" calcext:value-type="float">
            <text:p>13501</text:p>
          </table:table-cell>
          <table:table-cell office:value-type="float" office:value="15778" calcext:value-type="float">
            <text:p>15778</text:p>
          </table:table-cell>
          <table:table-cell office:value-type="float" office:value="41307" calcext:value-type="float">
            <text:p>41307</text:p>
          </table:table-cell>
          <table:table-cell office:value-type="float" office:value="98295" calcext:value-type="float">
            <text:p>98295</text:p>
          </table:table-cell>
          <table:table-cell office:value-type="float" office:value="82227" calcext:value-type="float">
            <text:p>82227</text:p>
          </table:table-cell>
          <table:table-cell office:value-type="float" office:value="86733" calcext:value-type="float">
            <text:p>86733</text:p>
          </table:table-cell>
          <table:table-cell office:value-type="float" office:value="98763" calcext:value-type="float">
            <text:p>98763</text:p>
          </table:table-cell>
        </table:table-row>
        <table:table-row table:style-name="ro2">
          <table:table-cell office:value-type="float" office:value="13601" calcext:value-type="float">
            <text:p>13601</text:p>
          </table:table-cell>
          <table:table-cell office:value-type="float" office:value="17429" calcext:value-type="float">
            <text:p>17429</text:p>
          </table:table-cell>
          <table:table-cell office:value-type="float" office:value="43069" calcext:value-type="float">
            <text:p>43069</text:p>
          </table:table-cell>
          <table:table-cell office:value-type="float" office:value="82275" calcext:value-type="float">
            <text:p>82275</text:p>
          </table:table-cell>
          <table:table-cell office:value-type="float" office:value="82878" calcext:value-type="float">
            <text:p>82878</text:p>
          </table:table-cell>
          <table:table-cell office:value-type="float" office:value="87279" calcext:value-type="float">
            <text:p>87279</text:p>
          </table:table-cell>
          <table:table-cell office:value-type="float" office:value="94630" calcext:value-type="float">
            <text:p>94630</text:p>
          </table:table-cell>
        </table:table-row>
        <table:table-row table:style-name="ro2">
          <table:table-cell office:value-type="float" office:value="13701" calcext:value-type="float">
            <text:p>13701</text:p>
          </table:table-cell>
          <table:table-cell office:value-type="float" office:value="15205" calcext:value-type="float">
            <text:p>15205</text:p>
          </table:table-cell>
          <table:table-cell office:value-type="float" office:value="41885" calcext:value-type="float">
            <text:p>41885</text:p>
          </table:table-cell>
          <table:table-cell office:value-type="float" office:value="78597" calcext:value-type="float">
            <text:p>78597</text:p>
          </table:table-cell>
          <table:table-cell office:value-type="float" office:value="83809" calcext:value-type="float">
            <text:p>83809</text:p>
          </table:table-cell>
          <table:table-cell office:value-type="float" office:value="87592" calcext:value-type="float">
            <text:p>87592</text:p>
          </table:table-cell>
          <table:table-cell office:value-type="float" office:value="91540" calcext:value-type="float">
            <text:p>91540</text:p>
          </table:table-cell>
        </table:table-row>
        <table:table-row table:style-name="ro2">
          <table:table-cell office:value-type="float" office:value="13801" calcext:value-type="float">
            <text:p>13801</text:p>
          </table:table-cell>
          <table:table-cell office:value-type="float" office:value="16801" calcext:value-type="float">
            <text:p>16801</text:p>
          </table:table-cell>
          <table:table-cell office:value-type="float" office:value="40274" calcext:value-type="float">
            <text:p>40274</text:p>
          </table:table-cell>
          <table:table-cell office:value-type="float" office:value="91377" calcext:value-type="float">
            <text:p>91377</text:p>
          </table:table-cell>
          <table:table-cell office:value-type="float" office:value="82538" calcext:value-type="float">
            <text:p>82538</text:p>
          </table:table-cell>
          <table:table-cell office:value-type="float" office:value="88305" calcext:value-type="float">
            <text:p>88305</text:p>
          </table:table-cell>
          <table:table-cell office:value-type="float" office:value="94131" calcext:value-type="float">
            <text:p>94131</text:p>
          </table:table-cell>
        </table:table-row>
        <table:table-row table:style-name="ro2">
          <table:table-cell office:value-type="float" office:value="13901" calcext:value-type="float">
            <text:p>13901</text:p>
          </table:table-cell>
          <table:table-cell office:value-type="float" office:value="15599" calcext:value-type="float">
            <text:p>15599</text:p>
          </table:table-cell>
          <table:table-cell office:value-type="float" office:value="42888" calcext:value-type="float">
            <text:p>42888</text:p>
          </table:table-cell>
          <table:table-cell office:value-type="float" office:value="87457" calcext:value-type="float">
            <text:p>87457</text:p>
          </table:table-cell>
          <table:table-cell office:value-type="float" office:value="82720" calcext:value-type="float">
            <text:p>82720</text:p>
          </table:table-cell>
          <table:table-cell office:value-type="float" office:value="88715" calcext:value-type="float">
            <text:p>88715</text:p>
          </table:table-cell>
          <table:table-cell office:value-type="float" office:value="95407" calcext:value-type="float">
            <text:p>95407</text:p>
          </table:table-cell>
        </table:table-row>
        <table:table-row table:style-name="ro2">
          <table:table-cell office:value-type="float" office:value="14001" calcext:value-type="float">
            <text:p>14001</text:p>
          </table:table-cell>
          <table:table-cell office:value-type="float" office:value="18124" calcext:value-type="float">
            <text:p>18124</text:p>
          </table:table-cell>
          <table:table-cell office:value-type="float" office:value="40652" calcext:value-type="float">
            <text:p>40652</text:p>
          </table:table-cell>
          <table:table-cell office:value-type="float" office:value="72536" calcext:value-type="float">
            <text:p>72536</text:p>
          </table:table-cell>
          <table:table-cell office:value-type="float" office:value="85203" calcext:value-type="float">
            <text:p>85203</text:p>
          </table:table-cell>
          <table:table-cell office:value-type="float" office:value="89353" calcext:value-type="float">
            <text:p>89353</text:p>
          </table:table-cell>
          <table:table-cell office:value-type="float" office:value="100560" calcext:value-type="float">
            <text:p>100560</text:p>
          </table:table-cell>
        </table:table-row>
        <table:table-row table:style-name="ro2">
          <table:table-cell office:value-type="float" office:value="14101" calcext:value-type="float">
            <text:p>14101</text:p>
          </table:table-cell>
          <table:table-cell office:value-type="float" office:value="16196" calcext:value-type="float">
            <text:p>16196</text:p>
          </table:table-cell>
          <table:table-cell office:value-type="float" office:value="41192" calcext:value-type="float">
            <text:p>41192</text:p>
          </table:table-cell>
          <table:table-cell office:value-type="float" office:value="87699" calcext:value-type="float">
            <text:p>87699</text:p>
          </table:table-cell>
          <table:table-cell office:value-type="float" office:value="84347" calcext:value-type="float">
            <text:p>84347</text:p>
          </table:table-cell>
          <table:table-cell office:value-type="float" office:value="90279" calcext:value-type="float">
            <text:p>90279</text:p>
          </table:table-cell>
          <table:table-cell office:value-type="float" office:value="101397" calcext:value-type="float">
            <text:p>101397</text:p>
          </table:table-cell>
        </table:table-row>
        <table:table-row table:style-name="ro2">
          <table:table-cell office:value-type="float" office:value="14201" calcext:value-type="float">
            <text:p>14201</text:p>
          </table:table-cell>
          <table:table-cell office:value-type="float" office:value="21144" calcext:value-type="float">
            <text:p>21144</text:p>
          </table:table-cell>
          <table:table-cell office:value-type="float" office:value="45380" calcext:value-type="float">
            <text:p>45380</text:p>
          </table:table-cell>
          <table:table-cell office:value-type="float" office:value="100136" calcext:value-type="float">
            <text:p>100136</text:p>
          </table:table-cell>
          <table:table-cell office:value-type="float" office:value="84671" calcext:value-type="float">
            <text:p>84671</text:p>
          </table:table-cell>
          <table:table-cell office:value-type="float" office:value="90701" calcext:value-type="float">
            <text:p>90701</text:p>
          </table:table-cell>
          <table:table-cell office:value-type="float" office:value="99330" calcext:value-type="float">
            <text:p>99330</text:p>
          </table:table-cell>
        </table:table-row>
        <table:table-row table:style-name="ro2">
          <table:table-cell office:value-type="float" office:value="14301" calcext:value-type="float">
            <text:p>14301</text:p>
          </table:table-cell>
          <table:table-cell office:value-type="float" office:value="18795" calcext:value-type="float">
            <text:p>18795</text:p>
          </table:table-cell>
          <table:table-cell office:value-type="float" office:value="42380" calcext:value-type="float">
            <text:p>42380</text:p>
          </table:table-cell>
          <table:table-cell office:value-type="float" office:value="91888" calcext:value-type="float">
            <text:p>91888</text:p>
          </table:table-cell>
          <table:table-cell office:value-type="float" office:value="86392" calcext:value-type="float">
            <text:p>86392</text:p>
          </table:table-cell>
          <table:table-cell office:value-type="float" office:value="91423" calcext:value-type="float">
            <text:p>91423</text:p>
          </table:table-cell>
          <table:table-cell office:value-type="float" office:value="99756" calcext:value-type="float">
            <text:p>99756</text:p>
          </table:table-cell>
        </table:table-row>
        <table:table-row table:style-name="ro2">
          <table:table-cell office:value-type="float" office:value="14401" calcext:value-type="float">
            <text:p>14401</text:p>
          </table:table-cell>
          <table:table-cell office:value-type="float" office:value="15180" calcext:value-type="float">
            <text:p>15180</text:p>
          </table:table-cell>
          <table:table-cell office:value-type="float" office:value="44856" calcext:value-type="float">
            <text:p>44856</text:p>
          </table:table-cell>
          <table:table-cell office:value-type="float" office:value="93467" calcext:value-type="float">
            <text:p>93467</text:p>
          </table:table-cell>
          <table:table-cell office:value-type="float" office:value="87471" calcext:value-type="float">
            <text:p>87471</text:p>
          </table:table-cell>
          <table:table-cell office:value-type="float" office:value="91966" calcext:value-type="float">
            <text:p>91966</text:p>
          </table:table-cell>
          <table:table-cell office:value-type="float" office:value="101224" calcext:value-type="float">
            <text:p>101224</text:p>
          </table:table-cell>
        </table:table-row>
        <table:table-row table:style-name="ro2">
          <table:table-cell office:value-type="float" office:value="14501" calcext:value-type="float">
            <text:p>14501</text:p>
          </table:table-cell>
          <table:table-cell office:value-type="float" office:value="19926" calcext:value-type="float">
            <text:p>19926</text:p>
          </table:table-cell>
          <table:table-cell office:value-type="float" office:value="43445" calcext:value-type="float">
            <text:p>43445</text:p>
          </table:table-cell>
          <table:table-cell office:value-type="float" office:value="87550" calcext:value-type="float">
            <text:p>87550</text:p>
          </table:table-cell>
          <table:table-cell office:value-type="float" office:value="88552" calcext:value-type="float">
            <text:p>88552</text:p>
          </table:table-cell>
          <table:table-cell office:value-type="float" office:value="92933" calcext:value-type="float">
            <text:p>92933</text:p>
          </table:table-cell>
          <table:table-cell office:value-type="float" office:value="100176" calcext:value-type="float">
            <text:p>100176</text:p>
          </table:table-cell>
        </table:table-row>
        <table:table-row table:style-name="ro2">
          <table:table-cell office:value-type="float" office:value="14601" calcext:value-type="float">
            <text:p>14601</text:p>
          </table:table-cell>
          <table:table-cell office:value-type="float" office:value="18917" calcext:value-type="float">
            <text:p>18917</text:p>
          </table:table-cell>
          <table:table-cell office:value-type="float" office:value="43982" calcext:value-type="float">
            <text:p>43982</text:p>
          </table:table-cell>
          <table:table-cell office:value-type="float" office:value="88356" calcext:value-type="float">
            <text:p>88356</text:p>
          </table:table-cell>
          <table:table-cell office:value-type="float" office:value="85328" calcext:value-type="float">
            <text:p>85328</text:p>
          </table:table-cell>
          <table:table-cell office:value-type="float" office:value="92612" calcext:value-type="float">
            <text:p>92612</text:p>
          </table:table-cell>
          <table:table-cell office:value-type="float" office:value="98194" calcext:value-type="float">
            <text:p>98194</text:p>
          </table:table-cell>
        </table:table-row>
        <table:table-row table:style-name="ro2">
          <table:table-cell office:value-type="float" office:value="14701" calcext:value-type="float">
            <text:p>14701</text:p>
          </table:table-cell>
          <table:table-cell office:value-type="float" office:value="15633" calcext:value-type="float">
            <text:p>15633</text:p>
          </table:table-cell>
          <table:table-cell office:value-type="float" office:value="41907" calcext:value-type="float">
            <text:p>41907</text:p>
          </table:table-cell>
          <table:table-cell office:value-type="float" office:value="87445" calcext:value-type="float">
            <text:p>87445</text:p>
          </table:table-cell>
          <table:table-cell office:value-type="float" office:value="88895" calcext:value-type="float">
            <text:p>88895</text:p>
          </table:table-cell>
          <table:table-cell office:value-type="float" office:value="94056" calcext:value-type="float">
            <text:p>94056</text:p>
          </table:table-cell>
          <table:table-cell office:value-type="float" office:value="103887" calcext:value-type="float">
            <text:p>103887</text:p>
          </table:table-cell>
        </table:table-row>
        <table:table-row table:style-name="ro2">
          <table:table-cell office:value-type="float" office:value="14801" calcext:value-type="float">
            <text:p>14801</text:p>
          </table:table-cell>
          <table:table-cell office:value-type="float" office:value="22548" calcext:value-type="float">
            <text:p>22548</text:p>
          </table:table-cell>
          <table:table-cell office:value-type="float" office:value="45804" calcext:value-type="float">
            <text:p>45804</text:p>
          </table:table-cell>
          <table:table-cell office:value-type="float" office:value="102795" calcext:value-type="float">
            <text:p>102795</text:p>
          </table:table-cell>
          <table:table-cell office:value-type="float" office:value="90709" calcext:value-type="float">
            <text:p>90709</text:p>
          </table:table-cell>
          <table:table-cell office:value-type="float" office:value="94769" calcext:value-type="float">
            <text:p>94769</text:p>
          </table:table-cell>
          <table:table-cell office:value-type="float" office:value="102506" calcext:value-type="float">
            <text:p>102506</text:p>
          </table:table-cell>
        </table:table-row>
        <table:table-row table:style-name="ro2">
          <table:table-cell office:value-type="float" office:value="14901" calcext:value-type="float">
            <text:p>14901</text:p>
          </table:table-cell>
          <table:table-cell office:value-type="float" office:value="16463" calcext:value-type="float">
            <text:p>16463</text:p>
          </table:table-cell>
          <table:table-cell office:value-type="float" office:value="45025" calcext:value-type="float">
            <text:p>45025</text:p>
          </table:table-cell>
          <table:table-cell office:value-type="float" office:value="88512" calcext:value-type="float">
            <text:p>88512</text:p>
          </table:table-cell>
          <table:table-cell office:value-type="float" office:value="88283" calcext:value-type="float">
            <text:p>88283</text:p>
          </table:table-cell>
          <table:table-cell office:value-type="float" office:value="95037" calcext:value-type="float">
            <text:p>95037</text:p>
          </table:table-cell>
          <table:table-cell office:value-type="float" office:value="103708" calcext:value-type="float">
            <text:p>103708</text:p>
          </table:table-cell>
        </table:table-row>
        <table:table-row table:style-name="ro2">
          <table:table-cell office:value-type="float" office:value="15001" calcext:value-type="float">
            <text:p>15001</text:p>
          </table:table-cell>
          <table:table-cell office:value-type="float" office:value="19996" calcext:value-type="float">
            <text:p>19996</text:p>
          </table:table-cell>
          <table:table-cell office:value-type="float" office:value="43205" calcext:value-type="float">
            <text:p>43205</text:p>
          </table:table-cell>
          <table:table-cell office:value-type="float" office:value="84527" calcext:value-type="float">
            <text:p>84527</text:p>
          </table:table-cell>
          <table:table-cell office:value-type="float" office:value="91196" calcext:value-type="float">
            <text:p>91196</text:p>
          </table:table-cell>
          <table:table-cell office:value-type="float" office:value="96299" calcext:value-type="float">
            <text:p>96299</text:p>
          </table:table-cell>
          <table:table-cell office:value-type="float" office:value="105545" calcext:value-type="float">
            <text:p>105545</text:p>
          </table:table-cell>
        </table:table-row>
        <table:table-row table:style-name="ro2">
          <table:table-cell office:value-type="float" office:value="15101" calcext:value-type="float">
            <text:p>15101</text:p>
          </table:table-cell>
          <table:table-cell office:value-type="float" office:value="17080" calcext:value-type="float">
            <text:p>17080</text:p>
          </table:table-cell>
          <table:table-cell office:value-type="float" office:value="46710" calcext:value-type="float">
            <text:p>46710</text:p>
          </table:table-cell>
          <table:table-cell office:value-type="float" office:value="95107" calcext:value-type="float">
            <text:p>95107</text:p>
          </table:table-cell>
          <table:table-cell office:value-type="float" office:value="89933" calcext:value-type="float">
            <text:p>89933</text:p>
          </table:table-cell>
          <table:table-cell office:value-type="float" office:value="96502" calcext:value-type="float">
            <text:p>96502</text:p>
          </table:table-cell>
          <table:table-cell office:value-type="float" office:value="104018" calcext:value-type="float">
            <text:p>104018</text:p>
          </table:table-cell>
        </table:table-row>
        <table:table-row table:style-name="ro2">
          <table:table-cell office:value-type="float" office:value="15201" calcext:value-type="float">
            <text:p>15201</text:p>
          </table:table-cell>
          <table:table-cell office:value-type="float" office:value="17918" calcext:value-type="float">
            <text:p>17918</text:p>
          </table:table-cell>
          <table:table-cell office:value-type="float" office:value="45377" calcext:value-type="float">
            <text:p>45377</text:p>
          </table:table-cell>
          <table:table-cell office:value-type="float" office:value="85367" calcext:value-type="float">
            <text:p>85367</text:p>
          </table:table-cell>
          <table:table-cell office:value-type="float" office:value="89000" calcext:value-type="float">
            <text:p>89000</text:p>
          </table:table-cell>
          <table:table-cell office:value-type="float" office:value="97210" calcext:value-type="float">
            <text:p>97210</text:p>
          </table:table-cell>
          <table:table-cell office:value-type="float" office:value="107209" calcext:value-type="float">
            <text:p>107209</text:p>
          </table:table-cell>
        </table:table-row>
        <table:table-row table:style-name="ro2">
          <table:table-cell office:value-type="float" office:value="15301" calcext:value-type="float">
            <text:p>15301</text:p>
          </table:table-cell>
          <table:table-cell office:value-type="float" office:value="19837" calcext:value-type="float">
            <text:p>19837</text:p>
          </table:table-cell>
          <table:table-cell office:value-type="float" office:value="47288" calcext:value-type="float">
            <text:p>47288</text:p>
          </table:table-cell>
          <table:table-cell office:value-type="float" office:value="92819" calcext:value-type="float">
            <text:p>92819</text:p>
          </table:table-cell>
          <table:table-cell office:value-type="float" office:value="91831" calcext:value-type="float">
            <text:p>91831</text:p>
          </table:table-cell>
          <table:table-cell office:value-type="float" office:value="97955" calcext:value-type="float">
            <text:p>97955</text:p>
          </table:table-cell>
          <table:table-cell office:value-type="float" office:value="109591" calcext:value-type="float">
            <text:p>109591</text:p>
          </table:table-cell>
        </table:table-row>
        <table:table-row table:style-name="ro2">
          <table:table-cell office:value-type="float" office:value="15401" calcext:value-type="float">
            <text:p>15401</text:p>
          </table:table-cell>
          <table:table-cell office:value-type="float" office:value="18345" calcext:value-type="float">
            <text:p>18345</text:p>
          </table:table-cell>
          <table:table-cell office:value-type="float" office:value="42816" calcext:value-type="float">
            <text:p>42816</text:p>
          </table:table-cell>
          <table:table-cell office:value-type="float" office:value="108878" calcext:value-type="float">
            <text:p>108878</text:p>
          </table:table-cell>
          <table:table-cell office:value-type="float" office:value="91715" calcext:value-type="float">
            <text:p>91715</text:p>
          </table:table-cell>
          <table:table-cell office:value-type="float" office:value="98854" calcext:value-type="float">
            <text:p>98854</text:p>
          </table:table-cell>
          <table:table-cell office:value-type="float" office:value="113474" calcext:value-type="float">
            <text:p>113474</text:p>
          </table:table-cell>
        </table:table-row>
        <table:table-row table:style-name="ro2">
          <table:table-cell office:value-type="float" office:value="15501" calcext:value-type="float">
            <text:p>15501</text:p>
          </table:table-cell>
          <table:table-cell office:value-type="float" office:value="17002" calcext:value-type="float">
            <text:p>17002</text:p>
          </table:table-cell>
          <table:table-cell office:value-type="float" office:value="47452" calcext:value-type="float">
            <text:p>47452</text:p>
          </table:table-cell>
          <table:table-cell office:value-type="float" office:value="94172" calcext:value-type="float">
            <text:p>94172</text:p>
          </table:table-cell>
          <table:table-cell office:value-type="float" office:value="90599" calcext:value-type="float">
            <text:p>90599</text:p>
          </table:table-cell>
          <table:table-cell office:value-type="float" office:value="98936" calcext:value-type="float">
            <text:p>98936</text:p>
          </table:table-cell>
          <table:table-cell office:value-type="float" office:value="107225" calcext:value-type="float">
            <text:p>107225</text:p>
          </table:table-cell>
        </table:table-row>
        <table:table-row table:style-name="ro2">
          <table:table-cell office:value-type="float" office:value="15601" calcext:value-type="float">
            <text:p>15601</text:p>
          </table:table-cell>
          <table:table-cell office:value-type="float" office:value="21490" calcext:value-type="float">
            <text:p>21490</text:p>
          </table:table-cell>
          <table:table-cell office:value-type="float" office:value="46453" calcext:value-type="float">
            <text:p>46453</text:p>
          </table:table-cell>
          <table:table-cell office:value-type="float" office:value="114099" calcext:value-type="float">
            <text:p>114099</text:p>
          </table:table-cell>
          <table:table-cell office:value-type="float" office:value="90093" calcext:value-type="float">
            <text:p>90093</text:p>
          </table:table-cell>
          <table:table-cell office:value-type="float" office:value="100057" calcext:value-type="float">
            <text:p>100057</text:p>
          </table:table-cell>
          <table:table-cell office:value-type="float" office:value="111857" calcext:value-type="float">
            <text:p>111857</text:p>
          </table:table-cell>
        </table:table-row>
        <table:table-row table:style-name="ro2">
          <table:table-cell office:value-type="float" office:value="15701" calcext:value-type="float">
            <text:p>15701</text:p>
          </table:table-cell>
          <table:table-cell office:value-type="float" office:value="20019" calcext:value-type="float">
            <text:p>20019</text:p>
          </table:table-cell>
          <table:table-cell office:value-type="float" office:value="46173" calcext:value-type="float">
            <text:p>46173</text:p>
          </table:table-cell>
          <table:table-cell office:value-type="float" office:value="86360" calcext:value-type="float">
            <text:p>86360</text:p>
          </table:table-cell>
          <table:table-cell office:value-type="float" office:value="86168" calcext:value-type="float">
            <text:p>86168</text:p>
          </table:table-cell>
          <table:table-cell office:value-type="float" office:value="103417" calcext:value-type="float">
            <text:p>103417</text:p>
          </table:table-cell>
          <table:table-cell office:value-type="float" office:value="125206" calcext:value-type="float">
            <text:p>125206</text:p>
          </table:table-cell>
        </table:table-row>
        <table:table-row table:style-name="ro2">
          <table:table-cell office:value-type="float" office:value="15801" calcext:value-type="float">
            <text:p>15801</text:p>
          </table:table-cell>
          <table:table-cell office:value-type="float" office:value="20637" calcext:value-type="float">
            <text:p>20637</text:p>
          </table:table-cell>
          <table:table-cell office:value-type="float" office:value="46094" calcext:value-type="float">
            <text:p>46094</text:p>
          </table:table-cell>
          <table:table-cell office:value-type="float" office:value="81522" calcext:value-type="float">
            <text:p>81522</text:p>
          </table:table-cell>
          <table:table-cell office:value-type="float" office:value="85689" calcext:value-type="float">
            <text:p>85689</text:p>
          </table:table-cell>
          <table:table-cell office:value-type="float" office:value="102929" calcext:value-type="float">
            <text:p>102929</text:p>
          </table:table-cell>
          <table:table-cell office:value-type="float" office:value="126174" calcext:value-type="float">
            <text:p>126174</text:p>
          </table:table-cell>
        </table:table-row>
        <table:table-row table:style-name="ro2">
          <table:table-cell office:value-type="float" office:value="15901" calcext:value-type="float">
            <text:p>15901</text:p>
          </table:table-cell>
          <table:table-cell office:value-type="float" office:value="19116" calcext:value-type="float">
            <text:p>19116</text:p>
          </table:table-cell>
          <table:table-cell office:value-type="float" office:value="47120" calcext:value-type="float">
            <text:p>47120</text:p>
          </table:table-cell>
          <table:table-cell office:value-type="float" office:value="84028" calcext:value-type="float">
            <text:p>84028</text:p>
          </table:table-cell>
          <table:table-cell office:value-type="float" office:value="88711" calcext:value-type="float">
            <text:p>88711</text:p>
          </table:table-cell>
          <table:table-cell office:value-type="float" office:value="102560" calcext:value-type="float">
            <text:p>102560</text:p>
          </table:table-cell>
          <table:table-cell office:value-type="float" office:value="117559" calcext:value-type="float">
            <text:p>117559</text:p>
          </table:table-cell>
        </table:table-row>
        <table:table-row table:style-name="ro2">
          <table:table-cell office:value-type="float" office:value="16001" calcext:value-type="float">
            <text:p>16001</text:p>
          </table:table-cell>
          <table:table-cell office:value-type="float" office:value="20547" calcext:value-type="float">
            <text:p>20547</text:p>
          </table:table-cell>
          <table:table-cell office:value-type="float" office:value="48353" calcext:value-type="float">
            <text:p>48353</text:p>
          </table:table-cell>
          <table:table-cell office:value-type="float" office:value="100842" calcext:value-type="float">
            <text:p>100842</text:p>
          </table:table-cell>
          <table:table-cell office:value-type="float" office:value="80706" calcext:value-type="float">
            <text:p>80706</text:p>
          </table:table-cell>
          <table:table-cell office:value-type="float" office:value="102759" calcext:value-type="float">
            <text:p>102759</text:p>
          </table:table-cell>
          <table:table-cell office:value-type="float" office:value="116888" calcext:value-type="float">
            <text:p>116888</text:p>
          </table:table-cell>
        </table:table-row>
        <table:table-row table:style-name="ro2">
          <table:table-cell office:value-type="float" office:value="16101" calcext:value-type="float">
            <text:p>16101</text:p>
          </table:table-cell>
          <table:table-cell office:value-type="float" office:value="19181" calcext:value-type="float">
            <text:p>19181</text:p>
          </table:table-cell>
          <table:table-cell office:value-type="float" office:value="48617" calcext:value-type="float">
            <text:p>48617</text:p>
          </table:table-cell>
          <table:table-cell office:value-type="float" office:value="89256" calcext:value-type="float">
            <text:p>89256</text:p>
          </table:table-cell>
          <table:table-cell office:value-type="float" office:value="92921" calcext:value-type="float">
            <text:p>92921</text:p>
          </table:table-cell>
          <table:table-cell office:value-type="float" office:value="103665" calcext:value-type="float">
            <text:p>103665</text:p>
          </table:table-cell>
          <table:table-cell office:value-type="float" office:value="115228" calcext:value-type="float">
            <text:p>115228</text:p>
          </table:table-cell>
        </table:table-row>
        <table:table-row table:style-name="ro2">
          <table:table-cell office:value-type="float" office:value="16201" calcext:value-type="float">
            <text:p>16201</text:p>
          </table:table-cell>
          <table:table-cell office:value-type="float" office:value="16503" calcext:value-type="float">
            <text:p>16503</text:p>
          </table:table-cell>
          <table:table-cell office:value-type="float" office:value="47815" calcext:value-type="float">
            <text:p>47815</text:p>
          </table:table-cell>
          <table:table-cell office:value-type="float" office:value="78048" calcext:value-type="float">
            <text:p>78048</text:p>
          </table:table-cell>
          <table:table-cell office:value-type="float" office:value="94497" calcext:value-type="float">
            <text:p>94497</text:p>
          </table:table-cell>
          <table:table-cell office:value-type="float" office:value="103259" calcext:value-type="float">
            <text:p>103259</text:p>
          </table:table-cell>
          <table:table-cell office:value-type="float" office:value="112808" calcext:value-type="float">
            <text:p>112808</text:p>
          </table:table-cell>
        </table:table-row>
        <table:table-row table:style-name="ro2">
          <table:table-cell office:value-type="float" office:value="16301" calcext:value-type="float">
            <text:p>16301</text:p>
          </table:table-cell>
          <table:table-cell office:value-type="float" office:value="20931" calcext:value-type="float">
            <text:p>20931</text:p>
          </table:table-cell>
          <table:table-cell office:value-type="float" office:value="45763" calcext:value-type="float">
            <text:p>45763</text:p>
          </table:table-cell>
          <table:table-cell office:value-type="float" office:value="82365" calcext:value-type="float">
            <text:p>82365</text:p>
          </table:table-cell>
          <table:table-cell office:value-type="float" office:value="87200" calcext:value-type="float">
            <text:p>87200</text:p>
          </table:table-cell>
          <table:table-cell office:value-type="float" office:value="104378" calcext:value-type="float">
            <text:p>104378</text:p>
          </table:table-cell>
          <table:table-cell office:value-type="float" office:value="122985" calcext:value-type="float">
            <text:p>122985</text:p>
          </table:table-cell>
        </table:table-row>
        <table:table-row table:style-name="ro2">
          <table:table-cell office:value-type="float" office:value="16401" calcext:value-type="float">
            <text:p>16401</text:p>
          </table:table-cell>
          <table:table-cell office:value-type="float" office:value="17547" calcext:value-type="float">
            <text:p>17547</text:p>
          </table:table-cell>
          <table:table-cell office:value-type="float" office:value="48650" calcext:value-type="float">
            <text:p>48650</text:p>
          </table:table-cell>
          <table:table-cell office:value-type="float" office:value="115968" calcext:value-type="float">
            <text:p>115968</text:p>
          </table:table-cell>
          <table:table-cell office:value-type="float" office:value="68080" calcext:value-type="float">
            <text:p>68080</text:p>
          </table:table-cell>
          <table:table-cell office:value-type="float" office:value="113151" calcext:value-type="float">
            <text:p>113151</text:p>
          </table:table-cell>
          <table:table-cell office:value-type="float" office:value="156248" calcext:value-type="float">
            <text:p>156248</text:p>
          </table:table-cell>
        </table:table-row>
        <table:table-row table:style-name="ro2">
          <table:table-cell office:value-type="float" office:value="16501" calcext:value-type="float">
            <text:p>16501</text:p>
          </table:table-cell>
          <table:table-cell office:value-type="float" office:value="18633" calcext:value-type="float">
            <text:p>18633</text:p>
          </table:table-cell>
          <table:table-cell office:value-type="float" office:value="49336" calcext:value-type="float">
            <text:p>49336</text:p>
          </table:table-cell>
          <table:table-cell office:value-type="float" office:value="109521" calcext:value-type="float">
            <text:p>109521</text:p>
          </table:table-cell>
          <table:table-cell office:value-type="float" office:value="92327" calcext:value-type="float">
            <text:p>92327</text:p>
          </table:table-cell>
          <table:table-cell office:value-type="float" office:value="105704" calcext:value-type="float">
            <text:p>105704</text:p>
          </table:table-cell>
          <table:table-cell office:value-type="float" office:value="123371" calcext:value-type="float">
            <text:p>123371</text:p>
          </table:table-cell>
        </table:table-row>
        <table:table-row table:style-name="ro2">
          <table:table-cell office:value-type="float" office:value="16601" calcext:value-type="float">
            <text:p>16601</text:p>
          </table:table-cell>
          <table:table-cell office:value-type="float" office:value="18950" calcext:value-type="float">
            <text:p>18950</text:p>
          </table:table-cell>
          <table:table-cell office:value-type="float" office:value="49961" calcext:value-type="float">
            <text:p>49961</text:p>
          </table:table-cell>
          <table:table-cell office:value-type="float" office:value="113514" calcext:value-type="float">
            <text:p>113514</text:p>
          </table:table-cell>
          <table:table-cell office:value-type="float" office:value="96193" calcext:value-type="float">
            <text:p>96193</text:p>
          </table:table-cell>
          <table:table-cell office:value-type="float" office:value="105674" calcext:value-type="float">
            <text:p>105674</text:p>
          </table:table-cell>
          <table:table-cell office:value-type="float" office:value="121929" calcext:value-type="float">
            <text:p>121929</text:p>
          </table:table-cell>
        </table:table-row>
        <table:table-row table:style-name="ro2">
          <table:table-cell office:value-type="float" office:value="16701" calcext:value-type="float">
            <text:p>16701</text:p>
          </table:table-cell>
          <table:table-cell office:value-type="float" office:value="20215" calcext:value-type="float">
            <text:p>20215</text:p>
          </table:table-cell>
          <table:table-cell office:value-type="float" office:value="48374" calcext:value-type="float">
            <text:p>48374</text:p>
          </table:table-cell>
          <table:table-cell office:value-type="float" office:value="97956" calcext:value-type="float">
            <text:p>97956</text:p>
          </table:table-cell>
          <table:table-cell office:value-type="float" office:value="92399" calcext:value-type="float">
            <text:p>92399</text:p>
          </table:table-cell>
          <table:table-cell office:value-type="float" office:value="106984" calcext:value-type="float">
            <text:p>106984</text:p>
          </table:table-cell>
          <table:table-cell office:value-type="float" office:value="116576" calcext:value-type="float">
            <text:p>116576</text:p>
          </table:table-cell>
        </table:table-row>
        <table:table-row table:style-name="ro2">
          <table:table-cell office:value-type="float" office:value="16801" calcext:value-type="float">
            <text:p>16801</text:p>
          </table:table-cell>
          <table:table-cell office:value-type="float" office:value="22259" calcext:value-type="float">
            <text:p>22259</text:p>
          </table:table-cell>
          <table:table-cell office:value-type="float" office:value="49764" calcext:value-type="float">
            <text:p>49764</text:p>
          </table:table-cell>
          <table:table-cell office:value-type="float" office:value="88171" calcext:value-type="float">
            <text:p>88171</text:p>
          </table:table-cell>
          <table:table-cell office:value-type="float" office:value="98319" calcext:value-type="float">
            <text:p>98319</text:p>
          </table:table-cell>
          <table:table-cell office:value-type="float" office:value="107088" calcext:value-type="float">
            <text:p>107088</text:p>
          </table:table-cell>
          <table:table-cell office:value-type="float" office:value="116693" calcext:value-type="float">
            <text:p>116693</text:p>
          </table:table-cell>
        </table:table-row>
        <table:table-row table:style-name="ro2">
          <table:table-cell office:value-type="float" office:value="16901" calcext:value-type="float">
            <text:p>16901</text:p>
          </table:table-cell>
          <table:table-cell office:value-type="float" office:value="23479" calcext:value-type="float">
            <text:p>23479</text:p>
          </table:table-cell>
          <table:table-cell office:value-type="float" office:value="53315" calcext:value-type="float">
            <text:p>53315</text:p>
          </table:table-cell>
          <table:table-cell office:value-type="float" office:value="104732" calcext:value-type="float">
            <text:p>104732</text:p>
          </table:table-cell>
          <table:table-cell office:value-type="float" office:value="101615" calcext:value-type="float">
            <text:p>101615</text:p>
          </table:table-cell>
          <table:table-cell office:value-type="float" office:value="108585" calcext:value-type="float">
            <text:p>108585</text:p>
          </table:table-cell>
          <table:table-cell office:value-type="float" office:value="118424" calcext:value-type="float">
            <text:p>118424</text:p>
          </table:table-cell>
        </table:table-row>
        <table:table-row table:style-name="ro2">
          <table:table-cell office:value-type="float" office:value="17001" calcext:value-type="float">
            <text:p>17001</text:p>
          </table:table-cell>
          <table:table-cell office:value-type="float" office:value="21650" calcext:value-type="float">
            <text:p>21650</text:p>
          </table:table-cell>
          <table:table-cell office:value-type="float" office:value="51739" calcext:value-type="float">
            <text:p>51739</text:p>
          </table:table-cell>
          <table:table-cell office:value-type="float" office:value="98294" calcext:value-type="float">
            <text:p>98294</text:p>
          </table:table-cell>
          <table:table-cell office:value-type="float" office:value="101479" calcext:value-type="float">
            <text:p>101479</text:p>
          </table:table-cell>
          <table:table-cell office:value-type="float" office:value="109422" calcext:value-type="float">
            <text:p>109422</text:p>
          </table:table-cell>
          <table:table-cell office:value-type="float" office:value="119167" calcext:value-type="float">
            <text:p>119167</text:p>
          </table:table-cell>
        </table:table-row>
        <table:table-row table:style-name="ro2">
          <table:table-cell office:value-type="float" office:value="17101" calcext:value-type="float">
            <text:p>17101</text:p>
          </table:table-cell>
          <table:table-cell office:value-type="float" office:value="22623" calcext:value-type="float">
            <text:p>22623</text:p>
          </table:table-cell>
          <table:table-cell office:value-type="float" office:value="50351" calcext:value-type="float">
            <text:p>50351</text:p>
          </table:table-cell>
          <table:table-cell office:value-type="float" office:value="98131" calcext:value-type="float">
            <text:p>98131</text:p>
          </table:table-cell>
          <table:table-cell office:value-type="float" office:value="96138" calcext:value-type="float">
            <text:p>96138</text:p>
          </table:table-cell>
          <table:table-cell office:value-type="float" office:value="109426" calcext:value-type="float">
            <text:p>109426</text:p>
          </table:table-cell>
          <table:table-cell office:value-type="float" office:value="123197" calcext:value-type="float">
            <text:p>123197</text:p>
          </table:table-cell>
        </table:table-row>
        <table:table-row table:style-name="ro2">
          <table:table-cell office:value-type="float" office:value="17201" calcext:value-type="float">
            <text:p>17201</text:p>
          </table:table-cell>
          <table:table-cell office:value-type="float" office:value="17569" calcext:value-type="float">
            <text:p>17569</text:p>
          </table:table-cell>
          <table:table-cell office:value-type="float" office:value="51786" calcext:value-type="float">
            <text:p>51786</text:p>
          </table:table-cell>
          <table:table-cell office:value-type="float" office:value="124065" calcext:value-type="float">
            <text:p>124065</text:p>
          </table:table-cell>
          <table:table-cell office:value-type="float" office:value="102541" calcext:value-type="float">
            <text:p>102541</text:p>
          </table:table-cell>
          <table:table-cell office:value-type="float" office:value="109547" calcext:value-type="float">
            <text:p>109547</text:p>
          </table:table-cell>
          <table:table-cell office:value-type="float" office:value="116773" calcext:value-type="float">
            <text:p>116773</text:p>
          </table:table-cell>
        </table:table-row>
        <table:table-row table:style-name="ro2">
          <table:table-cell office:value-type="float" office:value="17301" calcext:value-type="float">
            <text:p>17301</text:p>
          </table:table-cell>
          <table:table-cell office:value-type="float" office:value="18002" calcext:value-type="float">
            <text:p>18002</text:p>
          </table:table-cell>
          <table:table-cell office:value-type="float" office:value="50387" calcext:value-type="float">
            <text:p>50387</text:p>
          </table:table-cell>
          <table:table-cell office:value-type="float" office:value="99125" calcext:value-type="float">
            <text:p>99125</text:p>
          </table:table-cell>
          <table:table-cell office:value-type="float" office:value="105950" calcext:value-type="float">
            <text:p>105950</text:p>
          </table:table-cell>
          <table:table-cell office:value-type="float" office:value="110733" calcext:value-type="float">
            <text:p>110733</text:p>
          </table:table-cell>
          <table:table-cell office:value-type="float" office:value="119240" calcext:value-type="float">
            <text:p>119240</text:p>
          </table:table-cell>
        </table:table-row>
        <table:table-row table:style-name="ro2">
          <table:table-cell office:value-type="float" office:value="17401" calcext:value-type="float">
            <text:p>17401</text:p>
          </table:table-cell>
          <table:table-cell office:value-type="float" office:value="22013" calcext:value-type="float">
            <text:p>22013</text:p>
          </table:table-cell>
          <table:table-cell office:value-type="float" office:value="51711" calcext:value-type="float">
            <text:p>51711</text:p>
          </table:table-cell>
          <table:table-cell office:value-type="float" office:value="91988" calcext:value-type="float">
            <text:p>91988</text:p>
          </table:table-cell>
          <table:table-cell office:value-type="float" office:value="100434" calcext:value-type="float">
            <text:p>100434</text:p>
          </table:table-cell>
          <table:table-cell office:value-type="float" office:value="111400" calcext:value-type="float">
            <text:p>111400</text:p>
          </table:table-cell>
          <table:table-cell office:value-type="float" office:value="118970" calcext:value-type="float">
            <text:p>118970</text:p>
          </table:table-cell>
        </table:table-row>
        <table:table-row table:style-name="ro2">
          <table:table-cell office:value-type="float" office:value="17501" calcext:value-type="float">
            <text:p>17501</text:p>
          </table:table-cell>
          <table:table-cell office:value-type="float" office:value="17952" calcext:value-type="float">
            <text:p>17952</text:p>
          </table:table-cell>
          <table:table-cell office:value-type="float" office:value="50797" calcext:value-type="float">
            <text:p>50797</text:p>
          </table:table-cell>
          <table:table-cell office:value-type="float" office:value="101214" calcext:value-type="float">
            <text:p>101214</text:p>
          </table:table-cell>
          <table:table-cell office:value-type="float" office:value="102004" calcext:value-type="float">
            <text:p>102004</text:p>
          </table:table-cell>
          <table:table-cell office:value-type="float" office:value="111595" calcext:value-type="float">
            <text:p>111595</text:p>
          </table:table-cell>
          <table:table-cell office:value-type="float" office:value="118231" calcext:value-type="float">
            <text:p>118231</text:p>
          </table:table-cell>
        </table:table-row>
        <table:table-row table:style-name="ro2">
          <table:table-cell office:value-type="float" office:value="17601" calcext:value-type="float">
            <text:p>17601</text:p>
          </table:table-cell>
          <table:table-cell office:value-type="float" office:value="21885" calcext:value-type="float">
            <text:p>21885</text:p>
          </table:table-cell>
          <table:table-cell office:value-type="float" office:value="52909" calcext:value-type="float">
            <text:p>52909</text:p>
          </table:table-cell>
          <table:table-cell office:value-type="float" office:value="114314" calcext:value-type="float">
            <text:p>114314</text:p>
          </table:table-cell>
          <table:table-cell office:value-type="float" office:value="104437" calcext:value-type="float">
            <text:p>104437</text:p>
          </table:table-cell>
          <table:table-cell office:value-type="float" office:value="112362" calcext:value-type="float">
            <text:p>112362</text:p>
          </table:table-cell>
          <table:table-cell office:value-type="float" office:value="122857" calcext:value-type="float">
            <text:p>122857</text:p>
          </table:table-cell>
        </table:table-row>
        <table:table-row table:style-name="ro2">
          <table:table-cell office:value-type="float" office:value="17701" calcext:value-type="float">
            <text:p>17701</text:p>
          </table:table-cell>
          <table:table-cell office:value-type="float" office:value="21961" calcext:value-type="float">
            <text:p>21961</text:p>
          </table:table-cell>
          <table:table-cell office:value-type="float" office:value="53733" calcext:value-type="float">
            <text:p>53733</text:p>
          </table:table-cell>
          <table:table-cell office:value-type="float" office:value="89826" calcext:value-type="float">
            <text:p>89826</text:p>
          </table:table-cell>
          <table:table-cell office:value-type="float" office:value="104274" calcext:value-type="float">
            <text:p>104274</text:p>
          </table:table-cell>
          <table:table-cell office:value-type="float" office:value="113067" calcext:value-type="float">
            <text:p>113067</text:p>
          </table:table-cell>
          <table:table-cell office:value-type="float" office:value="121914" calcext:value-type="float">
            <text:p>121914</text:p>
          </table:table-cell>
        </table:table-row>
        <table:table-row table:style-name="ro2">
          <table:table-cell office:value-type="float" office:value="17801" calcext:value-type="float">
            <text:p>17801</text:p>
          </table:table-cell>
          <table:table-cell office:value-type="float" office:value="18545" calcext:value-type="float">
            <text:p>18545</text:p>
          </table:table-cell>
          <table:table-cell office:value-type="float" office:value="51318" calcext:value-type="float">
            <text:p>51318</text:p>
          </table:table-cell>
          <table:table-cell office:value-type="float" office:value="91741" calcext:value-type="float">
            <text:p>91741</text:p>
          </table:table-cell>
          <table:table-cell office:value-type="float" office:value="107382" calcext:value-type="float">
            <text:p>107382</text:p>
          </table:table-cell>
          <table:table-cell office:value-type="float" office:value="113218" calcext:value-type="float">
            <text:p>113218</text:p>
          </table:table-cell>
          <table:table-cell office:value-type="float" office:value="121178" calcext:value-type="float">
            <text:p>121178</text:p>
          </table:table-cell>
        </table:table-row>
        <table:table-row table:style-name="ro2">
          <table:table-cell office:value-type="float" office:value="17901" calcext:value-type="float">
            <text:p>17901</text:p>
          </table:table-cell>
          <table:table-cell office:value-type="float" office:value="20435" calcext:value-type="float">
            <text:p>20435</text:p>
          </table:table-cell>
          <table:table-cell office:value-type="float" office:value="53399" calcext:value-type="float">
            <text:p>53399</text:p>
          </table:table-cell>
          <table:table-cell office:value-type="float" office:value="100104" calcext:value-type="float">
            <text:p>100104</text:p>
          </table:table-cell>
          <table:table-cell office:value-type="float" office:value="104399" calcext:value-type="float">
            <text:p>104399</text:p>
          </table:table-cell>
          <table:table-cell office:value-type="float" office:value="114289" calcext:value-type="float">
            <text:p>114289</text:p>
          </table:table-cell>
          <table:table-cell office:value-type="float" office:value="126005" calcext:value-type="float">
            <text:p>126005</text:p>
          </table:table-cell>
        </table:table-row>
        <table:table-row table:style-name="ro2">
          <table:table-cell office:value-type="float" office:value="18001" calcext:value-type="float">
            <text:p>18001</text:p>
          </table:table-cell>
          <table:table-cell office:value-type="float" office:value="23521" calcext:value-type="float">
            <text:p>23521</text:p>
          </table:table-cell>
          <table:table-cell office:value-type="float" office:value="52526" calcext:value-type="float">
            <text:p>52526</text:p>
          </table:table-cell>
          <table:table-cell office:value-type="float" office:value="114800" calcext:value-type="float">
            <text:p>114800</text:p>
          </table:table-cell>
          <table:table-cell office:value-type="float" office:value="107230" calcext:value-type="float">
            <text:p>107230</text:p>
          </table:table-cell>
          <table:table-cell office:value-type="float" office:value="113918" calcext:value-type="float">
            <text:p>113918</text:p>
          </table:table-cell>
          <table:table-cell office:value-type="float" office:value="120815" calcext:value-type="float">
            <text:p>120815</text:p>
          </table:table-cell>
        </table:table-row>
        <table:table-row table:style-name="ro2">
          <table:table-cell office:value-type="float" office:value="18101" calcext:value-type="float">
            <text:p>18101</text:p>
          </table:table-cell>
          <table:table-cell office:value-type="float" office:value="22139" calcext:value-type="float">
            <text:p>22139</text:p>
          </table:table-cell>
          <table:table-cell office:value-type="float" office:value="56382" calcext:value-type="float">
            <text:p>56382</text:p>
          </table:table-cell>
          <table:table-cell office:value-type="float" office:value="96561" calcext:value-type="float">
            <text:p>96561</text:p>
          </table:table-cell>
          <table:table-cell office:value-type="float" office:value="109060" calcext:value-type="float">
            <text:p>109060</text:p>
          </table:table-cell>
          <table:table-cell office:value-type="float" office:value="115571" calcext:value-type="float">
            <text:p>115571</text:p>
          </table:table-cell>
          <table:table-cell office:value-type="float" office:value="122744" calcext:value-type="float">
            <text:p>122744</text:p>
          </table:table-cell>
        </table:table-row>
        <table:table-row table:style-name="ro2">
          <table:table-cell office:value-type="float" office:value="18201" calcext:value-type="float">
            <text:p>18201</text:p>
          </table:table-cell>
          <table:table-cell office:value-type="float" office:value="24417" calcext:value-type="float">
            <text:p>24417</text:p>
          </table:table-cell>
          <table:table-cell office:value-type="float" office:value="53856" calcext:value-type="float">
            <text:p>53856</text:p>
          </table:table-cell>
          <table:table-cell office:value-type="float" office:value="105924" calcext:value-type="float">
            <text:p>105924</text:p>
          </table:table-cell>
          <table:table-cell office:value-type="float" office:value="110589" calcext:value-type="float">
            <text:p>110589</text:p>
          </table:table-cell>
          <table:table-cell office:value-type="float" office:value="116424" calcext:value-type="float">
            <text:p>116424</text:p>
          </table:table-cell>
          <table:table-cell office:value-type="float" office:value="124012" calcext:value-type="float">
            <text:p>124012</text:p>
          </table:table-cell>
        </table:table-row>
        <table:table-row table:style-name="ro2">
          <table:table-cell office:value-type="float" office:value="18301" calcext:value-type="float">
            <text:p>18301</text:p>
          </table:table-cell>
          <table:table-cell office:value-type="float" office:value="22051" calcext:value-type="float">
            <text:p>22051</text:p>
          </table:table-cell>
          <table:table-cell office:value-type="float" office:value="55489" calcext:value-type="float">
            <text:p>55489</text:p>
          </table:table-cell>
          <table:table-cell office:value-type="float" office:value="132582" calcext:value-type="float">
            <text:p>132582</text:p>
          </table:table-cell>
          <table:table-cell office:value-type="float" office:value="110702" calcext:value-type="float">
            <text:p>110702</text:p>
          </table:table-cell>
          <table:table-cell office:value-type="float" office:value="116523" calcext:value-type="float">
            <text:p>116523</text:p>
          </table:table-cell>
          <table:table-cell office:value-type="float" office:value="123224" calcext:value-type="float">
            <text:p>123224</text:p>
          </table:table-cell>
        </table:table-row>
        <table:table-row table:style-name="ro2">
          <table:table-cell office:value-type="float" office:value="18401" calcext:value-type="float">
            <text:p>18401</text:p>
          </table:table-cell>
          <table:table-cell office:value-type="float" office:value="23468" calcext:value-type="float">
            <text:p>23468</text:p>
          </table:table-cell>
          <table:table-cell office:value-type="float" office:value="56120" calcext:value-type="float">
            <text:p>56120</text:p>
          </table:table-cell>
          <table:table-cell office:value-type="float" office:value="127319" calcext:value-type="float">
            <text:p>127319</text:p>
          </table:table-cell>
          <table:table-cell office:value-type="float" office:value="109856" calcext:value-type="float">
            <text:p>109856</text:p>
          </table:table-cell>
          <table:table-cell office:value-type="float" office:value="117014" calcext:value-type="float">
            <text:p>117014</text:p>
          </table:table-cell>
          <table:table-cell office:value-type="float" office:value="124091" calcext:value-type="float">
            <text:p>124091</text:p>
          </table:table-cell>
        </table:table-row>
        <table:table-row table:style-name="ro2">
          <table:table-cell office:value-type="float" office:value="18501" calcext:value-type="float">
            <text:p>18501</text:p>
          </table:table-cell>
          <table:table-cell office:value-type="float" office:value="24080" calcext:value-type="float">
            <text:p>24080</text:p>
          </table:table-cell>
          <table:table-cell office:value-type="float" office:value="57334" calcext:value-type="float">
            <text:p>57334</text:p>
          </table:table-cell>
          <table:table-cell office:value-type="float" office:value="103734" calcext:value-type="float">
            <text:p>103734</text:p>
          </table:table-cell>
          <table:table-cell office:value-type="float" office:value="112770" calcext:value-type="float">
            <text:p>112770</text:p>
          </table:table-cell>
          <table:table-cell office:value-type="float" office:value="118240" calcext:value-type="float">
            <text:p>118240</text:p>
          </table:table-cell>
          <table:table-cell office:value-type="float" office:value="127852" calcext:value-type="float">
            <text:p>127852</text:p>
          </table:table-cell>
        </table:table-row>
        <table:table-row table:style-name="ro2">
          <table:table-cell office:value-type="float" office:value="18601" calcext:value-type="float">
            <text:p>18601</text:p>
          </table:table-cell>
          <table:table-cell office:value-type="float" office:value="18600" calcext:value-type="float">
            <text:p>18600</text:p>
          </table:table-cell>
          <table:table-cell office:value-type="float" office:value="56539" calcext:value-type="float">
            <text:p>56539</text:p>
          </table:table-cell>
          <table:table-cell office:value-type="float" office:value="101282" calcext:value-type="float">
            <text:p>101282</text:p>
          </table:table-cell>
          <table:table-cell office:value-type="float" office:value="112499" calcext:value-type="float">
            <text:p>112499</text:p>
          </table:table-cell>
          <table:table-cell office:value-type="float" office:value="118684" calcext:value-type="float">
            <text:p>118684</text:p>
          </table:table-cell>
          <table:table-cell office:value-type="float" office:value="125139" calcext:value-type="float">
            <text:p>125139</text:p>
          </table:table-cell>
        </table:table-row>
        <table:table-row table:style-name="ro2">
          <table:table-cell office:value-type="float" office:value="18701" calcext:value-type="float">
            <text:p>18701</text:p>
          </table:table-cell>
          <table:table-cell office:value-type="float" office:value="23705" calcext:value-type="float">
            <text:p>23705</text:p>
          </table:table-cell>
          <table:table-cell office:value-type="float" office:value="54588" calcext:value-type="float">
            <text:p>54588</text:p>
          </table:table-cell>
          <table:table-cell office:value-type="float" office:value="96864" calcext:value-type="float">
            <text:p>96864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9056" calcext:value-type="float">
            <text:p>119056</text:p>
          </table:table-cell>
          <table:table-cell office:value-type="float" office:value="124768" calcext:value-type="float">
            <text:p>124768</text:p>
          </table:table-cell>
        </table:table-row>
        <table:table-row table:style-name="ro2">
          <table:table-cell office:value-type="float" office:value="18801" calcext:value-type="float">
            <text:p>18801</text:p>
          </table:table-cell>
          <table:table-cell office:value-type="float" office:value="24201" calcext:value-type="float">
            <text:p>24201</text:p>
          </table:table-cell>
          <table:table-cell office:value-type="float" office:value="57602" calcext:value-type="float">
            <text:p>57602</text:p>
          </table:table-cell>
          <table:table-cell office:value-type="float" office:value="98060" calcext:value-type="float">
            <text:p>98060</text:p>
          </table:table-cell>
          <table:table-cell office:value-type="float" office:value="106996" calcext:value-type="float">
            <text:p>106996</text:p>
          </table:table-cell>
          <table:table-cell office:value-type="float" office:value="121990" calcext:value-type="float">
            <text:p>121990</text:p>
          </table:table-cell>
          <table:table-cell office:value-type="float" office:value="154541" calcext:value-type="float">
            <text:p>154541</text:p>
          </table:table-cell>
        </table:table-row>
        <table:table-row table:style-name="ro2">
          <table:table-cell office:value-type="float" office:value="18901" calcext:value-type="float">
            <text:p>18901</text:p>
          </table:table-cell>
          <table:table-cell office:value-type="float" office:value="22341" calcext:value-type="float">
            <text:p>22341</text:p>
          </table:table-cell>
          <table:table-cell office:value-type="float" office:value="60167" calcext:value-type="float">
            <text:p>60167</text:p>
          </table:table-cell>
          <table:table-cell office:value-type="float" office:value="141008" calcext:value-type="float">
            <text:p>141008</text:p>
          </table:table-cell>
          <table:table-cell office:value-type="float" office:value="73165" calcext:value-type="float">
            <text:p>73165</text:p>
          </table:table-cell>
          <table:table-cell office:value-type="float" office:value="130900" calcext:value-type="float">
            <text:p>130900</text:p>
          </table:table-cell>
          <table:table-cell office:value-type="float" office:value="183203" calcext:value-type="float">
            <text:p>183203</text:p>
          </table:table-cell>
        </table:table-row>
        <table:table-row table:style-name="ro2">
          <table:table-cell office:value-type="float" office:value="19001" calcext:value-type="float">
            <text:p>19001</text:p>
          </table:table-cell>
          <table:table-cell office:value-type="float" office:value="23120" calcext:value-type="float">
            <text:p>23120</text:p>
          </table:table-cell>
          <table:table-cell office:value-type="float" office:value="56307" calcext:value-type="float">
            <text:p>56307</text:p>
          </table:table-cell>
          <table:table-cell office:value-type="float" office:value="118515" calcext:value-type="float">
            <text:p>118515</text:p>
          </table:table-cell>
          <table:table-cell office:value-type="float" office:value="107241" calcext:value-type="float">
            <text:p>107241</text:p>
          </table:table-cell>
          <table:table-cell office:value-type="float" office:value="121831" calcext:value-type="float">
            <text:p>121831</text:p>
          </table:table-cell>
          <table:table-cell office:value-type="float" office:value="143905" calcext:value-type="float">
            <text:p>143905</text:p>
          </table:table-cell>
        </table:table-row>
        <table:table-row table:style-name="ro2">
          <table:table-cell office:value-type="float" office:value="19101" calcext:value-type="float">
            <text:p>19101</text:p>
          </table:table-cell>
          <table:table-cell office:value-type="float" office:value="21471" calcext:value-type="float">
            <text:p>21471</text:p>
          </table:table-cell>
          <table:table-cell office:value-type="float" office:value="57207" calcext:value-type="float">
            <text:p>57207</text:p>
          </table:table-cell>
          <table:table-cell office:value-type="float" office:value="111609" calcext:value-type="float">
            <text:p>111609</text:p>
          </table:table-cell>
          <table:table-cell office:value-type="float" office:value="113161" calcext:value-type="float">
            <text:p>113161</text:p>
          </table:table-cell>
          <table:table-cell office:value-type="float" office:value="122799" calcext:value-type="float">
            <text:p>122799</text:p>
          </table:table-cell>
          <table:table-cell office:value-type="float" office:value="136794" calcext:value-type="float">
            <text:p>136794</text:p>
          </table:table-cell>
        </table:table-row>
        <table:table-row table:style-name="ro2">
          <table:table-cell office:value-type="float" office:value="19201" calcext:value-type="float">
            <text:p>19201</text:p>
          </table:table-cell>
          <table:table-cell office:value-type="float" office:value="26074" calcext:value-type="float">
            <text:p>26074</text:p>
          </table:table-cell>
          <table:table-cell office:value-type="float" office:value="59342" calcext:value-type="float">
            <text:p>59342</text:p>
          </table:table-cell>
          <table:table-cell office:value-type="float" office:value="103794" calcext:value-type="float">
            <text:p>103794</text:p>
          </table:table-cell>
          <table:table-cell office:value-type="float" office:value="106501" calcext:value-type="float">
            <text:p>106501</text:p>
          </table:table-cell>
          <table:table-cell office:value-type="float" office:value="123035" calcext:value-type="float">
            <text:p>123035</text:p>
          </table:table-cell>
          <table:table-cell office:value-type="float" office:value="139278" calcext:value-type="float">
            <text:p>139278</text:p>
          </table:table-cell>
        </table:table-row>
        <table:table-row table:style-name="ro2">
          <table:table-cell office:value-type="float" office:value="19301" calcext:value-type="float">
            <text:p>19301</text:p>
          </table:table-cell>
          <table:table-cell office:value-type="float" office:value="30426" calcext:value-type="float">
            <text:p>30426</text:p>
          </table:table-cell>
          <table:table-cell office:value-type="float" office:value="59630" calcext:value-type="float">
            <text:p>59630</text:p>
          </table:table-cell>
          <table:table-cell office:value-type="float" office:value="120521" calcext:value-type="float">
            <text:p>120521</text:p>
          </table:table-cell>
          <table:table-cell office:value-type="float" office:value="115503" calcext:value-type="float">
            <text:p>115503</text:p>
          </table:table-cell>
          <table:table-cell office:value-type="float" office:value="123314" calcext:value-type="float">
            <text:p>123314</text:p>
          </table:table-cell>
          <table:table-cell office:value-type="float" office:value="133419" calcext:value-type="float">
            <text:p>133419</text:p>
          </table:table-cell>
        </table:table-row>
        <table:table-row table:style-name="ro2">
          <table:table-cell office:value-type="float" office:value="19401" calcext:value-type="float">
            <text:p>19401</text:p>
          </table:table-cell>
          <table:table-cell office:value-type="float" office:value="22799" calcext:value-type="float">
            <text:p>22799</text:p>
          </table:table-cell>
          <table:table-cell office:value-type="float" office:value="58385" calcext:value-type="float">
            <text:p>58385</text:p>
          </table:table-cell>
          <table:table-cell office:value-type="float" office:value="102559" calcext:value-type="float">
            <text:p>102559</text:p>
          </table:table-cell>
          <table:table-cell office:value-type="float" office:value="80390" calcext:value-type="float">
            <text:p>80390</text:p>
          </table:table-cell>
          <table:table-cell office:value-type="float" office:value="136426" calcext:value-type="float">
            <text:p>136426</text:p>
          </table:table-cell>
          <table:table-cell office:value-type="float" office:value="189605" calcext:value-type="float">
            <text:p>189605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float" office:value="21577" calcext:value-type="float">
            <text:p>21577</text:p>
          </table:table-cell>
          <table:table-cell office:value-type="float" office:value="56817" calcext:value-type="float">
            <text:p>56817</text:p>
          </table:table-cell>
          <table:table-cell office:value-type="float" office:value="125665" calcext:value-type="float">
            <text:p>125665</text:p>
          </table:table-cell>
          <table:table-cell office:value-type="float" office:value="71998" calcext:value-type="float">
            <text:p>71998</text:p>
          </table:table-cell>
          <table:table-cell office:value-type="float" office:value="131008" calcext:value-type="float">
            <text:p>131008</text:p>
          </table:table-cell>
          <table:table-cell office:value-type="float" office:value="189248" calcext:value-type="float">
            <text:p>189248</text:p>
          </table:table-cell>
        </table:table-row>
        <table:table-row table:style-name="ro2">
          <table:table-cell office:value-type="float" office:value="19601" calcext:value-type="float">
            <text:p>19601</text:p>
          </table:table-cell>
          <table:table-cell office:value-type="float" office:value="25410" calcext:value-type="float">
            <text:p>25410</text:p>
          </table:table-cell>
          <table:table-cell office:value-type="float" office:value="59572" calcext:value-type="float">
            <text:p>59572</text:p>
          </table:table-cell>
          <table:table-cell office:value-type="float" office:value="107455" calcext:value-type="float">
            <text:p>107455</text:p>
          </table:table-cell>
          <table:table-cell office:value-type="float" office:value="106015" calcext:value-type="float">
            <text:p>106015</text:p>
          </table:table-cell>
          <table:table-cell office:value-type="float" office:value="125734" calcext:value-type="float">
            <text:p>125734</text:p>
          </table:table-cell>
          <table:table-cell office:value-type="float" office:value="154166" calcext:value-type="float">
            <text:p>154166</text:p>
          </table:table-cell>
        </table:table-row>
        <table:table-row table:style-name="ro2">
          <table:table-cell office:value-type="float" office:value="19701" calcext:value-type="float">
            <text:p>19701</text:p>
          </table:table-cell>
          <table:table-cell office:value-type="float" office:value="22672" calcext:value-type="float">
            <text:p>22672</text:p>
          </table:table-cell>
          <table:table-cell office:value-type="float" office:value="58354" calcext:value-type="float">
            <text:p>58354</text:p>
          </table:table-cell>
          <table:table-cell office:value-type="float" office:value="108725" calcext:value-type="float">
            <text:p>108725</text:p>
          </table:table-cell>
          <table:table-cell office:value-type="float" office:value="114055" calcext:value-type="float">
            <text:p>11405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43584" calcext:value-type="float">
            <text:p>143584</text:p>
          </table:table-cell>
        </table:table-row>
        <table:table-row table:style-name="ro2">
          <table:table-cell office:value-type="float" office:value="19801" calcext:value-type="float">
            <text:p>19801</text:p>
          </table:table-cell>
          <table:table-cell office:value-type="float" office:value="23139" calcext:value-type="float">
            <text:p>23139</text:p>
          </table:table-cell>
          <table:table-cell office:value-type="float" office:value="59082" calcext:value-type="float">
            <text:p>59082</text:p>
          </table:table-cell>
          <table:table-cell office:value-type="float" office:value="104916" calcext:value-type="float">
            <text:p>104916</text:p>
          </table:table-cell>
          <table:table-cell office:value-type="float" office:value="107965" calcext:value-type="float">
            <text:p>107965</text:p>
          </table:table-cell>
          <table:table-cell office:value-type="float" office:value="125968" calcext:value-type="float">
            <text:p>125968</text:p>
          </table:table-cell>
          <table:table-cell office:value-type="float" office:value="143063" calcext:value-type="float">
            <text:p>143063</text:p>
          </table:table-cell>
        </table:table-row>
        <table:table-row table:style-name="ro2">
          <table:table-cell office:value-type="float" office:value="19901" calcext:value-type="float">
            <text:p>19901</text:p>
          </table:table-cell>
          <table:table-cell office:value-type="float" office:value="23615" calcext:value-type="float">
            <text:p>23615</text:p>
          </table:table-cell>
          <table:table-cell office:value-type="float" office:value="59291" calcext:value-type="float">
            <text:p>59291</text:p>
          </table:table-cell>
          <table:table-cell office:value-type="float" office:value="109064" calcext:value-type="float">
            <text:p>109064</text:p>
          </table:table-cell>
          <table:table-cell office:value-type="float" office:value="119852" calcext:value-type="float">
            <text:p>119852</text:p>
          </table:table-cell>
          <table:table-cell office:value-type="float" office:value="127117" calcext:value-type="float">
            <text:p>127117</text:p>
          </table:table-cell>
          <table:table-cell office:value-type="float" office:value="138714" calcext:value-type="float">
            <text:p>138714</text:p>
          </table:table-cell>
        </table:table-row>
        <table:table-row table:style-name="ro2">
          <table:table-cell office:value-type="float" office:value="20001" calcext:value-type="float">
            <text:p>20001</text:p>
          </table:table-cell>
          <table:table-cell office:value-type="float" office:value="25315" calcext:value-type="float">
            <text:p>25315</text:p>
          </table:table-cell>
          <table:table-cell office:value-type="float" office:value="60338" calcext:value-type="float">
            <text:p>60338</text:p>
          </table:table-cell>
          <table:table-cell office:value-type="float" office:value="115581" calcext:value-type="float">
            <text:p>115581</text:p>
          </table:table-cell>
          <table:table-cell office:value-type="float" office:value="121057" calcext:value-type="float">
            <text:p>121057</text:p>
          </table:table-cell>
          <table:table-cell office:value-type="float" office:value="128073" calcext:value-type="float">
            <text:p>128073</text:p>
          </table:table-cell>
          <table:table-cell office:value-type="float" office:value="136800" calcext:value-type="float">
            <text:p>136800</text:p>
          </table:table-cell>
        </table:table-row>
        <table:table-row table:style-name="ro2">
          <table:table-cell office:value-type="float" office:value="20101" calcext:value-type="float">
            <text:p>20101</text:p>
          </table:table-cell>
          <table:table-cell office:value-type="float" office:value="22630" calcext:value-type="float">
            <text:p>22630</text:p>
          </table:table-cell>
          <table:table-cell office:value-type="float" office:value="62194" calcext:value-type="float">
            <text:p>62194</text:p>
          </table:table-cell>
          <table:table-cell office:value-type="float" office:value="124384" calcext:value-type="float">
            <text:p>124384</text:p>
          </table:table-cell>
          <table:table-cell office:value-type="float" office:value="121685" calcext:value-type="float">
            <text:p>121685</text:p>
          </table:table-cell>
          <table:table-cell office:value-type="float" office:value="128961" calcext:value-type="float">
            <text:p>128961</text:p>
          </table:table-cell>
          <table:table-cell office:value-type="float" office:value="138224" calcext:value-type="float">
            <text:p>138224</text:p>
          </table:table-cell>
        </table:table-row>
        <table:table-row table:style-name="ro2">
          <table:table-cell office:value-type="float" office:value="20201" calcext:value-type="float">
            <text:p>20201</text:p>
          </table:table-cell>
          <table:table-cell office:value-type="float" office:value="24482" calcext:value-type="float">
            <text:p>24482</text:p>
          </table:table-cell>
          <table:table-cell office:value-type="float" office:value="59504" calcext:value-type="float">
            <text:p>59504</text:p>
          </table:table-cell>
          <table:table-cell office:value-type="float" office:value="126572" calcext:value-type="float">
            <text:p>126572</text:p>
          </table:table-cell>
          <table:table-cell office:value-type="float" office:value="109256" calcext:value-type="float">
            <text:p>109256</text:p>
          </table:table-cell>
          <table:table-cell office:value-type="float" office:value="129353" calcext:value-type="float">
            <text:p>129353</text:p>
          </table:table-cell>
          <table:table-cell office:value-type="float" office:value="140811" calcext:value-type="float">
            <text:p>140811</text:p>
          </table:table-cell>
        </table:table-row>
        <table:table-row table:style-name="ro2">
          <table:table-cell office:value-type="float" office:value="20301" calcext:value-type="float">
            <text:p>20301</text:p>
          </table:table-cell>
          <table:table-cell office:value-type="float" office:value="23045" calcext:value-type="float">
            <text:p>23045</text:p>
          </table:table-cell>
          <table:table-cell office:value-type="float" office:value="59652" calcext:value-type="float">
            <text:p>59652</text:p>
          </table:table-cell>
          <table:table-cell office:value-type="float" office:value="114500" calcext:value-type="float">
            <text:p>114500</text:p>
          </table:table-cell>
          <table:table-cell office:value-type="float" office:value="121870" calcext:value-type="float">
            <text:p>121870</text:p>
          </table:table-cell>
          <table:table-cell office:value-type="float" office:value="129162" calcext:value-type="float">
            <text:p>129162</text:p>
          </table:table-cell>
          <table:table-cell office:value-type="float" office:value="136817" calcext:value-type="float">
            <text:p>136817</text:p>
          </table:table-cell>
        </table:table-row>
        <table:table-row table:style-name="ro2">
          <table:table-cell office:value-type="float" office:value="20401" calcext:value-type="float">
            <text:p>20401</text:p>
          </table:table-cell>
          <table:table-cell office:value-type="float" office:value="24794" calcext:value-type="float">
            <text:p>24794</text:p>
          </table:table-cell>
          <table:table-cell office:value-type="float" office:value="61920" calcext:value-type="float">
            <text:p>61920</text:p>
          </table:table-cell>
          <table:table-cell office:value-type="float" office:value="143399" calcext:value-type="float">
            <text:p>143399</text:p>
          </table:table-cell>
          <table:table-cell office:value-type="float" office:value="122138" calcext:value-type="float">
            <text:p>122138</text:p>
          </table:table-cell>
          <table:table-cell office:value-type="float" office:value="130311" calcext:value-type="float">
            <text:p>130311</text:p>
          </table:table-cell>
          <table:table-cell office:value-type="float" office:value="140584" calcext:value-type="float">
            <text:p>140584</text:p>
          </table:table-cell>
        </table:table-row>
        <table:table-row table:style-name="ro2">
          <table:table-cell office:value-type="float" office:value="20501" calcext:value-type="float">
            <text:p>20501</text:p>
          </table:table-cell>
          <table:table-cell office:value-type="float" office:value="22210" calcext:value-type="float">
            <text:p>22210</text:p>
          </table:table-cell>
          <table:table-cell office:value-type="float" office:value="62739" calcext:value-type="float">
            <text:p>62739</text:p>
          </table:table-cell>
          <table:table-cell office:value-type="float" office:value="109511" calcext:value-type="float">
            <text:p>109511</text:p>
          </table:table-cell>
          <table:table-cell office:value-type="float" office:value="124404" calcext:value-type="float">
            <text:p>124404</text:p>
          </table:table-cell>
          <table:table-cell office:value-type="float" office:value="131548" calcext:value-type="float">
            <text:p>131548</text:p>
          </table:table-cell>
          <table:table-cell office:value-type="float" office:value="140568" calcext:value-type="float">
            <text:p>140568</text:p>
          </table:table-cell>
        </table:table-row>
        <table:table-row table:style-name="ro2">
          <table:table-cell office:value-type="float" office:value="20601" calcext:value-type="float">
            <text:p>20601</text:p>
          </table:table-cell>
          <table:table-cell office:value-type="float" office:value="25927" calcext:value-type="float">
            <text:p>25927</text:p>
          </table:table-cell>
          <table:table-cell office:value-type="float" office:value="58221" calcext:value-type="float">
            <text:p>58221</text:p>
          </table:table-cell>
          <table:table-cell office:value-type="float" office:value="114508" calcext:value-type="float">
            <text:p>114508</text:p>
          </table:table-cell>
          <table:table-cell office:value-type="float" office:value="125083" calcext:value-type="float">
            <text:p>125083</text:p>
          </table:table-cell>
          <table:table-cell office:value-type="float" office:value="131742" calcext:value-type="float">
            <text:p>131742</text:p>
          </table:table-cell>
          <table:table-cell office:value-type="float" office:value="139159" calcext:value-type="float">
            <text:p>139159</text:p>
          </table:table-cell>
        </table:table-row>
        <table:table-row table:style-name="ro2">
          <table:table-cell office:value-type="float" office:value="20701" calcext:value-type="float">
            <text:p>20701</text:p>
          </table:table-cell>
          <table:table-cell office:value-type="float" office:value="27582" calcext:value-type="float">
            <text:p>27582</text:p>
          </table:table-cell>
          <table:table-cell office:value-type="float" office:value="63048" calcext:value-type="float">
            <text:p>63048</text:p>
          </table:table-cell>
          <table:table-cell office:value-type="float" office:value="141483" calcext:value-type="float">
            <text:p>141483</text:p>
          </table:table-cell>
          <table:table-cell office:value-type="float" office:value="124399" calcext:value-type="float">
            <text:p>124399</text:p>
          </table:table-cell>
          <table:table-cell office:value-type="float" office:value="132509" calcext:value-type="float">
            <text:p>132509</text:p>
          </table:table-cell>
          <table:table-cell office:value-type="float" office:value="141587" calcext:value-type="float">
            <text:p>141587</text:p>
          </table:table-cell>
        </table:table-row>
        <table:table-row table:style-name="ro2">
          <table:table-cell office:value-type="float" office:value="20801" calcext:value-type="float">
            <text:p>20801</text:p>
          </table:table-cell>
          <table:table-cell office:value-type="float" office:value="32784" calcext:value-type="float">
            <text:p>32784</text:p>
          </table:table-cell>
          <table:table-cell office:value-type="float" office:value="64721" calcext:value-type="float">
            <text:p>64721</text:p>
          </table:table-cell>
          <table:table-cell office:value-type="float" office:value="120278" calcext:value-type="float">
            <text:p>120278</text:p>
          </table:table-cell>
          <table:table-cell office:value-type="float" office:value="122563" calcext:value-type="float">
            <text:p>122563</text:p>
          </table:table-cell>
          <table:table-cell office:value-type="float" office:value="132821" calcext:value-type="float">
            <text:p>132821</text:p>
          </table:table-cell>
          <table:table-cell office:value-type="float" office:value="145283" calcext:value-type="float">
            <text:p>145283</text:p>
          </table:table-cell>
        </table:table-row>
        <table:table-row table:style-name="ro2">
          <table:table-cell office:value-type="float" office:value="20901" calcext:value-type="float">
            <text:p>20901</text:p>
          </table:table-cell>
          <table:table-cell office:value-type="float" office:value="27040" calcext:value-type="float">
            <text:p>27040</text:p>
          </table:table-cell>
          <table:table-cell office:value-type="float" office:value="59445" calcext:value-type="float">
            <text:p>59445</text:p>
          </table:table-cell>
          <table:table-cell office:value-type="float" office:value="153360" calcext:value-type="float">
            <text:p>153360</text:p>
          </table:table-cell>
          <table:table-cell office:value-type="float" office:value="67898" calcext:value-type="float">
            <text:p>67898</text:p>
          </table:table-cell>
          <table:table-cell office:value-type="float" office:value="133115" calcext:value-type="float">
            <text:p>133115</text:p>
          </table:table-cell>
          <table:table-cell office:value-type="float" office:value="143163" calcext:value-type="float">
            <text:p>143163</text:p>
          </table:table-cell>
        </table:table-row>
        <table:table-row table:style-name="ro2">
          <table:table-cell office:value-type="float" office:value="21001" calcext:value-type="float">
            <text:p>21001</text:p>
          </table:table-cell>
          <table:table-cell office:value-type="float" office:value="23456" calcext:value-type="float">
            <text:p>23456</text:p>
          </table:table-cell>
          <table:table-cell office:value-type="float" office:value="65296" calcext:value-type="float">
            <text:p>65296</text:p>
          </table:table-cell>
          <table:table-cell office:value-type="float" office:value="122683" calcext:value-type="float">
            <text:p>122683</text:p>
          </table:table-cell>
          <table:table-cell office:value-type="float" office:value="121517" calcext:value-type="float">
            <text:p>121517</text:p>
          </table:table-cell>
          <table:table-cell office:value-type="float" office:value="133369" calcext:value-type="float">
            <text:p>133369</text:p>
          </table:table-cell>
          <table:table-cell office:value-type="float" office:value="142094" calcext:value-type="float">
            <text:p>142094</text:p>
          </table:table-cell>
        </table:table-row>
        <table:table-row table:style-name="ro2">
          <table:table-cell office:value-type="float" office:value="21101" calcext:value-type="float">
            <text:p>21101</text:p>
          </table:table-cell>
          <table:table-cell office:value-type="float" office:value="22109" calcext:value-type="float">
            <text:p>22109</text:p>
          </table:table-cell>
          <table:table-cell office:value-type="float" office:value="63849" calcext:value-type="float">
            <text:p>63849</text:p>
          </table:table-cell>
          <table:table-cell office:value-type="float" office:value="121578" calcext:value-type="float">
            <text:p>121578</text:p>
          </table:table-cell>
          <table:table-cell office:value-type="float" office:value="127512" calcext:value-type="float">
            <text:p>127512</text:p>
          </table:table-cell>
          <table:table-cell office:value-type="float" office:value="135024" calcext:value-type="float">
            <text:p>135024</text:p>
          </table:table-cell>
          <table:table-cell office:value-type="float" office:value="142974" calcext:value-type="float">
            <text:p>142974</text:p>
          </table:table-cell>
        </table:table-row>
        <table:table-row table:style-name="ro2">
          <table:table-cell office:value-type="float" office:value="21201" calcext:value-type="float">
            <text:p>21201</text:p>
          </table:table-cell>
          <table:table-cell office:value-type="float" office:value="23606" calcext:value-type="float">
            <text:p>23606</text:p>
          </table:table-cell>
          <table:table-cell office:value-type="float" office:value="64453" calcext:value-type="float">
            <text:p>64453</text:p>
          </table:table-cell>
          <table:table-cell office:value-type="float" office:value="122538" calcext:value-type="float">
            <text:p>122538</text:p>
          </table:table-cell>
          <table:table-cell office:value-type="float" office:value="100330" calcext:value-type="float">
            <text:p>100330</text:p>
          </table:table-cell>
          <table:table-cell office:value-type="float" office:value="135367" calcext:value-type="float">
            <text:p>135367</text:p>
          </table:table-cell>
          <table:table-cell office:value-type="float" office:value="145407" calcext:value-type="float">
            <text:p>145407</text:p>
          </table:table-cell>
        </table:table-row>
        <table:table-row table:style-name="ro2">
          <table:table-cell office:value-type="float" office:value="21301" calcext:value-type="float">
            <text:p>21301</text:p>
          </table:table-cell>
          <table:table-cell office:value-type="float" office:value="23887" calcext:value-type="float">
            <text:p>23887</text:p>
          </table:table-cell>
          <table:table-cell office:value-type="float" office:value="64903" calcext:value-type="float">
            <text:p>64903</text:p>
          </table:table-cell>
          <table:table-cell office:value-type="float" office:value="122201" calcext:value-type="float">
            <text:p>122201</text:p>
          </table:table-cell>
          <table:table-cell office:value-type="float" office:value="129895" calcext:value-type="float">
            <text:p>129895</text:p>
          </table:table-cell>
          <table:table-cell office:value-type="float" office:value="135886" calcext:value-type="float">
            <text:p>135886</text:p>
          </table:table-cell>
          <table:table-cell office:value-type="float" office:value="146313" calcext:value-type="float">
            <text:p>146313</text:p>
          </table:table-cell>
        </table:table-row>
        <table:table-row table:style-name="ro2">
          <table:table-cell office:value-type="float" office:value="21401" calcext:value-type="float">
            <text:p>21401</text:p>
          </table:table-cell>
          <table:table-cell office:value-type="float" office:value="24402" calcext:value-type="float">
            <text:p>24402</text:p>
          </table:table-cell>
          <table:table-cell office:value-type="float" office:value="66437" calcext:value-type="float">
            <text:p>66437</text:p>
          </table:table-cell>
          <table:table-cell office:value-type="float" office:value="157148" calcext:value-type="float">
            <text:p>157148</text:p>
          </table:table-cell>
          <table:table-cell office:value-type="float" office:value="128214" calcext:value-type="float">
            <text:p>128214</text:p>
          </table:table-cell>
          <table:table-cell office:value-type="float" office:value="135741" calcext:value-type="float">
            <text:p>135741</text:p>
          </table:table-cell>
          <table:table-cell office:value-type="float" office:value="147789" calcext:value-type="float">
            <text:p>147789</text:p>
          </table:table-cell>
        </table:table-row>
        <table:table-row table:style-name="ro2">
          <table:table-cell office:value-type="float" office:value="21501" calcext:value-type="float">
            <text:p>21501</text:p>
          </table:table-cell>
          <table:table-cell office:value-type="float" office:value="29224" calcext:value-type="float">
            <text:p>29224</text:p>
          </table:table-cell>
          <table:table-cell office:value-type="float" office:value="64126" calcext:value-type="float">
            <text:p>64126</text:p>
          </table:table-cell>
          <table:table-cell office:value-type="float" office:value="126435" calcext:value-type="float">
            <text:p>126435</text:p>
          </table:table-cell>
          <table:table-cell office:value-type="float" office:value="130700" calcext:value-type="float">
            <text:p>130700</text:p>
          </table:table-cell>
          <table:table-cell office:value-type="float" office:value="137107" calcext:value-type="float">
            <text:p>137107</text:p>
          </table:table-cell>
          <table:table-cell office:value-type="float" office:value="144894" calcext:value-type="float">
            <text:p>144894</text:p>
          </table:table-cell>
        </table:table-row>
        <table:table-row table:style-name="ro2">
          <table:table-cell office:value-type="float" office:value="21601" calcext:value-type="float">
            <text:p>21601</text:p>
          </table:table-cell>
          <table:table-cell office:value-type="float" office:value="27289" calcext:value-type="float">
            <text:p>27289</text:p>
          </table:table-cell>
          <table:table-cell office:value-type="float" office:value="66888" calcext:value-type="float">
            <text:p>66888</text:p>
          </table:table-cell>
          <table:table-cell office:value-type="float" office:value="142585" calcext:value-type="float">
            <text:p>142585</text:p>
          </table:table-cell>
          <table:table-cell office:value-type="float" office:value="129496" calcext:value-type="float">
            <text:p>129496</text:p>
          </table:table-cell>
          <table:table-cell office:value-type="float" office:value="138280" calcext:value-type="float">
            <text:p>138280</text:p>
          </table:table-cell>
          <table:table-cell office:value-type="float" office:value="146262" calcext:value-type="float">
            <text:p>146262</text:p>
          </table:table-cell>
        </table:table-row>
        <table:table-row table:style-name="ro2">
          <table:table-cell office:value-type="float" office:value="21701" calcext:value-type="float">
            <text:p>21701</text:p>
          </table:table-cell>
          <table:table-cell office:value-type="float" office:value="25382" calcext:value-type="float">
            <text:p>25382</text:p>
          </table:table-cell>
          <table:table-cell office:value-type="float" office:value="63161" calcext:value-type="float">
            <text:p>63161</text:p>
          </table:table-cell>
          <table:table-cell office:value-type="float" office:value="114220" calcext:value-type="float">
            <text:p>114220</text:p>
          </table:table-cell>
          <table:table-cell office:value-type="float" office:value="131813" calcext:value-type="float">
            <text:p>131813</text:p>
          </table:table-cell>
          <table:table-cell office:value-type="float" office:value="138833" calcext:value-type="float">
            <text:p>138833</text:p>
          </table:table-cell>
          <table:table-cell office:value-type="float" office:value="147605" calcext:value-type="float">
            <text:p>147605</text:p>
          </table:table-cell>
        </table:table-row>
        <table:table-row table:style-name="ro2">
          <table:table-cell office:value-type="float" office:value="21801" calcext:value-type="float">
            <text:p>21801</text:p>
          </table:table-cell>
          <table:table-cell office:value-type="float" office:value="26475" calcext:value-type="float">
            <text:p>26475</text:p>
          </table:table-cell>
          <table:table-cell office:value-type="float" office:value="67363" calcext:value-type="float">
            <text:p>67363</text:p>
          </table:table-cell>
          <table:table-cell office:value-type="float" office:value="122365" calcext:value-type="float">
            <text:p>122365</text:p>
          </table:table-cell>
          <table:table-cell office:value-type="float" office:value="133022" calcext:value-type="float">
            <text:p>133022</text:p>
          </table:table-cell>
          <table:table-cell office:value-type="float" office:value="139540" calcext:value-type="float">
            <text:p>139540</text:p>
          </table:table-cell>
          <table:table-cell office:value-type="float" office:value="150319" calcext:value-type="float">
            <text:p>150319</text:p>
          </table:table-cell>
        </table:table-row>
        <table:table-row table:style-name="ro2">
          <table:table-cell office:value-type="float" office:value="21901" calcext:value-type="float">
            <text:p>21901</text:p>
          </table:table-cell>
          <table:table-cell office:value-type="float" office:value="25663" calcext:value-type="float">
            <text:p>25663</text:p>
          </table:table-cell>
          <table:table-cell office:value-type="float" office:value="66984" calcext:value-type="float">
            <text:p>66984</text:p>
          </table:table-cell>
          <table:table-cell office:value-type="float" office:value="156944" calcext:value-type="float">
            <text:p>156944</text:p>
          </table:table-cell>
          <table:table-cell office:value-type="float" office:value="131905" calcext:value-type="float">
            <text:p>131905</text:p>
          </table:table-cell>
          <table:table-cell office:value-type="float" office:value="139760" calcext:value-type="float">
            <text:p>139760</text:p>
          </table:table-cell>
          <table:table-cell office:value-type="float" office:value="149956" calcext:value-type="float">
            <text:p>149956</text:p>
          </table:table-cell>
        </table:table-row>
        <table:table-row table:style-name="ro2">
          <table:table-cell office:value-type="float" office:value="22001" calcext:value-type="float">
            <text:p>22001</text:p>
          </table:table-cell>
          <table:table-cell office:value-type="float" office:value="25980" calcext:value-type="float">
            <text:p>25980</text:p>
          </table:table-cell>
          <table:table-cell office:value-type="float" office:value="72019" calcext:value-type="float">
            <text:p>72019</text:p>
          </table:table-cell>
          <table:table-cell office:value-type="float" office:value="142440" calcext:value-type="float">
            <text:p>142440</text:p>
          </table:table-cell>
          <table:table-cell office:value-type="float" office:value="134275" calcext:value-type="float">
            <text:p>134275</text:p>
          </table:table-cell>
          <table:table-cell office:value-type="float" office:value="140342" calcext:value-type="float">
            <text:p>140342</text:p>
          </table:table-cell>
          <table:table-cell office:value-type="float" office:value="150227" calcext:value-type="float">
            <text:p>150227</text:p>
          </table:table-cell>
        </table:table-row>
        <table:table-row table:style-name="ro2">
          <table:table-cell office:value-type="float" office:value="22101" calcext:value-type="float">
            <text:p>22101</text:p>
          </table:table-cell>
          <table:table-cell office:value-type="float" office:value="28829" calcext:value-type="float">
            <text:p>28829</text:p>
          </table:table-cell>
          <table:table-cell office:value-type="float" office:value="66423" calcext:value-type="float">
            <text:p>66423</text:p>
          </table:table-cell>
          <table:table-cell office:value-type="float" office:value="131766" calcext:value-type="float">
            <text:p>131766</text:p>
          </table:table-cell>
          <table:table-cell office:value-type="float" office:value="136068" calcext:value-type="float">
            <text:p>136068</text:p>
          </table:table-cell>
          <table:table-cell office:value-type="float" office:value="141172" calcext:value-type="float">
            <text:p>141172</text:p>
          </table:table-cell>
          <table:table-cell office:value-type="float" office:value="152429" calcext:value-type="float">
            <text:p>152429</text:p>
          </table:table-cell>
        </table:table-row>
        <table:table-row table:style-name="ro2">
          <table:table-cell office:value-type="float" office:value="22201" calcext:value-type="float">
            <text:p>22201</text:p>
          </table:table-cell>
          <table:table-cell office:value-type="float" office:value="23202" calcext:value-type="float">
            <text:p>23202</text:p>
          </table:table-cell>
          <table:table-cell office:value-type="float" office:value="62193" calcext:value-type="float">
            <text:p>62193</text:p>
          </table:table-cell>
          <table:table-cell office:value-type="float" office:value="120961" calcext:value-type="float">
            <text:p>120961</text:p>
          </table:table-cell>
          <table:table-cell office:value-type="float" office:value="136846" calcext:value-type="float">
            <text:p>136846</text:p>
          </table:table-cell>
          <table:table-cell office:value-type="float" office:value="141853" calcext:value-type="float">
            <text:p>141853</text:p>
          </table:table-cell>
          <table:table-cell office:value-type="float" office:value="148902" calcext:value-type="float">
            <text:p>148902</text:p>
          </table:table-cell>
        </table:table-row>
        <table:table-row table:style-name="ro2">
          <table:table-cell office:value-type="float" office:value="22301" calcext:value-type="float">
            <text:p>22301</text:p>
          </table:table-cell>
          <table:table-cell office:value-type="float" office:value="26494" calcext:value-type="float">
            <text:p>26494</text:p>
          </table:table-cell>
          <table:table-cell office:value-type="float" office:value="63031" calcext:value-type="float">
            <text:p>63031</text:p>
          </table:table-cell>
          <table:table-cell office:value-type="float" office:value="121964" calcext:value-type="float">
            <text:p>121964</text:p>
          </table:table-cell>
          <table:table-cell office:value-type="float" office:value="136650" calcext:value-type="float">
            <text:p>136650</text:p>
          </table:table-cell>
          <table:table-cell office:value-type="float" office:value="142484" calcext:value-type="float">
            <text:p>142484</text:p>
          </table:table-cell>
          <table:table-cell office:value-type="float" office:value="150343" calcext:value-type="float">
            <text:p>150343</text:p>
          </table:table-cell>
        </table:table-row>
        <table:table-row table:style-name="ro2">
          <table:table-cell office:value-type="float" office:value="22401" calcext:value-type="float">
            <text:p>22401</text:p>
          </table:table-cell>
          <table:table-cell office:value-type="float" office:value="29019" calcext:value-type="float">
            <text:p>29019</text:p>
          </table:table-cell>
          <table:table-cell office:value-type="float" office:value="72385" calcext:value-type="float">
            <text:p>72385</text:p>
          </table:table-cell>
          <table:table-cell office:value-type="float" office:value="124213" calcext:value-type="float">
            <text:p>124213</text:p>
          </table:table-cell>
          <table:table-cell office:value-type="float" office:value="135696" calcext:value-type="float">
            <text:p>135696</text:p>
          </table:table-cell>
          <table:table-cell office:value-type="float" office:value="142784" calcext:value-type="float">
            <text:p>142784</text:p>
          </table:table-cell>
          <table:table-cell office:value-type="float" office:value="150810" calcext:value-type="float">
            <text:p>150810</text:p>
          </table:table-cell>
        </table:table-row>
        <table:table-row table:style-name="ro2">
          <table:table-cell office:value-type="float" office:value="22501" calcext:value-type="float">
            <text:p>22501</text:p>
          </table:table-cell>
          <table:table-cell office:value-type="float" office:value="29592" calcext:value-type="float">
            <text:p>29592</text:p>
          </table:table-cell>
          <table:table-cell office:value-type="float" office:value="69640" calcext:value-type="float">
            <text:p>69640</text:p>
          </table:table-cell>
          <table:table-cell office:value-type="float" office:value="144428" calcext:value-type="float">
            <text:p>144428</text:p>
          </table:table-cell>
          <table:table-cell office:value-type="float" office:value="138182" calcext:value-type="float">
            <text:p>138182</text:p>
          </table:table-cell>
          <table:table-cell office:value-type="float" office:value="144023" calcext:value-type="float">
            <text:p>144023</text:p>
          </table:table-cell>
          <table:table-cell office:value-type="float" office:value="153275" calcext:value-type="float">
            <text:p>153275</text:p>
          </table:table-cell>
        </table:table-row>
        <table:table-row table:style-name="ro2">
          <table:table-cell office:value-type="float" office:value="22601" calcext:value-type="float">
            <text:p>22601</text:p>
          </table:table-cell>
          <table:table-cell office:value-type="float" office:value="25890" calcext:value-type="float">
            <text:p>25890</text:p>
          </table:table-cell>
          <table:table-cell office:value-type="float" office:value="66865" calcext:value-type="float">
            <text:p>66865</text:p>
          </table:table-cell>
          <table:table-cell office:value-type="float" office:value="135637" calcext:value-type="float">
            <text:p>135637</text:p>
          </table:table-cell>
          <table:table-cell office:value-type="float" office:value="137498" calcext:value-type="float">
            <text:p>137498</text:p>
          </table:table-cell>
          <table:table-cell office:value-type="float" office:value="144379" calcext:value-type="float">
            <text:p>144379</text:p>
          </table:table-cell>
          <table:table-cell office:value-type="float" office:value="154154" calcext:value-type="float">
            <text:p>154154</text:p>
          </table:table-cell>
        </table:table-row>
        <table:table-row table:style-name="ro2">
          <table:table-cell office:value-type="float" office:value="22701" calcext:value-type="float">
            <text:p>22701</text:p>
          </table:table-cell>
          <table:table-cell office:value-type="float" office:value="27164" calcext:value-type="float">
            <text:p>27164</text:p>
          </table:table-cell>
          <table:table-cell office:value-type="float" office:value="66373" calcext:value-type="float">
            <text:p>66373</text:p>
          </table:table-cell>
          <table:table-cell office:value-type="float" office:value="149300" calcext:value-type="float">
            <text:p>149300</text:p>
          </table:table-cell>
          <table:table-cell office:value-type="float" office:value="138295" calcext:value-type="float">
            <text:p>138295</text:p>
          </table:table-cell>
          <table:table-cell office:value-type="float" office:value="144793" calcext:value-type="float">
            <text:p>144793</text:p>
          </table:table-cell>
          <table:table-cell office:value-type="float" office:value="153901" calcext:value-type="float">
            <text:p>153901</text:p>
          </table:table-cell>
        </table:table-row>
        <table:table-row table:style-name="ro2">
          <table:table-cell office:value-type="float" office:value="22801" calcext:value-type="float">
            <text:p>22801</text:p>
          </table:table-cell>
          <table:table-cell office:value-type="float" office:value="26846" calcext:value-type="float">
            <text:p>26846</text:p>
          </table:table-cell>
          <table:table-cell office:value-type="float" office:value="69070" calcext:value-type="float">
            <text:p>69070</text:p>
          </table:table-cell>
          <table:table-cell office:value-type="float" office:value="138209" calcext:value-type="float">
            <text:p>138209</text:p>
          </table:table-cell>
          <table:table-cell office:value-type="float" office:value="138909" calcext:value-type="float">
            <text:p>138909</text:p>
          </table:table-cell>
          <table:table-cell office:value-type="float" office:value="145704" calcext:value-type="float">
            <text:p>145704</text:p>
          </table:table-cell>
          <table:table-cell office:value-type="float" office:value="153632" calcext:value-type="float">
            <text:p>153632</text:p>
          </table:table-cell>
        </table:table-row>
        <table:table-row table:style-name="ro2">
          <table:table-cell office:value-type="float" office:value="22901" calcext:value-type="float">
            <text:p>22901</text:p>
          </table:table-cell>
          <table:table-cell office:value-type="float" office:value="26684" calcext:value-type="float">
            <text:p>26684</text:p>
          </table:table-cell>
          <table:table-cell office:value-type="float" office:value="68571" calcext:value-type="float">
            <text:p>68571</text:p>
          </table:table-cell>
          <table:table-cell office:value-type="float" office:value="136207" calcext:value-type="float">
            <text:p>136207</text:p>
          </table:table-cell>
          <table:table-cell office:value-type="float" office:value="140507" calcext:value-type="float">
            <text:p>140507</text:p>
          </table:table-cell>
          <table:table-cell office:value-type="float" office:value="146040" calcext:value-type="float">
            <text:p>146040</text:p>
          </table:table-cell>
          <table:table-cell office:value-type="float" office:value="159195" calcext:value-type="float">
            <text:p>159195</text:p>
          </table:table-cell>
        </table:table-row>
        <table:table-row table:style-name="ro2">
          <table:table-cell office:value-type="float" office:value="23001" calcext:value-type="float">
            <text:p>23001</text:p>
          </table:table-cell>
          <table:table-cell office:value-type="float" office:value="32405" calcext:value-type="float">
            <text:p>32405</text:p>
          </table:table-cell>
          <table:table-cell office:value-type="float" office:value="68922" calcext:value-type="float">
            <text:p>68922</text:p>
          </table:table-cell>
          <table:table-cell office:value-type="float" office:value="160802" calcext:value-type="float">
            <text:p>160802</text:p>
          </table:table-cell>
          <table:table-cell office:value-type="float" office:value="140019" calcext:value-type="float">
            <text:p>140019</text:p>
          </table:table-cell>
          <table:table-cell office:value-type="float" office:value="146926" calcext:value-type="float">
            <text:p>146926</text:p>
          </table:table-cell>
          <table:table-cell office:value-type="float" office:value="156215" calcext:value-type="float">
            <text:p>156215</text:p>
          </table:table-cell>
        </table:table-row>
        <table:table-row table:style-name="ro2">
          <table:table-cell office:value-type="float" office:value="23101" calcext:value-type="float">
            <text:p>23101</text:p>
          </table:table-cell>
          <table:table-cell office:value-type="float" office:value="30935" calcext:value-type="float">
            <text:p>30935</text:p>
          </table:table-cell>
          <table:table-cell office:value-type="float" office:value="69653" calcext:value-type="float">
            <text:p>69653</text:p>
          </table:table-cell>
          <table:table-cell office:value-type="float" office:value="132991" calcext:value-type="float">
            <text:p>132991</text:p>
          </table:table-cell>
          <table:table-cell office:value-type="float" office:value="142299" calcext:value-type="float">
            <text:p>142299</text:p>
          </table:table-cell>
          <table:table-cell office:value-type="float" office:value="147334" calcext:value-type="float">
            <text:p>147334</text:p>
          </table:table-cell>
          <table:table-cell office:value-type="float" office:value="154431" calcext:value-type="float">
            <text:p>154431</text:p>
          </table:table-cell>
        </table:table-row>
        <table:table-row table:style-name="ro2">
          <table:table-cell office:value-type="float" office:value="23201" calcext:value-type="float">
            <text:p>23201</text:p>
          </table:table-cell>
          <table:table-cell office:value-type="float" office:value="27595" calcext:value-type="float">
            <text:p>27595</text:p>
          </table:table-cell>
          <table:table-cell office:value-type="float" office:value="65501" calcext:value-type="float">
            <text:p>65501</text:p>
          </table:table-cell>
          <table:table-cell office:value-type="float" office:value="143120" calcext:value-type="float">
            <text:p>143120</text:p>
          </table:table-cell>
          <table:table-cell office:value-type="float" office:value="141402" calcext:value-type="float">
            <text:p>141402</text:p>
          </table:table-cell>
          <table:table-cell office:value-type="float" office:value="148124" calcext:value-type="float">
            <text:p>148124</text:p>
          </table:table-cell>
          <table:table-cell office:value-type="float" office:value="157114" calcext:value-type="float">
            <text:p>157114</text:p>
          </table:table-cell>
        </table:table-row>
        <table:table-row table:style-name="ro2">
          <table:table-cell office:value-type="float" office:value="23301" calcext:value-type="float">
            <text:p>23301</text:p>
          </table:table-cell>
          <table:table-cell office:value-type="float" office:value="32203" calcext:value-type="float">
            <text:p>32203</text:p>
          </table:table-cell>
          <table:table-cell office:value-type="float" office:value="73243" calcext:value-type="float">
            <text:p>73243</text:p>
          </table:table-cell>
          <table:table-cell office:value-type="float" office:value="148734" calcext:value-type="float">
            <text:p>148734</text:p>
          </table:table-cell>
          <table:table-cell office:value-type="float" office:value="143403" calcext:value-type="float">
            <text:p>143403</text:p>
          </table:table-cell>
          <table:table-cell office:value-type="float" office:value="148797" calcext:value-type="float">
            <text:p>148797</text:p>
          </table:table-cell>
          <table:table-cell office:value-type="float" office:value="159891" calcext:value-type="float">
            <text:p>159891</text:p>
          </table:table-cell>
        </table:table-row>
        <table:table-row table:style-name="ro2">
          <table:table-cell office:value-type="float" office:value="23401" calcext:value-type="float">
            <text:p>23401</text:p>
          </table:table-cell>
          <table:table-cell office:value-type="float" office:value="25615" calcext:value-type="float">
            <text:p>25615</text:p>
          </table:table-cell>
          <table:table-cell office:value-type="float" office:value="69334" calcext:value-type="float">
            <text:p>69334</text:p>
          </table:table-cell>
          <table:table-cell office:value-type="float" office:value="131065" calcext:value-type="float">
            <text:p>131065</text:p>
          </table:table-cell>
          <table:table-cell office:value-type="float" office:value="144411" calcext:value-type="float">
            <text:p>144411</text:p>
          </table:table-cell>
          <table:table-cell office:value-type="float" office:value="148952" calcext:value-type="float">
            <text:p>148952</text:p>
          </table:table-cell>
          <table:table-cell office:value-type="float" office:value="158203" calcext:value-type="float">
            <text:p>158203</text:p>
          </table:table-cell>
        </table:table-row>
        <table:table-row table:style-name="ro2">
          <table:table-cell office:value-type="float" office:value="23501" calcext:value-type="float">
            <text:p>23501</text:p>
          </table:table-cell>
          <table:table-cell office:value-type="float" office:value="25712" calcext:value-type="float">
            <text:p>25712</text:p>
          </table:table-cell>
          <table:table-cell office:value-type="float" office:value="67583" calcext:value-type="float">
            <text:p>67583</text:p>
          </table:table-cell>
          <table:table-cell office:value-type="float" office:value="134681" calcext:value-type="float">
            <text:p>134681</text:p>
          </table:table-cell>
          <table:table-cell office:value-type="float" office:value="143636" calcext:value-type="float">
            <text:p>143636</text:p>
          </table:table-cell>
          <table:table-cell office:value-type="float" office:value="149615" calcext:value-type="float">
            <text:p>149615</text:p>
          </table:table-cell>
          <table:table-cell office:value-type="float" office:value="159793" calcext:value-type="float">
            <text:p>159793</text:p>
          </table:table-cell>
        </table:table-row>
        <table:table-row table:style-name="ro2">
          <table:table-cell office:value-type="float" office:value="23601" calcext:value-type="float">
            <text:p>23601</text:p>
          </table:table-cell>
          <table:table-cell office:value-type="float" office:value="28194" calcext:value-type="float">
            <text:p>28194</text:p>
          </table:table-cell>
          <table:table-cell office:value-type="float" office:value="70817" calcext:value-type="float">
            <text:p>70817</text:p>
          </table:table-cell>
          <table:table-cell office:value-type="float" office:value="141906" calcext:value-type="float">
            <text:p>141906</text:p>
          </table:table-cell>
          <table:table-cell office:value-type="float" office:value="144914" calcext:value-type="float">
            <text:p>144914</text:p>
          </table:table-cell>
          <table:table-cell office:value-type="float" office:value="150910" calcext:value-type="float">
            <text:p>150910</text:p>
          </table:table-cell>
          <table:table-cell office:value-type="float" office:value="156964" calcext:value-type="float">
            <text:p>156964</text:p>
          </table:table-cell>
        </table:table-row>
        <table:table-row table:style-name="ro2">
          <table:table-cell office:value-type="float" office:value="23701" calcext:value-type="float">
            <text:p>23701</text:p>
          </table:table-cell>
          <table:table-cell office:value-type="float" office:value="31995" calcext:value-type="float">
            <text:p>31995</text:p>
          </table:table-cell>
          <table:table-cell office:value-type="float" office:value="74187" calcext:value-type="float">
            <text:p>74187</text:p>
          </table:table-cell>
          <table:table-cell office:value-type="float" office:value="133517" calcext:value-type="float">
            <text:p>133517</text:p>
          </table:table-cell>
          <table:table-cell office:value-type="float" office:value="145102" calcext:value-type="float">
            <text:p>145102</text:p>
          </table:table-cell>
          <table:table-cell office:value-type="float" office:value="151512" calcext:value-type="float">
            <text:p>151512</text:p>
          </table:table-cell>
          <table:table-cell office:value-type="float" office:value="160178" calcext:value-type="float">
            <text:p>160178</text:p>
          </table:table-cell>
        </table:table-row>
        <table:table-row table:style-name="ro2">
          <table:table-cell office:value-type="float" office:value="23801" calcext:value-type="float">
            <text:p>23801</text:p>
          </table:table-cell>
          <table:table-cell office:value-type="float" office:value="28561" calcext:value-type="float">
            <text:p>28561</text:p>
          </table:table-cell>
          <table:table-cell office:value-type="float" office:value="70559" calcext:value-type="float">
            <text:p>70559</text:p>
          </table:table-cell>
          <table:table-cell office:value-type="float" office:value="142700" calcext:value-type="float">
            <text:p>142700</text:p>
          </table:table-cell>
          <table:table-cell office:value-type="float" office:value="145781" calcext:value-type="float">
            <text:p>145781</text:p>
          </table:table-cell>
          <table:table-cell office:value-type="float" office:value="152224" calcext:value-type="float">
            <text:p>152224</text:p>
          </table:table-cell>
          <table:table-cell office:value-type="float" office:value="160025" calcext:value-type="float">
            <text:p>160025</text:p>
          </table:table-cell>
        </table:table-row>
        <table:table-row table:style-name="ro2">
          <table:table-cell office:value-type="float" office:value="23901" calcext:value-type="float">
            <text:p>23901</text:p>
          </table:table-cell>
          <table:table-cell office:value-type="float" office:value="26353" calcext:value-type="float">
            <text:p>26353</text:p>
          </table:table-cell>
          <table:table-cell office:value-type="float" office:value="72017" calcext:value-type="float">
            <text:p>72017</text:p>
          </table:table-cell>
          <table:table-cell office:value-type="float" office:value="141816" calcext:value-type="float">
            <text:p>141816</text:p>
          </table:table-cell>
          <table:table-cell office:value-type="float" office:value="143907" calcext:value-type="float">
            <text:p>143907</text:p>
          </table:table-cell>
          <table:table-cell office:value-type="float" office:value="151871" calcext:value-type="float">
            <text:p>151871</text:p>
          </table:table-cell>
          <table:table-cell office:value-type="float" office:value="169554" calcext:value-type="float">
            <text:p>169554</text:p>
          </table:table-cell>
        </table:table-row>
        <table:table-row table:style-name="ro2">
          <table:table-cell office:value-type="float" office:value="24001" calcext:value-type="float">
            <text:p>24001</text:p>
          </table:table-cell>
          <table:table-cell office:value-type="float" office:value="27807" calcext:value-type="float">
            <text:p>27807</text:p>
          </table:table-cell>
          <table:table-cell office:value-type="float" office:value="71807" calcext:value-type="float">
            <text:p>71807</text:p>
          </table:table-cell>
          <table:table-cell office:value-type="float" office:value="151859" calcext:value-type="float">
            <text:p>151859</text:p>
          </table:table-cell>
          <table:table-cell office:value-type="float" office:value="147377" calcext:value-type="float">
            <text:p>147377</text:p>
          </table:table-cell>
          <table:table-cell office:value-type="float" office:value="153462" calcext:value-type="float">
            <text:p>153462</text:p>
          </table:table-cell>
          <table:table-cell office:value-type="float" office:value="160575" calcext:value-type="float">
            <text:p>160575</text:p>
          </table:table-cell>
        </table:table-row>
        <table:table-row table:style-name="ro2">
          <table:table-cell office:value-type="float" office:value="24101" calcext:value-type="float">
            <text:p>24101</text:p>
          </table:table-cell>
          <table:table-cell office:value-type="float" office:value="30170" calcext:value-type="float">
            <text:p>30170</text:p>
          </table:table-cell>
          <table:table-cell office:value-type="float" office:value="71473" calcext:value-type="float">
            <text:p>71473</text:p>
          </table:table-cell>
          <table:table-cell office:value-type="float" office:value="142373" calcext:value-type="float">
            <text:p>142373</text:p>
          </table:table-cell>
          <table:table-cell office:value-type="float" office:value="147541" calcext:value-type="float">
            <text:p>147541</text:p>
          </table:table-cell>
          <table:table-cell office:value-type="float" office:value="154302" calcext:value-type="float">
            <text:p>154302</text:p>
          </table:table-cell>
          <table:table-cell office:value-type="float" office:value="162922" calcext:value-type="float">
            <text:p>162922</text:p>
          </table:table-cell>
        </table:table-row>
        <table:table-row table:style-name="ro2">
          <table:table-cell office:value-type="float" office:value="24201" calcext:value-type="float">
            <text:p>24201</text:p>
          </table:table-cell>
          <table:table-cell office:value-type="float" office:value="33263" calcext:value-type="float">
            <text:p>33263</text:p>
          </table:table-cell>
          <table:table-cell office:value-type="float" office:value="68552" calcext:value-type="float">
            <text:p>68552</text:p>
          </table:table-cell>
          <table:table-cell office:value-type="float" office:value="149966" calcext:value-type="float">
            <text:p>149966</text:p>
          </table:table-cell>
          <table:table-cell office:value-type="float" office:value="148303" calcext:value-type="float">
            <text:p>148303</text:p>
          </table:table-cell>
          <table:table-cell office:value-type="float" office:value="154509" calcext:value-type="float">
            <text:p>154509</text:p>
          </table:table-cell>
          <table:table-cell office:value-type="float" office:value="163483" calcext:value-type="float">
            <text:p>163483</text:p>
          </table:table-cell>
        </table:table-row>
        <table:table-row table:style-name="ro2">
          <table:table-cell office:value-type="float" office:value="24301" calcext:value-type="float">
            <text:p>24301</text:p>
          </table:table-cell>
          <table:table-cell office:value-type="float" office:value="26556" calcext:value-type="float">
            <text:p>26556</text:p>
          </table:table-cell>
          <table:table-cell office:value-type="float" office:value="68020" calcext:value-type="float">
            <text:p>68020</text:p>
          </table:table-cell>
          <table:table-cell office:value-type="float" office:value="132269" calcext:value-type="float">
            <text:p>132269</text:p>
          </table:table-cell>
          <table:table-cell office:value-type="float" office:value="149396" calcext:value-type="float">
            <text:p>149396</text:p>
          </table:table-cell>
          <table:table-cell office:value-type="float" office:value="155208" calcext:value-type="float">
            <text:p>155208</text:p>
          </table:table-cell>
          <table:table-cell office:value-type="float" office:value="164046" calcext:value-type="float">
            <text:p>164046</text:p>
          </table:table-cell>
        </table:table-row>
        <table:table-row table:style-name="ro2">
          <table:table-cell office:value-type="float" office:value="24401" calcext:value-type="float">
            <text:p>24401</text:p>
          </table:table-cell>
          <table:table-cell office:value-type="float" office:value="27387" calcext:value-type="float">
            <text:p>27387</text:p>
          </table:table-cell>
          <table:table-cell office:value-type="float" office:value="71156" calcext:value-type="float">
            <text:p>71156</text:p>
          </table:table-cell>
          <table:table-cell office:value-type="float" office:value="136779" calcext:value-type="float">
            <text:p>136779</text:p>
          </table:table-cell>
          <table:table-cell office:value-type="float" office:value="149907" calcext:value-type="float">
            <text:p>149907</text:p>
          </table:table-cell>
          <table:table-cell office:value-type="float" office:value="156067" calcext:value-type="float">
            <text:p>156067</text:p>
          </table:table-cell>
          <table:table-cell office:value-type="float" office:value="164631" calcext:value-type="float">
            <text:p>164631</text:p>
          </table:table-cell>
        </table:table-row>
        <table:table-row table:style-name="ro2">
          <table:table-cell office:value-type="float" office:value="24501" calcext:value-type="float">
            <text:p>24501</text:p>
          </table:table-cell>
          <table:table-cell office:value-type="float" office:value="28846" calcext:value-type="float">
            <text:p>28846</text:p>
          </table:table-cell>
          <table:table-cell office:value-type="float" office:value="74739" calcext:value-type="float">
            <text:p>74739</text:p>
          </table:table-cell>
          <table:table-cell office:value-type="float" office:value="155969" calcext:value-type="float">
            <text:p>155969</text:p>
          </table:table-cell>
          <table:table-cell office:value-type="float" office:value="150930" calcext:value-type="float">
            <text:p>150930</text:p>
          </table:table-cell>
          <table:table-cell office:value-type="float" office:value="156819" calcext:value-type="float">
            <text:p>156819</text:p>
          </table:table-cell>
          <table:table-cell office:value-type="float" office:value="165988" calcext:value-type="float">
            <text:p>165988</text:p>
          </table:table-cell>
        </table:table-row>
        <table:table-row table:style-name="ro2">
          <table:table-cell office:value-type="float" office:value="24601" calcext:value-type="float">
            <text:p>24601</text:p>
          </table:table-cell>
          <table:table-cell office:value-type="float" office:value="33249" calcext:value-type="float">
            <text:p>33249</text:p>
          </table:table-cell>
          <table:table-cell office:value-type="float" office:value="74621" calcext:value-type="float">
            <text:p>74621</text:p>
          </table:table-cell>
          <table:table-cell office:value-type="float" office:value="150861" calcext:value-type="float">
            <text:p>150861</text:p>
          </table:table-cell>
          <table:table-cell office:value-type="float" office:value="151758" calcext:value-type="float">
            <text:p>151758</text:p>
          </table:table-cell>
          <table:table-cell office:value-type="float" office:value="157009" calcext:value-type="float">
            <text:p>157009</text:p>
          </table:table-cell>
          <table:table-cell office:value-type="float" office:value="167750" calcext:value-type="float">
            <text:p>167750</text:p>
          </table:table-cell>
        </table:table-row>
        <table:table-row table:style-name="ro2">
          <table:table-cell office:value-type="float" office:value="24701" calcext:value-type="float">
            <text:p>24701</text:p>
          </table:table-cell>
          <table:table-cell office:value-type="float" office:value="29876" calcext:value-type="float">
            <text:p>29876</text:p>
          </table:table-cell>
          <table:table-cell office:value-type="float" office:value="75911" calcext:value-type="float">
            <text:p>75911</text:p>
          </table:table-cell>
          <table:table-cell office:value-type="float" office:value="176104" calcext:value-type="float">
            <text:p>176104</text:p>
          </table:table-cell>
          <table:table-cell office:value-type="float" office:value="152812" calcext:value-type="float">
            <text:p>152812</text:p>
          </table:table-cell>
          <table:table-cell office:value-type="float" office:value="158080" calcext:value-type="float">
            <text:p>158080</text:p>
          </table:table-cell>
          <table:table-cell office:value-type="float" office:value="168326" calcext:value-type="float">
            <text:p>168326</text:p>
          </table:table-cell>
        </table:table-row>
        <table:table-row table:style-name="ro2">
          <table:table-cell office:value-type="float" office:value="24801" calcext:value-type="float">
            <text:p>24801</text:p>
          </table:table-cell>
          <table:table-cell office:value-type="float" office:value="29269" calcext:value-type="float">
            <text:p>29269</text:p>
          </table:table-cell>
          <table:table-cell office:value-type="float" office:value="70970" calcext:value-type="float">
            <text:p>70970</text:p>
          </table:table-cell>
          <table:table-cell office:value-type="float" office:value="141155" calcext:value-type="float">
            <text:p>141155</text:p>
          </table:table-cell>
          <table:table-cell office:value-type="float" office:value="152727" calcext:value-type="float">
            <text:p>152727</text:p>
          </table:table-cell>
          <table:table-cell office:value-type="float" office:value="158267" calcext:value-type="float">
            <text:p>158267</text:p>
          </table:table-cell>
          <table:table-cell office:value-type="float" office:value="168021" calcext:value-type="float">
            <text:p>168021</text:p>
          </table:table-cell>
        </table:table-row>
        <table:table-row table:style-name="ro2">
          <table:table-cell office:value-type="float" office:value="24901" calcext:value-type="float">
            <text:p>24901</text:p>
          </table:table-cell>
          <table:table-cell office:value-type="float" office:value="31586" calcext:value-type="float">
            <text:p>31586</text:p>
          </table:table-cell>
          <table:table-cell office:value-type="float" office:value="76422" calcext:value-type="float">
            <text:p>76422</text:p>
          </table:table-cell>
          <table:table-cell office:value-type="float" office:value="158983" calcext:value-type="float">
            <text:p>158983</text:p>
          </table:table-cell>
          <table:table-cell office:value-type="float" office:value="154026" calcext:value-type="float">
            <text:p>154026</text:p>
          </table:table-cell>
          <table:table-cell office:value-type="float" office:value="159385" calcext:value-type="float">
            <text:p>159385</text:p>
          </table:table-cell>
          <table:table-cell office:value-type="float" office:value="169822" calcext:value-type="float">
            <text:p>169822</text:p>
          </table:table-cell>
        </table:table-row>
        <table:table-row table:style-name="ro2">
          <table:table-cell office:value-type="float" office:value="25001" calcext:value-type="float">
            <text:p>25001</text:p>
          </table:table-cell>
          <table:table-cell office:value-type="float" office:value="31094" calcext:value-type="float">
            <text:p>31094</text:p>
          </table:table-cell>
          <table:table-cell office:value-type="float" office:value="77361" calcext:value-type="float">
            <text:p>77361</text:p>
          </table:table-cell>
          <table:table-cell office:value-type="float" office:value="167021" calcext:value-type="float">
            <text:p>167021</text:p>
          </table:table-cell>
          <table:table-cell office:value-type="float" office:value="148637" calcext:value-type="float">
            <text:p>148637</text:p>
          </table:table-cell>
          <table:table-cell office:value-type="float" office:value="159739" calcext:value-type="float">
            <text:p>159739</text:p>
          </table:table-cell>
          <table:table-cell office:value-type="float" office:value="169344" calcext:value-type="float">
            <text:p>169344</text:p>
          </table:table-cell>
        </table:table-row>
        <table:table-row table:style-name="ro2">
          <table:table-cell office:value-type="float" office:value="25101" calcext:value-type="float">
            <text:p>25101</text:p>
          </table:table-cell>
          <table:table-cell office:value-type="float" office:value="31126" calcext:value-type="float">
            <text:p>31126</text:p>
          </table:table-cell>
          <table:table-cell office:value-type="float" office:value="72499" calcext:value-type="float">
            <text:p>72499</text:p>
          </table:table-cell>
          <table:table-cell office:value-type="float" office:value="145473" calcext:value-type="float">
            <text:p>145473</text:p>
          </table:table-cell>
          <table:table-cell office:value-type="float" office:value="152844" calcext:value-type="float">
            <text:p>152844</text:p>
          </table:table-cell>
          <table:table-cell office:value-type="float" office:value="160124" calcext:value-type="float">
            <text:p>160124</text:p>
          </table:table-cell>
          <table:table-cell office:value-type="float" office:value="170070" calcext:value-type="float">
            <text:p>170070</text:p>
          </table:table-cell>
        </table:table-row>
        <table:table-row table:style-name="ro2">
          <table:table-cell office:value-type="float" office:value="25201" calcext:value-type="float">
            <text:p>25201</text:p>
          </table:table-cell>
          <table:table-cell office:value-type="float" office:value="28578" calcext:value-type="float">
            <text:p>28578</text:p>
          </table:table-cell>
          <table:table-cell office:value-type="float" office:value="73937" calcext:value-type="float">
            <text:p>73937</text:p>
          </table:table-cell>
          <table:table-cell office:value-type="float" office:value="148423" calcext:value-type="float">
            <text:p>148423</text:p>
          </table:table-cell>
          <table:table-cell office:value-type="float" office:value="152434" calcext:value-type="float">
            <text:p>152434</text:p>
          </table:table-cell>
          <table:table-cell office:value-type="float" office:value="160680" calcext:value-type="float">
            <text:p>160680</text:p>
          </table:table-cell>
          <table:table-cell office:value-type="float" office:value="173574" calcext:value-type="float">
            <text:p>173574</text:p>
          </table:table-cell>
        </table:table-row>
        <table:table-row table:style-name="ro2">
          <table:table-cell office:value-type="float" office:value="25301" calcext:value-type="float">
            <text:p>25301</text:p>
          </table:table-cell>
          <table:table-cell office:value-type="float" office:value="30426" calcext:value-type="float">
            <text:p>30426</text:p>
          </table:table-cell>
          <table:table-cell office:value-type="float" office:value="81635" calcext:value-type="float">
            <text:p>81635</text:p>
          </table:table-cell>
          <table:table-cell office:value-type="float" office:value="142412" calcext:value-type="float">
            <text:p>142412</text:p>
          </table:table-cell>
          <table:table-cell office:value-type="float" office:value="156348" calcext:value-type="float">
            <text:p>156348</text:p>
          </table:table-cell>
          <table:table-cell office:value-type="float" office:value="162452" calcext:value-type="float">
            <text:p>162452</text:p>
          </table:table-cell>
          <table:table-cell office:value-type="float" office:value="171737" calcext:value-type="float">
            <text:p>171737</text:p>
          </table:table-cell>
        </table:table-row>
        <table:table-row table:style-name="ro2">
          <table:table-cell office:value-type="float" office:value="25401" calcext:value-type="float">
            <text:p>25401</text:p>
          </table:table-cell>
          <table:table-cell office:value-type="float" office:value="33533" calcext:value-type="float">
            <text:p>33533</text:p>
          </table:table-cell>
          <table:table-cell office:value-type="float" office:value="77030" calcext:value-type="float">
            <text:p>77030</text:p>
          </table:table-cell>
          <table:table-cell office:value-type="float" office:value="139391" calcext:value-type="float">
            <text:p>139391</text:p>
          </table:table-cell>
          <table:table-cell office:value-type="float" office:value="150122" calcext:value-type="float">
            <text:p>150122</text:p>
          </table:table-cell>
          <table:table-cell office:value-type="float" office:value="161659" calcext:value-type="float">
            <text:p>161659</text:p>
          </table:table-cell>
          <table:table-cell office:value-type="float" office:value="171615" calcext:value-type="float">
            <text:p>171615</text:p>
          </table:table-cell>
        </table:table-row>
        <table:table-row table:style-name="ro2">
          <table:table-cell office:value-type="float" office:value="25501" calcext:value-type="float">
            <text:p>25501</text:p>
          </table:table-cell>
          <table:table-cell office:value-type="float" office:value="30941" calcext:value-type="float">
            <text:p>30941</text:p>
          </table:table-cell>
          <table:table-cell office:value-type="float" office:value="74247" calcext:value-type="float">
            <text:p>74247</text:p>
          </table:table-cell>
          <table:table-cell office:value-type="float" office:value="136254" calcext:value-type="float">
            <text:p>136254</text:p>
          </table:table-cell>
          <table:table-cell office:value-type="float" office:value="152246" calcext:value-type="float">
            <text:p>152246</text:p>
          </table:table-cell>
          <table:table-cell office:value-type="float" office:value="162979" calcext:value-type="float">
            <text:p>162979</text:p>
          </table:table-cell>
          <table:table-cell office:value-type="float" office:value="171946" calcext:value-type="float">
            <text:p>171946</text:p>
          </table:table-cell>
        </table:table-row>
        <table:table-row table:style-name="ro2">
          <table:table-cell office:value-type="float" office:value="25601" calcext:value-type="float">
            <text:p>25601</text:p>
          </table:table-cell>
          <table:table-cell office:value-type="float" office:value="27161" calcext:value-type="float">
            <text:p>27161</text:p>
          </table:table-cell>
          <table:table-cell office:value-type="float" office:value="73355" calcext:value-type="float">
            <text:p>73355</text:p>
          </table:table-cell>
          <table:table-cell office:value-type="float" office:value="142690" calcext:value-type="float">
            <text:p>142690</text:p>
          </table:table-cell>
          <table:table-cell office:value-type="float" office:value="156063" calcext:value-type="float">
            <text:p>156063</text:p>
          </table:table-cell>
          <table:table-cell office:value-type="float" office:value="163559" calcext:value-type="float">
            <text:p>163559</text:p>
          </table:table-cell>
          <table:table-cell office:value-type="float" office:value="175632" calcext:value-type="float">
            <text:p>175632</text:p>
          </table:table-cell>
        </table:table-row>
        <table:table-row table:style-name="ro2">
          <table:table-cell office:value-type="float" office:value="25701" calcext:value-type="float">
            <text:p>25701</text:p>
          </table:table-cell>
          <table:table-cell office:value-type="float" office:value="33016" calcext:value-type="float">
            <text:p>33016</text:p>
          </table:table-cell>
          <table:table-cell office:value-type="float" office:value="79362" calcext:value-type="float">
            <text:p>79362</text:p>
          </table:table-cell>
          <table:table-cell office:value-type="float" office:value="172080" calcext:value-type="float">
            <text:p>172080</text:p>
          </table:table-cell>
          <table:table-cell office:value-type="float" office:value="155836" calcext:value-type="float">
            <text:p>155836</text:p>
          </table:table-cell>
          <table:table-cell office:value-type="float" office:value="164445" calcext:value-type="float">
            <text:p>164445</text:p>
          </table:table-cell>
          <table:table-cell office:value-type="float" office:value="173856" calcext:value-type="float">
            <text:p>173856</text:p>
          </table:table-cell>
        </table:table-row>
        <table:table-row table:style-name="ro2">
          <table:table-cell office:value-type="float" office:value="25801" calcext:value-type="float">
            <text:p>25801</text:p>
          </table:table-cell>
          <table:table-cell office:value-type="float" office:value="27344" calcext:value-type="float">
            <text:p>27344</text:p>
          </table:table-cell>
          <table:table-cell office:value-type="float" office:value="73388" calcext:value-type="float">
            <text:p>73388</text:p>
          </table:table-cell>
          <table:table-cell office:value-type="float" office:value="147774" calcext:value-type="float">
            <text:p>147774</text:p>
          </table:table-cell>
          <table:table-cell office:value-type="float" office:value="154913" calcext:value-type="float">
            <text:p>154913</text:p>
          </table:table-cell>
          <table:table-cell office:value-type="float" office:value="164991" calcext:value-type="float">
            <text:p>164991</text:p>
          </table:table-cell>
          <table:table-cell office:value-type="float" office:value="179724" calcext:value-type="float">
            <text:p>179724</text:p>
          </table:table-cell>
        </table:table-row>
        <table:table-row table:style-name="ro2">
          <table:table-cell office:value-type="float" office:value="25901" calcext:value-type="float">
            <text:p>25901</text:p>
          </table:table-cell>
          <table:table-cell office:value-type="float" office:value="27284" calcext:value-type="float">
            <text:p>27284</text:p>
          </table:table-cell>
          <table:table-cell office:value-type="float" office:value="77501" calcext:value-type="float">
            <text:p>77501</text:p>
          </table:table-cell>
          <table:table-cell office:value-type="float" office:value="127969" calcext:value-type="float">
            <text:p>127969</text:p>
          </table:table-cell>
          <table:table-cell office:value-type="float" office:value="155730" calcext:value-type="float">
            <text:p>155730</text:p>
          </table:table-cell>
          <table:table-cell office:value-type="float" office:value="165615" calcext:value-type="float">
            <text:p>165615</text:p>
          </table:table-cell>
          <table:table-cell office:value-type="float" office:value="175194" calcext:value-type="float">
            <text:p>175194</text:p>
          </table:table-cell>
        </table:table-row>
        <table:table-row table:style-name="ro2">
          <table:table-cell office:value-type="float" office:value="26001" calcext:value-type="float">
            <text:p>26001</text:p>
          </table:table-cell>
          <table:table-cell office:value-type="float" office:value="31552" calcext:value-type="float">
            <text:p>31552</text:p>
          </table:table-cell>
          <table:table-cell office:value-type="float" office:value="72666" calcext:value-type="float">
            <text:p>72666</text:p>
          </table:table-cell>
          <table:table-cell office:value-type="float" office:value="140334" calcext:value-type="float">
            <text:p>140334</text:p>
          </table:table-cell>
          <table:table-cell office:value-type="float" office:value="157990" calcext:value-type="float">
            <text:p>157990</text:p>
          </table:table-cell>
          <table:table-cell office:value-type="float" office:value="165926" calcext:value-type="float">
            <text:p>165926</text:p>
          </table:table-cell>
          <table:table-cell office:value-type="float" office:value="179709" calcext:value-type="float">
            <text:p>179709</text:p>
          </table:table-cell>
        </table:table-row>
        <table:table-row table:style-name="ro2">
          <table:table-cell office:value-type="float" office:value="26101" calcext:value-type="float">
            <text:p>26101</text:p>
          </table:table-cell>
          <table:table-cell office:value-type="float" office:value="29198" calcext:value-type="float">
            <text:p>29198</text:p>
          </table:table-cell>
          <table:table-cell office:value-type="float" office:value="77744" calcext:value-type="float">
            <text:p>77744</text:p>
          </table:table-cell>
          <table:table-cell office:value-type="float" office:value="159769" calcext:value-type="float">
            <text:p>159769</text:p>
          </table:table-cell>
          <table:table-cell office:value-type="float" office:value="159117" calcext:value-type="float">
            <text:p>159117</text:p>
          </table:table-cell>
          <table:table-cell office:value-type="float" office:value="166620" calcext:value-type="float">
            <text:p>166620</text:p>
          </table:table-cell>
          <table:table-cell office:value-type="float" office:value="176713" calcext:value-type="float">
            <text:p>176713</text:p>
          </table:table-cell>
        </table:table-row>
        <table:table-row table:style-name="ro2">
          <table:table-cell office:value-type="float" office:value="26201" calcext:value-type="float">
            <text:p>26201</text:p>
          </table:table-cell>
          <table:table-cell office:value-type="float" office:value="27222" calcext:value-type="float">
            <text:p>27222</text:p>
          </table:table-cell>
          <table:table-cell office:value-type="float" office:value="74253" calcext:value-type="float">
            <text:p>74253</text:p>
          </table:table-cell>
          <table:table-cell office:value-type="float" office:value="148126" calcext:value-type="float">
            <text:p>148126</text:p>
          </table:table-cell>
          <table:table-cell office:value-type="float" office:value="159195" calcext:value-type="float">
            <text:p>159195</text:p>
          </table:table-cell>
          <table:table-cell office:value-type="float" office:value="168210" calcext:value-type="float">
            <text:p>168210</text:p>
          </table:table-cell>
          <table:table-cell office:value-type="float" office:value="176709" calcext:value-type="float">
            <text:p>176709</text:p>
          </table:table-cell>
        </table:table-row>
        <table:table-row table:style-name="ro2">
          <table:table-cell office:value-type="float" office:value="26301" calcext:value-type="float">
            <text:p>26301</text:p>
          </table:table-cell>
          <table:table-cell office:value-type="float" office:value="31729" calcext:value-type="float">
            <text:p>31729</text:p>
          </table:table-cell>
          <table:table-cell office:value-type="float" office:value="78624" calcext:value-type="float">
            <text:p>78624</text:p>
          </table:table-cell>
          <table:table-cell office:value-type="float" office:value="166764" calcext:value-type="float">
            <text:p>166764</text:p>
          </table:table-cell>
          <table:table-cell office:value-type="float" office:value="160532" calcext:value-type="float">
            <text:p>160532</text:p>
          </table:table-cell>
          <table:table-cell office:value-type="float" office:value="168663" calcext:value-type="float">
            <text:p>168663</text:p>
          </table:table-cell>
          <table:table-cell office:value-type="float" office:value="177224" calcext:value-type="float">
            <text:p>177224</text:p>
          </table:table-cell>
        </table:table-row>
        <table:table-row table:style-name="ro2">
          <table:table-cell office:value-type="float" office:value="26401" calcext:value-type="float">
            <text:p>26401</text:p>
          </table:table-cell>
          <table:table-cell office:value-type="float" office:value="34297" calcext:value-type="float">
            <text:p>34297</text:p>
          </table:table-cell>
          <table:table-cell office:value-type="float" office:value="78902" calcext:value-type="float">
            <text:p>78902</text:p>
          </table:table-cell>
          <table:table-cell office:value-type="float" office:value="125758" calcext:value-type="float">
            <text:p>125758</text:p>
          </table:table-cell>
          <table:table-cell office:value-type="float" office:value="160784" calcext:value-type="float">
            <text:p>160784</text:p>
          </table:table-cell>
          <table:table-cell office:value-type="float" office:value="169420" calcext:value-type="float">
            <text:p>169420</text:p>
          </table:table-cell>
          <table:table-cell office:value-type="float" office:value="181524" calcext:value-type="float">
            <text:p>181524</text:p>
          </table:table-cell>
        </table:table-row>
        <table:table-row table:style-name="ro2">
          <table:table-cell office:value-type="float" office:value="26501" calcext:value-type="float">
            <text:p>26501</text:p>
          </table:table-cell>
          <table:table-cell office:value-type="float" office:value="28906" calcext:value-type="float">
            <text:p>28906</text:p>
          </table:table-cell>
          <table:table-cell office:value-type="float" office:value="78847" calcext:value-type="float">
            <text:p>78847</text:p>
          </table:table-cell>
          <table:table-cell office:value-type="float" office:value="173302" calcext:value-type="float">
            <text:p>173302</text:p>
          </table:table-cell>
          <table:table-cell office:value-type="float" office:value="162659" calcext:value-type="float">
            <text:p>162659</text:p>
          </table:table-cell>
          <table:table-cell office:value-type="float" office:value="169388" calcext:value-type="float">
            <text:p>169388</text:p>
          </table:table-cell>
          <table:table-cell office:value-type="float" office:value="177208" calcext:value-type="float">
            <text:p>177208</text:p>
          </table:table-cell>
        </table:table-row>
        <table:table-row table:style-name="ro2">
          <table:table-cell office:value-type="float" office:value="26601" calcext:value-type="float">
            <text:p>26601</text:p>
          </table:table-cell>
          <table:table-cell office:value-type="float" office:value="32238" calcext:value-type="float">
            <text:p>32238</text:p>
          </table:table-cell>
          <table:table-cell office:value-type="float" office:value="77419" calcext:value-type="float">
            <text:p>77419</text:p>
          </table:table-cell>
          <table:table-cell office:value-type="float" office:value="161970" calcext:value-type="float">
            <text:p>161970</text:p>
          </table:table-cell>
          <table:table-cell office:value-type="float" office:value="161499" calcext:value-type="float">
            <text:p>161499</text:p>
          </table:table-cell>
          <table:table-cell office:value-type="float" office:value="170072" calcext:value-type="float">
            <text:p>170072</text:p>
          </table:table-cell>
          <table:table-cell office:value-type="float" office:value="177504" calcext:value-type="float">
            <text:p>177504</text:p>
          </table:table-cell>
        </table:table-row>
        <table:table-row table:style-name="ro2">
          <table:table-cell office:value-type="float" office:value="26701" calcext:value-type="float">
            <text:p>26701</text:p>
          </table:table-cell>
          <table:table-cell office:value-type="float" office:value="31059" calcext:value-type="float">
            <text:p>31059</text:p>
          </table:table-cell>
          <table:table-cell office:value-type="float" office:value="84554" calcext:value-type="float">
            <text:p>84554</text:p>
          </table:table-cell>
          <table:table-cell office:value-type="float" office:value="219917" calcext:value-type="float">
            <text:p>219917</text:p>
          </table:table-cell>
          <table:table-cell office:value-type="float" office:value="159599" calcext:value-type="float">
            <text:p>159599</text:p>
          </table:table-cell>
          <table:table-cell office:value-type="float" office:value="170363" calcext:value-type="float">
            <text:p>170363</text:p>
          </table:table-cell>
          <table:table-cell office:value-type="float" office:value="179956" calcext:value-type="float">
            <text:p>179956</text:p>
          </table:table-cell>
        </table:table-row>
        <table:table-row table:style-name="ro2">
          <table:table-cell office:value-type="float" office:value="26801" calcext:value-type="float">
            <text:p>26801</text:p>
          </table:table-cell>
          <table:table-cell office:value-type="float" office:value="30447" calcext:value-type="float">
            <text:p>30447</text:p>
          </table:table-cell>
          <table:table-cell office:value-type="float" office:value="80935" calcext:value-type="float">
            <text:p>80935</text:p>
          </table:table-cell>
          <table:table-cell office:value-type="float" office:value="196983" calcext:value-type="float">
            <text:p>196983</text:p>
          </table:table-cell>
          <table:table-cell office:value-type="float" office:value="165197" calcext:value-type="float">
            <text:p>165197</text:p>
          </table:table-cell>
          <table:table-cell office:value-type="float" office:value="171415" calcext:value-type="float">
            <text:p>171415</text:p>
          </table:table-cell>
          <table:table-cell office:value-type="float" office:value="185479" calcext:value-type="float">
            <text:p>185479</text:p>
          </table:table-cell>
        </table:table-row>
        <table:table-row table:style-name="ro2">
          <table:table-cell office:value-type="float" office:value="26901" calcext:value-type="float">
            <text:p>26901</text:p>
          </table:table-cell>
          <table:table-cell office:value-type="float" office:value="31225" calcext:value-type="float">
            <text:p>31225</text:p>
          </table:table-cell>
          <table:table-cell office:value-type="float" office:value="79002" calcext:value-type="float">
            <text:p>79002</text:p>
          </table:table-cell>
          <table:table-cell office:value-type="float" office:value="149826" calcext:value-type="float">
            <text:p>149826</text:p>
          </table:table-cell>
          <table:table-cell office:value-type="float" office:value="162750" calcext:value-type="float">
            <text:p>162750</text:p>
          </table:table-cell>
          <table:table-cell office:value-type="float" office:value="172123" calcext:value-type="float">
            <text:p>172123</text:p>
          </table:table-cell>
          <table:table-cell office:value-type="float" office:value="181318" calcext:value-type="float">
            <text:p>181318</text:p>
          </table:table-cell>
        </table:table-row>
        <table:table-row table:style-name="ro2">
          <table:table-cell office:value-type="float" office:value="27001" calcext:value-type="float">
            <text:p>27001</text:p>
          </table:table-cell>
          <table:table-cell office:value-type="float" office:value="36463" calcext:value-type="float">
            <text:p>36463</text:p>
          </table:table-cell>
          <table:table-cell office:value-type="float" office:value="84669" calcext:value-type="float">
            <text:p>84669</text:p>
          </table:table-cell>
          <table:table-cell office:value-type="float" office:value="169231" calcext:value-type="float">
            <text:p>169231</text:p>
          </table:table-cell>
          <table:table-cell office:value-type="float" office:value="162937" calcext:value-type="float">
            <text:p>162937</text:p>
          </table:table-cell>
          <table:table-cell office:value-type="float" office:value="172242" calcext:value-type="float">
            <text:p>172242</text:p>
          </table:table-cell>
          <table:table-cell office:value-type="float" office:value="181377" calcext:value-type="float">
            <text:p>181377</text:p>
          </table:table-cell>
        </table:table-row>
        <table:table-row table:style-name="ro2">
          <table:table-cell office:value-type="float" office:value="27101" calcext:value-type="float">
            <text:p>27101</text:p>
          </table:table-cell>
          <table:table-cell office:value-type="float" office:value="32814" calcext:value-type="float">
            <text:p>32814</text:p>
          </table:table-cell>
          <table:table-cell office:value-type="float" office:value="78301" calcext:value-type="float">
            <text:p>78301</text:p>
          </table:table-cell>
          <table:table-cell office:value-type="float" office:value="162737" calcext:value-type="float">
            <text:p>162737</text:p>
          </table:table-cell>
          <table:table-cell office:value-type="float" office:value="165257" calcext:value-type="float">
            <text:p>165257</text:p>
          </table:table-cell>
          <table:table-cell office:value-type="float" office:value="173020" calcext:value-type="float">
            <text:p>173020</text:p>
          </table:table-cell>
          <table:table-cell office:value-type="float" office:value="185568" calcext:value-type="float">
            <text:p>185568</text:p>
          </table:table-cell>
        </table:table-row>
        <table:table-row table:style-name="ro2">
          <table:table-cell office:value-type="float" office:value="27201" calcext:value-type="float">
            <text:p>27201</text:p>
          </table:table-cell>
          <table:table-cell office:value-type="float" office:value="33397" calcext:value-type="float">
            <text:p>33397</text:p>
          </table:table-cell>
          <table:table-cell office:value-type="float" office:value="79719" calcext:value-type="float">
            <text:p>79719</text:p>
          </table:table-cell>
          <table:table-cell office:value-type="float" office:value="141586" calcext:value-type="float">
            <text:p>141586</text:p>
          </table:table-cell>
          <table:table-cell office:value-type="float" office:value="165743" calcext:value-type="float">
            <text:p>165743</text:p>
          </table:table-cell>
          <table:table-cell office:value-type="float" office:value="174015" calcext:value-type="float">
            <text:p>174015</text:p>
          </table:table-cell>
          <table:table-cell office:value-type="float" office:value="187747" calcext:value-type="float">
            <text:p>187747</text:p>
          </table:table-cell>
        </table:table-row>
        <table:table-row table:style-name="ro2">
          <table:table-cell office:value-type="float" office:value="27301" calcext:value-type="float">
            <text:p>27301</text:p>
          </table:table-cell>
          <table:table-cell office:value-type="float" office:value="37335" calcext:value-type="float">
            <text:p>37335</text:p>
          </table:table-cell>
          <table:table-cell office:value-type="float" office:value="84656" calcext:value-type="float">
            <text:p>84656</text:p>
          </table:table-cell>
          <table:table-cell office:value-type="float" office:value="174079" calcext:value-type="float">
            <text:p>174079</text:p>
          </table:table-cell>
          <table:table-cell office:value-type="float" office:value="163504" calcext:value-type="float">
            <text:p>163504</text:p>
          </table:table-cell>
          <table:table-cell office:value-type="float" office:value="174171" calcext:value-type="float">
            <text:p>174171</text:p>
          </table:table-cell>
          <table:table-cell office:value-type="float" office:value="185669" calcext:value-type="float">
            <text:p>185669</text:p>
          </table:table-cell>
        </table:table-row>
        <table:table-row table:style-name="ro2">
          <table:table-cell office:value-type="float" office:value="27401" calcext:value-type="float">
            <text:p>27401</text:p>
          </table:table-cell>
          <table:table-cell office:value-type="float" office:value="39035" calcext:value-type="float">
            <text:p>39035</text:p>
          </table:table-cell>
          <table:table-cell office:value-type="float" office:value="85913" calcext:value-type="float">
            <text:p>85913</text:p>
          </table:table-cell>
          <table:table-cell office:value-type="float" office:value="151537" calcext:value-type="float">
            <text:p>151537</text:p>
          </table:table-cell>
          <table:table-cell office:value-type="float" office:value="165517" calcext:value-type="float">
            <text:p>165517</text:p>
          </table:table-cell>
          <table:table-cell office:value-type="float" office:value="174887" calcext:value-type="float">
            <text:p>174887</text:p>
          </table:table-cell>
          <table:table-cell office:value-type="float" office:value="185462" calcext:value-type="float">
            <text:p>185462</text:p>
          </table:table-cell>
        </table:table-row>
        <table:table-row table:style-name="ro2">
          <table:table-cell office:value-type="float" office:value="27501" calcext:value-type="float">
            <text:p>27501</text:p>
          </table:table-cell>
          <table:table-cell office:value-type="float" office:value="28078" calcext:value-type="float">
            <text:p>28078</text:p>
          </table:table-cell>
          <table:table-cell office:value-type="float" office:value="79685" calcext:value-type="float">
            <text:p>79685</text:p>
          </table:table-cell>
          <table:table-cell office:value-type="float" office:value="150064" calcext:value-type="float">
            <text:p>150064</text:p>
          </table:table-cell>
          <table:table-cell office:value-type="float" office:value="168483" calcext:value-type="float">
            <text:p>168483</text:p>
          </table:table-cell>
          <table:table-cell office:value-type="float" office:value="176180" calcext:value-type="float">
            <text:p>176180</text:p>
          </table:table-cell>
          <table:table-cell office:value-type="float" office:value="185904" calcext:value-type="float">
            <text:p>185904</text:p>
          </table:table-cell>
        </table:table-row>
        <table:table-row table:style-name="ro2">
          <table:table-cell office:value-type="float" office:value="27601" calcext:value-type="float">
            <text:p>27601</text:p>
          </table:table-cell>
          <table:table-cell office:value-type="float" office:value="37961" calcext:value-type="float">
            <text:p>37961</text:p>
          </table:table-cell>
          <table:table-cell office:value-type="float" office:value="82687" calcext:value-type="float">
            <text:p>82687</text:p>
          </table:table-cell>
          <table:table-cell office:value-type="float" office:value="168996" calcext:value-type="float">
            <text:p>168996</text:p>
          </table:table-cell>
          <table:table-cell office:value-type="float" office:value="170145" calcext:value-type="float">
            <text:p>170145</text:p>
          </table:table-cell>
          <table:table-cell office:value-type="float" office:value="176484" calcext:value-type="float">
            <text:p>176484</text:p>
          </table:table-cell>
          <table:table-cell office:value-type="float" office:value="187794" calcext:value-type="float">
            <text:p>187794</text:p>
          </table:table-cell>
        </table:table-row>
        <table:table-row table:style-name="ro2">
          <table:table-cell office:value-type="float" office:value="27701" calcext:value-type="float">
            <text:p>27701</text:p>
          </table:table-cell>
          <table:table-cell office:value-type="float" office:value="30412" calcext:value-type="float">
            <text:p>30412</text:p>
          </table:table-cell>
          <table:table-cell office:value-type="float" office:value="85567" calcext:value-type="float">
            <text:p>85567</text:p>
          </table:table-cell>
          <table:table-cell office:value-type="float" office:value="166833" calcext:value-type="float">
            <text:p>166833</text:p>
          </table:table-cell>
          <table:table-cell office:value-type="float" office:value="168837" calcext:value-type="float">
            <text:p>168837</text:p>
          </table:table-cell>
          <table:table-cell office:value-type="float" office:value="177721" calcext:value-type="float">
            <text:p>177721</text:p>
          </table:table-cell>
          <table:table-cell office:value-type="float" office:value="188894" calcext:value-type="float">
            <text:p>188894</text:p>
          </table:table-cell>
        </table:table-row>
        <table:table-row table:style-name="ro2">
          <table:table-cell office:value-type="float" office:value="27801" calcext:value-type="float">
            <text:p>27801</text:p>
          </table:table-cell>
          <table:table-cell office:value-type="float" office:value="38735" calcext:value-type="float">
            <text:p>38735</text:p>
          </table:table-cell>
          <table:table-cell office:value-type="float" office:value="86628" calcext:value-type="float">
            <text:p>86628</text:p>
          </table:table-cell>
          <table:table-cell office:value-type="float" office:value="197726" calcext:value-type="float">
            <text:p>197726</text:p>
          </table:table-cell>
          <table:table-cell office:value-type="float" office:value="171462" calcext:value-type="float">
            <text:p>171462</text:p>
          </table:table-cell>
          <table:table-cell office:value-type="float" office:value="177728" calcext:value-type="float">
            <text:p>177728</text:p>
          </table:table-cell>
          <table:table-cell office:value-type="float" office:value="186555" calcext:value-type="float">
            <text:p>186555</text:p>
          </table:table-cell>
        </table:table-row>
        <table:table-row table:style-name="ro2">
          <table:table-cell office:value-type="float" office:value="27901" calcext:value-type="float">
            <text:p>27901</text:p>
          </table:table-cell>
          <table:table-cell office:value-type="float" office:value="33578" calcext:value-type="float">
            <text:p>33578</text:p>
          </table:table-cell>
          <table:table-cell office:value-type="float" office:value="82309" calcext:value-type="float">
            <text:p>82309</text:p>
          </table:table-cell>
          <table:table-cell office:value-type="float" office:value="167639" calcext:value-type="float">
            <text:p>167639</text:p>
          </table:table-cell>
          <table:table-cell office:value-type="float" office:value="171720" calcext:value-type="float">
            <text:p>171720</text:p>
          </table:table-cell>
          <table:table-cell office:value-type="float" office:value="178624" calcext:value-type="float">
            <text:p>178624</text:p>
          </table:table-cell>
          <table:table-cell office:value-type="float" office:value="188629" calcext:value-type="float">
            <text:p>188629</text:p>
          </table:table-cell>
        </table:table-row>
        <table:table-row table:style-name="ro2">
          <table:table-cell office:value-type="float" office:value="28001" calcext:value-type="float">
            <text:p>28001</text:p>
          </table:table-cell>
          <table:table-cell office:value-type="float" office:value="31410" calcext:value-type="float">
            <text:p>31410</text:p>
          </table:table-cell>
          <table:table-cell office:value-type="float" office:value="85109" calcext:value-type="float">
            <text:p>85109</text:p>
          </table:table-cell>
          <table:table-cell office:value-type="float" office:value="172179" calcext:value-type="float">
            <text:p>172179</text:p>
          </table:table-cell>
          <table:table-cell office:value-type="float" office:value="172315" calcext:value-type="float">
            <text:p>172315</text:p>
          </table:table-cell>
          <table:table-cell office:value-type="float" office:value="179288" calcext:value-type="float">
            <text:p>179288</text:p>
          </table:table-cell>
          <table:table-cell office:value-type="float" office:value="197310" calcext:value-type="float">
            <text:p>197310</text:p>
          </table:table-cell>
        </table:table-row>
        <table:table-row table:style-name="ro2">
          <table:table-cell office:value-type="float" office:value="28101" calcext:value-type="float">
            <text:p>28101</text:p>
          </table:table-cell>
          <table:table-cell office:value-type="float" office:value="33477" calcext:value-type="float">
            <text:p>33477</text:p>
          </table:table-cell>
          <table:table-cell office:value-type="float" office:value="82703" calcext:value-type="float">
            <text:p>82703</text:p>
          </table:table-cell>
          <table:table-cell office:value-type="float" office:value="171056" calcext:value-type="float">
            <text:p>171056</text:p>
          </table:table-cell>
          <table:table-cell office:value-type="float" office:value="172490" calcext:value-type="float">
            <text:p>172490</text:p>
          </table:table-cell>
          <table:table-cell office:value-type="float" office:value="179542" calcext:value-type="float">
            <text:p>179542</text:p>
          </table:table-cell>
          <table:table-cell office:value-type="float" office:value="190055" calcext:value-type="float">
            <text:p>190055</text:p>
          </table:table-cell>
        </table:table-row>
        <table:table-row table:style-name="ro2">
          <table:table-cell office:value-type="float" office:value="28201" calcext:value-type="float">
            <text:p>28201</text:p>
          </table:table-cell>
          <table:table-cell office:value-type="float" office:value="31367" calcext:value-type="float">
            <text:p>31367</text:p>
          </table:table-cell>
          <table:table-cell office:value-type="float" office:value="86464" calcext:value-type="float">
            <text:p>86464</text:p>
          </table:table-cell>
          <table:table-cell office:value-type="float" office:value="164454" calcext:value-type="float">
            <text:p>164454</text:p>
          </table:table-cell>
          <table:table-cell office:value-type="float" office:value="174387" calcext:value-type="float">
            <text:p>174387</text:p>
          </table:table-cell>
          <table:table-cell office:value-type="float" office:value="179856" calcext:value-type="float">
            <text:p>179856</text:p>
          </table:table-cell>
          <table:table-cell office:value-type="float" office:value="186737" calcext:value-type="float">
            <text:p>186737</text:p>
          </table:table-cell>
        </table:table-row>
        <table:table-row table:style-name="ro2">
          <table:table-cell office:value-type="float" office:value="28301" calcext:value-type="float">
            <text:p>28301</text:p>
          </table:table-cell>
          <table:table-cell office:value-type="float" office:value="34594" calcext:value-type="float">
            <text:p>34594</text:p>
          </table:table-cell>
          <table:table-cell office:value-type="float" office:value="83161" calcext:value-type="float">
            <text:p>83161</text:p>
          </table:table-cell>
          <table:table-cell office:value-type="float" office:value="189373" calcext:value-type="float">
            <text:p>189373</text:p>
          </table:table-cell>
          <table:table-cell office:value-type="float" office:value="172824" calcext:value-type="float">
            <text:p>172824</text:p>
          </table:table-cell>
          <table:table-cell office:value-type="float" office:value="179673" calcext:value-type="float">
            <text:p>179673</text:p>
          </table:table-cell>
          <table:table-cell office:value-type="float" office:value="188707" calcext:value-type="float">
            <text:p>188707</text:p>
          </table:table-cell>
        </table:table-row>
        <table:table-row table:style-name="ro2">
          <table:table-cell office:value-type="float" office:value="28401" calcext:value-type="float">
            <text:p>28401</text:p>
          </table:table-cell>
          <table:table-cell office:value-type="float" office:value="33316" calcext:value-type="float">
            <text:p>33316</text:p>
          </table:table-cell>
          <table:table-cell office:value-type="float" office:value="82149" calcext:value-type="float">
            <text:p>82149</text:p>
          </table:table-cell>
          <table:table-cell office:value-type="float" office:value="232961" calcext:value-type="float">
            <text:p>232961</text:p>
          </table:table-cell>
          <table:table-cell office:value-type="float" office:value="174226" calcext:value-type="float">
            <text:p>174226</text:p>
          </table:table-cell>
          <table:table-cell office:value-type="float" office:value="181324" calcext:value-type="float">
            <text:p>181324</text:p>
          </table:table-cell>
          <table:table-cell office:value-type="float" office:value="189103" calcext:value-type="float">
            <text:p>189103</text:p>
          </table:table-cell>
        </table:table-row>
        <table:table-row table:style-name="ro2">
          <table:table-cell office:value-type="float" office:value="28501" calcext:value-type="float">
            <text:p>28501</text:p>
          </table:table-cell>
          <table:table-cell office:value-type="float" office:value="36636" calcext:value-type="float">
            <text:p>36636</text:p>
          </table:table-cell>
          <table:table-cell office:value-type="float" office:value="82099" calcext:value-type="float">
            <text:p>82099</text:p>
          </table:table-cell>
          <table:table-cell office:value-type="float" office:value="141771" calcext:value-type="float">
            <text:p>141771</text:p>
          </table:table-cell>
          <table:table-cell office:value-type="float" office:value="176258" calcext:value-type="float">
            <text:p>176258</text:p>
          </table:table-cell>
          <table:table-cell office:value-type="float" office:value="182186" calcext:value-type="float">
            <text:p>182186</text:p>
          </table:table-cell>
          <table:table-cell office:value-type="float" office:value="192546" calcext:value-type="float">
            <text:p>192546</text:p>
          </table:table-cell>
        </table:table-row>
        <table:table-row table:style-name="ro2">
          <table:table-cell office:value-type="float" office:value="28601" calcext:value-type="float">
            <text:p>28601</text:p>
          </table:table-cell>
          <table:table-cell office:value-type="float" office:value="36739" calcext:value-type="float">
            <text:p>36739</text:p>
          </table:table-cell>
          <table:table-cell office:value-type="float" office:value="89914" calcext:value-type="float">
            <text:p>89914</text:p>
          </table:table-cell>
          <table:table-cell office:value-type="float" office:value="159870" calcext:value-type="float">
            <text:p>159870</text:p>
          </table:table-cell>
          <table:table-cell office:value-type="float" office:value="174627" calcext:value-type="float">
            <text:p>174627</text:p>
          </table:table-cell>
          <table:table-cell office:value-type="float" office:value="182194" calcext:value-type="float">
            <text:p>182194</text:p>
          </table:table-cell>
          <table:table-cell office:value-type="float" office:value="193772" calcext:value-type="float">
            <text:p>193772</text:p>
          </table:table-cell>
        </table:table-row>
        <table:table-row table:style-name="ro2">
          <table:table-cell office:value-type="float" office:value="28701" calcext:value-type="float">
            <text:p>28701</text:p>
          </table:table-cell>
          <table:table-cell office:value-type="float" office:value="39164" calcext:value-type="float">
            <text:p>39164</text:p>
          </table:table-cell>
          <table:table-cell office:value-type="float" office:value="85687" calcext:value-type="float">
            <text:p>85687</text:p>
          </table:table-cell>
          <table:table-cell office:value-type="float" office:value="149267" calcext:value-type="float">
            <text:p>149267</text:p>
          </table:table-cell>
          <table:table-cell office:value-type="float" office:value="176818" calcext:value-type="float">
            <text:p>176818</text:p>
          </table:table-cell>
          <table:table-cell office:value-type="float" office:value="183434" calcext:value-type="float">
            <text:p>183434</text:p>
          </table:table-cell>
          <table:table-cell office:value-type="float" office:value="200880" calcext:value-type="float">
            <text:p>200880</text:p>
          </table:table-cell>
        </table:table-row>
        <table:table-row table:style-name="ro2">
          <table:table-cell office:value-type="float" office:value="28801" calcext:value-type="float">
            <text:p>28801</text:p>
          </table:table-cell>
          <table:table-cell office:value-type="float" office:value="38755" calcext:value-type="float">
            <text:p>38755</text:p>
          </table:table-cell>
          <table:table-cell office:value-type="float" office:value="83873" calcext:value-type="float">
            <text:p>83873</text:p>
          </table:table-cell>
          <table:table-cell office:value-type="float" office:value="189637" calcext:value-type="float">
            <text:p>189637</text:p>
          </table:table-cell>
          <table:table-cell office:value-type="float" office:value="176640" calcext:value-type="float">
            <text:p>176640</text:p>
          </table:table-cell>
          <table:table-cell office:value-type="float" office:value="184112" calcext:value-type="float">
            <text:p>184112</text:p>
          </table:table-cell>
          <table:table-cell office:value-type="float" office:value="193557" calcext:value-type="float">
            <text:p>193557</text:p>
          </table:table-cell>
        </table:table-row>
        <table:table-row table:style-name="ro2">
          <table:table-cell office:value-type="float" office:value="28901" calcext:value-type="float">
            <text:p>28901</text:p>
          </table:table-cell>
          <table:table-cell office:value-type="float" office:value="32947" calcext:value-type="float">
            <text:p>32947</text:p>
          </table:table-cell>
          <table:table-cell office:value-type="float" office:value="85721" calcext:value-type="float">
            <text:p>85721</text:p>
          </table:table-cell>
          <table:table-cell office:value-type="float" office:value="158543" calcext:value-type="float">
            <text:p>158543</text:p>
          </table:table-cell>
          <table:table-cell office:value-type="float" office:value="175238" calcext:value-type="float">
            <text:p>175238</text:p>
          </table:table-cell>
          <table:table-cell office:value-type="float" office:value="184770" calcext:value-type="float">
            <text:p>184770</text:p>
          </table:table-cell>
          <table:table-cell office:value-type="float" office:value="194131" calcext:value-type="float">
            <text:p>194131</text:p>
          </table:table-cell>
        </table:table-row>
        <table:table-row table:style-name="ro2">
          <table:table-cell office:value-type="float" office:value="29001" calcext:value-type="float">
            <text:p>29001</text:p>
          </table:table-cell>
          <table:table-cell office:value-type="float" office:value="31112" calcext:value-type="float">
            <text:p>31112</text:p>
          </table:table-cell>
          <table:table-cell office:value-type="float" office:value="82612" calcext:value-type="float">
            <text:p>82612</text:p>
          </table:table-cell>
          <table:table-cell office:value-type="float" office:value="160308" calcext:value-type="float">
            <text:p>160308</text:p>
          </table:table-cell>
          <table:table-cell office:value-type="float" office:value="178632" calcext:value-type="float">
            <text:p>178632</text:p>
          </table:table-cell>
          <table:table-cell office:value-type="float" office:value="185572" calcext:value-type="float">
            <text:p>185572</text:p>
          </table:table-cell>
          <table:table-cell office:value-type="float" office:value="198246" calcext:value-type="float">
            <text:p>198246</text:p>
          </table:table-cell>
        </table:table-row>
        <table:table-row table:style-name="ro2">
          <table:table-cell office:value-type="float" office:value="29101" calcext:value-type="float">
            <text:p>29101</text:p>
          </table:table-cell>
          <table:table-cell office:value-type="float" office:value="37498" calcext:value-type="float">
            <text:p>37498</text:p>
          </table:table-cell>
          <table:table-cell office:value-type="float" office:value="88535" calcext:value-type="float">
            <text:p>88535</text:p>
          </table:table-cell>
          <table:table-cell office:value-type="float" office:value="155443" calcext:value-type="float">
            <text:p>155443</text:p>
          </table:table-cell>
          <table:table-cell office:value-type="float" office:value="180036" calcext:value-type="float">
            <text:p>180036</text:p>
          </table:table-cell>
          <table:table-cell office:value-type="float" office:value="186088" calcext:value-type="float">
            <text:p>186088</text:p>
          </table:table-cell>
          <table:table-cell office:value-type="float" office:value="199853" calcext:value-type="float">
            <text:p>199853</text:p>
          </table:table-cell>
        </table:table-row>
        <table:table-row table:style-name="ro2">
          <table:table-cell office:value-type="float" office:value="29201" calcext:value-type="float">
            <text:p>29201</text:p>
          </table:table-cell>
          <table:table-cell office:value-type="float" office:value="33670" calcext:value-type="float">
            <text:p>33670</text:p>
          </table:table-cell>
          <table:table-cell office:value-type="float" office:value="90522" calcext:value-type="float">
            <text:p>90522</text:p>
          </table:table-cell>
          <table:table-cell office:value-type="float" office:value="169356" calcext:value-type="float">
            <text:p>169356</text:p>
          </table:table-cell>
          <table:table-cell office:value-type="float" office:value="178693" calcext:value-type="float">
            <text:p>178693</text:p>
          </table:table-cell>
          <table:table-cell office:value-type="float" office:value="186457" calcext:value-type="float">
            <text:p>186457</text:p>
          </table:table-cell>
          <table:table-cell office:value-type="float" office:value="197776" calcext:value-type="float">
            <text:p>197776</text:p>
          </table:table-cell>
        </table:table-row>
        <table:table-row table:style-name="ro2">
          <table:table-cell office:value-type="float" office:value="29301" calcext:value-type="float">
            <text:p>29301</text:p>
          </table:table-cell>
          <table:table-cell office:value-type="float" office:value="35574" calcext:value-type="float">
            <text:p>35574</text:p>
          </table:table-cell>
          <table:table-cell office:value-type="float" office:value="87265" calcext:value-type="float">
            <text:p>87265</text:p>
          </table:table-cell>
          <table:table-cell office:value-type="float" office:value="180142" calcext:value-type="float">
            <text:p>180142</text:p>
          </table:table-cell>
          <table:table-cell office:value-type="float" office:value="177300" calcext:value-type="float">
            <text:p>177300</text:p>
          </table:table-cell>
          <table:table-cell office:value-type="float" office:value="187125" calcext:value-type="float">
            <text:p>187125</text:p>
          </table:table-cell>
          <table:table-cell office:value-type="float" office:value="198703" calcext:value-type="float">
            <text:p>198703</text:p>
          </table:table-cell>
        </table:table-row>
        <table:table-row table:style-name="ro2">
          <table:table-cell office:value-type="float" office:value="29401" calcext:value-type="float">
            <text:p>29401</text:p>
          </table:table-cell>
          <table:table-cell office:value-type="float" office:value="40156" calcext:value-type="float">
            <text:p>40156</text:p>
          </table:table-cell>
          <table:table-cell office:value-type="float" office:value="85838" calcext:value-type="float">
            <text:p>85838</text:p>
          </table:table-cell>
          <table:table-cell office:value-type="float" office:value="179918" calcext:value-type="float">
            <text:p>179918</text:p>
          </table:table-cell>
          <table:table-cell office:value-type="float" office:value="181626" calcext:value-type="float">
            <text:p>181626</text:p>
          </table:table-cell>
          <table:table-cell office:value-type="float" office:value="187131" calcext:value-type="float">
            <text:p>187131</text:p>
          </table:table-cell>
          <table:table-cell office:value-type="float" office:value="196395" calcext:value-type="float">
            <text:p>196395</text:p>
          </table:table-cell>
        </table:table-row>
        <table:table-row table:style-name="ro2">
          <table:table-cell office:value-type="float" office:value="29501" calcext:value-type="float">
            <text:p>29501</text:p>
          </table:table-cell>
          <table:table-cell office:value-type="float" office:value="35557" calcext:value-type="float">
            <text:p>35557</text:p>
          </table:table-cell>
          <table:table-cell office:value-type="float" office:value="90229" calcext:value-type="float">
            <text:p>90229</text:p>
          </table:table-cell>
          <table:table-cell office:value-type="float" office:value="210674" calcext:value-type="float">
            <text:p>210674</text:p>
          </table:table-cell>
          <table:table-cell office:value-type="float" office:value="181867" calcext:value-type="float">
            <text:p>181867</text:p>
          </table:table-cell>
          <table:table-cell office:value-type="float" office:value="188322" calcext:value-type="float">
            <text:p>188322</text:p>
          </table:table-cell>
          <table:table-cell office:value-type="float" office:value="198382" calcext:value-type="float">
            <text:p>198382</text:p>
          </table:table-cell>
        </table:table-row>
        <table:table-row table:style-name="ro2">
          <table:table-cell office:value-type="float" office:value="29601" calcext:value-type="float">
            <text:p>29601</text:p>
          </table:table-cell>
          <table:table-cell office:value-type="float" office:value="32013" calcext:value-type="float">
            <text:p>32013</text:p>
          </table:table-cell>
          <table:table-cell office:value-type="float" office:value="89698" calcext:value-type="float">
            <text:p>89698</text:p>
          </table:table-cell>
          <table:table-cell office:value-type="float" office:value="190037" calcext:value-type="float">
            <text:p>190037</text:p>
          </table:table-cell>
          <table:table-cell office:value-type="float" office:value="182165" calcext:value-type="float">
            <text:p>182165</text:p>
          </table:table-cell>
          <table:table-cell office:value-type="float" office:value="188747" calcext:value-type="float">
            <text:p>188747</text:p>
          </table:table-cell>
          <table:table-cell office:value-type="float" office:value="201204" calcext:value-type="float">
            <text:p>201204</text:p>
          </table:table-cell>
        </table:table-row>
        <table:table-row table:style-name="ro2">
          <table:table-cell office:value-type="float" office:value="29701" calcext:value-type="float">
            <text:p>29701</text:p>
          </table:table-cell>
          <table:table-cell office:value-type="float" office:value="40896" calcext:value-type="float">
            <text:p>40896</text:p>
          </table:table-cell>
          <table:table-cell office:value-type="float" office:value="90996" calcext:value-type="float">
            <text:p>90996</text:p>
          </table:table-cell>
          <table:table-cell office:value-type="float" office:value="236738" calcext:value-type="float">
            <text:p>236738</text:p>
          </table:table-cell>
          <table:table-cell office:value-type="float" office:value="182971" calcext:value-type="float">
            <text:p>182971</text:p>
          </table:table-cell>
          <table:table-cell office:value-type="float" office:value="189442" calcext:value-type="float">
            <text:p>189442</text:p>
          </table:table-cell>
          <table:table-cell office:value-type="float" office:value="199298" calcext:value-type="float">
            <text:p>199298</text:p>
          </table:table-cell>
        </table:table-row>
        <table:table-row table:style-name="ro2">
          <table:table-cell office:value-type="float" office:value="29801" calcext:value-type="float">
            <text:p>29801</text:p>
          </table:table-cell>
          <table:table-cell office:value-type="float" office:value="38708" calcext:value-type="float">
            <text:p>38708</text:p>
          </table:table-cell>
          <table:table-cell office:value-type="float" office:value="88303" calcext:value-type="float">
            <text:p>88303</text:p>
          </table:table-cell>
          <table:table-cell office:value-type="float" office:value="189764" calcext:value-type="float">
            <text:p>189764</text:p>
          </table:table-cell>
          <table:table-cell office:value-type="float" office:value="180521" calcext:value-type="float">
            <text:p>180521</text:p>
          </table:table-cell>
          <table:table-cell office:value-type="float" office:value="190693" calcext:value-type="float">
            <text:p>190693</text:p>
          </table:table-cell>
          <table:table-cell office:value-type="float" office:value="200825" calcext:value-type="float">
            <text:p>200825</text:p>
          </table:table-cell>
        </table:table-row>
        <table:table-row table:style-name="ro2">
          <table:table-cell office:value-type="float" office:value="29901" calcext:value-type="float">
            <text:p>29901</text:p>
          </table:table-cell>
          <table:table-cell office:value-type="float" office:value="34321" calcext:value-type="float">
            <text:p>34321</text:p>
          </table:table-cell>
          <table:table-cell office:value-type="float" office:value="85400" calcext:value-type="float">
            <text:p>85400</text:p>
          </table:table-cell>
          <table:table-cell office:value-type="float" office:value="200162" calcext:value-type="float">
            <text:p>200162</text:p>
          </table:table-cell>
          <table:table-cell office:value-type="float" office:value="183512" calcext:value-type="float">
            <text:p>183512</text:p>
          </table:table-cell>
          <table:table-cell office:value-type="float" office:value="190471" calcext:value-type="float">
            <text:p>190471</text:p>
          </table:table-cell>
          <table:table-cell office:value-type="float" office:value="201853" calcext:value-type="float">
            <text:p>201853</text:p>
          </table:table-cell>
        </table:table-row>
        <table:table-row table:style-name="ro2">
          <table:table-cell office:value-type="float" office:value="30001" calcext:value-type="float">
            <text:p>30001</text:p>
          </table:table-cell>
          <table:table-cell office:value-type="float" office:value="33623" calcext:value-type="float">
            <text:p>33623</text:p>
          </table:table-cell>
          <table:table-cell office:value-type="float" office:value="87010" calcext:value-type="float">
            <text:p>87010</text:p>
          </table:table-cell>
          <table:table-cell office:value-type="float" office:value="195100" calcext:value-type="float">
            <text:p>195100</text:p>
          </table:table-cell>
          <table:table-cell office:value-type="float" office:value="185237" calcext:value-type="float">
            <text:p>185237</text:p>
          </table:table-cell>
          <table:table-cell office:value-type="float" office:value="191437" calcext:value-type="float">
            <text:p>191437</text:p>
          </table:table-cell>
          <table:table-cell office:value-type="float" office:value="210025" calcext:value-type="float">
            <text:p>210025</text:p>
          </table:table-cell>
        </table:table-row>
        <table:table-row table:style-name="ro2">
          <table:table-cell office:value-type="float" office:value="30101" calcext:value-type="float">
            <text:p>30101</text:p>
          </table:table-cell>
          <table:table-cell office:value-type="float" office:value="32442" calcext:value-type="float">
            <text:p>32442</text:p>
          </table:table-cell>
          <table:table-cell office:value-type="float" office:value="89351" calcext:value-type="float">
            <text:p>89351</text:p>
          </table:table-cell>
          <table:table-cell office:value-type="float" office:value="167751" calcext:value-type="float">
            <text:p>167751</text:p>
          </table:table-cell>
          <table:table-cell office:value-type="float" office:value="183141" calcext:value-type="float">
            <text:p>183141</text:p>
          </table:table-cell>
          <table:table-cell office:value-type="float" office:value="191989" calcext:value-type="float">
            <text:p>191989</text:p>
          </table:table-cell>
          <table:table-cell office:value-type="float" office:value="206586" calcext:value-type="float">
            <text:p>206586</text:p>
          </table:table-cell>
        </table:table-row>
        <table:table-row table:style-name="ro2">
          <table:table-cell office:value-type="float" office:value="30201" calcext:value-type="float">
            <text:p>30201</text:p>
          </table:table-cell>
          <table:table-cell office:value-type="float" office:value="34521" calcext:value-type="float">
            <text:p>34521</text:p>
          </table:table-cell>
          <table:table-cell office:value-type="float" office:value="88955" calcext:value-type="float">
            <text:p>88955</text:p>
          </table:table-cell>
          <table:table-cell office:value-type="float" office:value="160617" calcext:value-type="float">
            <text:p>160617</text:p>
          </table:table-cell>
          <table:table-cell office:value-type="float" office:value="182758" calcext:value-type="float">
            <text:p>182758</text:p>
          </table:table-cell>
          <table:table-cell office:value-type="float" office:value="193133" calcext:value-type="float">
            <text:p>193133</text:p>
          </table:table-cell>
          <table:table-cell office:value-type="float" office:value="207170" calcext:value-type="float">
            <text:p>207170</text:p>
          </table:table-cell>
        </table:table-row>
        <table:table-row table:style-name="ro2">
          <table:table-cell office:value-type="float" office:value="30301" calcext:value-type="float">
            <text:p>30301</text:p>
          </table:table-cell>
          <table:table-cell office:value-type="float" office:value="35042" calcext:value-type="float">
            <text:p>35042</text:p>
          </table:table-cell>
          <table:table-cell office:value-type="float" office:value="91214" calcext:value-type="float">
            <text:p>91214</text:p>
          </table:table-cell>
          <table:table-cell office:value-type="float" office:value="184074" calcext:value-type="float">
            <text:p>184074</text:p>
          </table:table-cell>
          <table:table-cell office:value-type="float" office:value="184545" calcext:value-type="float">
            <text:p>184545</text:p>
          </table:table-cell>
          <table:table-cell office:value-type="float" office:value="194131" calcext:value-type="float">
            <text:p>194131</text:p>
          </table:table-cell>
          <table:table-cell office:value-type="float" office:value="216686" calcext:value-type="float">
            <text:p>216686</text:p>
          </table:table-cell>
        </table:table-row>
        <table:table-row table:style-name="ro2">
          <table:table-cell office:value-type="float" office:value="30401" calcext:value-type="float">
            <text:p>30401</text:p>
          </table:table-cell>
          <table:table-cell office:value-type="float" office:value="39005" calcext:value-type="float">
            <text:p>39005</text:p>
          </table:table-cell>
          <table:table-cell office:value-type="float" office:value="94211" calcext:value-type="float">
            <text:p>94211</text:p>
          </table:table-cell>
          <table:table-cell office:value-type="float" office:value="206879" calcext:value-type="float">
            <text:p>206879</text:p>
          </table:table-cell>
          <table:table-cell office:value-type="float" office:value="187998" calcext:value-type="float">
            <text:p>187998</text:p>
          </table:table-cell>
          <table:table-cell office:value-type="float" office:value="194582" calcext:value-type="float">
            <text:p>194582</text:p>
          </table:table-cell>
          <table:table-cell office:value-type="float" office:value="219402" calcext:value-type="float">
            <text:p>219402</text:p>
          </table:table-cell>
        </table:table-row>
        <table:table-row table:style-name="ro2">
          <table:table-cell office:value-type="float" office:value="30501" calcext:value-type="float">
            <text:p>30501</text:p>
          </table:table-cell>
          <table:table-cell office:value-type="float" office:value="35639" calcext:value-type="float">
            <text:p>35639</text:p>
          </table:table-cell>
          <table:table-cell office:value-type="float" office:value="88662" calcext:value-type="float">
            <text:p>88662</text:p>
          </table:table-cell>
          <table:table-cell office:value-type="float" office:value="206948" calcext:value-type="float">
            <text:p>206948</text:p>
          </table:table-cell>
          <table:table-cell office:value-type="float" office:value="184804" calcext:value-type="float">
            <text:p>184804</text:p>
          </table:table-cell>
          <table:table-cell office:value-type="float" office:value="195354" calcext:value-type="float">
            <text:p>195354</text:p>
          </table:table-cell>
          <table:table-cell office:value-type="float" office:value="213705" calcext:value-type="float">
            <text:p>213705</text:p>
          </table:table-cell>
        </table:table-row>
        <table:table-row table:style-name="ro2">
          <table:table-cell office:value-type="float" office:value="30601" calcext:value-type="float">
            <text:p>30601</text:p>
          </table:table-cell>
          <table:table-cell office:value-type="float" office:value="38732" calcext:value-type="float">
            <text:p>38732</text:p>
          </table:table-cell>
          <table:table-cell office:value-type="float" office:value="91650" calcext:value-type="float">
            <text:p>91650</text:p>
          </table:table-cell>
          <table:table-cell office:value-type="float" office:value="158441" calcext:value-type="float">
            <text:p>158441</text:p>
          </table:table-cell>
          <table:table-cell office:value-type="float" office:value="186478" calcext:value-type="float">
            <text:p>186478</text:p>
          </table:table-cell>
          <table:table-cell office:value-type="float" office:value="195321" calcext:value-type="float">
            <text:p>195321</text:p>
          </table:table-cell>
          <table:table-cell office:value-type="float" office:value="217871" calcext:value-type="float">
            <text:p>217871</text:p>
          </table:table-cell>
        </table:table-row>
        <table:table-row table:style-name="ro2">
          <table:table-cell office:value-type="float" office:value="30701" calcext:value-type="float">
            <text:p>30701</text:p>
          </table:table-cell>
          <table:table-cell office:value-type="float" office:value="40700" calcext:value-type="float">
            <text:p>40700</text:p>
          </table:table-cell>
          <table:table-cell office:value-type="float" office:value="91234" calcext:value-type="float">
            <text:p>91234</text:p>
          </table:table-cell>
          <table:table-cell office:value-type="float" office:value="161802" calcext:value-type="float">
            <text:p>161802</text:p>
          </table:table-cell>
          <table:table-cell office:value-type="float" office:value="184113" calcext:value-type="float">
            <text:p>184113</text:p>
          </table:table-cell>
          <table:table-cell office:value-type="float" office:value="197467" calcext:value-type="float">
            <text:p>197467</text:p>
          </table:table-cell>
          <table:table-cell office:value-type="float" office:value="229549" calcext:value-type="float">
            <text:p>229549</text:p>
          </table:table-cell>
        </table:table-row>
        <table:table-row table:style-name="ro2">
          <table:table-cell office:value-type="float" office:value="30801" calcext:value-type="float">
            <text:p>30801</text:p>
          </table:table-cell>
          <table:table-cell office:value-type="float" office:value="33794" calcext:value-type="float">
            <text:p>33794</text:p>
          </table:table-cell>
          <table:table-cell office:value-type="float" office:value="90891" calcext:value-type="float">
            <text:p>90891</text:p>
          </table:table-cell>
          <table:table-cell office:value-type="float" office:value="175318" calcext:value-type="float">
            <text:p>175318</text:p>
          </table:table-cell>
          <table:table-cell office:value-type="float" office:value="179127" calcext:value-type="float">
            <text:p>179127</text:p>
          </table:table-cell>
          <table:table-cell office:value-type="float" office:value="198219" calcext:value-type="float">
            <text:p>198219</text:p>
          </table:table-cell>
          <table:table-cell office:value-type="float" office:value="240828" calcext:value-type="float">
            <text:p>240828</text:p>
          </table:table-cell>
        </table:table-row>
        <table:table-row table:style-name="ro2">
          <table:table-cell office:value-type="float" office:value="30901" calcext:value-type="float">
            <text:p>30901</text:p>
          </table:table-cell>
          <table:table-cell office:value-type="float" office:value="37512" calcext:value-type="float">
            <text:p>37512</text:p>
          </table:table-cell>
          <table:table-cell office:value-type="float" office:value="93540" calcext:value-type="float">
            <text:p>93540</text:p>
          </table:table-cell>
          <table:table-cell office:value-type="float" office:value="193619" calcext:value-type="float">
            <text:p>193619</text:p>
          </table:table-cell>
          <table:table-cell office:value-type="float" office:value="189256" calcext:value-type="float">
            <text:p>189256</text:p>
          </table:table-cell>
          <table:table-cell office:value-type="float" office:value="199701" calcext:value-type="float">
            <text:p>199701</text:p>
          </table:table-cell>
          <table:table-cell office:value-type="float" office:value="236996" calcext:value-type="float">
            <text:p>236996</text:p>
          </table:table-cell>
        </table:table-row>
        <table:table-row table:style-name="ro2">
          <table:table-cell office:value-type="float" office:value="31001" calcext:value-type="float">
            <text:p>31001</text:p>
          </table:table-cell>
          <table:table-cell office:value-type="float" office:value="37820" calcext:value-type="float">
            <text:p>37820</text:p>
          </table:table-cell>
          <table:table-cell office:value-type="float" office:value="92964" calcext:value-type="float">
            <text:p>92964</text:p>
          </table:table-cell>
          <table:table-cell office:value-type="float" office:value="192639" calcext:value-type="float">
            <text:p>192639</text:p>
          </table:table-cell>
          <table:table-cell office:value-type="float" office:value="183753" calcext:value-type="float">
            <text:p>183753</text:p>
          </table:table-cell>
          <table:table-cell office:value-type="float" office:value="198713" calcext:value-type="float">
            <text:p>198713</text:p>
          </table:table-cell>
          <table:table-cell office:value-type="float" office:value="251374" calcext:value-type="float">
            <text:p>251374</text:p>
          </table:table-cell>
        </table:table-row>
        <table:table-row table:style-name="ro2">
          <table:table-cell office:value-type="float" office:value="31101" calcext:value-type="float">
            <text:p>31101</text:p>
          </table:table-cell>
          <table:table-cell office:value-type="float" office:value="33976" calcext:value-type="float">
            <text:p>33976</text:p>
          </table:table-cell>
          <table:table-cell office:value-type="float" office:value="92077" calcext:value-type="float">
            <text:p>92077</text:p>
          </table:table-cell>
          <table:table-cell office:value-type="float" office:value="182728" calcext:value-type="float">
            <text:p>182728</text:p>
          </table:table-cell>
          <table:table-cell office:value-type="float" office:value="172945" calcext:value-type="float">
            <text:p>172945</text:p>
          </table:table-cell>
          <table:table-cell office:value-type="float" office:value="198594" calcext:value-type="float">
            <text:p>198594</text:p>
          </table:table-cell>
          <table:table-cell office:value-type="float" office:value="223184" calcext:value-type="float">
            <text:p>223184</text:p>
          </table:table-cell>
        </table:table-row>
        <table:table-row table:style-name="ro2">
          <table:table-cell office:value-type="float" office:value="31201" calcext:value-type="float">
            <text:p>31201</text:p>
          </table:table-cell>
          <table:table-cell office:value-type="float" office:value="40974" calcext:value-type="float">
            <text:p>40974</text:p>
          </table:table-cell>
          <table:table-cell office:value-type="float" office:value="89699" calcext:value-type="float">
            <text:p>89699</text:p>
          </table:table-cell>
          <table:table-cell office:value-type="float" office:value="160660" calcext:value-type="float">
            <text:p>160660</text:p>
          </table:table-cell>
          <table:table-cell office:value-type="float" office:value="182529" calcext:value-type="float">
            <text:p>182529</text:p>
          </table:table-cell>
          <table:table-cell office:value-type="float" office:value="200339" calcext:value-type="float">
            <text:p>200339</text:p>
          </table:table-cell>
          <table:table-cell office:value-type="float" office:value="232468" calcext:value-type="float">
            <text:p>232468</text:p>
          </table:table-cell>
        </table:table-row>
        <table:table-row table:style-name="ro2">
          <table:table-cell office:value-type="float" office:value="31301" calcext:value-type="float">
            <text:p>31301</text:p>
          </table:table-cell>
          <table:table-cell office:value-type="float" office:value="35624" calcext:value-type="float">
            <text:p>35624</text:p>
          </table:table-cell>
          <table:table-cell office:value-type="float" office:value="89236" calcext:value-type="float">
            <text:p>89236</text:p>
          </table:table-cell>
          <table:table-cell office:value-type="float" office:value="179655" calcext:value-type="float">
            <text:p>179655</text:p>
          </table:table-cell>
          <table:table-cell office:value-type="float" office:value="166318" calcext:value-type="float">
            <text:p>166318</text:p>
          </table:table-cell>
          <table:table-cell office:value-type="float" office:value="200564" calcext:value-type="float">
            <text:p>200564</text:p>
          </table:table-cell>
          <table:table-cell office:value-type="float" office:value="241317" calcext:value-type="float">
            <text:p>241317</text:p>
          </table:table-cell>
        </table:table-row>
        <table:table-row table:style-name="ro2">
          <table:table-cell office:value-type="float" office:value="31401" calcext:value-type="float">
            <text:p>31401</text:p>
          </table:table-cell>
          <table:table-cell office:value-type="float" office:value="37977" calcext:value-type="float">
            <text:p>37977</text:p>
          </table:table-cell>
          <table:table-cell office:value-type="float" office:value="94763" calcext:value-type="float">
            <text:p>94763</text:p>
          </table:table-cell>
          <table:table-cell office:value-type="float" office:value="170280" calcext:value-type="float">
            <text:p>170280</text:p>
          </table:table-cell>
          <table:table-cell office:value-type="float" office:value="185178" calcext:value-type="float">
            <text:p>185178</text:p>
          </table:table-cell>
          <table:table-cell office:value-type="float" office:value="201939" calcext:value-type="float">
            <text:p>201939</text:p>
          </table:table-cell>
          <table:table-cell office:value-type="float" office:value="247442" calcext:value-type="float">
            <text:p>247442</text:p>
          </table:table-cell>
        </table:table-row>
        <table:table-row table:style-name="ro2">
          <table:table-cell office:value-type="float" office:value="31501" calcext:value-type="float">
            <text:p>31501</text:p>
          </table:table-cell>
          <table:table-cell office:value-type="float" office:value="41341" calcext:value-type="float">
            <text:p>41341</text:p>
          </table:table-cell>
          <table:table-cell office:value-type="float" office:value="101563" calcext:value-type="float">
            <text:p>101563</text:p>
          </table:table-cell>
          <table:table-cell office:value-type="float" office:value="211603" calcext:value-type="float">
            <text:p>211603</text:p>
          </table:table-cell>
          <table:table-cell office:value-type="float" office:value="179620" calcext:value-type="float">
            <text:p>179620</text:p>
          </table:table-cell>
          <table:table-cell office:value-type="float" office:value="202599" calcext:value-type="float">
            <text:p>202599</text:p>
          </table:table-cell>
          <table:table-cell office:value-type="float" office:value="244718" calcext:value-type="float">
            <text:p>244718</text:p>
          </table:table-cell>
        </table:table-row>
        <table:table-row table:style-name="ro2">
          <table:table-cell office:value-type="float" office:value="31601" calcext:value-type="float">
            <text:p>31601</text:p>
          </table:table-cell>
          <table:table-cell office:value-type="float" office:value="36415" calcext:value-type="float">
            <text:p>36415</text:p>
          </table:table-cell>
          <table:table-cell office:value-type="float" office:value="94428" calcext:value-type="float">
            <text:p>94428</text:p>
          </table:table-cell>
          <table:table-cell office:value-type="float" office:value="188175" calcext:value-type="float">
            <text:p>188175</text:p>
          </table:table-cell>
          <table:table-cell office:value-type="float" office:value="178234" calcext:value-type="float">
            <text:p>178234</text:p>
          </table:table-cell>
          <table:table-cell office:value-type="float" office:value="203670" calcext:value-type="float">
            <text:p>203670</text:p>
          </table:table-cell>
          <table:table-cell office:value-type="float" office:value="244713" calcext:value-type="float">
            <text:p>244713</text:p>
          </table:table-cell>
        </table:table-row>
        <table:table-row table:style-name="ro2">
          <table:table-cell office:value-type="float" office:value="31701" calcext:value-type="float">
            <text:p>31701</text:p>
          </table:table-cell>
          <table:table-cell office:value-type="float" office:value="46445" calcext:value-type="float">
            <text:p>46445</text:p>
          </table:table-cell>
          <table:table-cell office:value-type="float" office:value="96655" calcext:value-type="float">
            <text:p>96655</text:p>
          </table:table-cell>
          <table:table-cell office:value-type="float" office:value="170442" calcext:value-type="float">
            <text:p>170442</text:p>
          </table:table-cell>
          <table:table-cell office:value-type="float" office:value="183761" calcext:value-type="float">
            <text:p>183761</text:p>
          </table:table-cell>
          <table:table-cell office:value-type="float" office:value="203344" calcext:value-type="float">
            <text:p>203344</text:p>
          </table:table-cell>
          <table:table-cell office:value-type="float" office:value="243660" calcext:value-type="float">
            <text:p>243660</text:p>
          </table:table-cell>
        </table:table-row>
        <table:table-row table:style-name="ro2">
          <table:table-cell office:value-type="float" office:value="31801" calcext:value-type="float">
            <text:p>31801</text:p>
          </table:table-cell>
          <table:table-cell office:value-type="float" office:value="33996" calcext:value-type="float">
            <text:p>33996</text:p>
          </table:table-cell>
          <table:table-cell office:value-type="float" office:value="92842" calcext:value-type="float">
            <text:p>92842</text:p>
          </table:table-cell>
          <table:table-cell office:value-type="float" office:value="181210" calcext:value-type="float">
            <text:p>181210</text:p>
          </table:table-cell>
          <table:table-cell office:value-type="float" office:value="181806" calcext:value-type="float">
            <text:p>181806</text:p>
          </table:table-cell>
          <table:table-cell office:value-type="float" office:value="204197" calcext:value-type="float">
            <text:p>204197</text:p>
          </table:table-cell>
          <table:table-cell office:value-type="float" office:value="230808" calcext:value-type="float">
            <text:p>230808</text:p>
          </table:table-cell>
        </table:table-row>
        <table:table-row table:style-name="ro2">
          <table:table-cell office:value-type="float" office:value="31901" calcext:value-type="float">
            <text:p>31901</text:p>
          </table:table-cell>
          <table:table-cell office:value-type="float" office:value="35456" calcext:value-type="float">
            <text:p>35456</text:p>
          </table:table-cell>
          <table:table-cell office:value-type="float" office:value="85812" calcext:value-type="float">
            <text:p>85812</text:p>
          </table:table-cell>
          <table:table-cell office:value-type="float" office:value="164089" calcext:value-type="float">
            <text:p>164089</text:p>
          </table:table-cell>
          <table:table-cell office:value-type="float" office:value="184463" calcext:value-type="float">
            <text:p>184463</text:p>
          </table:table-cell>
          <table:table-cell office:value-type="float" office:value="204138" calcext:value-type="float">
            <text:p>204138</text:p>
          </table:table-cell>
          <table:table-cell office:value-type="float" office:value="227793" calcext:value-type="float">
            <text:p>227793</text:p>
          </table:table-cell>
        </table:table-row>
        <table:table-row table:style-name="ro2">
          <table:table-cell office:value-type="float" office:value="32001" calcext:value-type="float">
            <text:p>32001</text:p>
          </table:table-cell>
          <table:table-cell office:value-type="float" office:value="35865" calcext:value-type="float">
            <text:p>35865</text:p>
          </table:table-cell>
          <table:table-cell office:value-type="float" office:value="95488" calcext:value-type="float">
            <text:p>95488</text:p>
          </table:table-cell>
          <table:table-cell office:value-type="float" office:value="184319" calcext:value-type="float">
            <text:p>184319</text:p>
          </table:table-cell>
          <table:table-cell office:value-type="float" office:value="192794" calcext:value-type="float">
            <text:p>192794</text:p>
          </table:table-cell>
          <table:table-cell office:value-type="float" office:value="205996" calcext:value-type="float">
            <text:p>205996</text:p>
          </table:table-cell>
          <table:table-cell office:value-type="float" office:value="243289" calcext:value-type="float">
            <text:p>243289</text:p>
          </table:table-cell>
        </table:table-row>
        <table:table-row table:style-name="ro2">
          <table:table-cell office:value-type="float" office:value="32101" calcext:value-type="float">
            <text:p>32101</text:p>
          </table:table-cell>
          <table:table-cell office:value-type="float" office:value="39238" calcext:value-type="float">
            <text:p>39238</text:p>
          </table:table-cell>
          <table:table-cell office:value-type="float" office:value="96142" calcext:value-type="float">
            <text:p>96142</text:p>
          </table:table-cell>
          <table:table-cell office:value-type="float" office:value="171611" calcext:value-type="float">
            <text:p>171611</text:p>
          </table:table-cell>
          <table:table-cell office:value-type="float" office:value="186677" calcext:value-type="float">
            <text:p>186677</text:p>
          </table:table-cell>
          <table:table-cell office:value-type="float" office:value="205039" calcext:value-type="float">
            <text:p>205039</text:p>
          </table:table-cell>
          <table:table-cell office:value-type="float" office:value="242126" calcext:value-type="float">
            <text:p>242126</text:p>
          </table:table-cell>
        </table:table-row>
        <table:table-row table:style-name="ro2">
          <table:table-cell office:value-type="float" office:value="32201" calcext:value-type="float">
            <text:p>32201</text:p>
          </table:table-cell>
          <table:table-cell office:value-type="float" office:value="43885" calcext:value-type="float">
            <text:p>43885</text:p>
          </table:table-cell>
          <table:table-cell office:value-type="float" office:value="94571" calcext:value-type="float">
            <text:p>94571</text:p>
          </table:table-cell>
          <table:table-cell office:value-type="float" office:value="182002" calcext:value-type="float">
            <text:p>182002</text:p>
          </table:table-cell>
          <table:table-cell office:value-type="float" office:value="186391" calcext:value-type="float">
            <text:p>186391</text:p>
          </table:table-cell>
          <table:table-cell office:value-type="float" office:value="206430" calcext:value-type="float">
            <text:p>206430</text:p>
          </table:table-cell>
          <table:table-cell office:value-type="float" office:value="239724" calcext:value-type="float">
            <text:p>239724</text:p>
          </table:table-cell>
        </table:table-row>
        <table:table-row table:style-name="ro2">
          <table:table-cell office:value-type="float" office:value="32301" calcext:value-type="float">
            <text:p>32301</text:p>
          </table:table-cell>
          <table:table-cell office:value-type="float" office:value="41043" calcext:value-type="float">
            <text:p>41043</text:p>
          </table:table-cell>
          <table:table-cell office:value-type="float" office:value="101691" calcext:value-type="float">
            <text:p>101691</text:p>
          </table:table-cell>
          <table:table-cell office:value-type="float" office:value="179626" calcext:value-type="float">
            <text:p>179626</text:p>
          </table:table-cell>
          <table:table-cell office:value-type="float" office:value="190561" calcext:value-type="float">
            <text:p>190561</text:p>
          </table:table-cell>
          <table:table-cell office:value-type="float" office:value="208224" calcext:value-type="float">
            <text:p>208224</text:p>
          </table:table-cell>
          <table:table-cell office:value-type="float" office:value="242828" calcext:value-type="float">
            <text:p>242828</text:p>
          </table:table-cell>
        </table:table-row>
        <table:table-row table:style-name="ro2">
          <table:table-cell office:value-type="float" office:value="32401" calcext:value-type="float">
            <text:p>32401</text:p>
          </table:table-cell>
          <table:table-cell office:value-type="float" office:value="39726" calcext:value-type="float">
            <text:p>39726</text:p>
          </table:table-cell>
          <table:table-cell office:value-type="float" office:value="96784" calcext:value-type="float">
            <text:p>96784</text:p>
          </table:table-cell>
          <table:table-cell office:value-type="float" office:value="217646" calcext:value-type="float">
            <text:p>217646</text:p>
          </table:table-cell>
          <table:table-cell office:value-type="float" office:value="170329" calcext:value-type="float">
            <text:p>170329</text:p>
          </table:table-cell>
          <table:table-cell office:value-type="float" office:value="208294" calcext:value-type="float">
            <text:p>208294</text:p>
          </table:table-cell>
          <table:table-cell office:value-type="float" office:value="255181" calcext:value-type="float">
            <text:p>255181</text:p>
          </table:table-cell>
        </table:table-row>
        <table:table-row table:style-name="ro2">
          <table:table-cell office:value-type="float" office:value="32501" calcext:value-type="float">
            <text:p>32501</text:p>
          </table:table-cell>
          <table:table-cell office:value-type="float" office:value="45416" calcext:value-type="float">
            <text:p>45416</text:p>
          </table:table-cell>
          <table:table-cell office:value-type="float" office:value="94245" calcext:value-type="float">
            <text:p>94245</text:p>
          </table:table-cell>
          <table:table-cell office:value-type="float" office:value="170482" calcext:value-type="float">
            <text:p>170482</text:p>
          </table:table-cell>
          <table:table-cell office:value-type="float" office:value="189653" calcext:value-type="float">
            <text:p>189653</text:p>
          </table:table-cell>
          <table:table-cell office:value-type="float" office:value="209316" calcext:value-type="float">
            <text:p>209316</text:p>
          </table:table-cell>
          <table:table-cell office:value-type="float" office:value="234196" calcext:value-type="float">
            <text:p>234196</text:p>
          </table:table-cell>
        </table:table-row>
        <table:table-row table:style-name="ro2">
          <table:table-cell office:value-type="float" office:value="32601" calcext:value-type="float">
            <text:p>32601</text:p>
          </table:table-cell>
          <table:table-cell office:value-type="float" office:value="40243" calcext:value-type="float">
            <text:p>40243</text:p>
          </table:table-cell>
          <table:table-cell office:value-type="float" office:value="100042" calcext:value-type="float">
            <text:p>100042</text:p>
          </table:table-cell>
          <table:table-cell office:value-type="float" office:value="241295" calcext:value-type="float">
            <text:p>241295</text:p>
          </table:table-cell>
          <table:table-cell office:value-type="float" office:value="184076" calcext:value-type="float">
            <text:p>184076</text:p>
          </table:table-cell>
          <table:table-cell office:value-type="float" office:value="209271" calcext:value-type="float">
            <text:p>209271</text:p>
          </table:table-cell>
          <table:table-cell office:value-type="float" office:value="251412" calcext:value-type="float">
            <text:p>251412</text:p>
          </table:table-cell>
        </table:table-row>
        <table:table-row table:style-name="ro2">
          <table:table-cell office:value-type="float" office:value="32701" calcext:value-type="float">
            <text:p>32701</text:p>
          </table:table-cell>
          <table:table-cell office:value-type="float" office:value="37632" calcext:value-type="float">
            <text:p>37632</text:p>
          </table:table-cell>
          <table:table-cell office:value-type="float" office:value="93415" calcext:value-type="float">
            <text:p>93415</text:p>
          </table:table-cell>
          <table:table-cell office:value-type="float" office:value="194185" calcext:value-type="float">
            <text:p>194185</text:p>
          </table:table-cell>
          <table:table-cell office:value-type="float" office:value="193412" calcext:value-type="float">
            <text:p>193412</text:p>
          </table:table-cell>
          <table:table-cell office:value-type="float" office:value="209395" calcext:value-type="float">
            <text:p>209395</text:p>
          </table:table-cell>
          <table:table-cell office:value-type="float" office:value="253542" calcext:value-type="float">
            <text:p>253542</text:p>
          </table:table-cell>
        </table:table-row>
        <table:table-row table:style-name="ro2">
          <table:table-cell office:value-type="float" office:value="32801" calcext:value-type="float">
            <text:p>32801</text:p>
          </table:table-cell>
          <table:table-cell office:value-type="float" office:value="41918" calcext:value-type="float">
            <text:p>41918</text:p>
          </table:table-cell>
          <table:table-cell office:value-type="float" office:value="99592" calcext:value-type="float">
            <text:p>99592</text:p>
          </table:table-cell>
          <table:table-cell office:value-type="float" office:value="199448" calcext:value-type="float">
            <text:p>199448</text:p>
          </table:table-cell>
          <table:table-cell office:value-type="float" office:value="183348" calcext:value-type="float">
            <text:p>183348</text:p>
          </table:table-cell>
          <table:table-cell office:value-type="float" office:value="210256" calcext:value-type="float">
            <text:p>210256</text:p>
          </table:table-cell>
          <table:table-cell office:value-type="float" office:value="250329" calcext:value-type="float">
            <text:p>250329</text:p>
          </table:table-cell>
        </table:table-row>
        <table:table-row table:style-name="ro2">
          <table:table-cell office:value-type="float" office:value="32901" calcext:value-type="float">
            <text:p>32901</text:p>
          </table:table-cell>
          <table:table-cell office:value-type="float" office:value="43297" calcext:value-type="float">
            <text:p>43297</text:p>
          </table:table-cell>
          <table:table-cell office:value-type="float" office:value="97465" calcext:value-type="float">
            <text:p>97465</text:p>
          </table:table-cell>
          <table:table-cell office:value-type="float" office:value="174907" calcext:value-type="float">
            <text:p>174907</text:p>
          </table:table-cell>
          <table:table-cell office:value-type="float" office:value="184223" calcext:value-type="float">
            <text:p>184223</text:p>
          </table:table-cell>
          <table:table-cell office:value-type="float" office:value="212479" calcext:value-type="float">
            <text:p>212479</text:p>
          </table:table-cell>
          <table:table-cell office:value-type="float" office:value="251102" calcext:value-type="float">
            <text:p>251102</text:p>
          </table:table-cell>
        </table:table-row>
        <table:table-row table:style-name="ro2">
          <table:table-cell office:value-type="float" office:value="33001" calcext:value-type="float">
            <text:p>33001</text:p>
          </table:table-cell>
          <table:table-cell office:value-type="float" office:value="42838" calcext:value-type="float">
            <text:p>42838</text:p>
          </table:table-cell>
          <table:table-cell office:value-type="float" office:value="98233" calcext:value-type="float">
            <text:p>98233</text:p>
          </table:table-cell>
          <table:table-cell office:value-type="float" office:value="213217" calcext:value-type="float">
            <text:p>213217</text:p>
          </table:table-cell>
          <table:table-cell office:value-type="float" office:value="189868" calcext:value-type="float">
            <text:p>189868</text:p>
          </table:table-cell>
          <table:table-cell office:value-type="float" office:value="210795" calcext:value-type="float">
            <text:p>210795</text:p>
          </table:table-cell>
          <table:table-cell office:value-type="float" office:value="240122" calcext:value-type="float">
            <text:p>240122</text:p>
          </table:table-cell>
        </table:table-row>
        <table:table-row table:style-name="ro2">
          <table:table-cell office:value-type="float" office:value="33101" calcext:value-type="float">
            <text:p>33101</text:p>
          </table:table-cell>
          <table:table-cell office:value-type="float" office:value="47198" calcext:value-type="float">
            <text:p>47198</text:p>
          </table:table-cell>
          <table:table-cell office:value-type="float" office:value="101098" calcext:value-type="float">
            <text:p>101098</text:p>
          </table:table-cell>
          <table:table-cell office:value-type="float" office:value="197540" calcext:value-type="float">
            <text:p>197540</text:p>
          </table:table-cell>
          <table:table-cell office:value-type="float" office:value="192264" calcext:value-type="float">
            <text:p>192264</text:p>
          </table:table-cell>
          <table:table-cell office:value-type="float" office:value="212975" calcext:value-type="float">
            <text:p>212975</text:p>
          </table:table-cell>
          <table:table-cell office:value-type="float" office:value="231545" calcext:value-type="float">
            <text:p>231545</text:p>
          </table:table-cell>
        </table:table-row>
        <table:table-row table:style-name="ro2">
          <table:table-cell office:value-type="float" office:value="33201" calcext:value-type="float">
            <text:p>33201</text:p>
          </table:table-cell>
          <table:table-cell office:value-type="float" office:value="40467" calcext:value-type="float">
            <text:p>40467</text:p>
          </table:table-cell>
          <table:table-cell office:value-type="float" office:value="100353" calcext:value-type="float">
            <text:p>100353</text:p>
          </table:table-cell>
          <table:table-cell office:value-type="float" office:value="198940" calcext:value-type="float">
            <text:p>198940</text:p>
          </table:table-cell>
          <table:table-cell office:value-type="float" office:value="194988" calcext:value-type="float">
            <text:p>194988</text:p>
          </table:table-cell>
          <table:table-cell office:value-type="float" office:value="211719" calcext:value-type="float">
            <text:p>211719</text:p>
          </table:table-cell>
          <table:table-cell office:value-type="float" office:value="230216" calcext:value-type="float">
            <text:p>230216</text:p>
          </table:table-cell>
        </table:table-row>
        <table:table-row table:style-name="ro2">
          <table:table-cell office:value-type="float" office:value="33301" calcext:value-type="float">
            <text:p>33301</text:p>
          </table:table-cell>
          <table:table-cell office:value-type="float" office:value="36611" calcext:value-type="float">
            <text:p>36611</text:p>
          </table:table-cell>
          <table:table-cell office:value-type="float" office:value="99200" calcext:value-type="float">
            <text:p>99200</text:p>
          </table:table-cell>
          <table:table-cell office:value-type="float" office:value="188450" calcext:value-type="float">
            <text:p>188450</text:p>
          </table:table-cell>
          <table:table-cell office:value-type="float" office:value="196889" calcext:value-type="float">
            <text:p>196889</text:p>
          </table:table-cell>
          <table:table-cell office:value-type="float" office:value="212625" calcext:value-type="float">
            <text:p>212625</text:p>
          </table:table-cell>
          <table:table-cell office:value-type="float" office:value="229460" calcext:value-type="float">
            <text:p>229460</text:p>
          </table:table-cell>
        </table:table-row>
        <table:table-row table:style-name="ro2">
          <table:table-cell office:value-type="float" office:value="33401" calcext:value-type="float">
            <text:p>33401</text:p>
          </table:table-cell>
          <table:table-cell office:value-type="float" office:value="35714" calcext:value-type="float">
            <text:p>35714</text:p>
          </table:table-cell>
          <table:table-cell office:value-type="float" office:value="103565" calcext:value-type="float">
            <text:p>103565</text:p>
          </table:table-cell>
          <table:table-cell office:value-type="float" office:value="221223" calcext:value-type="float">
            <text:p>221223</text:p>
          </table:table-cell>
          <table:table-cell office:value-type="float" office:value="200310" calcext:value-type="float">
            <text:p>200310</text:p>
          </table:table-cell>
          <table:table-cell office:value-type="float" office:value="212902" calcext:value-type="float">
            <text:p>212902</text:p>
          </table:table-cell>
          <table:table-cell office:value-type="float" office:value="232972" calcext:value-type="float">
            <text:p>232972</text:p>
          </table:table-cell>
        </table:table-row>
        <table:table-row table:style-name="ro2">
          <table:table-cell office:value-type="float" office:value="33501" calcext:value-type="float">
            <text:p>33501</text:p>
          </table:table-cell>
          <table:table-cell office:value-type="float" office:value="43695" calcext:value-type="float">
            <text:p>43695</text:p>
          </table:table-cell>
          <table:table-cell office:value-type="float" office:value="99547" calcext:value-type="float">
            <text:p>99547</text:p>
          </table:table-cell>
          <table:table-cell office:value-type="float" office:value="211022" calcext:value-type="float">
            <text:p>211022</text:p>
          </table:table-cell>
          <table:table-cell office:value-type="float" office:value="195401" calcext:value-type="float">
            <text:p>195401</text:p>
          </table:table-cell>
          <table:table-cell office:value-type="float" office:value="214825" calcext:value-type="float">
            <text:p>214825</text:p>
          </table:table-cell>
          <table:table-cell office:value-type="float" office:value="230443" calcext:value-type="float">
            <text:p>230443</text:p>
          </table:table-cell>
        </table:table-row>
        <table:table-row table:style-name="ro2">
          <table:table-cell office:value-type="float" office:value="33601" calcext:value-type="float">
            <text:p>33601</text:p>
          </table:table-cell>
          <table:table-cell office:value-type="float" office:value="49063" calcext:value-type="float">
            <text:p>49063</text:p>
          </table:table-cell>
          <table:table-cell office:value-type="float" office:value="104223" calcext:value-type="float">
            <text:p>104223</text:p>
          </table:table-cell>
          <table:table-cell office:value-type="float" office:value="211497" calcext:value-type="float">
            <text:p>211497</text:p>
          </table:table-cell>
          <table:table-cell office:value-type="float" office:value="202203" calcext:value-type="float">
            <text:p>202203</text:p>
          </table:table-cell>
          <table:table-cell office:value-type="float" office:value="215432" calcext:value-type="float">
            <text:p>215432</text:p>
          </table:table-cell>
          <table:table-cell office:value-type="float" office:value="224556" calcext:value-type="float">
            <text:p>224556</text:p>
          </table:table-cell>
        </table:table-row>
        <table:table-row table:style-name="ro2">
          <table:table-cell office:value-type="float" office:value="33701" calcext:value-type="float">
            <text:p>33701</text:p>
          </table:table-cell>
          <table:table-cell office:value-type="float" office:value="44449" calcext:value-type="float">
            <text:p>44449</text:p>
          </table:table-cell>
          <table:table-cell office:value-type="float" office:value="101338" calcext:value-type="float">
            <text:p>101338</text:p>
          </table:table-cell>
          <table:table-cell office:value-type="float" office:value="182319" calcext:value-type="float">
            <text:p>182319</text:p>
          </table:table-cell>
          <table:table-cell office:value-type="float" office:value="186410" calcext:value-type="float">
            <text:p>186410</text:p>
          </table:table-cell>
          <table:table-cell office:value-type="float" office:value="215829" calcext:value-type="float">
            <text:p>215829</text:p>
          </table:table-cell>
          <table:table-cell office:value-type="float" office:value="233417" calcext:value-type="float">
            <text:p>233417</text:p>
          </table:table-cell>
        </table:table-row>
        <table:table-row table:style-name="ro2">
          <table:table-cell office:value-type="float" office:value="33801" calcext:value-type="float">
            <text:p>33801</text:p>
          </table:table-cell>
          <table:table-cell office:value-type="float" office:value="45760" calcext:value-type="float">
            <text:p>45760</text:p>
          </table:table-cell>
          <table:table-cell office:value-type="float" office:value="100859" calcext:value-type="float">
            <text:p>100859</text:p>
          </table:table-cell>
          <table:table-cell office:value-type="float" office:value="201606" calcext:value-type="float">
            <text:p>201606</text:p>
          </table:table-cell>
          <table:table-cell office:value-type="float" office:value="206441" calcext:value-type="float">
            <text:p>206441</text:p>
          </table:table-cell>
          <table:table-cell office:value-type="float" office:value="215906" calcext:value-type="float">
            <text:p>215906</text:p>
          </table:table-cell>
          <table:table-cell office:value-type="float" office:value="228972" calcext:value-type="float">
            <text:p>228972</text:p>
          </table:table-cell>
        </table:table-row>
        <table:table-row table:style-name="ro2">
          <table:table-cell office:value-type="float" office:value="33901" calcext:value-type="float">
            <text:p>33901</text:p>
          </table:table-cell>
          <table:table-cell office:value-type="float" office:value="35623" calcext:value-type="float">
            <text:p>35623</text:p>
          </table:table-cell>
          <table:table-cell office:value-type="float" office:value="101530" calcext:value-type="float">
            <text:p>101530</text:p>
          </table:table-cell>
          <table:table-cell office:value-type="float" office:value="203804" calcext:value-type="float">
            <text:p>203804</text:p>
          </table:table-cell>
          <table:table-cell office:value-type="float" office:value="200511" calcext:value-type="float">
            <text:p>200511</text:p>
          </table:table-cell>
          <table:table-cell office:value-type="float" office:value="216979" calcext:value-type="float">
            <text:p>216979</text:p>
          </table:table-cell>
          <table:table-cell office:value-type="float" office:value="227029" calcext:value-type="float">
            <text:p>227029</text:p>
          </table:table-cell>
        </table:table-row>
        <table:table-row table:style-name="ro2">
          <table:table-cell office:value-type="float" office:value="34001" calcext:value-type="float">
            <text:p>34001</text:p>
          </table:table-cell>
          <table:table-cell office:value-type="float" office:value="40773" calcext:value-type="float">
            <text:p>40773</text:p>
          </table:table-cell>
          <table:table-cell office:value-type="float" office:value="105573" calcext:value-type="float">
            <text:p>105573</text:p>
          </table:table-cell>
          <table:table-cell office:value-type="float" office:value="218805" calcext:value-type="float">
            <text:p>218805</text:p>
          </table:table-cell>
          <table:table-cell office:value-type="float" office:value="206997" calcext:value-type="float">
            <text:p>206997</text:p>
          </table:table-cell>
          <table:table-cell office:value-type="float" office:value="216942" calcext:value-type="float">
            <text:p>216942</text:p>
          </table:table-cell>
          <table:table-cell office:value-type="float" office:value="229104" calcext:value-type="float">
            <text:p>229104</text:p>
          </table:table-cell>
        </table:table-row>
        <table:table-row table:style-name="ro2">
          <table:table-cell office:value-type="float" office:value="34101" calcext:value-type="float">
            <text:p>34101</text:p>
          </table:table-cell>
          <table:table-cell office:value-type="float" office:value="39908" calcext:value-type="float">
            <text:p>39908</text:p>
          </table:table-cell>
          <table:table-cell office:value-type="float" office:value="98679" calcext:value-type="float">
            <text:p>98679</text:p>
          </table:table-cell>
          <table:table-cell office:value-type="float" office:value="179452" calcext:value-type="float">
            <text:p>179452</text:p>
          </table:table-cell>
          <table:table-cell office:value-type="float" office:value="182075" calcext:value-type="float">
            <text:p>182075</text:p>
          </table:table-cell>
          <table:table-cell office:value-type="float" office:value="217661" calcext:value-type="float">
            <text:p>217661</text:p>
          </table:table-cell>
          <table:table-cell office:value-type="float" office:value="227924" calcext:value-type="float">
            <text:p>227924</text:p>
          </table:table-cell>
        </table:table-row>
        <table:table-row table:style-name="ro2">
          <table:table-cell office:value-type="float" office:value="34201" calcext:value-type="float">
            <text:p>34201</text:p>
          </table:table-cell>
          <table:table-cell office:value-type="float" office:value="41452" calcext:value-type="float">
            <text:p>41452</text:p>
          </table:table-cell>
          <table:table-cell office:value-type="float" office:value="97922" calcext:value-type="float">
            <text:p>97922</text:p>
          </table:table-cell>
          <table:table-cell office:value-type="float" office:value="203141" calcext:value-type="float">
            <text:p>203141</text:p>
          </table:table-cell>
          <table:table-cell office:value-type="float" office:value="209242" calcext:value-type="float">
            <text:p>209242</text:p>
          </table:table-cell>
          <table:table-cell office:value-type="float" office:value="218395" calcext:value-type="float">
            <text:p>218395</text:p>
          </table:table-cell>
          <table:table-cell office:value-type="float" office:value="228188" calcext:value-type="float">
            <text:p>228188</text:p>
          </table:table-cell>
        </table:table-row>
        <table:table-row table:style-name="ro2">
          <table:table-cell office:value-type="float" office:value="34301" calcext:value-type="float">
            <text:p>34301</text:p>
          </table:table-cell>
          <table:table-cell office:value-type="float" office:value="35616" calcext:value-type="float">
            <text:p>35616</text:p>
          </table:table-cell>
          <table:table-cell office:value-type="float" office:value="104566" calcext:value-type="float">
            <text:p>104566</text:p>
          </table:table-cell>
          <table:table-cell office:value-type="float" office:value="228400" calcext:value-type="float">
            <text:p>228400</text:p>
          </table:table-cell>
          <table:table-cell office:value-type="float" office:value="207816" calcext:value-type="float">
            <text:p>207816</text:p>
          </table:table-cell>
          <table:table-cell office:value-type="float" office:value="218170" calcext:value-type="float">
            <text:p>218170</text:p>
          </table:table-cell>
          <table:table-cell office:value-type="float" office:value="229693" calcext:value-type="float">
            <text:p>229693</text:p>
          </table:table-cell>
        </table:table-row>
        <table:table-row table:style-name="ro2">
          <table:table-cell office:value-type="float" office:value="34401" calcext:value-type="float">
            <text:p>34401</text:p>
          </table:table-cell>
          <table:table-cell office:value-type="float" office:value="40702" calcext:value-type="float">
            <text:p>40702</text:p>
          </table:table-cell>
          <table:table-cell office:value-type="float" office:value="101452" calcext:value-type="float">
            <text:p>101452</text:p>
          </table:table-cell>
          <table:table-cell office:value-type="float" office:value="236370" calcext:value-type="float">
            <text:p>236370</text:p>
          </table:table-cell>
          <table:table-cell office:value-type="float" office:value="208564" calcext:value-type="float">
            <text:p>208564</text:p>
          </table:table-cell>
          <table:table-cell office:value-type="float" office:value="219760" calcext:value-type="float">
            <text:p>219760</text:p>
          </table:table-cell>
          <table:table-cell office:value-type="float" office:value="231083" calcext:value-type="float">
            <text:p>231083</text:p>
          </table:table-cell>
        </table:table-row>
        <table:table-row table:style-name="ro2">
          <table:table-cell office:value-type="float" office:value="34501" calcext:value-type="float">
            <text:p>34501</text:p>
          </table:table-cell>
          <table:table-cell office:value-type="float" office:value="41615" calcext:value-type="float">
            <text:p>41615</text:p>
          </table:table-cell>
          <table:table-cell office:value-type="float" office:value="106205" calcext:value-type="float">
            <text:p>106205</text:p>
          </table:table-cell>
          <table:table-cell office:value-type="float" office:value="206577" calcext:value-type="float">
            <text:p>206577</text:p>
          </table:table-cell>
          <table:table-cell office:value-type="float" office:value="207493" calcext:value-type="float">
            <text:p>207493</text:p>
          </table:table-cell>
          <table:table-cell office:value-type="float" office:value="220681" calcext:value-type="float">
            <text:p>220681</text:p>
          </table:table-cell>
          <table:table-cell office:value-type="float" office:value="234071" calcext:value-type="float">
            <text:p>234071</text:p>
          </table:table-cell>
        </table:table-row>
        <table:table-row table:style-name="ro2">
          <table:table-cell office:value-type="float" office:value="34601" calcext:value-type="float">
            <text:p>34601</text:p>
          </table:table-cell>
          <table:table-cell office:value-type="float" office:value="35520" calcext:value-type="float">
            <text:p>35520</text:p>
          </table:table-cell>
          <table:table-cell office:value-type="float" office:value="95361" calcext:value-type="float">
            <text:p>95361</text:p>
          </table:table-cell>
          <table:table-cell office:value-type="float" office:value="272665" calcext:value-type="float">
            <text:p>272665</text:p>
          </table:table-cell>
          <table:table-cell office:value-type="float" office:value="214078" calcext:value-type="float">
            <text:p>214078</text:p>
          </table:table-cell>
          <table:table-cell office:value-type="float" office:value="221588" calcext:value-type="float">
            <text:p>221588</text:p>
          </table:table-cell>
          <table:table-cell office:value-type="float" office:value="237730" calcext:value-type="float">
            <text:p>237730</text:p>
          </table:table-cell>
        </table:table-row>
        <table:table-row table:style-name="ro2">
          <table:table-cell office:value-type="float" office:value="34701" calcext:value-type="float">
            <text:p>34701</text:p>
          </table:table-cell>
          <table:table-cell office:value-type="float" office:value="44084" calcext:value-type="float">
            <text:p>44084</text:p>
          </table:table-cell>
          <table:table-cell office:value-type="float" office:value="99009" calcext:value-type="float">
            <text:p>99009</text:p>
          </table:table-cell>
          <table:table-cell office:value-type="float" office:value="170026" calcext:value-type="float">
            <text:p>170026</text:p>
          </table:table-cell>
          <table:table-cell office:value-type="float" office:value="212170" calcext:value-type="float">
            <text:p>212170</text:p>
          </table:table-cell>
          <table:table-cell office:value-type="float" office:value="221995" calcext:value-type="float">
            <text:p>221995</text:p>
          </table:table-cell>
          <table:table-cell office:value-type="float" office:value="234560" calcext:value-type="float">
            <text:p>234560</text:p>
          </table:table-cell>
        </table:table-row>
        <table:table-row table:style-name="ro2">
          <table:table-cell office:value-type="float" office:value="34801" calcext:value-type="float">
            <text:p>34801</text:p>
          </table:table-cell>
          <table:table-cell office:value-type="float" office:value="43815" calcext:value-type="float">
            <text:p>43815</text:p>
          </table:table-cell>
          <table:table-cell office:value-type="float" office:value="105707" calcext:value-type="float">
            <text:p>105707</text:p>
          </table:table-cell>
          <table:table-cell office:value-type="float" office:value="205130" calcext:value-type="float">
            <text:p>205130</text:p>
          </table:table-cell>
          <table:table-cell office:value-type="float" office:value="207609" calcext:value-type="float">
            <text:p>207609</text:p>
          </table:table-cell>
          <table:table-cell office:value-type="float" office:value="221859" calcext:value-type="float">
            <text:p>221859</text:p>
          </table:table-cell>
          <table:table-cell office:value-type="float" office:value="233197" calcext:value-type="float">
            <text:p>233197</text:p>
          </table:table-cell>
        </table:table-row>
        <table:table-row table:style-name="ro2">
          <table:table-cell office:value-type="float" office:value="34901" calcext:value-type="float">
            <text:p>34901</text:p>
          </table:table-cell>
          <table:table-cell office:value-type="float" office:value="39903" calcext:value-type="float">
            <text:p>39903</text:p>
          </table:table-cell>
          <table:table-cell office:value-type="float" office:value="97967" calcext:value-type="float">
            <text:p>97967</text:p>
          </table:table-cell>
          <table:table-cell office:value-type="float" office:value="221374" calcext:value-type="float">
            <text:p>221374</text:p>
          </table:table-cell>
          <table:table-cell office:value-type="float" office:value="214674" calcext:value-type="float">
            <text:p>214674</text:p>
          </table:table-cell>
          <table:table-cell office:value-type="float" office:value="223681" calcext:value-type="float">
            <text:p>223681</text:p>
          </table:table-cell>
          <table:table-cell office:value-type="float" office:value="233469" calcext:value-type="float">
            <text:p>233469</text:p>
          </table:table-cell>
        </table:table-row>
        <table:table-row table:style-name="ro2">
          <table:table-cell office:value-type="float" office:value="35001" calcext:value-type="float">
            <text:p>35001</text:p>
          </table:table-cell>
          <table:table-cell office:value-type="float" office:value="45133" calcext:value-type="float">
            <text:p>45133</text:p>
          </table:table-cell>
          <table:table-cell office:value-type="float" office:value="107588" calcext:value-type="float">
            <text:p>107588</text:p>
          </table:table-cell>
          <table:table-cell office:value-type="float" office:value="245990" calcext:value-type="float">
            <text:p>245990</text:p>
          </table:table-cell>
          <table:table-cell office:value-type="float" office:value="213425" calcext:value-type="float">
            <text:p>213425</text:p>
          </table:table-cell>
          <table:table-cell office:value-type="float" office:value="223400" calcext:value-type="float">
            <text:p>223400</text:p>
          </table:table-cell>
          <table:table-cell office:value-type="float" office:value="237414" calcext:value-type="float">
            <text:p>237414</text:p>
          </table:table-cell>
        </table:table-row>
        <table:table-row table:style-name="ro2">
          <table:table-cell office:value-type="float" office:value="35101" calcext:value-type="float">
            <text:p>35101</text:p>
          </table:table-cell>
          <table:table-cell office:value-type="float" office:value="46936" calcext:value-type="float">
            <text:p>46936</text:p>
          </table:table-cell>
          <table:table-cell office:value-type="float" office:value="102293" calcext:value-type="float">
            <text:p>102293</text:p>
          </table:table-cell>
          <table:table-cell office:value-type="float" office:value="189639" calcext:value-type="float">
            <text:p>189639</text:p>
          </table:table-cell>
          <table:table-cell office:value-type="float" office:value="207605" calcext:value-type="float">
            <text:p>207605</text:p>
          </table:table-cell>
          <table:table-cell office:value-type="float" office:value="224131" calcext:value-type="float">
            <text:p>224131</text:p>
          </table:table-cell>
          <table:table-cell office:value-type="float" office:value="235664" calcext:value-type="float">
            <text:p>235664</text:p>
          </table:table-cell>
        </table:table-row>
        <table:table-row table:style-name="ro2">
          <table:table-cell office:value-type="float" office:value="35201" calcext:value-type="float">
            <text:p>35201</text:p>
          </table:table-cell>
          <table:table-cell office:value-type="float" office:value="44223" calcext:value-type="float">
            <text:p>44223</text:p>
          </table:table-cell>
          <table:table-cell office:value-type="float" office:value="105463" calcext:value-type="float">
            <text:p>105463</text:p>
          </table:table-cell>
          <table:table-cell office:value-type="float" office:value="211779" calcext:value-type="float">
            <text:p>211779</text:p>
          </table:table-cell>
          <table:table-cell office:value-type="float" office:value="212423" calcext:value-type="float">
            <text:p>212423</text:p>
          </table:table-cell>
          <table:table-cell office:value-type="float" office:value="225406" calcext:value-type="float">
            <text:p>225406</text:p>
          </table:table-cell>
          <table:table-cell office:value-type="float" office:value="238177" calcext:value-type="float">
            <text:p>238177</text:p>
          </table:table-cell>
        </table:table-row>
        <table:table-row table:style-name="ro2">
          <table:table-cell office:value-type="float" office:value="35301" calcext:value-type="float">
            <text:p>35301</text:p>
          </table:table-cell>
          <table:table-cell office:value-type="float" office:value="46510" calcext:value-type="float">
            <text:p>46510</text:p>
          </table:table-cell>
          <table:table-cell office:value-type="float" office:value="103166" calcext:value-type="float">
            <text:p>103166</text:p>
          </table:table-cell>
          <table:table-cell office:value-type="float" office:value="181955" calcext:value-type="float">
            <text:p>181955</text:p>
          </table:table-cell>
          <table:table-cell office:value-type="float" office:value="214773" calcext:value-type="float">
            <text:p>214773</text:p>
          </table:table-cell>
          <table:table-cell office:value-type="float" office:value="225512" calcext:value-type="float">
            <text:p>225512</text:p>
          </table:table-cell>
          <table:table-cell office:value-type="float" office:value="237577" calcext:value-type="float">
            <text:p>237577</text:p>
          </table:table-cell>
        </table:table-row>
        <table:table-row table:style-name="ro2">
          <table:table-cell office:value-type="float" office:value="35401" calcext:value-type="float">
            <text:p>35401</text:p>
          </table:table-cell>
          <table:table-cell office:value-type="float" office:value="43666" calcext:value-type="float">
            <text:p>43666</text:p>
          </table:table-cell>
          <table:table-cell office:value-type="float" office:value="103638" calcext:value-type="float">
            <text:p>103638</text:p>
          </table:table-cell>
          <table:table-cell office:value-type="float" office:value="298871" calcext:value-type="float">
            <text:p>298871</text:p>
          </table:table-cell>
          <table:table-cell office:value-type="float" office:value="216308" calcext:value-type="float">
            <text:p>216308</text:p>
          </table:table-cell>
          <table:table-cell office:value-type="float" office:value="226990" calcext:value-type="float">
            <text:p>226990</text:p>
          </table:table-cell>
          <table:table-cell office:value-type="float" office:value="242133" calcext:value-type="float">
            <text:p>242133</text:p>
          </table:table-cell>
        </table:table-row>
        <table:table-row table:style-name="ro2">
          <table:table-cell office:value-type="float" office:value="35501" calcext:value-type="float">
            <text:p>35501</text:p>
          </table:table-cell>
          <table:table-cell office:value-type="float" office:value="45016" calcext:value-type="float">
            <text:p>45016</text:p>
          </table:table-cell>
          <table:table-cell office:value-type="float" office:value="114399" calcext:value-type="float">
            <text:p>114399</text:p>
          </table:table-cell>
          <table:table-cell office:value-type="float" office:value="253774" calcext:value-type="float">
            <text:p>253774</text:p>
          </table:table-cell>
          <table:table-cell office:value-type="float" office:value="215437" calcext:value-type="float">
            <text:p>215437</text:p>
          </table:table-cell>
          <table:table-cell office:value-type="float" office:value="226973" calcext:value-type="float">
            <text:p>226973</text:p>
          </table:table-cell>
          <table:table-cell office:value-type="float" office:value="237651" calcext:value-type="float">
            <text:p>237651</text:p>
          </table:table-cell>
        </table:table-row>
        <table:table-row table:style-name="ro2">
          <table:table-cell office:value-type="float" office:value="35601" calcext:value-type="float">
            <text:p>35601</text:p>
          </table:table-cell>
          <table:table-cell office:value-type="float" office:value="42076" calcext:value-type="float">
            <text:p>42076</text:p>
          </table:table-cell>
          <table:table-cell office:value-type="float" office:value="110020" calcext:value-type="float">
            <text:p>110020</text:p>
          </table:table-cell>
          <table:table-cell office:value-type="float" office:value="233388" calcext:value-type="float">
            <text:p>233388</text:p>
          </table:table-cell>
          <table:table-cell office:value-type="float" office:value="217488" calcext:value-type="float">
            <text:p>217488</text:p>
          </table:table-cell>
          <table:table-cell office:value-type="float" office:value="227764" calcext:value-type="float">
            <text:p>227764</text:p>
          </table:table-cell>
          <table:table-cell office:value-type="float" office:value="238580" calcext:value-type="float">
            <text:p>238580</text:p>
          </table:table-cell>
        </table:table-row>
        <table:table-row table:style-name="ro2">
          <table:table-cell office:value-type="float" office:value="35701" calcext:value-type="float">
            <text:p>35701</text:p>
          </table:table-cell>
          <table:table-cell office:value-type="float" office:value="42571" calcext:value-type="float">
            <text:p>42571</text:p>
          </table:table-cell>
          <table:table-cell office:value-type="float" office:value="108860" calcext:value-type="float">
            <text:p>108860</text:p>
          </table:table-cell>
          <table:table-cell office:value-type="float" office:value="186139" calcext:value-type="float">
            <text:p>186139</text:p>
          </table:table-cell>
          <table:table-cell office:value-type="float" office:value="218157" calcext:value-type="float">
            <text:p>218157</text:p>
          </table:table-cell>
          <table:table-cell office:value-type="float" office:value="227937" calcext:value-type="float">
            <text:p>227937</text:p>
          </table:table-cell>
          <table:table-cell office:value-type="float" office:value="240015" calcext:value-type="float">
            <text:p>240015</text:p>
          </table:table-cell>
        </table:table-row>
        <table:table-row table:style-name="ro2">
          <table:table-cell office:value-type="float" office:value="35801" calcext:value-type="float">
            <text:p>35801</text:p>
          </table:table-cell>
          <table:table-cell office:value-type="float" office:value="37467" calcext:value-type="float">
            <text:p>37467</text:p>
          </table:table-cell>
          <table:table-cell office:value-type="float" office:value="104922" calcext:value-type="float">
            <text:p>104922</text:p>
          </table:table-cell>
          <table:table-cell office:value-type="float" office:value="234895" calcext:value-type="float">
            <text:p>234895</text:p>
          </table:table-cell>
          <table:table-cell office:value-type="float" office:value="222378" calcext:value-type="float">
            <text:p>222378</text:p>
          </table:table-cell>
          <table:table-cell office:value-type="float" office:value="229204" calcext:value-type="float">
            <text:p>229204</text:p>
          </table:table-cell>
          <table:table-cell office:value-type="float" office:value="239046" calcext:value-type="float">
            <text:p>239046</text:p>
          </table:table-cell>
        </table:table-row>
        <table:table-row table:style-name="ro2">
          <table:table-cell office:value-type="float" office:value="35901" calcext:value-type="float">
            <text:p>35901</text:p>
          </table:table-cell>
          <table:table-cell office:value-type="float" office:value="41188" calcext:value-type="float">
            <text:p>41188</text:p>
          </table:table-cell>
          <table:table-cell office:value-type="float" office:value="108063" calcext:value-type="float">
            <text:p>108063</text:p>
          </table:table-cell>
          <table:table-cell office:value-type="float" office:value="200246" calcext:value-type="float">
            <text:p>200246</text:p>
          </table:table-cell>
          <table:table-cell office:value-type="float" office:value="220594" calcext:value-type="float">
            <text:p>220594</text:p>
          </table:table-cell>
          <table:table-cell office:value-type="float" office:value="229216" calcext:value-type="float">
            <text:p>229216</text:p>
          </table:table-cell>
          <table:table-cell office:value-type="float" office:value="242463" calcext:value-type="float">
            <text:p>242463</text:p>
          </table:table-cell>
        </table:table-row>
        <table:table-row table:style-name="ro2">
          <table:table-cell office:value-type="float" office:value="36001" calcext:value-type="float">
            <text:p>36001</text:p>
          </table:table-cell>
          <table:table-cell office:value-type="float" office:value="45474" calcext:value-type="float">
            <text:p>45474</text:p>
          </table:table-cell>
          <table:table-cell office:value-type="float" office:value="111004" calcext:value-type="float">
            <text:p>111004</text:p>
          </table:table-cell>
          <table:table-cell office:value-type="float" office:value="230971" calcext:value-type="float">
            <text:p>230971</text:p>
          </table:table-cell>
          <table:table-cell office:value-type="float" office:value="221047" calcext:value-type="float">
            <text:p>221047</text:p>
          </table:table-cell>
          <table:table-cell office:value-type="float" office:value="229690" calcext:value-type="float">
            <text:p>229690</text:p>
          </table:table-cell>
          <table:table-cell office:value-type="float" office:value="242996" calcext:value-type="float">
            <text:p>242996</text:p>
          </table:table-cell>
        </table:table-row>
        <table:table-row table:style-name="ro2">
          <table:table-cell office:value-type="float" office:value="36101" calcext:value-type="float">
            <text:p>36101</text:p>
          </table:table-cell>
          <table:table-cell office:value-type="float" office:value="46536" calcext:value-type="float">
            <text:p>46536</text:p>
          </table:table-cell>
          <table:table-cell office:value-type="float" office:value="106291" calcext:value-type="float">
            <text:p>106291</text:p>
          </table:table-cell>
          <table:table-cell office:value-type="float" office:value="172829" calcext:value-type="float">
            <text:p>172829</text:p>
          </table:table-cell>
          <table:table-cell office:value-type="float" office:value="222598" calcext:value-type="float">
            <text:p>222598</text:p>
          </table:table-cell>
          <table:table-cell office:value-type="float" office:value="230221" calcext:value-type="float">
            <text:p>230221</text:p>
          </table:table-cell>
          <table:table-cell office:value-type="float" office:value="238601" calcext:value-type="float">
            <text:p>238601</text:p>
          </table:table-cell>
        </table:table-row>
        <table:table-row table:style-name="ro2">
          <table:table-cell office:value-type="float" office:value="36201" calcext:value-type="float">
            <text:p>36201</text:p>
          </table:table-cell>
          <table:table-cell office:value-type="float" office:value="46734" calcext:value-type="float">
            <text:p>46734</text:p>
          </table:table-cell>
          <table:table-cell office:value-type="float" office:value="113747" calcext:value-type="float">
            <text:p>113747</text:p>
          </table:table-cell>
          <table:table-cell office:value-type="float" office:value="257479" calcext:value-type="float">
            <text:p>257479</text:p>
          </table:table-cell>
          <table:table-cell office:value-type="float" office:value="209732" calcext:value-type="float">
            <text:p>209732</text:p>
          </table:table-cell>
          <table:table-cell office:value-type="float" office:value="230800" calcext:value-type="float">
            <text:p>230800</text:p>
          </table:table-cell>
          <table:table-cell office:value-type="float" office:value="257031" calcext:value-type="float">
            <text:p>257031</text:p>
          </table:table-cell>
        </table:table-row>
        <table:table-row table:style-name="ro2">
          <table:table-cell office:value-type="float" office:value="36301" calcext:value-type="float">
            <text:p>36301</text:p>
          </table:table-cell>
          <table:table-cell office:value-type="float" office:value="43436" calcext:value-type="float">
            <text:p>43436</text:p>
          </table:table-cell>
          <table:table-cell office:value-type="float" office:value="113058" calcext:value-type="float">
            <text:p>113058</text:p>
          </table:table-cell>
          <table:table-cell office:value-type="float" office:value="208770" calcext:value-type="float">
            <text:p>208770</text:p>
          </table:table-cell>
          <table:table-cell office:value-type="float" office:value="220778" calcext:value-type="float">
            <text:p>220778</text:p>
          </table:table-cell>
          <table:table-cell office:value-type="float" office:value="232002" calcext:value-type="float">
            <text:p>232002</text:p>
          </table:table-cell>
          <table:table-cell office:value-type="float" office:value="241672" calcext:value-type="float">
            <text:p>241672</text:p>
          </table:table-cell>
        </table:table-row>
        <table:table-row table:style-name="ro2">
          <table:table-cell office:value-type="float" office:value="36401" calcext:value-type="float">
            <text:p>36401</text:p>
          </table:table-cell>
          <table:table-cell office:value-type="float" office:value="41673" calcext:value-type="float">
            <text:p>41673</text:p>
          </table:table-cell>
          <table:table-cell office:value-type="float" office:value="108391" calcext:value-type="float">
            <text:p>108391</text:p>
          </table:table-cell>
          <table:table-cell office:value-type="float" office:value="227892" calcext:value-type="float">
            <text:p>227892</text:p>
          </table:table-cell>
          <table:table-cell office:value-type="float" office:value="220675" calcext:value-type="float">
            <text:p>220675</text:p>
          </table:table-cell>
          <table:table-cell office:value-type="float" office:value="232241" calcext:value-type="float">
            <text:p>232241</text:p>
          </table:table-cell>
          <table:table-cell office:value-type="float" office:value="244994" calcext:value-type="float">
            <text:p>244994</text:p>
          </table:table-cell>
        </table:table-row>
        <table:table-row table:style-name="ro2">
          <table:table-cell office:value-type="float" office:value="36501" calcext:value-type="float">
            <text:p>36501</text:p>
          </table:table-cell>
          <table:table-cell office:value-type="float" office:value="40110" calcext:value-type="float">
            <text:p>40110</text:p>
          </table:table-cell>
          <table:table-cell office:value-type="float" office:value="109384" calcext:value-type="float">
            <text:p>109384</text:p>
          </table:table-cell>
          <table:table-cell office:value-type="float" office:value="217982" calcext:value-type="float">
            <text:p>217982</text:p>
          </table:table-cell>
          <table:table-cell office:value-type="float" office:value="210697" calcext:value-type="float">
            <text:p>210697</text:p>
          </table:table-cell>
          <table:table-cell office:value-type="float" office:value="232890" calcext:value-type="float">
            <text:p>232890</text:p>
          </table:table-cell>
          <table:table-cell office:value-type="float" office:value="242923" calcext:value-type="float">
            <text:p>242923</text:p>
          </table:table-cell>
        </table:table-row>
        <table:table-row table:style-name="ro2">
          <table:table-cell office:value-type="float" office:value="36601" calcext:value-type="float">
            <text:p>36601</text:p>
          </table:table-cell>
          <table:table-cell office:value-type="float" office:value="42528" calcext:value-type="float">
            <text:p>42528</text:p>
          </table:table-cell>
          <table:table-cell office:value-type="float" office:value="105556" calcext:value-type="float">
            <text:p>105556</text:p>
          </table:table-cell>
          <table:table-cell office:value-type="float" office:value="221384" calcext:value-type="float">
            <text:p>221384</text:p>
          </table:table-cell>
          <table:table-cell office:value-type="float" office:value="221006" calcext:value-type="float">
            <text:p>221006</text:p>
          </table:table-cell>
          <table:table-cell office:value-type="float" office:value="234692" calcext:value-type="float">
            <text:p>234692</text:p>
          </table:table-cell>
          <table:table-cell office:value-type="float" office:value="278982" calcext:value-type="float">
            <text:p>278982</text:p>
          </table:table-cell>
        </table:table-row>
        <table:table-row table:style-name="ro2">
          <table:table-cell office:value-type="float" office:value="36701" calcext:value-type="float">
            <text:p>36701</text:p>
          </table:table-cell>
          <table:table-cell office:value-type="float" office:value="42425" calcext:value-type="float">
            <text:p>42425</text:p>
          </table:table-cell>
          <table:table-cell office:value-type="float" office:value="111306" calcext:value-type="float">
            <text:p>111306</text:p>
          </table:table-cell>
          <table:table-cell office:value-type="float" office:value="219243" calcext:value-type="float">
            <text:p>219243</text:p>
          </table:table-cell>
          <table:table-cell office:value-type="float" office:value="225536" calcext:value-type="float">
            <text:p>225536</text:p>
          </table:table-cell>
          <table:table-cell office:value-type="float" office:value="234259" calcext:value-type="float">
            <text:p>234259</text:p>
          </table:table-cell>
          <table:table-cell office:value-type="float" office:value="246047" calcext:value-type="float">
            <text:p>246047</text:p>
          </table:table-cell>
        </table:table-row>
        <table:table-row table:style-name="ro2">
          <table:table-cell office:value-type="float" office:value="36801" calcext:value-type="float">
            <text:p>36801</text:p>
          </table:table-cell>
          <table:table-cell office:value-type="float" office:value="50272" calcext:value-type="float">
            <text:p>50272</text:p>
          </table:table-cell>
          <table:table-cell office:value-type="float" office:value="111757" calcext:value-type="float">
            <text:p>111757</text:p>
          </table:table-cell>
          <table:table-cell office:value-type="float" office:value="232054" calcext:value-type="float">
            <text:p>232054</text:p>
          </table:table-cell>
          <table:table-cell office:value-type="float" office:value="213442" calcext:value-type="float">
            <text:p>213442</text:p>
          </table:table-cell>
          <table:table-cell office:value-type="float" office:value="235343" calcext:value-type="float">
            <text:p>235343</text:p>
          </table:table-cell>
          <table:table-cell office:value-type="float" office:value="286694" calcext:value-type="float">
            <text:p>286694</text:p>
          </table:table-cell>
        </table:table-row>
        <table:table-row table:style-name="ro2">
          <table:table-cell office:value-type="float" office:value="36901" calcext:value-type="float">
            <text:p>36901</text:p>
          </table:table-cell>
          <table:table-cell office:value-type="float" office:value="49180" calcext:value-type="float">
            <text:p>49180</text:p>
          </table:table-cell>
          <table:table-cell office:value-type="float" office:value="111986" calcext:value-type="float">
            <text:p>111986</text:p>
          </table:table-cell>
          <table:table-cell office:value-type="float" office:value="218781" calcext:value-type="float">
            <text:p>218781</text:p>
          </table:table-cell>
          <table:table-cell office:value-type="float" office:value="219197" calcext:value-type="float">
            <text:p>219197</text:p>
          </table:table-cell>
          <table:table-cell office:value-type="float" office:value="236144" calcext:value-type="float">
            <text:p>236144</text:p>
          </table:table-cell>
          <table:table-cell office:value-type="float" office:value="269491" calcext:value-type="float">
            <text:p>269491</text:p>
          </table:table-cell>
        </table:table-row>
        <table:table-row table:style-name="ro2">
          <table:table-cell office:value-type="float" office:value="37001" calcext:value-type="float">
            <text:p>37001</text:p>
          </table:table-cell>
          <table:table-cell office:value-type="float" office:value="40876" calcext:value-type="float">
            <text:p>40876</text:p>
          </table:table-cell>
          <table:table-cell office:value-type="float" office:value="106982" calcext:value-type="float">
            <text:p>106982</text:p>
          </table:table-cell>
          <table:table-cell office:value-type="float" office:value="233293" calcext:value-type="float">
            <text:p>233293</text:p>
          </table:table-cell>
          <table:table-cell office:value-type="float" office:value="219785" calcext:value-type="float">
            <text:p>219785</text:p>
          </table:table-cell>
          <table:table-cell office:value-type="float" office:value="235652" calcext:value-type="float">
            <text:p>235652</text:p>
          </table:table-cell>
          <table:table-cell office:value-type="float" office:value="247840" calcext:value-type="float">
            <text:p>247840</text:p>
          </table:table-cell>
        </table:table-row>
        <table:table-row table:style-name="ro2">
          <table:table-cell office:value-type="float" office:value="37101" calcext:value-type="float">
            <text:p>37101</text:p>
          </table:table-cell>
          <table:table-cell office:value-type="float" office:value="41036" calcext:value-type="float">
            <text:p>41036</text:p>
          </table:table-cell>
          <table:table-cell office:value-type="float" office:value="107856" calcext:value-type="float">
            <text:p>107856</text:p>
          </table:table-cell>
          <table:table-cell office:value-type="float" office:value="212423" calcext:value-type="float">
            <text:p>212423</text:p>
          </table:table-cell>
          <table:table-cell office:value-type="float" office:value="213291" calcext:value-type="float">
            <text:p>213291</text:p>
          </table:table-cell>
          <table:table-cell office:value-type="float" office:value="236443" calcext:value-type="float">
            <text:p>236443</text:p>
          </table:table-cell>
          <table:table-cell office:value-type="float" office:value="265744" calcext:value-type="float">
            <text:p>265744</text:p>
          </table:table-cell>
        </table:table-row>
        <table:table-row table:style-name="ro2">
          <table:table-cell office:value-type="float" office:value="37201" calcext:value-type="float">
            <text:p>37201</text:p>
          </table:table-cell>
          <table:table-cell office:value-type="float" office:value="44977" calcext:value-type="float">
            <text:p>44977</text:p>
          </table:table-cell>
          <table:table-cell office:value-type="float" office:value="117319" calcext:value-type="float">
            <text:p>117319</text:p>
          </table:table-cell>
          <table:table-cell office:value-type="float" office:value="236205" calcext:value-type="float">
            <text:p>236205</text:p>
          </table:table-cell>
          <table:table-cell office:value-type="float" office:value="215674" calcext:value-type="float">
            <text:p>215674</text:p>
          </table:table-cell>
          <table:table-cell office:value-type="float" office:value="236877" calcext:value-type="float">
            <text:p>236877</text:p>
          </table:table-cell>
          <table:table-cell office:value-type="float" office:value="251576" calcext:value-type="float">
            <text:p>251576</text:p>
          </table:table-cell>
        </table:table-row>
        <table:table-row table:style-name="ro2">
          <table:table-cell office:value-type="float" office:value="37301" calcext:value-type="float">
            <text:p>37301</text:p>
          </table:table-cell>
          <table:table-cell office:value-type="float" office:value="41535" calcext:value-type="float">
            <text:p>41535</text:p>
          </table:table-cell>
          <table:table-cell office:value-type="float" office:value="113537" calcext:value-type="float">
            <text:p>113537</text:p>
          </table:table-cell>
          <table:table-cell office:value-type="float" office:value="236592" calcext:value-type="float">
            <text:p>236592</text:p>
          </table:table-cell>
          <table:table-cell office:value-type="float" office:value="223715" calcext:value-type="float">
            <text:p>223715</text:p>
          </table:table-cell>
          <table:table-cell office:value-type="float" office:value="239341" calcext:value-type="float">
            <text:p>239341</text:p>
          </table:table-cell>
          <table:table-cell office:value-type="float" office:value="269182" calcext:value-type="float">
            <text:p>269182</text:p>
          </table:table-cell>
        </table:table-row>
        <table:table-row table:style-name="ro2">
          <table:table-cell office:value-type="float" office:value="37401" calcext:value-type="float">
            <text:p>37401</text:p>
          </table:table-cell>
          <table:table-cell office:value-type="float" office:value="48088" calcext:value-type="float">
            <text:p>48088</text:p>
          </table:table-cell>
          <table:table-cell office:value-type="float" office:value="117354" calcext:value-type="float">
            <text:p>117354</text:p>
          </table:table-cell>
          <table:table-cell office:value-type="float" office:value="231294" calcext:value-type="float">
            <text:p>231294</text:p>
          </table:table-cell>
          <table:table-cell office:value-type="float" office:value="219236" calcext:value-type="float">
            <text:p>219236</text:p>
          </table:table-cell>
          <table:table-cell office:value-type="float" office:value="238281" calcext:value-type="float">
            <text:p>238281</text:p>
          </table:table-cell>
          <table:table-cell office:value-type="float" office:value="264767" calcext:value-type="float">
            <text:p>264767</text:p>
          </table:table-cell>
        </table:table-row>
        <table:table-row table:style-name="ro2">
          <table:table-cell office:value-type="float" office:value="37501" calcext:value-type="float">
            <text:p>37501</text:p>
          </table:table-cell>
          <table:table-cell office:value-type="float" office:value="45543" calcext:value-type="float">
            <text:p>45543</text:p>
          </table:table-cell>
          <table:table-cell office:value-type="float" office:value="112739" calcext:value-type="float">
            <text:p>112739</text:p>
          </table:table-cell>
          <table:table-cell office:value-type="float" office:value="204828" calcext:value-type="float">
            <text:p>204828</text:p>
          </table:table-cell>
          <table:table-cell office:value-type="float" office:value="210496" calcext:value-type="float">
            <text:p>210496</text:p>
          </table:table-cell>
          <table:table-cell office:value-type="float" office:value="239452" calcext:value-type="float">
            <text:p>239452</text:p>
          </table:table-cell>
          <table:table-cell office:value-type="float" office:value="289764" calcext:value-type="float">
            <text:p>289764</text:p>
          </table:table-cell>
        </table:table-row>
        <table:table-row table:style-name="ro2">
          <table:table-cell office:value-type="float" office:value="37601" calcext:value-type="float">
            <text:p>37601</text:p>
          </table:table-cell>
          <table:table-cell office:value-type="float" office:value="42368" calcext:value-type="float">
            <text:p>42368</text:p>
          </table:table-cell>
          <table:table-cell office:value-type="float" office:value="113901" calcext:value-type="float">
            <text:p>113901</text:p>
          </table:table-cell>
          <table:table-cell office:value-type="float" office:value="291909" calcext:value-type="float">
            <text:p>291909</text:p>
          </table:table-cell>
          <table:table-cell office:value-type="float" office:value="225554" calcext:value-type="float">
            <text:p>225554</text:p>
          </table:table-cell>
          <table:table-cell office:value-type="float" office:value="243267" calcext:value-type="float">
            <text:p>243267</text:p>
          </table:table-cell>
          <table:table-cell office:value-type="float" office:value="307612" calcext:value-type="float">
            <text:p>307612</text:p>
          </table:table-cell>
        </table:table-row>
        <table:table-row table:style-name="ro2">
          <table:table-cell office:value-type="float" office:value="37701" calcext:value-type="float">
            <text:p>37701</text:p>
          </table:table-cell>
          <table:table-cell office:value-type="float" office:value="53536" calcext:value-type="float">
            <text:p>53536</text:p>
          </table:table-cell>
          <table:table-cell office:value-type="float" office:value="117183" calcext:value-type="float">
            <text:p>117183</text:p>
          </table:table-cell>
          <table:table-cell office:value-type="float" office:value="242699" calcext:value-type="float">
            <text:p>242699</text:p>
          </table:table-cell>
          <table:table-cell office:value-type="float" office:value="218082" calcext:value-type="float">
            <text:p>218082</text:p>
          </table:table-cell>
          <table:table-cell office:value-type="float" office:value="241296" calcext:value-type="float">
            <text:p>241296</text:p>
          </table:table-cell>
          <table:table-cell office:value-type="float" office:value="301260" calcext:value-type="float">
            <text:p>301260</text:p>
          </table:table-cell>
        </table:table-row>
        <table:table-row table:style-name="ro2">
          <table:table-cell office:value-type="float" office:value="37801" calcext:value-type="float">
            <text:p>37801</text:p>
          </table:table-cell>
          <table:table-cell office:value-type="float" office:value="41773" calcext:value-type="float">
            <text:p>41773</text:p>
          </table:table-cell>
          <table:table-cell office:value-type="float" office:value="120185" calcext:value-type="float">
            <text:p>120185</text:p>
          </table:table-cell>
          <table:table-cell office:value-type="float" office:value="233571" calcext:value-type="float">
            <text:p>233571</text:p>
          </table:table-cell>
          <table:table-cell office:value-type="float" office:value="205089" calcext:value-type="float">
            <text:p>205089</text:p>
          </table:table-cell>
          <table:table-cell office:value-type="float" office:value="241354" calcext:value-type="float">
            <text:p>241354</text:p>
          </table:table-cell>
          <table:table-cell office:value-type="float" office:value="267650" calcext:value-type="float">
            <text:p>267650</text:p>
          </table:table-cell>
        </table:table-row>
        <table:table-row table:style-name="ro2">
          <table:table-cell office:value-type="float" office:value="37901" calcext:value-type="float">
            <text:p>37901</text:p>
          </table:table-cell>
          <table:table-cell office:value-type="float" office:value="56010" calcext:value-type="float">
            <text:p>56010</text:p>
          </table:table-cell>
          <table:table-cell office:value-type="float" office:value="115134" calcext:value-type="float">
            <text:p>115134</text:p>
          </table:table-cell>
          <table:table-cell office:value-type="float" office:value="209856" calcext:value-type="float">
            <text:p>209856</text:p>
          </table:table-cell>
          <table:table-cell office:value-type="float" office:value="216032" calcext:value-type="float">
            <text:p>216032</text:p>
          </table:table-cell>
          <table:table-cell office:value-type="float" office:value="243772" calcext:value-type="float">
            <text:p>243772</text:p>
          </table:table-cell>
          <table:table-cell office:value-type="float" office:value="279821" calcext:value-type="float">
            <text:p>279821</text:p>
          </table:table-cell>
        </table:table-row>
        <table:table-row table:style-name="ro2">
          <table:table-cell office:value-type="float" office:value="38001" calcext:value-type="float">
            <text:p>38001</text:p>
          </table:table-cell>
          <table:table-cell office:value-type="float" office:value="55673" calcext:value-type="float">
            <text:p>55673</text:p>
          </table:table-cell>
          <table:table-cell office:value-type="float" office:value="111618" calcext:value-type="float">
            <text:p>111618</text:p>
          </table:table-cell>
          <table:table-cell office:value-type="float" office:value="266364" calcext:value-type="float">
            <text:p>266364</text:p>
          </table:table-cell>
          <table:table-cell office:value-type="float" office:value="220609" calcext:value-type="float">
            <text:p>220609</text:p>
          </table:table-cell>
          <table:table-cell office:value-type="float" office:value="243083" calcext:value-type="float">
            <text:p>243083</text:p>
          </table:table-cell>
          <table:table-cell office:value-type="float" office:value="293765" calcext:value-type="float">
            <text:p>293765</text:p>
          </table:table-cell>
        </table:table-row>
        <table:table-row table:style-name="ro2">
          <table:table-cell office:value-type="float" office:value="38101" calcext:value-type="float">
            <text:p>38101</text:p>
          </table:table-cell>
          <table:table-cell office:value-type="float" office:value="50157" calcext:value-type="float">
            <text:p>50157</text:p>
          </table:table-cell>
          <table:table-cell office:value-type="float" office:value="125745" calcext:value-type="float">
            <text:p>125745</text:p>
          </table:table-cell>
          <table:table-cell office:value-type="float" office:value="237033" calcext:value-type="float">
            <text:p>237033</text:p>
          </table:table-cell>
          <table:table-cell office:value-type="float" office:value="224088" calcext:value-type="float">
            <text:p>224088</text:p>
          </table:table-cell>
          <table:table-cell office:value-type="float" office:value="245620" calcext:value-type="float">
            <text:p>245620</text:p>
          </table:table-cell>
          <table:table-cell office:value-type="float" office:value="291822" calcext:value-type="float">
            <text:p>291822</text:p>
          </table:table-cell>
        </table:table-row>
        <table:table-row table:style-name="ro2">
          <table:table-cell office:value-type="float" office:value="38201" calcext:value-type="float">
            <text:p>38201</text:p>
          </table:table-cell>
          <table:table-cell office:value-type="float" office:value="44010" calcext:value-type="float">
            <text:p>44010</text:p>
          </table:table-cell>
          <table:table-cell office:value-type="float" office:value="111035" calcext:value-type="float">
            <text:p>111035</text:p>
          </table:table-cell>
          <table:table-cell office:value-type="float" office:value="216542" calcext:value-type="float">
            <text:p>216542</text:p>
          </table:table-cell>
          <table:table-cell office:value-type="float" office:value="224394" calcext:value-type="float">
            <text:p>224394</text:p>
          </table:table-cell>
          <table:table-cell office:value-type="float" office:value="246089" calcext:value-type="float">
            <text:p>246089</text:p>
          </table:table-cell>
          <table:table-cell office:value-type="float" office:value="280180" calcext:value-type="float">
            <text:p>280180</text:p>
          </table:table-cell>
        </table:table-row>
        <table:table-row table:style-name="ro2">
          <table:table-cell office:value-type="float" office:value="38301" calcext:value-type="float">
            <text:p>38301</text:p>
          </table:table-cell>
          <table:table-cell office:value-type="float" office:value="47755" calcext:value-type="float">
            <text:p>47755</text:p>
          </table:table-cell>
          <table:table-cell office:value-type="float" office:value="116529" calcext:value-type="float">
            <text:p>116529</text:p>
          </table:table-cell>
          <table:table-cell office:value-type="float" office:value="312549" calcext:value-type="float">
            <text:p>312549</text:p>
          </table:table-cell>
          <table:table-cell office:value-type="float" office:value="230047" calcext:value-type="float">
            <text:p>230047</text:p>
          </table:table-cell>
          <table:table-cell office:value-type="float" office:value="246312" calcext:value-type="float">
            <text:p>246312</text:p>
          </table:table-cell>
          <table:table-cell office:value-type="float" office:value="279650" calcext:value-type="float">
            <text:p>279650</text:p>
          </table:table-cell>
        </table:table-row>
        <table:table-row table:style-name="ro2">
          <table:table-cell office:value-type="float" office:value="38401" calcext:value-type="float">
            <text:p>38401</text:p>
          </table:table-cell>
          <table:table-cell office:value-type="float" office:value="49331" calcext:value-type="float">
            <text:p>49331</text:p>
          </table:table-cell>
          <table:table-cell office:value-type="float" office:value="114159" calcext:value-type="float">
            <text:p>114159</text:p>
          </table:table-cell>
          <table:table-cell office:value-type="float" office:value="235202" calcext:value-type="float">
            <text:p>235202</text:p>
          </table:table-cell>
          <table:table-cell office:value-type="float" office:value="225726" calcext:value-type="float">
            <text:p>225726</text:p>
          </table:table-cell>
          <table:table-cell office:value-type="float" office:value="247366" calcext:value-type="float">
            <text:p>247366</text:p>
          </table:table-cell>
          <table:table-cell office:value-type="float" office:value="289881" calcext:value-type="float">
            <text:p>289881</text:p>
          </table:table-cell>
        </table:table-row>
        <table:table-row table:style-name="ro2">
          <table:table-cell office:value-type="float" office:value="38501" calcext:value-type="float">
            <text:p>38501</text:p>
          </table:table-cell>
          <table:table-cell office:value-type="float" office:value="43485" calcext:value-type="float">
            <text:p>43485</text:p>
          </table:table-cell>
          <table:table-cell office:value-type="float" office:value="112169" calcext:value-type="float">
            <text:p>112169</text:p>
          </table:table-cell>
          <table:table-cell office:value-type="float" office:value="257158" calcext:value-type="float">
            <text:p>257158</text:p>
          </table:table-cell>
          <table:table-cell office:value-type="float" office:value="232720" calcext:value-type="float">
            <text:p>232720</text:p>
          </table:table-cell>
          <table:table-cell office:value-type="float" office:value="250441" calcext:value-type="float">
            <text:p>250441</text:p>
          </table:table-cell>
          <table:table-cell office:value-type="float" office:value="310720" calcext:value-type="float">
            <text:p>310720</text:p>
          </table:table-cell>
        </table:table-row>
        <table:table-row table:style-name="ro2">
          <table:table-cell office:value-type="float" office:value="38601" calcext:value-type="float">
            <text:p>38601</text:p>
          </table:table-cell>
          <table:table-cell office:value-type="float" office:value="46918" calcext:value-type="float">
            <text:p>46918</text:p>
          </table:table-cell>
          <table:table-cell office:value-type="float" office:value="114448" calcext:value-type="float">
            <text:p>114448</text:p>
          </table:table-cell>
          <table:table-cell office:value-type="float" office:value="216855" calcext:value-type="float">
            <text:p>216855</text:p>
          </table:table-cell>
          <table:table-cell office:value-type="float" office:value="222819" calcext:value-type="float">
            <text:p>222819</text:p>
          </table:table-cell>
          <table:table-cell office:value-type="float" office:value="246605" calcext:value-type="float">
            <text:p>246605</text:p>
          </table:table-cell>
          <table:table-cell office:value-type="float" office:value="288939" calcext:value-type="float">
            <text:p>288939</text:p>
          </table:table-cell>
        </table:table-row>
        <table:table-row table:style-name="ro2">
          <table:table-cell office:value-type="float" office:value="38701" calcext:value-type="float">
            <text:p>38701</text:p>
          </table:table-cell>
          <table:table-cell office:value-type="float" office:value="43508" calcext:value-type="float">
            <text:p>43508</text:p>
          </table:table-cell>
          <table:table-cell office:value-type="float" office:value="114724" calcext:value-type="float">
            <text:p>114724</text:p>
          </table:table-cell>
          <table:table-cell office:value-type="float" office:value="215907" calcext:value-type="float">
            <text:p>215907</text:p>
          </table:table-cell>
          <table:table-cell office:value-type="float" office:value="231853" calcext:value-type="float">
            <text:p>231853</text:p>
          </table:table-cell>
          <table:table-cell office:value-type="float" office:value="248468" calcext:value-type="float">
            <text:p>248468</text:p>
          </table:table-cell>
          <table:table-cell office:value-type="float" office:value="299206" calcext:value-type="float">
            <text:p>299206</text:p>
          </table:table-cell>
        </table:table-row>
        <table:table-row table:style-name="ro2">
          <table:table-cell office:value-type="float" office:value="38801" calcext:value-type="float">
            <text:p>38801</text:p>
          </table:table-cell>
          <table:table-cell office:value-type="float" office:value="51798" calcext:value-type="float">
            <text:p>51798</text:p>
          </table:table-cell>
          <table:table-cell office:value-type="float" office:value="114081" calcext:value-type="float">
            <text:p>114081</text:p>
          </table:table-cell>
          <table:table-cell office:value-type="float" office:value="221951" calcext:value-type="float">
            <text:p>221951</text:p>
          </table:table-cell>
          <table:table-cell office:value-type="float" office:value="224312" calcext:value-type="float">
            <text:p>224312</text:p>
          </table:table-cell>
          <table:table-cell office:value-type="float" office:value="247969" calcext:value-type="float">
            <text:p>247969</text:p>
          </table:table-cell>
          <table:table-cell office:value-type="float" office:value="296854" calcext:value-type="float">
            <text:p>296854</text:p>
          </table:table-cell>
        </table:table-row>
        <table:table-row table:style-name="ro2">
          <table:table-cell office:value-type="float" office:value="38901" calcext:value-type="float">
            <text:p>38901</text:p>
          </table:table-cell>
          <table:table-cell office:value-type="float" office:value="46353" calcext:value-type="float">
            <text:p>46353</text:p>
          </table:table-cell>
          <table:table-cell office:value-type="float" office:value="112705" calcext:value-type="float">
            <text:p>112705</text:p>
          </table:table-cell>
          <table:table-cell office:value-type="float" office:value="233610" calcext:value-type="float">
            <text:p>233610</text:p>
          </table:table-cell>
          <table:table-cell office:value-type="float" office:value="213177" calcext:value-type="float">
            <text:p>213177</text:p>
          </table:table-cell>
          <table:table-cell office:value-type="float" office:value="250455" calcext:value-type="float">
            <text:p>250455</text:p>
          </table:table-cell>
          <table:table-cell office:value-type="float" office:value="299030" calcext:value-type="float">
            <text:p>299030</text:p>
          </table:table-cell>
        </table:table-row>
        <table:table-row table:style-name="ro2">
          <table:table-cell office:value-type="float" office:value="39001" calcext:value-type="float">
            <text:p>39001</text:p>
          </table:table-cell>
          <table:table-cell office:value-type="float" office:value="44271" calcext:value-type="float">
            <text:p>44271</text:p>
          </table:table-cell>
          <table:table-cell office:value-type="float" office:value="112963" calcext:value-type="float">
            <text:p>112963</text:p>
          </table:table-cell>
          <table:table-cell office:value-type="float" office:value="245056" calcext:value-type="float">
            <text:p>245056</text:p>
          </table:table-cell>
          <table:table-cell office:value-type="float" office:value="231406" calcext:value-type="float">
            <text:p>231406</text:p>
          </table:table-cell>
          <table:table-cell office:value-type="float" office:value="249696" calcext:value-type="float">
            <text:p>249696</text:p>
          </table:table-cell>
          <table:table-cell office:value-type="float" office:value="268705" calcext:value-type="float">
            <text:p>268705</text:p>
          </table:table-cell>
        </table:table-row>
        <table:table-row table:style-name="ro2">
          <table:table-cell office:value-type="float" office:value="39101" calcext:value-type="float">
            <text:p>39101</text:p>
          </table:table-cell>
          <table:table-cell office:value-type="float" office:value="45342" calcext:value-type="float">
            <text:p>45342</text:p>
          </table:table-cell>
          <table:table-cell office:value-type="float" office:value="112499" calcext:value-type="float">
            <text:p>112499</text:p>
          </table:table-cell>
          <table:table-cell office:value-type="float" office:value="193440" calcext:value-type="float">
            <text:p>193440</text:p>
          </table:table-cell>
          <table:table-cell office:value-type="float" office:value="220375" calcext:value-type="float">
            <text:p>220375</text:p>
          </table:table-cell>
          <table:table-cell office:value-type="float" office:value="250383" calcext:value-type="float">
            <text:p>250383</text:p>
          </table:table-cell>
          <table:table-cell office:value-type="float" office:value="277395" calcext:value-type="float">
            <text:p>277395</text:p>
          </table:table-cell>
        </table:table-row>
        <table:table-row table:style-name="ro2">
          <table:table-cell office:value-type="float" office:value="39201" calcext:value-type="float">
            <text:p>39201</text:p>
          </table:table-cell>
          <table:table-cell office:value-type="float" office:value="45799" calcext:value-type="float">
            <text:p>45799</text:p>
          </table:table-cell>
          <table:table-cell office:value-type="float" office:value="116759" calcext:value-type="float">
            <text:p>116759</text:p>
          </table:table-cell>
          <table:table-cell office:value-type="float" office:value="210120" calcext:value-type="float">
            <text:p>210120</text:p>
          </table:table-cell>
          <table:table-cell office:value-type="float" office:value="218437" calcext:value-type="float">
            <text:p>218437</text:p>
          </table:table-cell>
          <table:table-cell office:value-type="float" office:value="251799" calcext:value-type="float">
            <text:p>251799</text:p>
          </table:table-cell>
          <table:table-cell office:value-type="float" office:value="284462" calcext:value-type="float">
            <text:p>284462</text:p>
          </table:table-cell>
        </table:table-row>
        <table:table-row table:style-name="ro2">
          <table:table-cell office:value-type="float" office:value="39301" calcext:value-type="float">
            <text:p>39301</text:p>
          </table:table-cell>
          <table:table-cell office:value-type="float" office:value="48840" calcext:value-type="float">
            <text:p>48840</text:p>
          </table:table-cell>
          <table:table-cell office:value-type="float" office:value="119638" calcext:value-type="float">
            <text:p>119638</text:p>
          </table:table-cell>
          <table:table-cell office:value-type="float" office:value="248241" calcext:value-type="float">
            <text:p>248241</text:p>
          </table:table-cell>
          <table:table-cell office:value-type="float" office:value="234787" calcext:value-type="float">
            <text:p>234787</text:p>
          </table:table-cell>
          <table:table-cell office:value-type="float" office:value="252843" calcext:value-type="float">
            <text:p>252843</text:p>
          </table:table-cell>
          <table:table-cell office:value-type="float" office:value="293221" calcext:value-type="float">
            <text:p>293221</text:p>
          </table:table-cell>
        </table:table-row>
        <table:table-row table:style-name="ro2">
          <table:table-cell office:value-type="float" office:value="39401" calcext:value-type="float">
            <text:p>39401</text:p>
          </table:table-cell>
          <table:table-cell office:value-type="float" office:value="46634" calcext:value-type="float">
            <text:p>46634</text:p>
          </table:table-cell>
          <table:table-cell office:value-type="float" office:value="118039" calcext:value-type="float">
            <text:p>118039</text:p>
          </table:table-cell>
          <table:table-cell office:value-type="float" office:value="245774" calcext:value-type="float">
            <text:p>245774</text:p>
          </table:table-cell>
          <table:table-cell office:value-type="float" office:value="211826" calcext:value-type="float">
            <text:p>211826</text:p>
          </table:table-cell>
          <table:table-cell office:value-type="float" office:value="251650" calcext:value-type="float">
            <text:p>251650</text:p>
          </table:table-cell>
          <table:table-cell office:value-type="float" office:value="283258" calcext:value-type="float">
            <text:p>283258</text:p>
          </table:table-cell>
        </table:table-row>
        <table:table-row table:style-name="ro2">
          <table:table-cell office:value-type="float" office:value="39501" calcext:value-type="float">
            <text:p>39501</text:p>
          </table:table-cell>
          <table:table-cell office:value-type="float" office:value="56440" calcext:value-type="float">
            <text:p>56440</text:p>
          </table:table-cell>
          <table:table-cell office:value-type="float" office:value="118943" calcext:value-type="float">
            <text:p>118943</text:p>
          </table:table-cell>
          <table:table-cell office:value-type="float" office:value="204986" calcext:value-type="float">
            <text:p>204986</text:p>
          </table:table-cell>
          <table:table-cell office:value-type="float" office:value="233311" calcext:value-type="float">
            <text:p>233311</text:p>
          </table:table-cell>
          <table:table-cell office:value-type="float" office:value="252957" calcext:value-type="float">
            <text:p>252957</text:p>
          </table:table-cell>
          <table:table-cell office:value-type="float" office:value="272221" calcext:value-type="float">
            <text:p>272221</text:p>
          </table:table-cell>
        </table:table-row>
        <table:table-row table:style-name="ro2">
          <table:table-cell office:value-type="float" office:value="39601" calcext:value-type="float">
            <text:p>39601</text:p>
          </table:table-cell>
          <table:table-cell office:value-type="float" office:value="45501" calcext:value-type="float">
            <text:p>45501</text:p>
          </table:table-cell>
          <table:table-cell office:value-type="float" office:value="121175" calcext:value-type="float">
            <text:p>121175</text:p>
          </table:table-cell>
          <table:table-cell office:value-type="float" office:value="204862" calcext:value-type="float">
            <text:p>204862</text:p>
          </table:table-cell>
          <table:table-cell office:value-type="float" office:value="233076" calcext:value-type="float">
            <text:p>233076</text:p>
          </table:table-cell>
          <table:table-cell office:value-type="float" office:value="253637" calcext:value-type="float">
            <text:p>253637</text:p>
          </table:table-cell>
          <table:table-cell office:value-type="float" office:value="284937" calcext:value-type="float">
            <text:p>284937</text:p>
          </table:table-cell>
        </table:table-row>
        <table:table-row table:style-name="ro2">
          <table:table-cell office:value-type="float" office:value="39701" calcext:value-type="float">
            <text:p>39701</text:p>
          </table:table-cell>
          <table:table-cell office:value-type="float" office:value="45774" calcext:value-type="float">
            <text:p>45774</text:p>
          </table:table-cell>
          <table:table-cell office:value-type="float" office:value="118870" calcext:value-type="float">
            <text:p>118870</text:p>
          </table:table-cell>
          <table:table-cell office:value-type="float" office:value="211431" calcext:value-type="float">
            <text:p>211431</text:p>
          </table:table-cell>
          <table:table-cell office:value-type="float" office:value="226019" calcext:value-type="float">
            <text:p>226019</text:p>
          </table:table-cell>
          <table:table-cell office:value-type="float" office:value="254036" calcext:value-type="float">
            <text:p>254036</text:p>
          </table:table-cell>
          <table:table-cell office:value-type="float" office:value="278323" calcext:value-type="float">
            <text:p>278323</text:p>
          </table:table-cell>
        </table:table-row>
        <table:table-row table:style-name="ro2">
          <table:table-cell office:value-type="float" office:value="39801" calcext:value-type="float">
            <text:p>39801</text:p>
          </table:table-cell>
          <table:table-cell office:value-type="float" office:value="53190" calcext:value-type="float">
            <text:p>53190</text:p>
          </table:table-cell>
          <table:table-cell office:value-type="float" office:value="121573" calcext:value-type="float">
            <text:p>121573</text:p>
          </table:table-cell>
          <table:table-cell office:value-type="float" office:value="247694" calcext:value-type="float">
            <text:p>247694</text:p>
          </table:table-cell>
          <table:table-cell office:value-type="float" office:value="231412" calcext:value-type="float">
            <text:p>231412</text:p>
          </table:table-cell>
          <table:table-cell office:value-type="float" office:value="254082" calcext:value-type="float">
            <text:p>254082</text:p>
          </table:table-cell>
          <table:table-cell office:value-type="float" office:value="274186" calcext:value-type="float">
            <text:p>274186</text:p>
          </table:table-cell>
        </table:table-row>
        <table:table-row table:style-name="ro2">
          <table:table-cell office:value-type="float" office:value="39901" calcext:value-type="float">
            <text:p>39901</text:p>
          </table:table-cell>
          <table:table-cell office:value-type="float" office:value="44966" calcext:value-type="float">
            <text:p>44966</text:p>
          </table:table-cell>
          <table:table-cell office:value-type="float" office:value="123481" calcext:value-type="float">
            <text:p>123481</text:p>
          </table:table-cell>
          <table:table-cell office:value-type="float" office:value="241364" calcext:value-type="float">
            <text:p>241364</text:p>
          </table:table-cell>
          <table:table-cell office:value-type="float" office:value="242124" calcext:value-type="float">
            <text:p>242124</text:p>
          </table:table-cell>
          <table:table-cell office:value-type="float" office:value="255789" calcext:value-type="float">
            <text:p>255789</text:p>
          </table:table-cell>
          <table:table-cell office:value-type="float" office:value="279276" calcext:value-type="float">
            <text:p>279276</text:p>
          </table:table-cell>
        </table:table-row>
        <table:table-row table:style-name="ro2">
          <table:table-cell office:value-type="float" office:value="40001" calcext:value-type="float">
            <text:p>40001</text:p>
          </table:table-cell>
          <table:table-cell office:value-type="float" office:value="42560" calcext:value-type="float">
            <text:p>42560</text:p>
          </table:table-cell>
          <table:table-cell office:value-type="float" office:value="123218" calcext:value-type="float">
            <text:p>123218</text:p>
          </table:table-cell>
          <table:table-cell office:value-type="float" office:value="243772" calcext:value-type="float">
            <text:p>243772</text:p>
          </table:table-cell>
          <table:table-cell office:value-type="float" office:value="233731" calcext:value-type="float">
            <text:p>233731</text:p>
          </table:table-cell>
          <table:table-cell office:value-type="float" office:value="255591" calcext:value-type="float">
            <text:p>255591</text:p>
          </table:table-cell>
          <table:table-cell office:value-type="float" office:value="276347" calcext:value-type="float">
            <text:p>276347</text:p>
          </table:table-cell>
        </table:table-row>
        <table:table-row table:style-name="ro2">
          <table:table-cell office:value-type="float" office:value="40101" calcext:value-type="float">
            <text:p>40101</text:p>
          </table:table-cell>
          <table:table-cell office:value-type="float" office:value="44724" calcext:value-type="float">
            <text:p>44724</text:p>
          </table:table-cell>
          <table:table-cell office:value-type="float" office:value="114942" calcext:value-type="float">
            <text:p>114942</text:p>
          </table:table-cell>
          <table:table-cell office:value-type="float" office:value="230862" calcext:value-type="float">
            <text:p>230862</text:p>
          </table:table-cell>
          <table:table-cell office:value-type="float" office:value="240715" calcext:value-type="float">
            <text:p>240715</text:p>
          </table:table-cell>
          <table:table-cell office:value-type="float" office:value="256283" calcext:value-type="float">
            <text:p>256283</text:p>
          </table:table-cell>
          <table:table-cell office:value-type="float" office:value="271418" calcext:value-type="float">
            <text:p>271418</text:p>
          </table:table-cell>
        </table:table-row>
        <table:table-row table:style-name="ro2">
          <table:table-cell office:value-type="float" office:value="40201" calcext:value-type="float">
            <text:p>40201</text:p>
          </table:table-cell>
          <table:table-cell office:value-type="float" office:value="53201" calcext:value-type="float">
            <text:p>53201</text:p>
          </table:table-cell>
          <table:table-cell office:value-type="float" office:value="122069" calcext:value-type="float">
            <text:p>122069</text:p>
          </table:table-cell>
          <table:table-cell office:value-type="float" office:value="225791" calcext:value-type="float">
            <text:p>225791</text:p>
          </table:table-cell>
          <table:table-cell office:value-type="float" office:value="243813" calcext:value-type="float">
            <text:p>243813</text:p>
          </table:table-cell>
          <table:table-cell office:value-type="float" office:value="256497" calcext:value-type="float">
            <text:p>256497</text:p>
          </table:table-cell>
          <table:table-cell office:value-type="float" office:value="281037" calcext:value-type="float">
            <text:p>281037</text:p>
          </table:table-cell>
        </table:table-row>
        <table:table-row table:style-name="ro2">
          <table:table-cell office:value-type="float" office:value="40301" calcext:value-type="float">
            <text:p>40301</text:p>
          </table:table-cell>
          <table:table-cell office:value-type="float" office:value="46561" calcext:value-type="float">
            <text:p>46561</text:p>
          </table:table-cell>
          <table:table-cell office:value-type="float" office:value="122957" calcext:value-type="float">
            <text:p>122957</text:p>
          </table:table-cell>
          <table:table-cell office:value-type="float" office:value="306284" calcext:value-type="float">
            <text:p>306284</text:p>
          </table:table-cell>
          <table:table-cell office:value-type="float" office:value="247543" calcext:value-type="float">
            <text:p>247543</text:p>
          </table:table-cell>
          <table:table-cell office:value-type="float" office:value="257062" calcext:value-type="float">
            <text:p>257062</text:p>
          </table:table-cell>
          <table:table-cell office:value-type="float" office:value="274443" calcext:value-type="float">
            <text:p>274443</text:p>
          </table:table-cell>
        </table:table-row>
        <table:table-row table:style-name="ro2">
          <table:table-cell office:value-type="float" office:value="40401" calcext:value-type="float">
            <text:p>40401</text:p>
          </table:table-cell>
          <table:table-cell office:value-type="float" office:value="43816" calcext:value-type="float">
            <text:p>43816</text:p>
          </table:table-cell>
          <table:table-cell office:value-type="float" office:value="114852" calcext:value-type="float">
            <text:p>114852</text:p>
          </table:table-cell>
          <table:table-cell office:value-type="float" office:value="257962" calcext:value-type="float">
            <text:p>257962</text:p>
          </table:table-cell>
          <table:table-cell office:value-type="float" office:value="242663" calcext:value-type="float">
            <text:p>242663</text:p>
          </table:table-cell>
          <table:table-cell office:value-type="float" office:value="257161" calcext:value-type="float">
            <text:p>257161</text:p>
          </table:table-cell>
          <table:table-cell office:value-type="float" office:value="273957" calcext:value-type="float">
            <text:p>273957</text:p>
          </table:table-cell>
        </table:table-row>
        <table:table-row table:style-name="ro2">
          <table:table-cell office:value-type="float" office:value="40501" calcext:value-type="float">
            <text:p>40501</text:p>
          </table:table-cell>
          <table:table-cell office:value-type="float" office:value="51584" calcext:value-type="float">
            <text:p>51584</text:p>
          </table:table-cell>
          <table:table-cell office:value-type="float" office:value="119335" calcext:value-type="float">
            <text:p>119335</text:p>
          </table:table-cell>
          <table:table-cell office:value-type="float" office:value="251051" calcext:value-type="float">
            <text:p>251051</text:p>
          </table:table-cell>
          <table:table-cell office:value-type="float" office:value="247689" calcext:value-type="float">
            <text:p>247689</text:p>
          </table:table-cell>
          <table:table-cell office:value-type="float" office:value="257635" calcext:value-type="float">
            <text:p>257635</text:p>
          </table:table-cell>
          <table:table-cell office:value-type="float" office:value="267910" calcext:value-type="float">
            <text:p>267910</text:p>
          </table:table-cell>
        </table:table-row>
        <table:table-row table:style-name="ro2">
          <table:table-cell office:value-type="float" office:value="40601" calcext:value-type="float">
            <text:p>40601</text:p>
          </table:table-cell>
          <table:table-cell office:value-type="float" office:value="58640" calcext:value-type="float">
            <text:p>58640</text:p>
          </table:table-cell>
          <table:table-cell office:value-type="float" office:value="126487" calcext:value-type="float">
            <text:p>126487</text:p>
          </table:table-cell>
          <table:table-cell office:value-type="float" office:value="230678" calcext:value-type="float">
            <text:p>230678</text:p>
          </table:table-cell>
          <table:table-cell office:value-type="float" office:value="238998" calcext:value-type="float">
            <text:p>238998</text:p>
          </table:table-cell>
          <table:table-cell office:value-type="float" office:value="259812" calcext:value-type="float">
            <text:p>259812</text:p>
          </table:table-cell>
          <table:table-cell office:value-type="float" office:value="273033" calcext:value-type="float">
            <text:p>273033</text:p>
          </table:table-cell>
        </table:table-row>
        <table:table-row table:style-name="ro2">
          <table:table-cell office:value-type="float" office:value="40701" calcext:value-type="float">
            <text:p>40701</text:p>
          </table:table-cell>
          <table:table-cell office:value-type="float" office:value="50422" calcext:value-type="float">
            <text:p>50422</text:p>
          </table:table-cell>
          <table:table-cell office:value-type="float" office:value="128983" calcext:value-type="float">
            <text:p>128983</text:p>
          </table:table-cell>
          <table:table-cell office:value-type="float" office:value="267949" calcext:value-type="float">
            <text:p>267949</text:p>
          </table:table-cell>
          <table:table-cell office:value-type="float" office:value="245966" calcext:value-type="float">
            <text:p>245966</text:p>
          </table:table-cell>
          <table:table-cell office:value-type="float" office:value="260334" calcext:value-type="float">
            <text:p>260334</text:p>
          </table:table-cell>
          <table:table-cell office:value-type="float" office:value="281646" calcext:value-type="float">
            <text:p>281646</text:p>
          </table:table-cell>
        </table:table-row>
        <table:table-row table:style-name="ro2">
          <table:table-cell office:value-type="float" office:value="40801" calcext:value-type="float">
            <text:p>40801</text:p>
          </table:table-cell>
          <table:table-cell office:value-type="float" office:value="45375" calcext:value-type="float">
            <text:p>45375</text:p>
          </table:table-cell>
          <table:table-cell office:value-type="float" office:value="126722" calcext:value-type="float">
            <text:p>126722</text:p>
          </table:table-cell>
          <table:table-cell office:value-type="float" office:value="280791" calcext:value-type="float">
            <text:p>280791</text:p>
          </table:table-cell>
          <table:table-cell office:value-type="float" office:value="249979" calcext:value-type="float">
            <text:p>249979</text:p>
          </table:table-cell>
          <table:table-cell office:value-type="float" office:value="260313" calcext:value-type="float">
            <text:p>260313</text:p>
          </table:table-cell>
          <table:table-cell office:value-type="float" office:value="272981" calcext:value-type="float">
            <text:p>272981</text:p>
          </table:table-cell>
        </table:table-row>
        <table:table-row table:style-name="ro2">
          <table:table-cell office:value-type="float" office:value="40901" calcext:value-type="float">
            <text:p>40901</text:p>
          </table:table-cell>
          <table:table-cell office:value-type="float" office:value="45268" calcext:value-type="float">
            <text:p>45268</text:p>
          </table:table-cell>
          <table:table-cell office:value-type="float" office:value="129786" calcext:value-type="float">
            <text:p>129786</text:p>
          </table:table-cell>
          <table:table-cell office:value-type="float" office:value="232585" calcext:value-type="float">
            <text:p>232585</text:p>
          </table:table-cell>
          <table:table-cell office:value-type="float" office:value="247140" calcext:value-type="float">
            <text:p>247140</text:p>
          </table:table-cell>
          <table:table-cell office:value-type="float" office:value="260998" calcext:value-type="float">
            <text:p>260998</text:p>
          </table:table-cell>
          <table:table-cell office:value-type="float" office:value="272842" calcext:value-type="float">
            <text:p>272842</text:p>
          </table:table-cell>
        </table:table-row>
        <table:table-row table:style-name="ro2">
          <table:table-cell office:value-type="float" office:value="41001" calcext:value-type="float">
            <text:p>41001</text:p>
          </table:table-cell>
          <table:table-cell office:value-type="float" office:value="52994" calcext:value-type="float">
            <text:p>52994</text:p>
          </table:table-cell>
          <table:table-cell office:value-type="float" office:value="123957" calcext:value-type="float">
            <text:p>123957</text:p>
          </table:table-cell>
          <table:table-cell office:value-type="float" office:value="299047" calcext:value-type="float">
            <text:p>299047</text:p>
          </table:table-cell>
          <table:table-cell office:value-type="float" office:value="250311" calcext:value-type="float">
            <text:p>250311</text:p>
          </table:table-cell>
          <table:table-cell office:value-type="float" office:value="261691" calcext:value-type="float">
            <text:p>261691</text:p>
          </table:table-cell>
          <table:table-cell office:value-type="float" office:value="278354" calcext:value-type="float">
            <text:p>278354</text:p>
          </table:table-cell>
        </table:table-row>
        <table:table-row table:style-name="ro2">
          <table:table-cell office:value-type="float" office:value="41101" calcext:value-type="float">
            <text:p>41101</text:p>
          </table:table-cell>
          <table:table-cell office:value-type="float" office:value="58454" calcext:value-type="float">
            <text:p>58454</text:p>
          </table:table-cell>
          <table:table-cell office:value-type="float" office:value="127932" calcext:value-type="float">
            <text:p>127932</text:p>
          </table:table-cell>
          <table:table-cell office:value-type="float" office:value="270724" calcext:value-type="float">
            <text:p>270724</text:p>
          </table:table-cell>
          <table:table-cell office:value-type="float" office:value="250622" calcext:value-type="float">
            <text:p>250622</text:p>
          </table:table-cell>
          <table:table-cell office:value-type="float" office:value="262507" calcext:value-type="float">
            <text:p>262507</text:p>
          </table:table-cell>
          <table:table-cell office:value-type="float" office:value="273284" calcext:value-type="float">
            <text:p>273284</text:p>
          </table:table-cell>
        </table:table-row>
        <table:table-row table:style-name="ro2">
          <table:table-cell office:value-type="float" office:value="41201" calcext:value-type="float">
            <text:p>41201</text:p>
          </table:table-cell>
          <table:table-cell office:value-type="float" office:value="53491" calcext:value-type="float">
            <text:p>53491</text:p>
          </table:table-cell>
          <table:table-cell office:value-type="float" office:value="128397" calcext:value-type="float">
            <text:p>128397</text:p>
          </table:table-cell>
          <table:table-cell office:value-type="float" office:value="238928" calcext:value-type="float">
            <text:p>238928</text:p>
          </table:table-cell>
          <table:table-cell office:value-type="float" office:value="252353" calcext:value-type="float">
            <text:p>252353</text:p>
          </table:table-cell>
          <table:table-cell office:value-type="float" office:value="262836" calcext:value-type="float">
            <text:p>262836</text:p>
          </table:table-cell>
          <table:table-cell office:value-type="float" office:value="275002" calcext:value-type="float">
            <text:p>275002</text:p>
          </table:table-cell>
        </table:table-row>
        <table:table-row table:style-name="ro2">
          <table:table-cell office:value-type="float" office:value="41301" calcext:value-type="float">
            <text:p>41301</text:p>
          </table:table-cell>
          <table:table-cell office:value-type="float" office:value="52688" calcext:value-type="float">
            <text:p>52688</text:p>
          </table:table-cell>
          <table:table-cell office:value-type="float" office:value="115408" calcext:value-type="float">
            <text:p>115408</text:p>
          </table:table-cell>
          <table:table-cell office:value-type="float" office:value="262824" calcext:value-type="float">
            <text:p>262824</text:p>
          </table:table-cell>
          <table:table-cell office:value-type="float" office:value="254292" calcext:value-type="float">
            <text:p>254292</text:p>
          </table:table-cell>
          <table:table-cell office:value-type="float" office:value="263904" calcext:value-type="float">
            <text:p>263904</text:p>
          </table:table-cell>
          <table:table-cell office:value-type="float" office:value="278835" calcext:value-type="float">
            <text:p>278835</text:p>
          </table:table-cell>
        </table:table-row>
        <table:table-row table:style-name="ro2">
          <table:table-cell office:value-type="float" office:value="41401" calcext:value-type="float">
            <text:p>41401</text:p>
          </table:table-cell>
          <table:table-cell office:value-type="float" office:value="49791" calcext:value-type="float">
            <text:p>49791</text:p>
          </table:table-cell>
          <table:table-cell office:value-type="float" office:value="125535" calcext:value-type="float">
            <text:p>125535</text:p>
          </table:table-cell>
          <table:table-cell office:value-type="float" office:value="250131" calcext:value-type="float">
            <text:p>250131</text:p>
          </table:table-cell>
          <table:table-cell office:value-type="float" office:value="253875" calcext:value-type="float">
            <text:p>253875</text:p>
          </table:table-cell>
          <table:table-cell office:value-type="float" office:value="264306" calcext:value-type="float">
            <text:p>264306</text:p>
          </table:table-cell>
          <table:table-cell office:value-type="float" office:value="278916" calcext:value-type="float">
            <text:p>278916</text:p>
          </table:table-cell>
        </table:table-row>
        <table:table-row table:style-name="ro2">
          <table:table-cell office:value-type="float" office:value="41501" calcext:value-type="float">
            <text:p>41501</text:p>
          </table:table-cell>
          <table:table-cell office:value-type="float" office:value="52699" calcext:value-type="float">
            <text:p>52699</text:p>
          </table:table-cell>
          <table:table-cell office:value-type="float" office:value="125728" calcext:value-type="float">
            <text:p>125728</text:p>
          </table:table-cell>
          <table:table-cell office:value-type="float" office:value="283836" calcext:value-type="float">
            <text:p>283836</text:p>
          </table:table-cell>
          <table:table-cell office:value-type="float" office:value="250108" calcext:value-type="float">
            <text:p>250108</text:p>
          </table:table-cell>
          <table:table-cell office:value-type="float" office:value="264765" calcext:value-type="float">
            <text:p>264765</text:p>
          </table:table-cell>
          <table:table-cell office:value-type="float" office:value="277481" calcext:value-type="float">
            <text:p>277481</text:p>
          </table:table-cell>
        </table:table-row>
        <table:table-row table:style-name="ro2">
          <table:table-cell office:value-type="float" office:value="41601" calcext:value-type="float">
            <text:p>41601</text:p>
          </table:table-cell>
          <table:table-cell office:value-type="float" office:value="61023" calcext:value-type="float">
            <text:p>61023</text:p>
          </table:table-cell>
          <table:table-cell office:value-type="float" office:value="123119" calcext:value-type="float">
            <text:p>123119</text:p>
          </table:table-cell>
          <table:table-cell office:value-type="float" office:value="264148" calcext:value-type="float">
            <text:p>264148</text:p>
          </table:table-cell>
          <table:table-cell office:value-type="float" office:value="253602" calcext:value-type="float">
            <text:p>253602</text:p>
          </table:table-cell>
          <table:table-cell office:value-type="float" office:value="264997" calcext:value-type="float">
            <text:p>264997</text:p>
          </table:table-cell>
          <table:table-cell office:value-type="float" office:value="281254" calcext:value-type="float">
            <text:p>281254</text:p>
          </table:table-cell>
        </table:table-row>
        <table:table-row table:style-name="ro2">
          <table:table-cell office:value-type="float" office:value="41701" calcext:value-type="float">
            <text:p>41701</text:p>
          </table:table-cell>
          <table:table-cell office:value-type="float" office:value="53162" calcext:value-type="float">
            <text:p>53162</text:p>
          </table:table-cell>
          <table:table-cell office:value-type="float" office:value="122971" calcext:value-type="float">
            <text:p>122971</text:p>
          </table:table-cell>
          <table:table-cell office:value-type="float" office:value="290606" calcext:value-type="float">
            <text:p>290606</text:p>
          </table:table-cell>
          <table:table-cell office:value-type="float" office:value="254546" calcext:value-type="float">
            <text:p>254546</text:p>
          </table:table-cell>
          <table:table-cell office:value-type="float" office:value="265900" calcext:value-type="float">
            <text:p>265900</text:p>
          </table:table-cell>
          <table:table-cell office:value-type="float" office:value="279586" calcext:value-type="float">
            <text:p>279586</text:p>
          </table:table-cell>
        </table:table-row>
        <table:table-row table:style-name="ro2">
          <table:table-cell office:value-type="float" office:value="41801" calcext:value-type="float">
            <text:p>41801</text:p>
          </table:table-cell>
          <table:table-cell office:value-type="float" office:value="53054" calcext:value-type="float">
            <text:p>53054</text:p>
          </table:table-cell>
          <table:table-cell office:value-type="float" office:value="124800" calcext:value-type="float">
            <text:p>124800</text:p>
          </table:table-cell>
          <table:table-cell office:value-type="float" office:value="199362" calcext:value-type="float">
            <text:p>199362</text:p>
          </table:table-cell>
          <table:table-cell office:value-type="float" office:value="250770" calcext:value-type="float">
            <text:p>250770</text:p>
          </table:table-cell>
          <table:table-cell office:value-type="float" office:value="267683" calcext:value-type="float">
            <text:p>267683</text:p>
          </table:table-cell>
          <table:table-cell office:value-type="float" office:value="280900" calcext:value-type="float">
            <text:p>280900</text:p>
          </table:table-cell>
        </table:table-row>
        <table:table-row table:style-name="ro2">
          <table:table-cell office:value-type="float" office:value="41901" calcext:value-type="float">
            <text:p>41901</text:p>
          </table:table-cell>
          <table:table-cell office:value-type="float" office:value="51244" calcext:value-type="float">
            <text:p>51244</text:p>
          </table:table-cell>
          <table:table-cell office:value-type="float" office:value="131962" calcext:value-type="float">
            <text:p>131962</text:p>
          </table:table-cell>
          <table:table-cell office:value-type="float" office:value="287818" calcext:value-type="float">
            <text:p>287818</text:p>
          </table:table-cell>
          <table:table-cell office:value-type="float" office:value="257032" calcext:value-type="float">
            <text:p>257032</text:p>
          </table:table-cell>
          <table:table-cell office:value-type="float" office:value="266272" calcext:value-type="float">
            <text:p>266272</text:p>
          </table:table-cell>
          <table:table-cell office:value-type="float" office:value="278025" calcext:value-type="float">
            <text:p>278025</text:p>
          </table:table-cell>
        </table:table-row>
        <table:table-row table:style-name="ro2">
          <table:table-cell office:value-type="float" office:value="42001" calcext:value-type="float">
            <text:p>42001</text:p>
          </table:table-cell>
          <table:table-cell office:value-type="float" office:value="51050" calcext:value-type="float">
            <text:p>51050</text:p>
          </table:table-cell>
          <table:table-cell office:value-type="float" office:value="119702" calcext:value-type="float">
            <text:p>119702</text:p>
          </table:table-cell>
          <table:table-cell office:value-type="float" office:value="223663" calcext:value-type="float">
            <text:p>223663</text:p>
          </table:table-cell>
          <table:table-cell office:value-type="float" office:value="254699" calcext:value-type="float">
            <text:p>254699</text:p>
          </table:table-cell>
          <table:table-cell office:value-type="float" office:value="267944" calcext:value-type="float">
            <text:p>267944</text:p>
          </table:table-cell>
          <table:table-cell office:value-type="float" office:value="284848" calcext:value-type="float">
            <text:p>284848</text:p>
          </table:table-cell>
        </table:table-row>
        <table:table-row table:style-name="ro2">
          <table:table-cell office:value-type="float" office:value="42101" calcext:value-type="float">
            <text:p>42101</text:p>
          </table:table-cell>
          <table:table-cell office:value-type="float" office:value="45302" calcext:value-type="float">
            <text:p>45302</text:p>
          </table:table-cell>
          <table:table-cell office:value-type="float" office:value="131814" calcext:value-type="float">
            <text:p>131814</text:p>
          </table:table-cell>
          <table:table-cell office:value-type="float" office:value="265597" calcext:value-type="float">
            <text:p>265597</text:p>
          </table:table-cell>
          <table:table-cell office:value-type="float" office:value="254867" calcext:value-type="float">
            <text:p>254867</text:p>
          </table:table-cell>
          <table:table-cell office:value-type="float" office:value="268375" calcext:value-type="float">
            <text:p>268375</text:p>
          </table:table-cell>
          <table:table-cell office:value-type="float" office:value="281490" calcext:value-type="float">
            <text:p>281490</text:p>
          </table:table-cell>
        </table:table-row>
        <table:table-row table:style-name="ro2">
          <table:table-cell office:value-type="float" office:value="42201" calcext:value-type="float">
            <text:p>42201</text:p>
          </table:table-cell>
          <table:table-cell office:value-type="float" office:value="59705" calcext:value-type="float">
            <text:p>59705</text:p>
          </table:table-cell>
          <table:table-cell office:value-type="float" office:value="125746" calcext:value-type="float">
            <text:p>125746</text:p>
          </table:table-cell>
          <table:table-cell office:value-type="float" office:value="232819" calcext:value-type="float">
            <text:p>232819</text:p>
          </table:table-cell>
          <table:table-cell office:value-type="float" office:value="256966" calcext:value-type="float">
            <text:p>256966</text:p>
          </table:table-cell>
          <table:table-cell office:value-type="float" office:value="268748" calcext:value-type="float">
            <text:p>268748</text:p>
          </table:table-cell>
          <table:table-cell office:value-type="float" office:value="279684" calcext:value-type="float">
            <text:p>279684</text:p>
          </table:table-cell>
        </table:table-row>
        <table:table-row table:style-name="ro2">
          <table:table-cell office:value-type="float" office:value="42301" calcext:value-type="float">
            <text:p>42301</text:p>
          </table:table-cell>
          <table:table-cell office:value-type="float" office:value="45043" calcext:value-type="float">
            <text:p>45043</text:p>
          </table:table-cell>
          <table:table-cell office:value-type="float" office:value="121440" calcext:value-type="float">
            <text:p>121440</text:p>
          </table:table-cell>
          <table:table-cell office:value-type="float" office:value="289265" calcext:value-type="float">
            <text:p>289265</text:p>
          </table:table-cell>
          <table:table-cell office:value-type="float" office:value="259843" calcext:value-type="float">
            <text:p>259843</text:p>
          </table:table-cell>
          <table:table-cell office:value-type="float" office:value="270384" calcext:value-type="float">
            <text:p>270384</text:p>
          </table:table-cell>
          <table:table-cell office:value-type="float" office:value="282471" calcext:value-type="float">
            <text:p>282471</text:p>
          </table:table-cell>
        </table:table-row>
        <table:table-row table:style-name="ro2">
          <table:table-cell office:value-type="float" office:value="42401" calcext:value-type="float">
            <text:p>42401</text:p>
          </table:table-cell>
          <table:table-cell office:value-type="float" office:value="49259" calcext:value-type="float">
            <text:p>49259</text:p>
          </table:table-cell>
          <table:table-cell office:value-type="float" office:value="130488" calcext:value-type="float">
            <text:p>130488</text:p>
          </table:table-cell>
          <table:table-cell office:value-type="float" office:value="309912" calcext:value-type="float">
            <text:p>309912</text:p>
          </table:table-cell>
          <table:table-cell office:value-type="float" office:value="259922" calcext:value-type="float">
            <text:p>259922</text:p>
          </table:table-cell>
          <table:table-cell office:value-type="float" office:value="270366" calcext:value-type="float">
            <text:p>270366</text:p>
          </table:table-cell>
          <table:table-cell office:value-type="float" office:value="281423" calcext:value-type="float">
            <text:p>281423</text:p>
          </table:table-cell>
        </table:table-row>
        <table:table-row table:style-name="ro2">
          <table:table-cell office:value-type="float" office:value="42501" calcext:value-type="float">
            <text:p>42501</text:p>
          </table:table-cell>
          <table:table-cell office:value-type="float" office:value="60156" calcext:value-type="float">
            <text:p>60156</text:p>
          </table:table-cell>
          <table:table-cell office:value-type="float" office:value="128738" calcext:value-type="float">
            <text:p>128738</text:p>
          </table:table-cell>
          <table:table-cell office:value-type="float" office:value="260973" calcext:value-type="float">
            <text:p>260973</text:p>
          </table:table-cell>
          <table:table-cell office:value-type="float" office:value="258466" calcext:value-type="float">
            <text:p>258466</text:p>
          </table:table-cell>
          <table:table-cell office:value-type="float" office:value="271089" calcext:value-type="float">
            <text:p>271089</text:p>
          </table:table-cell>
          <table:table-cell office:value-type="float" office:value="282890" calcext:value-type="float">
            <text:p>282890</text:p>
          </table:table-cell>
        </table:table-row>
        <table:table-row table:style-name="ro2">
          <table:table-cell office:value-type="float" office:value="42601" calcext:value-type="float">
            <text:p>42601</text:p>
          </table:table-cell>
          <table:table-cell office:value-type="float" office:value="56360" calcext:value-type="float">
            <text:p>56360</text:p>
          </table:table-cell>
          <table:table-cell office:value-type="float" office:value="126874" calcext:value-type="float">
            <text:p>126874</text:p>
          </table:table-cell>
          <table:table-cell office:value-type="float" office:value="244349" calcext:value-type="float">
            <text:p>244349</text:p>
          </table:table-cell>
          <table:table-cell office:value-type="float" office:value="237681" calcext:value-type="float">
            <text:p>237681</text:p>
          </table:table-cell>
          <table:table-cell office:value-type="float" office:value="271328" calcext:value-type="float">
            <text:p>271328</text:p>
          </table:table-cell>
          <table:table-cell office:value-type="float" office:value="289745" calcext:value-type="float">
            <text:p>289745</text:p>
          </table:table-cell>
        </table:table-row>
        <table:table-row table:style-name="ro2">
          <table:table-cell office:value-type="float" office:value="42701" calcext:value-type="float">
            <text:p>42701</text:p>
          </table:table-cell>
          <table:table-cell office:value-type="float" office:value="53120" calcext:value-type="float">
            <text:p>53120</text:p>
          </table:table-cell>
          <table:table-cell office:value-type="float" office:value="134566" calcext:value-type="float">
            <text:p>134566</text:p>
          </table:table-cell>
          <table:table-cell office:value-type="float" office:value="241585" calcext:value-type="float">
            <text:p>241585</text:p>
          </table:table-cell>
          <table:table-cell office:value-type="float" office:value="260835" calcext:value-type="float">
            <text:p>260835</text:p>
          </table:table-cell>
          <table:table-cell office:value-type="float" office:value="271982" calcext:value-type="float">
            <text:p>271982</text:p>
          </table:table-cell>
          <table:table-cell office:value-type="float" office:value="288498" calcext:value-type="float">
            <text:p>288498</text:p>
          </table:table-cell>
        </table:table-row>
        <table:table-row table:style-name="ro2">
          <table:table-cell office:value-type="float" office:value="42801" calcext:value-type="float">
            <text:p>42801</text:p>
          </table:table-cell>
          <table:table-cell office:value-type="float" office:value="46319" calcext:value-type="float">
            <text:p>46319</text:p>
          </table:table-cell>
          <table:table-cell office:value-type="float" office:value="122177" calcext:value-type="float">
            <text:p>122177</text:p>
          </table:table-cell>
          <table:table-cell office:value-type="float" office:value="254274" calcext:value-type="float">
            <text:p>254274</text:p>
          </table:table-cell>
          <table:table-cell office:value-type="float" office:value="263011" calcext:value-type="float">
            <text:p>263011</text:p>
          </table:table-cell>
          <table:table-cell office:value-type="float" office:value="273219" calcext:value-type="float">
            <text:p>273219</text:p>
          </table:table-cell>
          <table:table-cell office:value-type="float" office:value="284852" calcext:value-type="float">
            <text:p>284852</text:p>
          </table:table-cell>
        </table:table-row>
        <table:table-row table:style-name="ro2">
          <table:table-cell office:value-type="float" office:value="42901" calcext:value-type="float">
            <text:p>42901</text:p>
          </table:table-cell>
          <table:table-cell office:value-type="float" office:value="54040" calcext:value-type="float">
            <text:p>54040</text:p>
          </table:table-cell>
          <table:table-cell office:value-type="float" office:value="126000" calcext:value-type="float">
            <text:p>126000</text:p>
          </table:table-cell>
          <table:table-cell office:value-type="float" office:value="255993" calcext:value-type="float">
            <text:p>255993</text:p>
          </table:table-cell>
          <table:table-cell office:value-type="float" office:value="263943" calcext:value-type="float">
            <text:p>263943</text:p>
          </table:table-cell>
          <table:table-cell office:value-type="float" office:value="273171" calcext:value-type="float">
            <text:p>273171</text:p>
          </table:table-cell>
          <table:table-cell office:value-type="float" office:value="285999" calcext:value-type="float">
            <text:p>285999</text:p>
          </table:table-cell>
        </table:table-row>
        <table:table-row table:style-name="ro2">
          <table:table-cell office:value-type="float" office:value="43001" calcext:value-type="float">
            <text:p>43001</text:p>
          </table:table-cell>
          <table:table-cell office:value-type="float" office:value="53363" calcext:value-type="float">
            <text:p>53363</text:p>
          </table:table-cell>
          <table:table-cell office:value-type="float" office:value="130324" calcext:value-type="float">
            <text:p>130324</text:p>
          </table:table-cell>
          <table:table-cell office:value-type="float" office:value="322416" calcext:value-type="float">
            <text:p>322416</text:p>
          </table:table-cell>
          <table:table-cell office:value-type="float" office:value="264050" calcext:value-type="float">
            <text:p>264050</text:p>
          </table:table-cell>
          <table:table-cell office:value-type="float" office:value="274279" calcext:value-type="float">
            <text:p>274279</text:p>
          </table:table-cell>
          <table:table-cell office:value-type="float" office:value="288635" calcext:value-type="float">
            <text:p>288635</text:p>
          </table:table-cell>
        </table:table-row>
        <table:table-row table:style-name="ro2">
          <table:table-cell office:value-type="float" office:value="43101" calcext:value-type="float">
            <text:p>43101</text:p>
          </table:table-cell>
          <table:table-cell office:value-type="float" office:value="54055" calcext:value-type="float">
            <text:p>54055</text:p>
          </table:table-cell>
          <table:table-cell office:value-type="float" office:value="133189" calcext:value-type="float">
            <text:p>133189</text:p>
          </table:table-cell>
          <table:table-cell office:value-type="float" office:value="270318" calcext:value-type="float">
            <text:p>270318</text:p>
          </table:table-cell>
          <table:table-cell office:value-type="float" office:value="264401" calcext:value-type="float">
            <text:p>264401</text:p>
          </table:table-cell>
          <table:table-cell office:value-type="float" office:value="274150" calcext:value-type="float">
            <text:p>274150</text:p>
          </table:table-cell>
          <table:table-cell office:value-type="float" office:value="287855" calcext:value-type="float">
            <text:p>287855</text:p>
          </table:table-cell>
        </table:table-row>
        <table:table-row table:style-name="ro2">
          <table:table-cell office:value-type="float" office:value="43201" calcext:value-type="float">
            <text:p>43201</text:p>
          </table:table-cell>
          <table:table-cell office:value-type="float" office:value="49035" calcext:value-type="float">
            <text:p>49035</text:p>
          </table:table-cell>
          <table:table-cell office:value-type="float" office:value="130818" calcext:value-type="float">
            <text:p>130818</text:p>
          </table:table-cell>
          <table:table-cell office:value-type="float" office:value="294282" calcext:value-type="float">
            <text:p>294282</text:p>
          </table:table-cell>
          <table:table-cell office:value-type="float" office:value="264611" calcext:value-type="float">
            <text:p>264611</text:p>
          </table:table-cell>
          <table:table-cell office:value-type="float" office:value="275425" calcext:value-type="float">
            <text:p>275425</text:p>
          </table:table-cell>
          <table:table-cell office:value-type="float" office:value="286441" calcext:value-type="float">
            <text:p>286441</text:p>
          </table:table-cell>
        </table:table-row>
        <table:table-row table:style-name="ro2">
          <table:table-cell office:value-type="float" office:value="43301" calcext:value-type="float">
            <text:p>43301</text:p>
          </table:table-cell>
          <table:table-cell office:value-type="float" office:value="46554" calcext:value-type="float">
            <text:p>46554</text:p>
          </table:table-cell>
          <table:table-cell office:value-type="float" office:value="128257" calcext:value-type="float">
            <text:p>128257</text:p>
          </table:table-cell>
          <table:table-cell office:value-type="float" office:value="253308" calcext:value-type="float">
            <text:p>253308</text:p>
          </table:table-cell>
          <table:table-cell office:value-type="float" office:value="266940" calcext:value-type="float">
            <text:p>266940</text:p>
          </table:table-cell>
          <table:table-cell office:value-type="float" office:value="276638" calcext:value-type="float">
            <text:p>276638</text:p>
          </table:table-cell>
          <table:table-cell office:value-type="float" office:value="290735" calcext:value-type="float">
            <text:p>290735</text:p>
          </table:table-cell>
        </table:table-row>
        <table:table-row table:style-name="ro2">
          <table:table-cell office:value-type="float" office:value="43401" calcext:value-type="float">
            <text:p>43401</text:p>
          </table:table-cell>
          <table:table-cell office:value-type="float" office:value="51526" calcext:value-type="float">
            <text:p>51526</text:p>
          </table:table-cell>
          <table:table-cell office:value-type="float" office:value="124793" calcext:value-type="float">
            <text:p>124793</text:p>
          </table:table-cell>
          <table:table-cell office:value-type="float" office:value="259019" calcext:value-type="float">
            <text:p>259019</text:p>
          </table:table-cell>
          <table:table-cell office:value-type="float" office:value="266817" calcext:value-type="float">
            <text:p>266817</text:p>
          </table:table-cell>
          <table:table-cell office:value-type="float" office:value="277001" calcext:value-type="float">
            <text:p>277001</text:p>
          </table:table-cell>
          <table:table-cell office:value-type="float" office:value="290082" calcext:value-type="float">
            <text:p>290082</text:p>
          </table:table-cell>
        </table:table-row>
        <table:table-row table:style-name="ro2">
          <table:table-cell office:value-type="float" office:value="43501" calcext:value-type="float">
            <text:p>43501</text:p>
          </table:table-cell>
          <table:table-cell office:value-type="float" office:value="49761" calcext:value-type="float">
            <text:p>49761</text:p>
          </table:table-cell>
          <table:table-cell office:value-type="float" office:value="131053" calcext:value-type="float">
            <text:p>131053</text:p>
          </table:table-cell>
          <table:table-cell office:value-type="float" office:value="259229" calcext:value-type="float">
            <text:p>259229</text:p>
          </table:table-cell>
          <table:table-cell office:value-type="float" office:value="267921" calcext:value-type="float">
            <text:p>267921</text:p>
          </table:table-cell>
          <table:table-cell office:value-type="float" office:value="277582" calcext:value-type="float">
            <text:p>277582</text:p>
          </table:table-cell>
          <table:table-cell office:value-type="float" office:value="292131" calcext:value-type="float">
            <text:p>292131</text:p>
          </table:table-cell>
        </table:table-row>
        <table:table-row table:style-name="ro2">
          <table:table-cell office:value-type="float" office:value="43601" calcext:value-type="float">
            <text:p>43601</text:p>
          </table:table-cell>
          <table:table-cell office:value-type="float" office:value="57678" calcext:value-type="float">
            <text:p>57678</text:p>
          </table:table-cell>
          <table:table-cell office:value-type="float" office:value="127231" calcext:value-type="float">
            <text:p>127231</text:p>
          </table:table-cell>
          <table:table-cell office:value-type="float" office:value="275438" calcext:value-type="float">
            <text:p>275438</text:p>
          </table:table-cell>
          <table:table-cell office:value-type="float" office:value="269171" calcext:value-type="float">
            <text:p>269171</text:p>
          </table:table-cell>
          <table:table-cell office:value-type="float" office:value="278384" calcext:value-type="float">
            <text:p>278384</text:p>
          </table:table-cell>
          <table:table-cell office:value-type="float" office:value="290093" calcext:value-type="float">
            <text:p>290093</text:p>
          </table:table-cell>
        </table:table-row>
        <table:table-row table:style-name="ro2">
          <table:table-cell office:value-type="float" office:value="43701" calcext:value-type="float">
            <text:p>43701</text:p>
          </table:table-cell>
          <table:table-cell office:value-type="float" office:value="55906" calcext:value-type="float">
            <text:p>55906</text:p>
          </table:table-cell>
          <table:table-cell office:value-type="float" office:value="127750" calcext:value-type="float">
            <text:p>127750</text:p>
          </table:table-cell>
          <table:table-cell office:value-type="float" office:value="276545" calcext:value-type="float">
            <text:p>276545</text:p>
          </table:table-cell>
          <table:table-cell office:value-type="float" office:value="269140" calcext:value-type="float">
            <text:p>269140</text:p>
          </table:table-cell>
          <table:table-cell office:value-type="float" office:value="278132" calcext:value-type="float">
            <text:p>278132</text:p>
          </table:table-cell>
          <table:table-cell office:value-type="float" office:value="294432" calcext:value-type="float">
            <text:p>294432</text:p>
          </table:table-cell>
        </table:table-row>
        <table:table-row table:style-name="ro2">
          <table:table-cell office:value-type="float" office:value="43801" calcext:value-type="float">
            <text:p>43801</text:p>
          </table:table-cell>
          <table:table-cell office:value-type="float" office:value="56106" calcext:value-type="float">
            <text:p>56106</text:p>
          </table:table-cell>
          <table:table-cell office:value-type="float" office:value="124974" calcext:value-type="float">
            <text:p>124974</text:p>
          </table:table-cell>
          <table:table-cell office:value-type="float" office:value="315565" calcext:value-type="float">
            <text:p>315565</text:p>
          </table:table-cell>
          <table:table-cell office:value-type="float" office:value="271168" calcext:value-type="float">
            <text:p>271168</text:p>
          </table:table-cell>
          <table:table-cell office:value-type="float" office:value="279480" calcext:value-type="float">
            <text:p>279480</text:p>
          </table:table-cell>
          <table:table-cell office:value-type="float" office:value="289323" calcext:value-type="float">
            <text:p>289323</text:p>
          </table:table-cell>
        </table:table-row>
        <table:table-row table:style-name="ro2">
          <table:table-cell office:value-type="float" office:value="43901" calcext:value-type="float">
            <text:p>43901</text:p>
          </table:table-cell>
          <table:table-cell office:value-type="float" office:value="56797" calcext:value-type="float">
            <text:p>56797</text:p>
          </table:table-cell>
          <table:table-cell office:value-type="float" office:value="133534" calcext:value-type="float">
            <text:p>133534</text:p>
          </table:table-cell>
          <table:table-cell office:value-type="float" office:value="254580" calcext:value-type="float">
            <text:p>254580</text:p>
          </table:table-cell>
          <table:table-cell office:value-type="float" office:value="269978" calcext:value-type="float">
            <text:p>269978</text:p>
          </table:table-cell>
          <table:table-cell office:value-type="float" office:value="280106" calcext:value-type="float">
            <text:p>280106</text:p>
          </table:table-cell>
          <table:table-cell office:value-type="float" office:value="292781" calcext:value-type="float">
            <text:p>292781</text:p>
          </table:table-cell>
        </table:table-row>
        <table:table-row table:style-name="ro2">
          <table:table-cell office:value-type="float" office:value="44001" calcext:value-type="float">
            <text:p>44001</text:p>
          </table:table-cell>
          <table:table-cell office:value-type="float" office:value="50835" calcext:value-type="float">
            <text:p>50835</text:p>
          </table:table-cell>
          <table:table-cell office:value-type="float" office:value="134323" calcext:value-type="float">
            <text:p>134323</text:p>
          </table:table-cell>
          <table:table-cell office:value-type="float" office:value="299538" calcext:value-type="float">
            <text:p>299538</text:p>
          </table:table-cell>
          <table:table-cell office:value-type="float" office:value="271411" calcext:value-type="float">
            <text:p>271411</text:p>
          </table:table-cell>
          <table:table-cell office:value-type="float" office:value="280198" calcext:value-type="float">
            <text:p>280198</text:p>
          </table:table-cell>
          <table:table-cell office:value-type="float" office:value="292093" calcext:value-type="float">
            <text:p>292093</text:p>
          </table:table-cell>
        </table:table-row>
        <table:table-row table:style-name="ro2">
          <table:table-cell office:value-type="float" office:value="44101" calcext:value-type="float">
            <text:p>44101</text:p>
          </table:table-cell>
          <table:table-cell office:value-type="float" office:value="63245" calcext:value-type="float">
            <text:p>63245</text:p>
          </table:table-cell>
          <table:table-cell office:value-type="float" office:value="128398" calcext:value-type="float">
            <text:p>128398</text:p>
          </table:table-cell>
          <table:table-cell office:value-type="float" office:value="262075" calcext:value-type="float">
            <text:p>262075</text:p>
          </table:table-cell>
          <table:table-cell office:value-type="float" office:value="272402" calcext:value-type="float">
            <text:p>272402</text:p>
          </table:table-cell>
          <table:table-cell office:value-type="float" office:value="281567" calcext:value-type="float">
            <text:p>281567</text:p>
          </table:table-cell>
          <table:table-cell office:value-type="float" office:value="292896" calcext:value-type="float">
            <text:p>292896</text:p>
          </table:table-cell>
        </table:table-row>
        <table:table-row table:style-name="ro2">
          <table:table-cell office:value-type="float" office:value="44201" calcext:value-type="float">
            <text:p>44201</text:p>
          </table:table-cell>
          <table:table-cell office:value-type="float" office:value="49771" calcext:value-type="float">
            <text:p>49771</text:p>
          </table:table-cell>
          <table:table-cell office:value-type="float" office:value="125550" calcext:value-type="float">
            <text:p>125550</text:p>
          </table:table-cell>
          <table:table-cell office:value-type="float" office:value="253683" calcext:value-type="float">
            <text:p>253683</text:p>
          </table:table-cell>
          <table:table-cell office:value-type="float" office:value="272729" calcext:value-type="float">
            <text:p>272729</text:p>
          </table:table-cell>
          <table:table-cell office:value-type="float" office:value="282031" calcext:value-type="float">
            <text:p>282031</text:p>
          </table:table-cell>
          <table:table-cell office:value-type="float" office:value="295026" calcext:value-type="float">
            <text:p>295026</text:p>
          </table:table-cell>
        </table:table-row>
        <table:table-row table:style-name="ro2">
          <table:table-cell office:value-type="float" office:value="44301" calcext:value-type="float">
            <text:p>44301</text:p>
          </table:table-cell>
          <table:table-cell office:value-type="float" office:value="53121" calcext:value-type="float">
            <text:p>53121</text:p>
          </table:table-cell>
          <table:table-cell office:value-type="float" office:value="132288" calcext:value-type="float">
            <text:p>132288</text:p>
          </table:table-cell>
          <table:table-cell office:value-type="float" office:value="300062" calcext:value-type="float">
            <text:p>300062</text:p>
          </table:table-cell>
          <table:table-cell office:value-type="float" office:value="267925" calcext:value-type="float">
            <text:p>267925</text:p>
          </table:table-cell>
          <table:table-cell office:value-type="float" office:value="283024" calcext:value-type="float">
            <text:p>283024</text:p>
          </table:table-cell>
          <table:table-cell office:value-type="float" office:value="294880" calcext:value-type="float">
            <text:p>294880</text:p>
          </table:table-cell>
        </table:table-row>
        <table:table-row table:style-name="ro2">
          <table:table-cell office:value-type="float" office:value="44401" calcext:value-type="float">
            <text:p>44401</text:p>
          </table:table-cell>
          <table:table-cell office:value-type="float" office:value="53777" calcext:value-type="float">
            <text:p>53777</text:p>
          </table:table-cell>
          <table:table-cell office:value-type="float" office:value="136359" calcext:value-type="float">
            <text:p>136359</text:p>
          </table:table-cell>
          <table:table-cell office:value-type="float" office:value="245162" calcext:value-type="float">
            <text:p>245162</text:p>
          </table:table-cell>
          <table:table-cell office:value-type="float" office:value="275459" calcext:value-type="float">
            <text:p>275459</text:p>
          </table:table-cell>
          <table:table-cell office:value-type="float" office:value="283245" calcext:value-type="float">
            <text:p>283245</text:p>
          </table:table-cell>
          <table:table-cell office:value-type="float" office:value="296270" calcext:value-type="float">
            <text:p>296270</text:p>
          </table:table-cell>
        </table:table-row>
        <table:table-row table:style-name="ro2">
          <table:table-cell office:value-type="float" office:value="44501" calcext:value-type="float">
            <text:p>44501</text:p>
          </table:table-cell>
          <table:table-cell office:value-type="float" office:value="49385" calcext:value-type="float">
            <text:p>49385</text:p>
          </table:table-cell>
          <table:table-cell office:value-type="float" office:value="132376" calcext:value-type="float">
            <text:p>132376</text:p>
          </table:table-cell>
          <table:table-cell office:value-type="float" office:value="242136" calcext:value-type="float">
            <text:p>242136</text:p>
          </table:table-cell>
          <table:table-cell office:value-type="float" office:value="274213" calcext:value-type="float">
            <text:p>274213</text:p>
          </table:table-cell>
          <table:table-cell office:value-type="float" office:value="284428" calcext:value-type="float">
            <text:p>284428</text:p>
          </table:table-cell>
          <table:table-cell office:value-type="float" office:value="298006" calcext:value-type="float">
            <text:p>298006</text:p>
          </table:table-cell>
        </table:table-row>
        <table:table-row table:style-name="ro2">
          <table:table-cell office:value-type="float" office:value="44601" calcext:value-type="float">
            <text:p>44601</text:p>
          </table:table-cell>
          <table:table-cell office:value-type="float" office:value="45955" calcext:value-type="float">
            <text:p>45955</text:p>
          </table:table-cell>
          <table:table-cell office:value-type="float" office:value="133697" calcext:value-type="float">
            <text:p>133697</text:p>
          </table:table-cell>
          <table:table-cell office:value-type="float" office:value="264491" calcext:value-type="float">
            <text:p>264491</text:p>
          </table:table-cell>
          <table:table-cell office:value-type="float" office:value="275500" calcext:value-type="float">
            <text:p>275500</text:p>
          </table:table-cell>
          <table:table-cell office:value-type="float" office:value="284134" calcext:value-type="float">
            <text:p>284134</text:p>
          </table:table-cell>
          <table:table-cell office:value-type="float" office:value="296561" calcext:value-type="float">
            <text:p>296561</text:p>
          </table:table-cell>
        </table:table-row>
        <table:table-row table:style-name="ro2">
          <table:table-cell office:value-type="float" office:value="44701" calcext:value-type="float">
            <text:p>44701</text:p>
          </table:table-cell>
          <table:table-cell office:value-type="float" office:value="49879" calcext:value-type="float">
            <text:p>49879</text:p>
          </table:table-cell>
          <table:table-cell office:value-type="float" office:value="142809" calcext:value-type="float">
            <text:p>142809</text:p>
          </table:table-cell>
          <table:table-cell office:value-type="float" office:value="252991" calcext:value-type="float">
            <text:p>252991</text:p>
          </table:table-cell>
          <table:table-cell office:value-type="float" office:value="275890" calcext:value-type="float">
            <text:p>275890</text:p>
          </table:table-cell>
          <table:table-cell office:value-type="float" office:value="285486" calcext:value-type="float">
            <text:p>285486</text:p>
          </table:table-cell>
          <table:table-cell office:value-type="float" office:value="295786" calcext:value-type="float">
            <text:p>295786</text:p>
          </table:table-cell>
        </table:table-row>
        <table:table-row table:style-name="ro2">
          <table:table-cell office:value-type="float" office:value="44801" calcext:value-type="float">
            <text:p>44801</text:p>
          </table:table-cell>
          <table:table-cell office:value-type="float" office:value="49024" calcext:value-type="float">
            <text:p>49024</text:p>
          </table:table-cell>
          <table:table-cell office:value-type="float" office:value="134921" calcext:value-type="float">
            <text:p>134921</text:p>
          </table:table-cell>
          <table:table-cell office:value-type="float" office:value="284032" calcext:value-type="float">
            <text:p>284032</text:p>
          </table:table-cell>
          <table:table-cell office:value-type="float" office:value="277263" calcext:value-type="float">
            <text:p>277263</text:p>
          </table:table-cell>
          <table:table-cell office:value-type="float" office:value="285783" calcext:value-type="float">
            <text:p>285783</text:p>
          </table:table-cell>
          <table:table-cell office:value-type="float" office:value="296485" calcext:value-type="float">
            <text:p>296485</text:p>
          </table:table-cell>
        </table:table-row>
        <table:table-row table:style-name="ro2">
          <table:table-cell office:value-type="float" office:value="44901" calcext:value-type="float">
            <text:p>44901</text:p>
          </table:table-cell>
          <table:table-cell office:value-type="float" office:value="58182" calcext:value-type="float">
            <text:p>58182</text:p>
          </table:table-cell>
          <table:table-cell office:value-type="float" office:value="132133" calcext:value-type="float">
            <text:p>132133</text:p>
          </table:table-cell>
          <table:table-cell office:value-type="float" office:value="234332" calcext:value-type="float">
            <text:p>234332</text:p>
          </table:table-cell>
          <table:table-cell office:value-type="float" office:value="276545" calcext:value-type="float">
            <text:p>276545</text:p>
          </table:table-cell>
          <table:table-cell office:value-type="float" office:value="286522" calcext:value-type="float">
            <text:p>286522</text:p>
          </table:table-cell>
          <table:table-cell office:value-type="float" office:value="297283" calcext:value-type="float">
            <text:p>297283</text:p>
          </table:table-cell>
        </table:table-row>
        <table:table-row table:style-name="ro2">
          <table:table-cell office:value-type="float" office:value="45001" calcext:value-type="float">
            <text:p>45001</text:p>
          </table:table-cell>
          <table:table-cell office:value-type="float" office:value="57829" calcext:value-type="float">
            <text:p>57829</text:p>
          </table:table-cell>
          <table:table-cell office:value-type="float" office:value="138862" calcext:value-type="float">
            <text:p>138862</text:p>
          </table:table-cell>
          <table:table-cell office:value-type="float" office:value="271891" calcext:value-type="float">
            <text:p>271891</text:p>
          </table:table-cell>
          <table:table-cell office:value-type="float" office:value="278037" calcext:value-type="float">
            <text:p>278037</text:p>
          </table:table-cell>
          <table:table-cell office:value-type="float" office:value="287837" calcext:value-type="float">
            <text:p>287837</text:p>
          </table:table-cell>
          <table:table-cell office:value-type="float" office:value="301298" calcext:value-type="float">
            <text:p>301298</text:p>
          </table:table-cell>
        </table:table-row>
        <table:table-row table:style-name="ro2">
          <table:table-cell office:value-type="float" office:value="45101" calcext:value-type="float">
            <text:p>45101</text:p>
          </table:table-cell>
          <table:table-cell office:value-type="float" office:value="58958" calcext:value-type="float">
            <text:p>58958</text:p>
          </table:table-cell>
          <table:table-cell office:value-type="float" office:value="139014" calcext:value-type="float">
            <text:p>139014</text:p>
          </table:table-cell>
          <table:table-cell office:value-type="float" office:value="329608" calcext:value-type="float">
            <text:p>329608</text:p>
          </table:table-cell>
          <table:table-cell office:value-type="float" office:value="281191" calcext:value-type="float">
            <text:p>281191</text:p>
          </table:table-cell>
          <table:table-cell office:value-type="float" office:value="288440" calcext:value-type="float">
            <text:p>288440</text:p>
          </table:table-cell>
          <table:table-cell office:value-type="float" office:value="301579" calcext:value-type="float">
            <text:p>301579</text:p>
          </table:table-cell>
        </table:table-row>
        <table:table-row table:style-name="ro2">
          <table:table-cell office:value-type="float" office:value="45201" calcext:value-type="float">
            <text:p>45201</text:p>
          </table:table-cell>
          <table:table-cell office:value-type="float" office:value="50462" calcext:value-type="float">
            <text:p>50462</text:p>
          </table:table-cell>
          <table:table-cell office:value-type="float" office:value="132002" calcext:value-type="float">
            <text:p>132002</text:p>
          </table:table-cell>
          <table:table-cell office:value-type="float" office:value="299388" calcext:value-type="float">
            <text:p>299388</text:p>
          </table:table-cell>
          <table:table-cell office:value-type="float" office:value="279338" calcext:value-type="float">
            <text:p>279338</text:p>
          </table:table-cell>
          <table:table-cell office:value-type="float" office:value="288959" calcext:value-type="float">
            <text:p>288959</text:p>
          </table:table-cell>
          <table:table-cell office:value-type="float" office:value="304321" calcext:value-type="float">
            <text:p>304321</text:p>
          </table:table-cell>
        </table:table-row>
        <table:table-row table:style-name="ro2">
          <table:table-cell office:value-type="float" office:value="45301" calcext:value-type="float">
            <text:p>45301</text:p>
          </table:table-cell>
          <table:table-cell office:value-type="float" office:value="52616" calcext:value-type="float">
            <text:p>52616</text:p>
          </table:table-cell>
          <table:table-cell office:value-type="float" office:value="138186" calcext:value-type="float">
            <text:p>138186</text:p>
          </table:table-cell>
          <table:table-cell office:value-type="float" office:value="252775" calcext:value-type="float">
            <text:p>252775</text:p>
          </table:table-cell>
          <table:table-cell office:value-type="float" office:value="281816" calcext:value-type="float">
            <text:p>281816</text:p>
          </table:table-cell>
          <table:table-cell office:value-type="float" office:value="289633" calcext:value-type="float">
            <text:p>289633</text:p>
          </table:table-cell>
          <table:table-cell office:value-type="float" office:value="302784" calcext:value-type="float">
            <text:p>302784</text:p>
          </table:table-cell>
        </table:table-row>
        <table:table-row table:style-name="ro2">
          <table:table-cell office:value-type="float" office:value="45401" calcext:value-type="float">
            <text:p>45401</text:p>
          </table:table-cell>
          <table:table-cell office:value-type="float" office:value="56211" calcext:value-type="float">
            <text:p>56211</text:p>
          </table:table-cell>
          <table:table-cell office:value-type="float" office:value="135681" calcext:value-type="float">
            <text:p>135681</text:p>
          </table:table-cell>
          <table:table-cell office:value-type="float" office:value="228278" calcext:value-type="float">
            <text:p>228278</text:p>
          </table:table-cell>
          <table:table-cell office:value-type="float" office:value="282150" calcext:value-type="float">
            <text:p>282150</text:p>
          </table:table-cell>
          <table:table-cell office:value-type="float" office:value="289719" calcext:value-type="float">
            <text:p>289719</text:p>
          </table:table-cell>
          <table:table-cell office:value-type="float" office:value="301022" calcext:value-type="float">
            <text:p>301022</text:p>
          </table:table-cell>
        </table:table-row>
        <table:table-row table:style-name="ro2">
          <table:table-cell office:value-type="float" office:value="45501" calcext:value-type="float">
            <text:p>45501</text:p>
          </table:table-cell>
          <table:table-cell office:value-type="float" office:value="52513" calcext:value-type="float">
            <text:p>52513</text:p>
          </table:table-cell>
          <table:table-cell office:value-type="float" office:value="136512" calcext:value-type="float">
            <text:p>136512</text:p>
          </table:table-cell>
          <table:table-cell office:value-type="float" office:value="288513" calcext:value-type="float">
            <text:p>288513</text:p>
          </table:table-cell>
          <table:table-cell office:value-type="float" office:value="281276" calcext:value-type="float">
            <text:p>281276</text:p>
          </table:table-cell>
          <table:table-cell office:value-type="float" office:value="290101" calcext:value-type="float">
            <text:p>290101</text:p>
          </table:table-cell>
          <table:table-cell office:value-type="float" office:value="302070" calcext:value-type="float">
            <text:p>302070</text:p>
          </table:table-cell>
        </table:table-row>
        <table:table-row table:style-name="ro2">
          <table:table-cell office:value-type="float" office:value="45601" calcext:value-type="float">
            <text:p>45601</text:p>
          </table:table-cell>
          <table:table-cell office:value-type="float" office:value="52611" calcext:value-type="float">
            <text:p>52611</text:p>
          </table:table-cell>
          <table:table-cell office:value-type="float" office:value="137136" calcext:value-type="float">
            <text:p>137136</text:p>
          </table:table-cell>
          <table:table-cell office:value-type="float" office:value="246048" calcext:value-type="float">
            <text:p>246048</text:p>
          </table:table-cell>
          <table:table-cell office:value-type="float" office:value="280528" calcext:value-type="float">
            <text:p>280528</text:p>
          </table:table-cell>
          <table:table-cell office:value-type="float" office:value="291458" calcext:value-type="float">
            <text:p>291458</text:p>
          </table:table-cell>
          <table:table-cell office:value-type="float" office:value="306987" calcext:value-type="float">
            <text:p>306987</text:p>
          </table:table-cell>
        </table:table-row>
        <table:table-row table:style-name="ro2">
          <table:table-cell office:value-type="float" office:value="45701" calcext:value-type="float">
            <text:p>45701</text:p>
          </table:table-cell>
          <table:table-cell office:value-type="float" office:value="49741" calcext:value-type="float">
            <text:p>49741</text:p>
          </table:table-cell>
          <table:table-cell office:value-type="float" office:value="135442" calcext:value-type="float">
            <text:p>135442</text:p>
          </table:table-cell>
          <table:table-cell office:value-type="float" office:value="309682" calcext:value-type="float">
            <text:p>309682</text:p>
          </table:table-cell>
          <table:table-cell office:value-type="float" office:value="281621" calcext:value-type="float">
            <text:p>281621</text:p>
          </table:table-cell>
          <table:table-cell office:value-type="float" office:value="291416" calcext:value-type="float">
            <text:p>291416</text:p>
          </table:table-cell>
          <table:table-cell office:value-type="float" office:value="302145" calcext:value-type="float">
            <text:p>302145</text:p>
          </table:table-cell>
        </table:table-row>
        <table:table-row table:style-name="ro2">
          <table:table-cell office:value-type="float" office:value="45801" calcext:value-type="float">
            <text:p>45801</text:p>
          </table:table-cell>
          <table:table-cell office:value-type="float" office:value="56927" calcext:value-type="float">
            <text:p>56927</text:p>
          </table:table-cell>
          <table:table-cell office:value-type="float" office:value="137719" calcext:value-type="float">
            <text:p>137719</text:p>
          </table:table-cell>
          <table:table-cell office:value-type="float" office:value="276652" calcext:value-type="float">
            <text:p>276652</text:p>
          </table:table-cell>
          <table:table-cell office:value-type="float" office:value="284626" calcext:value-type="float">
            <text:p>284626</text:p>
          </table:table-cell>
          <table:table-cell office:value-type="float" office:value="292774" calcext:value-type="float">
            <text:p>292774</text:p>
          </table:table-cell>
          <table:table-cell office:value-type="float" office:value="306081" calcext:value-type="float">
            <text:p>306081</text:p>
          </table:table-cell>
        </table:table-row>
        <table:table-row table:style-name="ro2">
          <table:table-cell office:value-type="float" office:value="45901" calcext:value-type="float">
            <text:p>45901</text:p>
          </table:table-cell>
          <table:table-cell office:value-type="float" office:value="59322" calcext:value-type="float">
            <text:p>59322</text:p>
          </table:table-cell>
          <table:table-cell office:value-type="float" office:value="145595" calcext:value-type="float">
            <text:p>145595</text:p>
          </table:table-cell>
          <table:table-cell office:value-type="float" office:value="267638" calcext:value-type="float">
            <text:p>267638</text:p>
          </table:table-cell>
          <table:table-cell office:value-type="float" office:value="284691" calcext:value-type="float">
            <text:p>284691</text:p>
          </table:table-cell>
          <table:table-cell office:value-type="float" office:value="292826" calcext:value-type="float">
            <text:p>292826</text:p>
          </table:table-cell>
          <table:table-cell office:value-type="float" office:value="305472" calcext:value-type="float">
            <text:p>305472</text:p>
          </table:table-cell>
        </table:table-row>
        <table:table-row table:style-name="ro2">
          <table:table-cell office:value-type="float" office:value="46001" calcext:value-type="float">
            <text:p>46001</text:p>
          </table:table-cell>
          <table:table-cell office:value-type="float" office:value="58791" calcext:value-type="float">
            <text:p>58791</text:p>
          </table:table-cell>
          <table:table-cell office:value-type="float" office:value="147629" calcext:value-type="float">
            <text:p>147629</text:p>
          </table:table-cell>
          <table:table-cell office:value-type="float" office:value="289112" calcext:value-type="float">
            <text:p>289112</text:p>
          </table:table-cell>
          <table:table-cell office:value-type="float" office:value="281641" calcext:value-type="float">
            <text:p>281641</text:p>
          </table:table-cell>
          <table:table-cell office:value-type="float" office:value="292844" calcext:value-type="float">
            <text:p>292844</text:p>
          </table:table-cell>
          <table:table-cell office:value-type="float" office:value="305701" calcext:value-type="float">
            <text:p>305701</text:p>
          </table:table-cell>
        </table:table-row>
        <table:table-row table:style-name="ro2">
          <table:table-cell office:value-type="float" office:value="46101" calcext:value-type="float">
            <text:p>46101</text:p>
          </table:table-cell>
          <table:table-cell office:value-type="float" office:value="59895" calcext:value-type="float">
            <text:p>59895</text:p>
          </table:table-cell>
          <table:table-cell office:value-type="float" office:value="133888" calcext:value-type="float">
            <text:p>133888</text:p>
          </table:table-cell>
          <table:table-cell office:value-type="float" office:value="242267" calcext:value-type="float">
            <text:p>242267</text:p>
          </table:table-cell>
          <table:table-cell office:value-type="float" office:value="284165" calcext:value-type="float">
            <text:p>284165</text:p>
          </table:table-cell>
          <table:table-cell office:value-type="float" office:value="293294" calcext:value-type="float">
            <text:p>293294</text:p>
          </table:table-cell>
          <table:table-cell office:value-type="float" office:value="305262" calcext:value-type="float">
            <text:p>305262</text:p>
          </table:table-cell>
        </table:table-row>
        <table:table-row table:style-name="ro2">
          <table:table-cell office:value-type="float" office:value="46201" calcext:value-type="float">
            <text:p>46201</text:p>
          </table:table-cell>
          <table:table-cell office:value-type="float" office:value="48992" calcext:value-type="float">
            <text:p>48992</text:p>
          </table:table-cell>
          <table:table-cell office:value-type="float" office:value="131487" calcext:value-type="float">
            <text:p>131487</text:p>
          </table:table-cell>
          <table:table-cell office:value-type="float" office:value="269820" calcext:value-type="float">
            <text:p>269820</text:p>
          </table:table-cell>
          <table:table-cell office:value-type="float" office:value="284406" calcext:value-type="float">
            <text:p>284406</text:p>
          </table:table-cell>
          <table:table-cell office:value-type="float" office:value="294389" calcext:value-type="float">
            <text:p>294389</text:p>
          </table:table-cell>
          <table:table-cell office:value-type="float" office:value="309138" calcext:value-type="float">
            <text:p>309138</text:p>
          </table:table-cell>
        </table:table-row>
        <table:table-row table:style-name="ro2">
          <table:table-cell office:value-type="float" office:value="46301" calcext:value-type="float">
            <text:p>46301</text:p>
          </table:table-cell>
          <table:table-cell office:value-type="float" office:value="51605" calcext:value-type="float">
            <text:p>51605</text:p>
          </table:table-cell>
          <table:table-cell office:value-type="float" office:value="148293" calcext:value-type="float">
            <text:p>148293</text:p>
          </table:table-cell>
          <table:table-cell office:value-type="float" office:value="338053" calcext:value-type="float">
            <text:p>338053</text:p>
          </table:table-cell>
          <table:table-cell office:value-type="float" office:value="285487" calcext:value-type="float">
            <text:p>285487</text:p>
          </table:table-cell>
          <table:table-cell office:value-type="float" office:value="295047" calcext:value-type="float">
            <text:p>295047</text:p>
          </table:table-cell>
          <table:table-cell office:value-type="float" office:value="304846" calcext:value-type="float">
            <text:p>304846</text:p>
          </table:table-cell>
        </table:table-row>
        <table:table-row table:style-name="ro2">
          <table:table-cell office:value-type="float" office:value="46401" calcext:value-type="float">
            <text:p>46401</text:p>
          </table:table-cell>
          <table:table-cell office:value-type="float" office:value="49206" calcext:value-type="float">
            <text:p>49206</text:p>
          </table:table-cell>
          <table:table-cell office:value-type="float" office:value="131842" calcext:value-type="float">
            <text:p>131842</text:p>
          </table:table-cell>
          <table:table-cell office:value-type="float" office:value="286439" calcext:value-type="float">
            <text:p>286439</text:p>
          </table:table-cell>
          <table:table-cell office:value-type="float" office:value="277617" calcext:value-type="float">
            <text:p>277617</text:p>
          </table:table-cell>
          <table:table-cell office:value-type="float" office:value="295859" calcext:value-type="float">
            <text:p>295859</text:p>
          </table:table-cell>
          <table:table-cell office:value-type="float" office:value="309255" calcext:value-type="float">
            <text:p>309255</text:p>
          </table:table-cell>
        </table:table-row>
        <table:table-row table:style-name="ro2">
          <table:table-cell office:value-type="float" office:value="46501" calcext:value-type="float">
            <text:p>46501</text:p>
          </table:table-cell>
          <table:table-cell office:value-type="float" office:value="49871" calcext:value-type="float">
            <text:p>49871</text:p>
          </table:table-cell>
          <table:table-cell office:value-type="float" office:value="145181" calcext:value-type="float">
            <text:p>145181</text:p>
          </table:table-cell>
          <table:table-cell office:value-type="float" office:value="291432" calcext:value-type="float">
            <text:p>291432</text:p>
          </table:table-cell>
          <table:table-cell office:value-type="float" office:value="288070" calcext:value-type="float">
            <text:p>288070</text:p>
          </table:table-cell>
          <table:table-cell office:value-type="float" office:value="296504" calcext:value-type="float">
            <text:p>296504</text:p>
          </table:table-cell>
          <table:table-cell office:value-type="float" office:value="310858" calcext:value-type="float">
            <text:p>310858</text:p>
          </table:table-cell>
        </table:table-row>
        <table:table-row table:style-name="ro2">
          <table:table-cell office:value-type="float" office:value="46601" calcext:value-type="float">
            <text:p>46601</text:p>
          </table:table-cell>
          <table:table-cell office:value-type="float" office:value="51483" calcext:value-type="float">
            <text:p>51483</text:p>
          </table:table-cell>
          <table:table-cell office:value-type="float" office:value="136655" calcext:value-type="float">
            <text:p>136655</text:p>
          </table:table-cell>
          <table:table-cell office:value-type="float" office:value="250609" calcext:value-type="float">
            <text:p>250609</text:p>
          </table:table-cell>
          <table:table-cell office:value-type="float" office:value="289623" calcext:value-type="float">
            <text:p>289623</text:p>
          </table:table-cell>
          <table:table-cell office:value-type="float" office:value="297679" calcext:value-type="float">
            <text:p>297679</text:p>
          </table:table-cell>
          <table:table-cell office:value-type="float" office:value="310795" calcext:value-type="float">
            <text:p>310795</text:p>
          </table:table-cell>
        </table:table-row>
        <table:table-row table:style-name="ro2">
          <table:table-cell office:value-type="float" office:value="46701" calcext:value-type="float">
            <text:p>46701</text:p>
          </table:table-cell>
          <table:table-cell office:value-type="float" office:value="64976" calcext:value-type="float">
            <text:p>64976</text:p>
          </table:table-cell>
          <table:table-cell office:value-type="float" office:value="140985" calcext:value-type="float">
            <text:p>140985</text:p>
          </table:table-cell>
          <table:table-cell office:value-type="float" office:value="285060" calcext:value-type="float">
            <text:p>285060</text:p>
          </table:table-cell>
          <table:table-cell office:value-type="float" office:value="287975" calcext:value-type="float">
            <text:p>287975</text:p>
          </table:table-cell>
          <table:table-cell office:value-type="float" office:value="298432" calcext:value-type="float">
            <text:p>298432</text:p>
          </table:table-cell>
          <table:table-cell office:value-type="float" office:value="312627" calcext:value-type="float">
            <text:p>312627</text:p>
          </table:table-cell>
        </table:table-row>
        <table:table-row table:style-name="ro2">
          <table:table-cell office:value-type="float" office:value="46801" calcext:value-type="float">
            <text:p>46801</text:p>
          </table:table-cell>
          <table:table-cell office:value-type="float" office:value="56148" calcext:value-type="float">
            <text:p>56148</text:p>
          </table:table-cell>
          <table:table-cell office:value-type="float" office:value="138166" calcext:value-type="float">
            <text:p>138166</text:p>
          </table:table-cell>
          <table:table-cell office:value-type="float" office:value="247598" calcext:value-type="float">
            <text:p>247598</text:p>
          </table:table-cell>
          <table:table-cell office:value-type="float" office:value="289894" calcext:value-type="float">
            <text:p>289894</text:p>
          </table:table-cell>
          <table:table-cell office:value-type="float" office:value="297770" calcext:value-type="float">
            <text:p>297770</text:p>
          </table:table-cell>
          <table:table-cell office:value-type="float" office:value="306359" calcext:value-type="float">
            <text:p>306359</text:p>
          </table:table-cell>
        </table:table-row>
        <table:table-row table:style-name="ro2">
          <table:table-cell office:value-type="float" office:value="46901" calcext:value-type="float">
            <text:p>46901</text:p>
          </table:table-cell>
          <table:table-cell office:value-type="float" office:value="47907" calcext:value-type="float">
            <text:p>479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302113" calcext:value-type="float">
            <text:p>302113</text:p>
          </table:table-cell>
          <table:table-cell office:value-type="float" office:value="289418" calcext:value-type="float">
            <text:p>289418</text:p>
          </table:table-cell>
          <table:table-cell office:value-type="float" office:value="299727" calcext:value-type="float">
            <text:p>299727</text:p>
          </table:table-cell>
          <table:table-cell office:value-type="float" office:value="325007" calcext:value-type="float">
            <text:p>325007</text:p>
          </table:table-cell>
        </table:table-row>
        <table:table-row table:style-name="ro2">
          <table:table-cell office:value-type="float" office:value="47001" calcext:value-type="float">
            <text:p>47001</text:p>
          </table:table-cell>
          <table:table-cell office:value-type="float" office:value="56972" calcext:value-type="float">
            <text:p>56972</text:p>
          </table:table-cell>
          <table:table-cell office:value-type="float" office:value="145267" calcext:value-type="float">
            <text:p>145267</text:p>
          </table:table-cell>
          <table:table-cell office:value-type="float" office:value="268026" calcext:value-type="float">
            <text:p>268026</text:p>
          </table:table-cell>
          <table:table-cell office:value-type="float" office:value="289909" calcext:value-type="float">
            <text:p>289909</text:p>
          </table:table-cell>
          <table:table-cell office:value-type="float" office:value="300152" calcext:value-type="float">
            <text:p>300152</text:p>
          </table:table-cell>
          <table:table-cell office:value-type="float" office:value="314018" calcext:value-type="float">
            <text:p>314018</text:p>
          </table:table-cell>
        </table:table-row>
        <table:table-row table:style-name="ro2">
          <table:table-cell office:value-type="float" office:value="47101" calcext:value-type="float">
            <text:p>47101</text:p>
          </table:table-cell>
          <table:table-cell office:value-type="float" office:value="53956" calcext:value-type="float">
            <text:p>53956</text:p>
          </table:table-cell>
          <table:table-cell office:value-type="float" office:value="147724" calcext:value-type="float">
            <text:p>147724</text:p>
          </table:table-cell>
          <table:table-cell office:value-type="float" office:value="257129" calcext:value-type="float">
            <text:p>257129</text:p>
          </table:table-cell>
          <table:table-cell office:value-type="float" office:value="292325" calcext:value-type="float">
            <text:p>292325</text:p>
          </table:table-cell>
          <table:table-cell office:value-type="float" office:value="300572" calcext:value-type="float">
            <text:p>300572</text:p>
          </table:table-cell>
          <table:table-cell office:value-type="float" office:value="311520" calcext:value-type="float">
            <text:p>311520</text:p>
          </table:table-cell>
        </table:table-row>
        <table:table-row table:style-name="ro2">
          <table:table-cell office:value-type="float" office:value="47201" calcext:value-type="float">
            <text:p>47201</text:p>
          </table:table-cell>
          <table:table-cell office:value-type="float" office:value="56921" calcext:value-type="float">
            <text:p>56921</text:p>
          </table:table-cell>
          <table:table-cell office:value-type="float" office:value="133881" calcext:value-type="float">
            <text:p>133881</text:p>
          </table:table-cell>
          <table:table-cell office:value-type="float" office:value="309849" calcext:value-type="float">
            <text:p>309849</text:p>
          </table:table-cell>
          <table:table-cell office:value-type="float" office:value="291453" calcext:value-type="float">
            <text:p>291453</text:p>
          </table:table-cell>
          <table:table-cell office:value-type="float" office:value="301625" calcext:value-type="float">
            <text:p>301625</text:p>
          </table:table-cell>
          <table:table-cell office:value-type="float" office:value="315292" calcext:value-type="float">
            <text:p>315292</text:p>
          </table:table-cell>
        </table:table-row>
        <table:table-row table:style-name="ro2">
          <table:table-cell office:value-type="float" office:value="47301" calcext:value-type="float">
            <text:p>47301</text:p>
          </table:table-cell>
          <table:table-cell office:value-type="float" office:value="56307" calcext:value-type="float">
            <text:p>56307</text:p>
          </table:table-cell>
          <table:table-cell office:value-type="float" office:value="140115" calcext:value-type="float">
            <text:p>140115</text:p>
          </table:table-cell>
          <table:table-cell office:value-type="float" office:value="244439" calcext:value-type="float">
            <text:p>244439</text:p>
          </table:table-cell>
          <table:table-cell office:value-type="float" office:value="292706" calcext:value-type="float">
            <text:p>292706</text:p>
          </table:table-cell>
          <table:table-cell office:value-type="float" office:value="301392" calcext:value-type="float">
            <text:p>301392</text:p>
          </table:table-cell>
          <table:table-cell office:value-type="float" office:value="319257" calcext:value-type="float">
            <text:p>319257</text:p>
          </table:table-cell>
        </table:table-row>
        <table:table-row table:style-name="ro2">
          <table:table-cell office:value-type="float" office:value="47401" calcext:value-type="float">
            <text:p>47401</text:p>
          </table:table-cell>
          <table:table-cell office:value-type="float" office:value="53457" calcext:value-type="float">
            <text:p>53457</text:p>
          </table:table-cell>
          <table:table-cell office:value-type="float" office:value="140671" calcext:value-type="float">
            <text:p>140671</text:p>
          </table:table-cell>
          <table:table-cell office:value-type="float" office:value="246141" calcext:value-type="float">
            <text:p>246141</text:p>
          </table:table-cell>
          <table:table-cell office:value-type="float" office:value="292927" calcext:value-type="float">
            <text:p>292927</text:p>
          </table:table-cell>
          <table:table-cell office:value-type="float" office:value="302000" calcext:value-type="float">
            <text:p>302000</text:p>
          </table:table-cell>
          <table:table-cell office:value-type="float" office:value="314941" calcext:value-type="float">
            <text:p>314941</text:p>
          </table:table-cell>
        </table:table-row>
        <table:table-row table:style-name="ro2">
          <table:table-cell office:value-type="float" office:value="47501" calcext:value-type="float">
            <text:p>47501</text:p>
          </table:table-cell>
          <table:table-cell office:value-type="float" office:value="58857" calcext:value-type="float">
            <text:p>58857</text:p>
          </table:table-cell>
          <table:table-cell office:value-type="float" office:value="138594" calcext:value-type="float">
            <text:p>138594</text:p>
          </table:table-cell>
          <table:table-cell office:value-type="float" office:value="292757" calcext:value-type="float">
            <text:p>292757</text:p>
          </table:table-cell>
          <table:table-cell office:value-type="float" office:value="291799" calcext:value-type="float">
            <text:p>291799</text:p>
          </table:table-cell>
          <table:table-cell office:value-type="float" office:value="303126" calcext:value-type="float">
            <text:p>303126</text:p>
          </table:table-cell>
          <table:table-cell office:value-type="float" office:value="316938" calcext:value-type="float">
            <text:p>316938</text:p>
          </table:table-cell>
        </table:table-row>
        <table:table-row table:style-name="ro2">
          <table:table-cell office:value-type="float" office:value="47601" calcext:value-type="float">
            <text:p>47601</text:p>
          </table:table-cell>
          <table:table-cell office:value-type="float" office:value="53740" calcext:value-type="float">
            <text:p>53740</text:p>
          </table:table-cell>
          <table:table-cell office:value-type="float" office:value="137722" calcext:value-type="float">
            <text:p>137722</text:p>
          </table:table-cell>
          <table:table-cell office:value-type="float" office:value="313073" calcext:value-type="float">
            <text:p>313073</text:p>
          </table:table-cell>
          <table:table-cell office:value-type="float" office:value="293739" calcext:value-type="float">
            <text:p>293739</text:p>
          </table:table-cell>
          <table:table-cell office:value-type="float" office:value="303944" calcext:value-type="float">
            <text:p>303944</text:p>
          </table:table-cell>
          <table:table-cell office:value-type="float" office:value="323816" calcext:value-type="float">
            <text:p>323816</text:p>
          </table:table-cell>
        </table:table-row>
        <table:table-row table:style-name="ro2">
          <table:table-cell office:value-type="float" office:value="47701" calcext:value-type="float">
            <text:p>47701</text:p>
          </table:table-cell>
          <table:table-cell office:value-type="float" office:value="70551" calcext:value-type="float">
            <text:p>70551</text:p>
          </table:table-cell>
          <table:table-cell office:value-type="float" office:value="152595" calcext:value-type="float">
            <text:p>152595</text:p>
          </table:table-cell>
          <table:table-cell office:value-type="float" office:value="321468" calcext:value-type="float">
            <text:p>321468</text:p>
          </table:table-cell>
          <table:table-cell office:value-type="float" office:value="294399" calcext:value-type="float">
            <text:p>294399</text:p>
          </table:table-cell>
          <table:table-cell office:value-type="float" office:value="303451" calcext:value-type="float">
            <text:p>303451</text:p>
          </table:table-cell>
          <table:table-cell office:value-type="float" office:value="315076" calcext:value-type="float">
            <text:p>315076</text:p>
          </table:table-cell>
        </table:table-row>
        <table:table-row table:style-name="ro2">
          <table:table-cell office:value-type="float" office:value="47801" calcext:value-type="float">
            <text:p>47801</text:p>
          </table:table-cell>
          <table:table-cell office:value-type="float" office:value="62330" calcext:value-type="float">
            <text:p>62330</text:p>
          </table:table-cell>
          <table:table-cell office:value-type="float" office:value="146597" calcext:value-type="float">
            <text:p>146597</text:p>
          </table:table-cell>
          <table:table-cell office:value-type="float" office:value="281691" calcext:value-type="float">
            <text:p>281691</text:p>
          </table:table-cell>
          <table:table-cell office:value-type="float" office:value="294961" calcext:value-type="float">
            <text:p>294961</text:p>
          </table:table-cell>
          <table:table-cell office:value-type="float" office:value="304640" calcext:value-type="float">
            <text:p>304640</text:p>
          </table:table-cell>
          <table:table-cell office:value-type="float" office:value="324812" calcext:value-type="float">
            <text:p>324812</text:p>
          </table:table-cell>
        </table:table-row>
        <table:table-row table:style-name="ro2">
          <table:table-cell office:value-type="float" office:value="47901" calcext:value-type="float">
            <text:p>47901</text:p>
          </table:table-cell>
          <table:table-cell office:value-type="float" office:value="55680" calcext:value-type="float">
            <text:p>55680</text:p>
          </table:table-cell>
          <table:table-cell office:value-type="float" office:value="148535" calcext:value-type="float">
            <text:p>148535</text:p>
          </table:table-cell>
          <table:table-cell office:value-type="float" office:value="240062" calcext:value-type="float">
            <text:p>240062</text:p>
          </table:table-cell>
          <table:table-cell office:value-type="float" office:value="295855" calcext:value-type="float">
            <text:p>295855</text:p>
          </table:table-cell>
          <table:table-cell office:value-type="float" office:value="306033" calcext:value-type="float">
            <text:p>306033</text:p>
          </table:table-cell>
          <table:table-cell office:value-type="float" office:value="328229" calcext:value-type="float">
            <text:p>328229</text:p>
          </table:table-cell>
        </table:table-row>
        <table:table-row table:style-name="ro2">
          <table:table-cell office:value-type="float" office:value="48001" calcext:value-type="float">
            <text:p>48001</text:p>
          </table:table-cell>
          <table:table-cell office:value-type="float" office:value="62319" calcext:value-type="float">
            <text:p>62319</text:p>
          </table:table-cell>
          <table:table-cell office:value-type="float" office:value="148844" calcext:value-type="float">
            <text:p>148844</text:p>
          </table:table-cell>
          <table:table-cell office:value-type="float" office:value="307031" calcext:value-type="float">
            <text:p>307031</text:p>
          </table:table-cell>
          <table:table-cell office:value-type="float" office:value="295112" calcext:value-type="float">
            <text:p>295112</text:p>
          </table:table-cell>
          <table:table-cell office:value-type="float" office:value="306517" calcext:value-type="float">
            <text:p>306517</text:p>
          </table:table-cell>
          <table:table-cell office:value-type="float" office:value="323653" calcext:value-type="float">
            <text:p>323653</text:p>
          </table:table-cell>
        </table:table-row>
        <table:table-row table:style-name="ro2">
          <table:table-cell office:value-type="float" office:value="48101" calcext:value-type="float">
            <text:p>48101</text:p>
          </table:table-cell>
          <table:table-cell office:value-type="float" office:value="57553" calcext:value-type="float">
            <text:p>57553</text:p>
          </table:table-cell>
          <table:table-cell office:value-type="float" office:value="144138" calcext:value-type="float">
            <text:p>144138</text:p>
          </table:table-cell>
          <table:table-cell office:value-type="float" office:value="299218" calcext:value-type="float">
            <text:p>299218</text:p>
          </table:table-cell>
          <table:table-cell office:value-type="float" office:value="294882" calcext:value-type="float">
            <text:p>294882</text:p>
          </table:table-cell>
          <table:table-cell office:value-type="float" office:value="306204" calcext:value-type="float">
            <text:p>306204</text:p>
          </table:table-cell>
          <table:table-cell office:value-type="float" office:value="325622" calcext:value-type="float">
            <text:p>325622</text:p>
          </table:table-cell>
        </table:table-row>
        <table:table-row table:style-name="ro2">
          <table:table-cell office:value-type="float" office:value="48201" calcext:value-type="float">
            <text:p>48201</text:p>
          </table:table-cell>
          <table:table-cell office:value-type="float" office:value="49013" calcext:value-type="float">
            <text:p>49013</text:p>
          </table:table-cell>
          <table:table-cell office:value-type="float" office:value="137210" calcext:value-type="float">
            <text:p>137210</text:p>
          </table:table-cell>
          <table:table-cell office:value-type="float" office:value="269246" calcext:value-type="float">
            <text:p>269246</text:p>
          </table:table-cell>
          <table:table-cell office:value-type="float" office:value="298985" calcext:value-type="float">
            <text:p>298985</text:p>
          </table:table-cell>
          <table:table-cell office:value-type="float" office:value="307361" calcext:value-type="float">
            <text:p>307361</text:p>
          </table:table-cell>
          <table:table-cell office:value-type="float" office:value="323120" calcext:value-type="float">
            <text:p>323120</text:p>
          </table:table-cell>
        </table:table-row>
        <table:table-row table:style-name="ro2">
          <table:table-cell office:value-type="float" office:value="48301" calcext:value-type="float">
            <text:p>48301</text:p>
          </table:table-cell>
          <table:table-cell office:value-type="float" office:value="56688" calcext:value-type="float">
            <text:p>56688</text:p>
          </table:table-cell>
          <table:table-cell office:value-type="float" office:value="145447" calcext:value-type="float">
            <text:p>145447</text:p>
          </table:table-cell>
          <table:table-cell office:value-type="float" office:value="269480" calcext:value-type="float">
            <text:p>269480</text:p>
          </table:table-cell>
          <table:table-cell office:value-type="float" office:value="299307" calcext:value-type="float">
            <text:p>299307</text:p>
          </table:table-cell>
          <table:table-cell office:value-type="float" office:value="307747" calcext:value-type="float">
            <text:p>307747</text:p>
          </table:table-cell>
          <table:table-cell office:value-type="float" office:value="322377" calcext:value-type="float">
            <text:p>322377</text:p>
          </table:table-cell>
        </table:table-row>
        <table:table-row table:style-name="ro2">
          <table:table-cell office:value-type="float" office:value="48401" calcext:value-type="float">
            <text:p>48401</text:p>
          </table:table-cell>
          <table:table-cell office:value-type="float" office:value="60432" calcext:value-type="float">
            <text:p>60432</text:p>
          </table:table-cell>
          <table:table-cell office:value-type="float" office:value="141057" calcext:value-type="float">
            <text:p>141057</text:p>
          </table:table-cell>
          <table:table-cell office:value-type="float" office:value="316960" calcext:value-type="float">
            <text:p>316960</text:p>
          </table:table-cell>
          <table:table-cell office:value-type="float" office:value="299623" calcext:value-type="float">
            <text:p>299623</text:p>
          </table:table-cell>
          <table:table-cell office:value-type="float" office:value="308933" calcext:value-type="float">
            <text:p>308933</text:p>
          </table:table-cell>
          <table:table-cell office:value-type="float" office:value="331059" calcext:value-type="float">
            <text:p>331059</text:p>
          </table:table-cell>
        </table:table-row>
        <table:table-row table:style-name="ro2">
          <table:table-cell office:value-type="float" office:value="48501" calcext:value-type="float">
            <text:p>48501</text:p>
          </table:table-cell>
          <table:table-cell office:value-type="float" office:value="58173" calcext:value-type="float">
            <text:p>58173</text:p>
          </table:table-cell>
          <table:table-cell office:value-type="float" office:value="149173" calcext:value-type="float">
            <text:p>149173</text:p>
          </table:table-cell>
          <table:table-cell office:value-type="float" office:value="307252" calcext:value-type="float">
            <text:p>307252</text:p>
          </table:table-cell>
          <table:table-cell office:value-type="float" office:value="302613" calcext:value-type="float">
            <text:p>302613</text:p>
          </table:table-cell>
          <table:table-cell office:value-type="float" office:value="309419" calcext:value-type="float">
            <text:p>309419</text:p>
          </table:table-cell>
          <table:table-cell office:value-type="float" office:value="326591" calcext:value-type="float">
            <text:p>326591</text:p>
          </table:table-cell>
        </table:table-row>
        <table:table-row table:style-name="ro2">
          <table:table-cell office:value-type="float" office:value="48601" calcext:value-type="float">
            <text:p>48601</text:p>
          </table:table-cell>
          <table:table-cell office:value-type="float" office:value="58954" calcext:value-type="float">
            <text:p>58954</text:p>
          </table:table-cell>
          <table:table-cell office:value-type="float" office:value="142919" calcext:value-type="float">
            <text:p>142919</text:p>
          </table:table-cell>
          <table:table-cell office:value-type="float" office:value="302815" calcext:value-type="float">
            <text:p>302815</text:p>
          </table:table-cell>
          <table:table-cell office:value-type="float" office:value="300977" calcext:value-type="float">
            <text:p>300977</text:p>
          </table:table-cell>
          <table:table-cell office:value-type="float" office:value="310208" calcext:value-type="float">
            <text:p>310208</text:p>
          </table:table-cell>
          <table:table-cell office:value-type="float" office:value="324607" calcext:value-type="float">
            <text:p>324607</text:p>
          </table:table-cell>
        </table:table-row>
        <table:table-row table:style-name="ro2">
          <table:table-cell office:value-type="float" office:value="48701" calcext:value-type="float">
            <text:p>48701</text:p>
          </table:table-cell>
          <table:table-cell office:value-type="float" office:value="53106" calcext:value-type="float">
            <text:p>53106</text:p>
          </table:table-cell>
          <table:table-cell office:value-type="float" office:value="144494" calcext:value-type="float">
            <text:p>144494</text:p>
          </table:table-cell>
          <table:table-cell office:value-type="float" office:value="281786" calcext:value-type="float">
            <text:p>281786</text:p>
          </table:table-cell>
          <table:table-cell office:value-type="float" office:value="300578" calcext:value-type="float">
            <text:p>300578</text:p>
          </table:table-cell>
          <table:table-cell office:value-type="float" office:value="310935" calcext:value-type="float">
            <text:p>310935</text:p>
          </table:table-cell>
          <table:table-cell office:value-type="float" office:value="331359" calcext:value-type="float">
            <text:p>331359</text:p>
          </table:table-cell>
        </table:table-row>
        <table:table-row table:style-name="ro2">
          <table:table-cell office:value-type="float" office:value="48801" calcext:value-type="float">
            <text:p>48801</text:p>
          </table:table-cell>
          <table:table-cell office:value-type="float" office:value="61088" calcext:value-type="float">
            <text:p>61088</text:p>
          </table:table-cell>
          <table:table-cell office:value-type="float" office:value="148172" calcext:value-type="float">
            <text:p>148172</text:p>
          </table:table-cell>
          <table:table-cell office:value-type="float" office:value="300042" calcext:value-type="float">
            <text:p>300042</text:p>
          </table:table-cell>
          <table:table-cell office:value-type="float" office:value="302709" calcext:value-type="float">
            <text:p>302709</text:p>
          </table:table-cell>
          <table:table-cell office:value-type="float" office:value="312097" calcext:value-type="float">
            <text:p>312097</text:p>
          </table:table-cell>
          <table:table-cell office:value-type="float" office:value="326400" calcext:value-type="float">
            <text:p>326400</text:p>
          </table:table-cell>
        </table:table-row>
        <table:table-row table:style-name="ro2">
          <table:table-cell office:value-type="float" office:value="48901" calcext:value-type="float">
            <text:p>48901</text:p>
          </table:table-cell>
          <table:table-cell office:value-type="float" office:value="51163" calcext:value-type="float">
            <text:p>51163</text:p>
          </table:table-cell>
          <table:table-cell office:value-type="float" office:value="144823" calcext:value-type="float">
            <text:p>144823</text:p>
          </table:table-cell>
          <table:table-cell office:value-type="float" office:value="303373" calcext:value-type="float">
            <text:p>303373</text:p>
          </table:table-cell>
          <table:table-cell office:value-type="float" office:value="302025" calcext:value-type="float">
            <text:p>302025</text:p>
          </table:table-cell>
          <table:table-cell office:value-type="float" office:value="311486" calcext:value-type="float">
            <text:p>311486</text:p>
          </table:table-cell>
          <table:table-cell office:value-type="float" office:value="325534" calcext:value-type="float">
            <text:p>325534</text:p>
          </table:table-cell>
        </table:table-row>
        <table:table-row table:style-name="ro2">
          <table:table-cell office:value-type="float" office:value="49001" calcext:value-type="float">
            <text:p>49001</text:p>
          </table:table-cell>
          <table:table-cell office:value-type="float" office:value="55003" calcext:value-type="float">
            <text:p>55003</text:p>
          </table:table-cell>
          <table:table-cell office:value-type="float" office:value="141931" calcext:value-type="float">
            <text:p>141931</text:p>
          </table:table-cell>
          <table:table-cell office:value-type="float" office:value="369121" calcext:value-type="float">
            <text:p>369121</text:p>
          </table:table-cell>
          <table:table-cell office:value-type="float" office:value="302591" calcext:value-type="float">
            <text:p>302591</text:p>
          </table:table-cell>
          <table:table-cell office:value-type="float" office:value="312466" calcext:value-type="float">
            <text:p>312466</text:p>
          </table:table-cell>
          <table:table-cell office:value-type="float" office:value="330198" calcext:value-type="float">
            <text:p>330198</text:p>
          </table:table-cell>
        </table:table-row>
        <table:table-row table:style-name="ro2">
          <table:table-cell office:value-type="float" office:value="49101" calcext:value-type="float">
            <text:p>49101</text:p>
          </table:table-cell>
          <table:table-cell office:value-type="float" office:value="68844" calcext:value-type="float">
            <text:p>68844</text:p>
          </table:table-cell>
          <table:table-cell office:value-type="float" office:value="150556" calcext:value-type="float">
            <text:p>150556</text:p>
          </table:table-cell>
          <table:table-cell office:value-type="float" office:value="390983" calcext:value-type="float">
            <text:p>390983</text:p>
          </table:table-cell>
          <table:table-cell office:value-type="float" office:value="303008" calcext:value-type="float">
            <text:p>303008</text:p>
          </table:table-cell>
          <table:table-cell office:value-type="float" office:value="313161" calcext:value-type="float">
            <text:p>313161</text:p>
          </table:table-cell>
          <table:table-cell office:value-type="float" office:value="326597" calcext:value-type="float">
            <text:p>326597</text:p>
          </table:table-cell>
        </table:table-row>
        <table:table-row table:style-name="ro2">
          <table:table-cell office:value-type="float" office:value="49201" calcext:value-type="float">
            <text:p>49201</text:p>
          </table:table-cell>
          <table:table-cell office:value-type="float" office:value="56065" calcext:value-type="float">
            <text:p>56065</text:p>
          </table:table-cell>
          <table:table-cell office:value-type="float" office:value="149533" calcext:value-type="float">
            <text:p>149533</text:p>
          </table:table-cell>
          <table:table-cell office:value-type="float" office:value="274221" calcext:value-type="float">
            <text:p>274221</text:p>
          </table:table-cell>
          <table:table-cell office:value-type="float" office:value="304043" calcext:value-type="float">
            <text:p>304043</text:p>
          </table:table-cell>
          <table:table-cell office:value-type="float" office:value="314669" calcext:value-type="float">
            <text:p>314669</text:p>
          </table:table-cell>
          <table:table-cell office:value-type="float" office:value="329498" calcext:value-type="float">
            <text:p>329498</text:p>
          </table:table-cell>
        </table:table-row>
        <table:table-row table:style-name="ro2">
          <table:table-cell office:value-type="float" office:value="49301" calcext:value-type="float">
            <text:p>49301</text:p>
          </table:table-cell>
          <table:table-cell office:value-type="float" office:value="52194" calcext:value-type="float">
            <text:p>52194</text:p>
          </table:table-cell>
          <table:table-cell office:value-type="float" office:value="142069" calcext:value-type="float">
            <text:p>142069</text:p>
          </table:table-cell>
          <table:table-cell office:value-type="float" office:value="258258" calcext:value-type="float">
            <text:p>258258</text:p>
          </table:table-cell>
          <table:table-cell office:value-type="float" office:value="304871" calcext:value-type="float">
            <text:p>304871</text:p>
          </table:table-cell>
          <table:table-cell office:value-type="float" office:value="314686" calcext:value-type="float">
            <text:p>314686</text:p>
          </table:table-cell>
          <table:table-cell office:value-type="float" office:value="331134" calcext:value-type="float">
            <text:p>331134</text:p>
          </table:table-cell>
        </table:table-row>
        <table:table-row table:style-name="ro2">
          <table:table-cell office:value-type="float" office:value="49401" calcext:value-type="float">
            <text:p>49401</text:p>
          </table:table-cell>
          <table:table-cell office:value-type="float" office:value="50538" calcext:value-type="float">
            <text:p>50538</text:p>
          </table:table-cell>
          <table:table-cell office:value-type="float" office:value="143173" calcext:value-type="float">
            <text:p>143173</text:p>
          </table:table-cell>
          <table:table-cell office:value-type="float" office:value="276829" calcext:value-type="float">
            <text:p>276829</text:p>
          </table:table-cell>
          <table:table-cell office:value-type="float" office:value="304422" calcext:value-type="float">
            <text:p>304422</text:p>
          </table:table-cell>
          <table:table-cell office:value-type="float" office:value="315462" calcext:value-type="float">
            <text:p>315462</text:p>
          </table:table-cell>
          <table:table-cell office:value-type="float" office:value="330725" calcext:value-type="float">
            <text:p>330725</text:p>
          </table:table-cell>
        </table:table-row>
        <table:table-row table:style-name="ro2">
          <table:table-cell office:value-type="float" office:value="49501" calcext:value-type="float">
            <text:p>49501</text:p>
          </table:table-cell>
          <table:table-cell office:value-type="float" office:value="53248" calcext:value-type="float">
            <text:p>53248</text:p>
          </table:table-cell>
          <table:table-cell office:value-type="float" office:value="145655" calcext:value-type="float">
            <text:p>145655</text:p>
          </table:table-cell>
          <table:table-cell office:value-type="float" office:value="277404" calcext:value-type="float">
            <text:p>277404</text:p>
          </table:table-cell>
          <table:table-cell office:value-type="float" office:value="306647" calcext:value-type="float">
            <text:p>306647</text:p>
          </table:table-cell>
          <table:table-cell office:value-type="float" office:value="314834" calcext:value-type="float">
            <text:p>314834</text:p>
          </table:table-cell>
          <table:table-cell office:value-type="float" office:value="327007" calcext:value-type="float">
            <text:p>327007</text:p>
          </table:table-cell>
        </table:table-row>
        <table:table-row table:style-name="ro2">
          <table:table-cell office:value-type="float" office:value="49601" calcext:value-type="float">
            <text:p>49601</text:p>
          </table:table-cell>
          <table:table-cell office:value-type="float" office:value="52485" calcext:value-type="float">
            <text:p>52485</text:p>
          </table:table-cell>
          <table:table-cell office:value-type="float" office:value="153339" calcext:value-type="float">
            <text:p>153339</text:p>
          </table:table-cell>
          <table:table-cell office:value-type="float" office:value="386773" calcext:value-type="float">
            <text:p>386773</text:p>
          </table:table-cell>
          <table:table-cell office:value-type="float" office:value="305771" calcext:value-type="float">
            <text:p>305771</text:p>
          </table:table-cell>
          <table:table-cell office:value-type="float" office:value="316663" calcext:value-type="float">
            <text:p>316663</text:p>
          </table:table-cell>
          <table:table-cell office:value-type="float" office:value="333841" calcext:value-type="float">
            <text:p>333841</text:p>
          </table:table-cell>
        </table:table-row>
        <table:table-row table:style-name="ro2">
          <table:table-cell office:value-type="float" office:value="49701" calcext:value-type="float">
            <text:p>49701</text:p>
          </table:table-cell>
          <table:table-cell office:value-type="float" office:value="58969" calcext:value-type="float">
            <text:p>58969</text:p>
          </table:table-cell>
          <table:table-cell office:value-type="float" office:value="148838" calcext:value-type="float">
            <text:p>148838</text:p>
          </table:table-cell>
          <table:table-cell office:value-type="float" office:value="290362" calcext:value-type="float">
            <text:p>290362</text:p>
          </table:table-cell>
          <table:table-cell office:value-type="float" office:value="304505" calcext:value-type="float">
            <text:p>304505</text:p>
          </table:table-cell>
          <table:table-cell office:value-type="float" office:value="316574" calcext:value-type="float">
            <text:p>316574</text:p>
          </table:table-cell>
          <table:table-cell office:value-type="float" office:value="331367" calcext:value-type="float">
            <text:p>331367</text:p>
          </table:table-cell>
        </table:table-row>
        <table:table-row table:style-name="ro2">
          <table:table-cell office:value-type="float" office:value="49801" calcext:value-type="float">
            <text:p>49801</text:p>
          </table:table-cell>
          <table:table-cell office:value-type="float" office:value="67026" calcext:value-type="float">
            <text:p>67026</text:p>
          </table:table-cell>
          <table:table-cell office:value-type="float" office:value="148695" calcext:value-type="float">
            <text:p>148695</text:p>
          </table:table-cell>
          <table:table-cell office:value-type="float" office:value="280236" calcext:value-type="float">
            <text:p>280236</text:p>
          </table:table-cell>
          <table:table-cell office:value-type="float" office:value="305561" calcext:value-type="float">
            <text:p>305561</text:p>
          </table:table-cell>
          <table:table-cell office:value-type="float" office:value="316914" calcext:value-type="float">
            <text:p>316914</text:p>
          </table:table-cell>
          <table:table-cell office:value-type="float" office:value="338314" calcext:value-type="float">
            <text:p>338314</text:p>
          </table:table-cell>
        </table:table-row>
        <table:table-row table:style-name="ro2">
          <table:table-cell office:value-type="float" office:value="49901" calcext:value-type="float">
            <text:p>49901</text:p>
          </table:table-cell>
          <table:table-cell office:value-type="float" office:value="60787" calcext:value-type="float">
            <text:p>60787</text:p>
          </table:table-cell>
          <table:table-cell office:value-type="float" office:value="150382" calcext:value-type="float">
            <text:p>150382</text:p>
          </table:table-cell>
          <table:table-cell office:value-type="float" office:value="274903" calcext:value-type="float">
            <text:p>274903</text:p>
          </table:table-cell>
          <table:table-cell office:value-type="float" office:value="308076" calcext:value-type="float">
            <text:p>308076</text:p>
          </table:table-cell>
          <table:table-cell office:value-type="float" office:value="318270" calcext:value-type="float">
            <text:p>318270</text:p>
          </table:table-cell>
          <table:table-cell office:value-type="float" office:value="332723" calcext:value-type="float">
            <text:p>332723</text:p>
          </table:table-cell>
        </table:table-row>
        <table:table-row table:style-name="ro2">
          <table:table-cell office:value-type="float" office:value="50001" calcext:value-type="float">
            <text:p>50001</text:p>
          </table:table-cell>
          <table:table-cell office:value-type="float" office:value="54530" calcext:value-type="float">
            <text:p>54530</text:p>
          </table:table-cell>
          <table:table-cell office:value-type="float" office:value="147264" calcext:value-type="float">
            <text:p>147264</text:p>
          </table:table-cell>
          <table:table-cell office:value-type="float" office:value="295106" calcext:value-type="float">
            <text:p>295106</text:p>
          </table:table-cell>
          <table:table-cell office:value-type="float" office:value="305924" calcext:value-type="float">
            <text:p>305924</text:p>
          </table:table-cell>
          <table:table-cell office:value-type="float" office:value="318113" calcext:value-type="float">
            <text:p>318113</text:p>
          </table:table-cell>
          <table:table-cell office:value-type="float" office:value="334969" calcext:value-type="float">
            <text:p>334969</text:p>
          </table:table-cell>
        </table:table-row>
        <table:table-row table:style-name="ro2">
          <table:table-cell office:value-type="float" office:value="50101" calcext:value-type="float">
            <text:p>50101</text:p>
          </table:table-cell>
          <table:table-cell office:value-type="float" office:value="56769" calcext:value-type="float">
            <text:p>56769</text:p>
          </table:table-cell>
          <table:table-cell office:value-type="float" office:value="154953" calcext:value-type="float">
            <text:p>154953</text:p>
          </table:table-cell>
          <table:table-cell office:value-type="float" office:value="311939" calcext:value-type="float">
            <text:p>311939</text:p>
          </table:table-cell>
          <table:table-cell office:value-type="float" office:value="308651" calcext:value-type="float">
            <text:p>308651</text:p>
          </table:table-cell>
          <table:table-cell office:value-type="float" office:value="320495" calcext:value-type="float">
            <text:p>320495</text:p>
          </table:table-cell>
          <table:table-cell office:value-type="float" office:value="335131" calcext:value-type="float">
            <text:p>335131</text:p>
          </table:table-cell>
        </table:table-row>
        <table:table-row table:style-name="ro2">
          <table:table-cell office:value-type="float" office:value="50201" calcext:value-type="float">
            <text:p>50201</text:p>
          </table:table-cell>
          <table:table-cell office:value-type="float" office:value="55670" calcext:value-type="float">
            <text:p>55670</text:p>
          </table:table-cell>
          <table:table-cell office:value-type="float" office:value="140006" calcext:value-type="float">
            <text:p>140006</text:p>
          </table:table-cell>
          <table:table-cell office:value-type="float" office:value="271014" calcext:value-type="float">
            <text:p>271014</text:p>
          </table:table-cell>
          <table:table-cell office:value-type="float" office:value="310346" calcext:value-type="float">
            <text:p>310346</text:p>
          </table:table-cell>
          <table:table-cell office:value-type="float" office:value="320018" calcext:value-type="float">
            <text:p>320018</text:p>
          </table:table-cell>
          <table:table-cell office:value-type="float" office:value="338696" calcext:value-type="float">
            <text:p>338696</text:p>
          </table:table-cell>
        </table:table-row>
        <table:table-row table:style-name="ro2">
          <table:table-cell office:value-type="float" office:value="50301" calcext:value-type="float">
            <text:p>50301</text:p>
          </table:table-cell>
          <table:table-cell office:value-type="float" office:value="71670" calcext:value-type="float">
            <text:p>71670</text:p>
          </table:table-cell>
          <table:table-cell office:value-type="float" office:value="151797" calcext:value-type="float">
            <text:p>151797</text:p>
          </table:table-cell>
          <table:table-cell office:value-type="float" office:value="268322" calcext:value-type="float">
            <text:p>268322</text:p>
          </table:table-cell>
          <table:table-cell office:value-type="float" office:value="309788" calcext:value-type="float">
            <text:p>309788</text:p>
          </table:table-cell>
          <table:table-cell office:value-type="float" office:value="320435" calcext:value-type="float">
            <text:p>320435</text:p>
          </table:table-cell>
          <table:table-cell office:value-type="float" office:value="340333" calcext:value-type="float">
            <text:p>340333</text:p>
          </table:table-cell>
        </table:table-row>
        <table:table-row table:style-name="ro2">
          <table:table-cell office:value-type="float" office:value="50401" calcext:value-type="float">
            <text:p>50401</text:p>
          </table:table-cell>
          <table:table-cell office:value-type="float" office:value="58877" calcext:value-type="float">
            <text:p>58877</text:p>
          </table:table-cell>
          <table:table-cell office:value-type="float" office:value="146291" calcext:value-type="float">
            <text:p>146291</text:p>
          </table:table-cell>
          <table:table-cell office:value-type="float" office:value="295629" calcext:value-type="float">
            <text:p>295629</text:p>
          </table:table-cell>
          <table:table-cell office:value-type="float" office:value="305641" calcext:value-type="float">
            <text:p>305641</text:p>
          </table:table-cell>
          <table:table-cell office:value-type="float" office:value="322115" calcext:value-type="float">
            <text:p>322115</text:p>
          </table:table-cell>
          <table:table-cell office:value-type="float" office:value="338053" calcext:value-type="float">
            <text:p>338053</text:p>
          </table:table-cell>
        </table:table-row>
        <table:table-row table:style-name="ro2">
          <table:table-cell office:value-type="float" office:value="50501" calcext:value-type="float">
            <text:p>50501</text:p>
          </table:table-cell>
          <table:table-cell office:value-type="float" office:value="70896" calcext:value-type="float">
            <text:p>70896</text:p>
          </table:table-cell>
          <table:table-cell office:value-type="float" office:value="155210" calcext:value-type="float">
            <text:p>155210</text:p>
          </table:table-cell>
          <table:table-cell office:value-type="float" office:value="313685" calcext:value-type="float">
            <text:p>313685</text:p>
          </table:table-cell>
          <table:table-cell office:value-type="float" office:value="313576" calcext:value-type="float">
            <text:p>313576</text:p>
          </table:table-cell>
          <table:table-cell office:value-type="float" office:value="322652" calcext:value-type="float">
            <text:p>322652</text:p>
          </table:table-cell>
          <table:table-cell office:value-type="float" office:value="339763" calcext:value-type="float">
            <text:p>339763</text:p>
          </table:table-cell>
        </table:table-row>
        <table:table-row table:style-name="ro2">
          <table:table-cell office:value-type="float" office:value="50601" calcext:value-type="float">
            <text:p>50601</text:p>
          </table:table-cell>
          <table:table-cell office:value-type="float" office:value="65446" calcext:value-type="float">
            <text:p>65446</text:p>
          </table:table-cell>
          <table:table-cell office:value-type="float" office:value="153947" calcext:value-type="float">
            <text:p>153947</text:p>
          </table:table-cell>
          <table:table-cell office:value-type="float" office:value="277082" calcext:value-type="float">
            <text:p>277082</text:p>
          </table:table-cell>
          <table:table-cell office:value-type="float" office:value="313394" calcext:value-type="float">
            <text:p>313394</text:p>
          </table:table-cell>
          <table:table-cell office:value-type="float" office:value="322190" calcext:value-type="float">
            <text:p>322190</text:p>
          </table:table-cell>
          <table:table-cell office:value-type="float" office:value="337131" calcext:value-type="float">
            <text:p>337131</text:p>
          </table:table-cell>
        </table:table-row>
        <table:table-row table:style-name="ro2">
          <table:table-cell office:value-type="float" office:value="50701" calcext:value-type="float">
            <text:p>50701</text:p>
          </table:table-cell>
          <table:table-cell office:value-type="float" office:value="56095" calcext:value-type="float">
            <text:p>56095</text:p>
          </table:table-cell>
          <table:table-cell office:value-type="float" office:value="158349" calcext:value-type="float">
            <text:p>158349</text:p>
          </table:table-cell>
          <table:table-cell office:value-type="float" office:value="359361" calcext:value-type="float">
            <text:p>359361</text:p>
          </table:table-cell>
          <table:table-cell office:value-type="float" office:value="313127" calcext:value-type="float">
            <text:p>313127</text:p>
          </table:table-cell>
          <table:table-cell office:value-type="float" office:value="324230" calcext:value-type="float">
            <text:p>324230</text:p>
          </table:table-cell>
          <table:table-cell office:value-type="float" office:value="339580" calcext:value-type="float">
            <text:p>339580</text:p>
          </table:table-cell>
        </table:table-row>
        <table:table-row table:style-name="ro2">
          <table:table-cell office:value-type="float" office:value="50801" calcext:value-type="float">
            <text:p>50801</text:p>
          </table:table-cell>
          <table:table-cell office:value-type="float" office:value="62433" calcext:value-type="float">
            <text:p>62433</text:p>
          </table:table-cell>
          <table:table-cell office:value-type="float" office:value="145903" calcext:value-type="float">
            <text:p>145903</text:p>
          </table:table-cell>
          <table:table-cell office:value-type="float" office:value="274724" calcext:value-type="float">
            <text:p>274724</text:p>
          </table:table-cell>
          <table:table-cell office:value-type="float" office:value="314517" calcext:value-type="float">
            <text:p>314517</text:p>
          </table:table-cell>
          <table:table-cell office:value-type="float" office:value="324423" calcext:value-type="float">
            <text:p>324423</text:p>
          </table:table-cell>
          <table:table-cell office:value-type="float" office:value="340107" calcext:value-type="float">
            <text:p>340107</text:p>
          </table:table-cell>
        </table:table-row>
        <table:table-row table:style-name="ro2">
          <table:table-cell office:value-type="float" office:value="50901" calcext:value-type="float">
            <text:p>50901</text:p>
          </table:table-cell>
          <table:table-cell office:value-type="float" office:value="66606" calcext:value-type="float">
            <text:p>66606</text:p>
          </table:table-cell>
          <table:table-cell office:value-type="float" office:value="151968" calcext:value-type="float">
            <text:p>151968</text:p>
          </table:table-cell>
          <table:table-cell office:value-type="float" office:value="323291" calcext:value-type="float">
            <text:p>323291</text:p>
          </table:table-cell>
          <table:table-cell office:value-type="float" office:value="313615" calcext:value-type="float">
            <text:p>313615</text:p>
          </table:table-cell>
          <table:table-cell office:value-type="float" office:value="325799" calcext:value-type="float">
            <text:p>325799</text:p>
          </table:table-cell>
          <table:table-cell office:value-type="float" office:value="341545" calcext:value-type="float">
            <text:p>341545</text:p>
          </table:table-cell>
        </table:table-row>
        <table:table-row table:style-name="ro2">
          <table:table-cell office:value-type="float" office:value="51001" calcext:value-type="float">
            <text:p>51001</text:p>
          </table:table-cell>
          <table:table-cell office:value-type="float" office:value="69460" calcext:value-type="float">
            <text:p>69460</text:p>
          </table:table-cell>
          <table:table-cell office:value-type="float" office:value="157131" calcext:value-type="float">
            <text:p>157131</text:p>
          </table:table-cell>
          <table:table-cell office:value-type="float" office:value="325614" calcext:value-type="float">
            <text:p>325614</text:p>
          </table:table-cell>
          <table:table-cell office:value-type="float" office:value="315320" calcext:value-type="float">
            <text:p>315320</text:p>
          </table:table-cell>
          <table:table-cell office:value-type="float" office:value="325742" calcext:value-type="float">
            <text:p>325742</text:p>
          </table:table-cell>
          <table:table-cell office:value-type="float" office:value="341924" calcext:value-type="float">
            <text:p>341924</text:p>
          </table:table-cell>
        </table:table-row>
        <table:table-row table:style-name="ro2">
          <table:table-cell office:value-type="float" office:value="51101" calcext:value-type="float">
            <text:p>51101</text:p>
          </table:table-cell>
          <table:table-cell office:value-type="float" office:value="66689" calcext:value-type="float">
            <text:p>66689</text:p>
          </table:table-cell>
          <table:table-cell office:value-type="float" office:value="153451" calcext:value-type="float">
            <text:p>153451</text:p>
          </table:table-cell>
          <table:table-cell office:value-type="float" office:value="280693" calcext:value-type="float">
            <text:p>280693</text:p>
          </table:table-cell>
          <table:table-cell office:value-type="float" office:value="315005" calcext:value-type="float">
            <text:p>315005</text:p>
          </table:table-cell>
          <table:table-cell office:value-type="float" office:value="326172" calcext:value-type="float">
            <text:p>326172</text:p>
          </table:table-cell>
          <table:table-cell office:value-type="float" office:value="346718" calcext:value-type="float">
            <text:p>346718</text:p>
          </table:table-cell>
        </table:table-row>
        <table:table-row table:style-name="ro2">
          <table:table-cell office:value-type="float" office:value="51201" calcext:value-type="float">
            <text:p>51201</text:p>
          </table:table-cell>
          <table:table-cell office:value-type="float" office:value="65522" calcext:value-type="float">
            <text:p>65522</text:p>
          </table:table-cell>
          <table:table-cell office:value-type="float" office:value="145138" calcext:value-type="float">
            <text:p>145138</text:p>
          </table:table-cell>
          <table:table-cell office:value-type="float" office:value="287452" calcext:value-type="float">
            <text:p>287452</text:p>
          </table:table-cell>
          <table:table-cell office:value-type="float" office:value="316278" calcext:value-type="float">
            <text:p>316278</text:p>
          </table:table-cell>
          <table:table-cell office:value-type="float" office:value="327143" calcext:value-type="float">
            <text:p>327143</text:p>
          </table:table-cell>
          <table:table-cell office:value-type="float" office:value="345693" calcext:value-type="float">
            <text:p>345693</text:p>
          </table:table-cell>
        </table:table-row>
        <table:table-row table:style-name="ro2">
          <table:table-cell office:value-type="float" office:value="51301" calcext:value-type="float">
            <text:p>51301</text:p>
          </table:table-cell>
          <table:table-cell office:value-type="float" office:value="62410" calcext:value-type="float">
            <text:p>62410</text:p>
          </table:table-cell>
          <table:table-cell office:value-type="float" office:value="147856" calcext:value-type="float">
            <text:p>147856</text:p>
          </table:table-cell>
          <table:table-cell office:value-type="float" office:value="313367" calcext:value-type="float">
            <text:p>313367</text:p>
          </table:table-cell>
          <table:table-cell office:value-type="float" office:value="317150" calcext:value-type="float">
            <text:p>317150</text:p>
          </table:table-cell>
          <table:table-cell office:value-type="float" office:value="327286" calcext:value-type="float">
            <text:p>327286</text:p>
          </table:table-cell>
          <table:table-cell office:value-type="float" office:value="344204" calcext:value-type="float">
            <text:p>344204</text:p>
          </table:table-cell>
        </table:table-row>
        <table:table-row table:style-name="ro2">
          <table:table-cell office:value-type="float" office:value="51401" calcext:value-type="float">
            <text:p>51401</text:p>
          </table:table-cell>
          <table:table-cell office:value-type="float" office:value="57358" calcext:value-type="float">
            <text:p>57358</text:p>
          </table:table-cell>
          <table:table-cell office:value-type="float" office:value="152959" calcext:value-type="float">
            <text:p>152959</text:p>
          </table:table-cell>
          <table:table-cell office:value-type="float" office:value="289258" calcext:value-type="float">
            <text:p>289258</text:p>
          </table:table-cell>
          <table:table-cell office:value-type="float" office:value="317598" calcext:value-type="float">
            <text:p>317598</text:p>
          </table:table-cell>
          <table:table-cell office:value-type="float" office:value="328300" calcext:value-type="float">
            <text:p>328300</text:p>
          </table:table-cell>
          <table:table-cell office:value-type="float" office:value="342945" calcext:value-type="float">
            <text:p>3429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.00.0000</text:date>, <text:time style:data-style-name="N2" text:time-value="23:48:31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S</meta:editing-duration>
    <meta:editing-cycles>3</meta:editing-cycles>
    <meta:generator>LibreOffice/5.3.0.3$Windows_x86 LibreOffice_project/7074905676c47b82bbcfbea1aeefc84afe1c50e1</meta:generator>
    <dc:date>2017-04-20T23:50:13.120000000</dc:date>
    <meta:document-statistic meta:table-count="3" meta:cell-count="36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56cm" svg:height="8.98cm" xlink:href=".." xlink:type="simple" chart:class="chart:line" chart:style-name="ch1">
        <chart:legend chart:legend-position="end" svg:x="40.967cm" svg:y="3.105cm" style:legend-expansion="high" chart:style-name="ch2"/>
        <chart:plot-area chart:style-name="ch3" table:cell-range-address="Sheet1.A1:Sheet1.G515" chart:data-source-has-labels="both" svg:x="0.891cm" svg:y="0.179cm" svg:width="39.185cm" svg:height="8.622cm">
          <chartooo:coordinate-region svg:x="2.253cm" svg:y="0.179cm" svg:width="37.775cm" svg:height="7.301cm"/>
          <chart:axis chart:dimension="x" chart:name="primary-x" chart:style-name="ch4" chartooo:axis-type="auto">
            <chartooo:date-scale/>
            <chart:categories table:cell-range-address="Sheet1.A1:Sheet1.A5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5" loext:label-string="minrandselect" chart:class="chart:line">
            <chart:data-point chart:repeated="515"/>
          </chart:series>
          <chart:series chart:style-name="ch7" chart:values-cell-range-address="Sheet1.C1:Sheet1.C515" loext:label-string="avgrandselect" chart:class="chart:line">
            <chart:data-point chart:repeated="515"/>
          </chart:series>
          <chart:series chart:style-name="ch8" chart:values-cell-range-address="Sheet1.D1:Sheet1.D515" loext:label-string="maxrandselect" chart:class="chart:line">
            <chart:data-point chart:repeated="515"/>
          </chart:series>
          <chart:series chart:style-name="ch9" chart:values-cell-range-address="Sheet1.E1:Sheet1.E515" loext:label-string="minselect" chart:class="chart:line">
            <chart:data-point chart:repeated="515"/>
          </chart:series>
          <chart:series chart:style-name="ch10" chart:values-cell-range-address="Sheet1.F1:Sheet1.F515" loext:label-string="avgselect" chart:class="chart:line">
            <chart:data-point chart:repeated="515"/>
          </chart:series>
          <chart:series chart:style-name="ch11" chart:values-cell-range-address="Sheet1.G1:Sheet1.G515" loext:label-string="maxselect" chart:class="chart:line">
            <chart:data-point chart:repeated="5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randselect</text:p>
              </table:table-cell>
              <table:table-cell office:value-type="string">
                <text:p>avgrandselect</text:p>
              </table:table-cell>
              <table:table-cell office:value-type="string">
                <text:p>maxrandselect</text:p>
              </table:table-cell>
              <table:table-cell office:value-type="string">
                <text:p>minselect</text:p>
              </table:table-cell>
              <table:table-cell office:value-type="string">
                <text:p>avgselect</text:p>
              </table:table-cell>
              <table:table-cell office:value-type="string">
                <text:p>maxselec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515</svg:desc>
                </draw:g>
              </table:table-cell>
              <table:table-cell office:value-type="float" office:value="0">
                <text:p>0</text:p>
                <draw:g>
                  <svg:desc>Sheet1.B1:Sheet1.B515</svg:desc>
                </draw:g>
              </table:table-cell>
              <table:table-cell office:value-type="float" office:value="0">
                <text:p>0</text:p>
                <draw:g>
                  <svg:desc>Sheet1.C1:Sheet1.C515</svg:desc>
                </draw:g>
              </table:table-cell>
              <table:table-cell office:value-type="float" office:value="0">
                <text:p>0</text:p>
                <draw:g>
                  <svg:desc>Sheet1.D1:Sheet1.D515</svg:desc>
                </draw:g>
              </table:table-cell>
              <table:table-cell office:value-type="float" office:value="0">
                <text:p>0</text:p>
                <draw:g>
                  <svg:desc>Sheet1.E1:Sheet1.E515</svg:desc>
                </draw:g>
              </table:table-cell>
              <table:table-cell office:value-type="float" office:value="0">
                <text:p>0</text:p>
                <draw:g>
                  <svg:desc>Sheet1.F1:Sheet1.F515</svg:desc>
                </draw:g>
              </table:table-cell>
              <table:table-cell office:value-type="float" office:value="0">
                <text:p>0</text:p>
                <draw:g>
                  <svg:desc>Sheet1.G1:Sheet1.G515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284">
                <text:p>284</text:p>
              </table:table-cell>
              <table:table-cell office:value-type="float" office:value="606">
                <text:p>606</text:p>
              </table:table-cell>
              <table:table-cell office:value-type="float" office:value="481">
                <text:p>481</text:p>
              </table:table-cell>
              <table:table-cell office:value-type="float" office:value="614">
                <text:p>61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33">
                <text:p>233</text:p>
              </table:table-cell>
              <table:table-cell office:value-type="float" office:value="559">
                <text:p>559</text:p>
              </table:table-cell>
              <table:table-cell office:value-type="float" office:value="1176">
                <text:p>1176</text:p>
              </table:table-cell>
              <table:table-cell office:value-type="float" office:value="994">
                <text:p>994</text:p>
              </table:table-cell>
              <table:table-cell office:value-type="float" office:value="1245">
                <text:p>124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54">
                <text:p>354</text:p>
              </table:table-cell>
              <table:table-cell office:value-type="float" office:value="879">
                <text:p>879</text:p>
              </table:table-cell>
              <table:table-cell office:value-type="float" office:value="1661">
                <text:p>1661</text:p>
              </table:table-cell>
              <table:table-cell office:value-type="float" office:value="1440">
                <text:p>1440</text:p>
              </table:table-cell>
              <table:table-cell office:value-type="float" office:value="1927">
                <text:p>1927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06">
                <text:p>406</text:p>
              </table:table-cell>
              <table:table-cell office:value-type="float" office:value="1096">
                <text:p>1096</text:p>
              </table:table-cell>
              <table:table-cell office:value-type="float" office:value="1996">
                <text:p>1996</text:p>
              </table:table-cell>
              <table:table-cell office:value-type="float" office:value="2146">
                <text:p>2146</text:p>
              </table:table-cell>
              <table:table-cell office:value-type="float" office:value="2564">
                <text:p>2564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64">
                <text:p>564</text:p>
              </table:table-cell>
              <table:table-cell office:value-type="float" office:value="1446">
                <text:p>1446</text:p>
              </table:table-cell>
              <table:table-cell office:value-type="float" office:value="3189">
                <text:p>3189</text:p>
              </table:table-cell>
              <table:table-cell office:value-type="float" office:value="2720">
                <text:p>2720</text:p>
              </table:table-cell>
              <table:table-cell office:value-type="float" office:value="3164">
                <text:p>3164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833">
                <text:p>1833</text:p>
              </table:table-cell>
              <table:table-cell office:value-type="float" office:value="4115">
                <text:p>4115</text:p>
              </table:table-cell>
              <table:table-cell office:value-type="float" office:value="1936">
                <text:p>1936</text:p>
              </table:table-cell>
              <table:table-cell office:value-type="float" office:value="3826">
                <text:p>3826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004">
                <text:p>2004</text:p>
              </table:table-cell>
              <table:table-cell office:value-type="float" office:value="4764">
                <text:p>4764</text:p>
              </table:table-cell>
              <table:table-cell office:value-type="float" office:value="3683">
                <text:p>3683</text:p>
              </table:table-cell>
              <table:table-cell office:value-type="float" office:value="4483">
                <text:p>4483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832">
                <text:p>832</text:p>
              </table:table-cell>
              <table:table-cell office:value-type="float" office:value="2322">
                <text:p>2322</text:p>
              </table:table-cell>
              <table:table-cell office:value-type="float" office:value="4327">
                <text:p>4327</text:p>
              </table:table-cell>
              <table:table-cell office:value-type="float" office:value="3697">
                <text:p>3697</text:p>
              </table:table-cell>
              <table:table-cell office:value-type="float" office:value="5095">
                <text:p>5095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949">
                <text:p>949</text:p>
              </table:table-cell>
              <table:table-cell office:value-type="float" office:value="2450">
                <text:p>2450</text:p>
              </table:table-cell>
              <table:table-cell office:value-type="float" office:value="5089">
                <text:p>5089</text:p>
              </table:table-cell>
              <table:table-cell office:value-type="float" office:value="4972">
                <text:p>4972</text:p>
              </table:table-cell>
              <table:table-cell office:value-type="float" office:value="5749">
                <text:p>5749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166">
                <text:p>1166</text:p>
              </table:table-cell>
              <table:table-cell office:value-type="float" office:value="2953">
                <text:p>2953</text:p>
              </table:table-cell>
              <table:table-cell office:value-type="float" office:value="5283">
                <text:p>5283</text:p>
              </table:table-cell>
              <table:table-cell office:value-type="float" office:value="5283">
                <text:p>5283</text:p>
              </table:table-cell>
              <table:table-cell office:value-type="float" office:value="6357">
                <text:p>6357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635">
                <text:p>1635</text:p>
              </table:table-cell>
              <table:table-cell office:value-type="float" office:value="3184">
                <text:p>3184</text:p>
              </table:table-cell>
              <table:table-cell office:value-type="float" office:value="6142">
                <text:p>6142</text:p>
              </table:table-cell>
              <table:table-cell office:value-type="float" office:value="5722">
                <text:p>5722</text:p>
              </table:table-cell>
              <table:table-cell office:value-type="float" office:value="7036">
                <text:p>7036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84">
                <text:p>1284</text:p>
              </table:table-cell>
              <table:table-cell office:value-type="float" office:value="3473">
                <text:p>3473</text:p>
              </table:table-cell>
              <table:table-cell office:value-type="float" office:value="7991">
                <text:p>7991</text:p>
              </table:table-cell>
              <table:table-cell office:value-type="float" office:value="6886">
                <text:p>6886</text:p>
              </table:table-cell>
              <table:table-cell office:value-type="float" office:value="7709">
                <text:p>7709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3870">
                <text:p>3870</text:p>
              </table:table-cell>
              <table:table-cell office:value-type="float" office:value="6358">
                <text:p>6358</text:p>
              </table:table-cell>
              <table:table-cell office:value-type="float" office:value="6289">
                <text:p>6289</text:p>
              </table:table-cell>
              <table:table-cell office:value-type="float" office:value="8436">
                <text:p>8436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972">
                <text:p>1972</text:p>
              </table:table-cell>
              <table:table-cell office:value-type="float" office:value="4122">
                <text:p>4122</text:p>
              </table:table-cell>
              <table:table-cell office:value-type="float" office:value="10373">
                <text:p>10373</text:p>
              </table:table-cell>
              <table:table-cell office:value-type="float" office:value="7950">
                <text:p>7950</text:p>
              </table:table-cell>
              <table:table-cell office:value-type="float" office:value="9006">
                <text:p>9006</text:p>
              </table:table-cell>
              <table:table-cell office:value-type="float" office:value="10506">
                <text:p>10506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4384">
                <text:p>4384</text:p>
              </table:table-cell>
              <table:table-cell office:value-type="float" office:value="8062">
                <text:p>8062</text:p>
              </table:table-cell>
              <table:table-cell office:value-type="float" office:value="4834">
                <text:p>4834</text:p>
              </table:table-cell>
              <table:table-cell office:value-type="float" office:value="9709">
                <text:p>9709</text:p>
              </table:table-cell>
              <table:table-cell office:value-type="float" office:value="12317">
                <text:p>1231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728">
                <text:p>1728</text:p>
              </table:table-cell>
              <table:table-cell office:value-type="float" office:value="4708">
                <text:p>4708</text:p>
              </table:table-cell>
              <table:table-cell office:value-type="float" office:value="8699">
                <text:p>8699</text:p>
              </table:table-cell>
              <table:table-cell office:value-type="float" office:value="8656">
                <text:p>8656</text:p>
              </table:table-cell>
              <table:table-cell office:value-type="float" office:value="10326">
                <text:p>10326</text:p>
              </table:table-cell>
              <table:table-cell office:value-type="float" office:value="13072">
                <text:p>1307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173">
                <text:p>2173</text:p>
              </table:table-cell>
              <table:table-cell office:value-type="float" office:value="4913">
                <text:p>4913</text:p>
              </table:table-cell>
              <table:table-cell office:value-type="float" office:value="11325">
                <text:p>11325</text:p>
              </table:table-cell>
              <table:table-cell office:value-type="float" office:value="9620">
                <text:p>9620</text:p>
              </table:table-cell>
              <table:table-cell office:value-type="float" office:value="10871">
                <text:p>10871</text:p>
              </table:table-cell>
              <table:table-cell office:value-type="float" office:value="12393">
                <text:p>12393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2017">
                <text:p>2017</text:p>
              </table:table-cell>
              <table:table-cell office:value-type="float" office:value="5329">
                <text:p>5329</text:p>
              </table:table-cell>
              <table:table-cell office:value-type="float" office:value="11136">
                <text:p>11136</text:p>
              </table:table-cell>
              <table:table-cell office:value-type="float" office:value="10755">
                <text:p>10755</text:p>
              </table:table-cell>
              <table:table-cell office:value-type="float" office:value="11550">
                <text:p>11550</text:p>
              </table:table-cell>
              <table:table-cell office:value-type="float" office:value="12278">
                <text:p>1227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328">
                <text:p>2328</text:p>
              </table:table-cell>
              <table:table-cell office:value-type="float" office:value="5340">
                <text:p>5340</text:p>
              </table:table-cell>
              <table:table-cell office:value-type="float" office:value="10543">
                <text:p>10543</text:p>
              </table:table-cell>
              <table:table-cell office:value-type="float" office:value="8982">
                <text:p>8982</text:p>
              </table:table-cell>
              <table:table-cell office:value-type="float" office:value="12158">
                <text:p>12158</text:p>
              </table:table-cell>
              <table:table-cell office:value-type="float" office:value="14394">
                <text:p>1439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496">
                <text:p>2496</text:p>
              </table:table-cell>
              <table:table-cell office:value-type="float" office:value="6094">
                <text:p>6094</text:p>
              </table:table-cell>
              <table:table-cell office:value-type="float" office:value="10793">
                <text:p>10793</text:p>
              </table:table-cell>
              <table:table-cell office:value-type="float" office:value="11619">
                <text:p>11619</text:p>
              </table:table-cell>
              <table:table-cell office:value-type="float" office:value="12766">
                <text:p>12766</text:p>
              </table:table-cell>
              <table:table-cell office:value-type="float" office:value="14013">
                <text:p>14013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426">
                <text:p>2426</text:p>
              </table:table-cell>
              <table:table-cell office:value-type="float" office:value="6112">
                <text:p>6112</text:p>
              </table:table-cell>
              <table:table-cell office:value-type="float" office:value="15506">
                <text:p>15506</text:p>
              </table:table-cell>
              <table:table-cell office:value-type="float" office:value="12402">
                <text:p>12402</text:p>
              </table:table-cell>
              <table:table-cell office:value-type="float" office:value="13403">
                <text:p>13403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723">
                <text:p>2723</text:p>
              </table:table-cell>
              <table:table-cell office:value-type="float" office:value="6494">
                <text:p>6494</text:p>
              </table:table-cell>
              <table:table-cell office:value-type="float" office:value="11505">
                <text:p>11505</text:p>
              </table:table-cell>
              <table:table-cell office:value-type="float" office:value="12932">
                <text:p>12932</text:p>
              </table:table-cell>
              <table:table-cell office:value-type="float" office:value="14038">
                <text:p>14038</text:p>
              </table:table-cell>
              <table:table-cell office:value-type="float" office:value="15928">
                <text:p>15928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560">
                <text:p>2560</text:p>
              </table:table-cell>
              <table:table-cell office:value-type="float" office:value="6873">
                <text:p>6873</text:p>
              </table:table-cell>
              <table:table-cell office:value-type="float" office:value="14424">
                <text:p>14424</text:p>
              </table:table-cell>
              <table:table-cell office:value-type="float" office:value="11235">
                <text:p>11235</text:p>
              </table:table-cell>
              <table:table-cell office:value-type="float" office:value="14715">
                <text:p>14715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3554">
                <text:p>3554</text:p>
              </table:table-cell>
              <table:table-cell office:value-type="float" office:value="7078">
                <text:p>7078</text:p>
              </table:table-cell>
              <table:table-cell office:value-type="float" office:value="13187">
                <text:p>13187</text:p>
              </table:table-cell>
              <table:table-cell office:value-type="float" office:value="13903">
                <text:p>13903</text:p>
              </table:table-cell>
              <table:table-cell office:value-type="float" office:value="15274">
                <text:p>15274</text:p>
              </table:table-cell>
              <table:table-cell office:value-type="float" office:value="17266">
                <text:p>17266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2956">
                <text:p>2956</text:p>
              </table:table-cell>
              <table:table-cell office:value-type="float" office:value="7002">
                <text:p>7002</text:p>
              </table:table-cell>
              <table:table-cell office:value-type="float" office:value="13946">
                <text:p>13946</text:p>
              </table:table-cell>
              <table:table-cell office:value-type="float" office:value="8155">
                <text:p>8155</text:p>
              </table:table-cell>
              <table:table-cell office:value-type="float" office:value="15995">
                <text:p>15995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2827">
                <text:p>2827</text:p>
              </table:table-cell>
              <table:table-cell office:value-type="float" office:value="7796">
                <text:p>7796</text:p>
              </table:table-cell>
              <table:table-cell office:value-type="float" office:value="15391">
                <text:p>15391</text:p>
              </table:table-cell>
              <table:table-cell office:value-type="float" office:value="15038">
                <text:p>15038</text:p>
              </table:table-cell>
              <table:table-cell office:value-type="float" office:value="16626">
                <text:p>16626</text:p>
              </table:table-cell>
              <table:table-cell office:value-type="float" office:value="18678">
                <text:p>18678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3109">
                <text:p>3109</text:p>
              </table:table-cell>
              <table:table-cell office:value-type="float" office:value="7742">
                <text:p>7742</text:p>
              </table:table-cell>
              <table:table-cell office:value-type="float" office:value="15933">
                <text:p>15933</text:p>
              </table:table-cell>
              <table:table-cell office:value-type="float" office:value="16113">
                <text:p>16113</text:p>
              </table:table-cell>
              <table:table-cell office:value-type="float" office:value="17378">
                <text:p>17378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3549">
                <text:p>3549</text:p>
              </table:table-cell>
              <table:table-cell office:value-type="float" office:value="8000">
                <text:p>8000</text:p>
              </table:table-cell>
              <table:table-cell office:value-type="float" office:value="14359">
                <text:p>14359</text:p>
              </table:table-cell>
              <table:table-cell office:value-type="float" office:value="15663">
                <text:p>15663</text:p>
              </table:table-cell>
              <table:table-cell office:value-type="float" office:value="17839">
                <text:p>17839</text:p>
              </table:table-cell>
              <table:table-cell office:value-type="float" office:value="19528">
                <text:p>19528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2900">
                <text:p>2900</text:p>
              </table:table-cell>
              <table:table-cell office:value-type="float" office:value="8728">
                <text:p>8728</text:p>
              </table:table-cell>
              <table:table-cell office:value-type="float" office:value="18790">
                <text:p>18790</text:p>
              </table:table-cell>
              <table:table-cell office:value-type="float" office:value="15874">
                <text:p>15874</text:p>
              </table:table-cell>
              <table:table-cell office:value-type="float" office:value="18512">
                <text:p>18512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325">
                <text:p>3325</text:p>
              </table:table-cell>
              <table:table-cell office:value-type="float" office:value="8707">
                <text:p>8707</text:p>
              </table:table-cell>
              <table:table-cell office:value-type="float" office:value="22559">
                <text:p>22559</text:p>
              </table:table-cell>
              <table:table-cell office:value-type="float" office:value="17604">
                <text:p>17604</text:p>
              </table:table-cell>
              <table:table-cell office:value-type="float" office:value="19276">
                <text:p>19276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3525">
                <text:p>3525</text:p>
              </table:table-cell>
              <table:table-cell office:value-type="float" office:value="8714">
                <text:p>8714</text:p>
              </table:table-cell>
              <table:table-cell office:value-type="float" office:value="16532">
                <text:p>16532</text:p>
              </table:table-cell>
              <table:table-cell office:value-type="float" office:value="17752">
                <text:p>17752</text:p>
              </table:table-cell>
              <table:table-cell office:value-type="float" office:value="19767">
                <text:p>19767</text:p>
              </table:table-cell>
              <table:table-cell office:value-type="float" office:value="21412">
                <text:p>21412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3808">
                <text:p>3808</text:p>
              </table:table-cell>
              <table:table-cell office:value-type="float" office:value="9495">
                <text:p>9495</text:p>
              </table:table-cell>
              <table:table-cell office:value-type="float" office:value="17509">
                <text:p>17509</text:p>
              </table:table-cell>
              <table:table-cell office:value-type="float" office:value="16456">
                <text:p>16456</text:p>
              </table:table-cell>
              <table:table-cell office:value-type="float" office:value="20688">
                <text:p>20688</text:p>
              </table:table-cell>
              <table:table-cell office:value-type="float" office:value="25957">
                <text:p>25957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4757">
                <text:p>4757</text:p>
              </table:table-cell>
              <table:table-cell office:value-type="float" office:value="10665">
                <text:p>10665</text:p>
              </table:table-cell>
              <table:table-cell office:value-type="float" office:value="20856">
                <text:p>20856</text:p>
              </table:table-cell>
              <table:table-cell office:value-type="float" office:value="17157">
                <text:p>17157</text:p>
              </table:table-cell>
              <table:table-cell office:value-type="float" office:value="21605">
                <text:p>21605</text:p>
              </table:table-cell>
              <table:table-cell office:value-type="float" office:value="26309">
                <text:p>26309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3891">
                <text:p>3891</text:p>
              </table:table-cell>
              <table:table-cell office:value-type="float" office:value="9646">
                <text:p>9646</text:p>
              </table:table-cell>
              <table:table-cell office:value-type="float" office:value="18828">
                <text:p>18828</text:p>
              </table:table-cell>
              <table:table-cell office:value-type="float" office:value="16155">
                <text:p>16155</text:p>
              </table:table-cell>
              <table:table-cell office:value-type="float" office:value="21814">
                <text:p>21814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5171">
                <text:p>5171</text:p>
              </table:table-cell>
              <table:table-cell office:value-type="float" office:value="10945">
                <text:p>10945</text:p>
              </table:table-cell>
              <table:table-cell office:value-type="float" office:value="24142">
                <text:p>24142</text:p>
              </table:table-cell>
              <table:table-cell office:value-type="float" office:value="17886">
                <text:p>17886</text:p>
              </table:table-cell>
              <table:table-cell office:value-type="float" office:value="22319">
                <text:p>22319</text:p>
              </table:table-cell>
              <table:table-cell office:value-type="float" office:value="25238">
                <text:p>25238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4076">
                <text:p>4076</text:p>
              </table:table-cell>
              <table:table-cell office:value-type="float" office:value="10980">
                <text:p>10980</text:p>
              </table:table-cell>
              <table:table-cell office:value-type="float" office:value="21799">
                <text:p>21799</text:p>
              </table:table-cell>
              <table:table-cell office:value-type="float" office:value="20113">
                <text:p>20113</text:p>
              </table:table-cell>
              <table:table-cell office:value-type="float" office:value="23061">
                <text:p>23061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4014">
                <text:p>4014</text:p>
              </table:table-cell>
              <table:table-cell office:value-type="float" office:value="11851">
                <text:p>11851</text:p>
              </table:table-cell>
              <table:table-cell office:value-type="float" office:value="20376">
                <text:p>20376</text:p>
              </table:table-cell>
              <table:table-cell office:value-type="float" office:value="21865">
                <text:p>21865</text:p>
              </table:table-cell>
              <table:table-cell office:value-type="float" office:value="23658">
                <text:p>23658</text:p>
              </table:table-cell>
              <table:table-cell office:value-type="float" office:value="25851">
                <text:p>25851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5491">
                <text:p>5491</text:p>
              </table:table-cell>
              <table:table-cell office:value-type="float" office:value="11906">
                <text:p>11906</text:p>
              </table:table-cell>
              <table:table-cell office:value-type="float" office:value="22611">
                <text:p>22611</text:p>
              </table:table-cell>
              <table:table-cell office:value-type="float" office:value="18015">
                <text:p>18015</text:p>
              </table:table-cell>
              <table:table-cell office:value-type="float" office:value="24738">
                <text:p>24738</text:p>
              </table:table-cell>
              <table:table-cell office:value-type="float" office:value="29513">
                <text:p>29513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4494">
                <text:p>4494</text:p>
              </table:table-cell>
              <table:table-cell office:value-type="float" office:value="11400">
                <text:p>11400</text:p>
              </table:table-cell>
              <table:table-cell office:value-type="float" office:value="21458">
                <text:p>21458</text:p>
              </table:table-cell>
              <table:table-cell office:value-type="float" office:value="17330">
                <text:p>17330</text:p>
              </table:table-cell>
              <table:table-cell office:value-type="float" office:value="26847">
                <text:p>26847</text:p>
              </table:table-cell>
              <table:table-cell office:value-type="float" office:value="44228">
                <text:p>44228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5084">
                <text:p>5084</text:p>
              </table:table-cell>
              <table:table-cell office:value-type="float" office:value="12336">
                <text:p>12336</text:p>
              </table:table-cell>
              <table:table-cell office:value-type="float" office:value="23408">
                <text:p>23408</text:p>
              </table:table-cell>
              <table:table-cell office:value-type="float" office:value="23036">
                <text:p>23036</text:p>
              </table:table-cell>
              <table:table-cell office:value-type="float" office:value="25534">
                <text:p>25534</text:p>
              </table:table-cell>
              <table:table-cell office:value-type="float" office:value="29676">
                <text:p>29676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5437">
                <text:p>5437</text:p>
              </table:table-cell>
              <table:table-cell office:value-type="float" office:value="11954">
                <text:p>11954</text:p>
              </table:table-cell>
              <table:table-cell office:value-type="float" office:value="25797">
                <text:p>25797</text:p>
              </table:table-cell>
              <table:table-cell office:value-type="float" office:value="22869">
                <text:p>22869</text:p>
              </table:table-cell>
              <table:table-cell office:value-type="float" office:value="26224">
                <text:p>26224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659">
                <text:p>4659</text:p>
              </table:table-cell>
              <table:table-cell office:value-type="float" office:value="12453">
                <text:p>12453</text:p>
              </table:table-cell>
              <table:table-cell office:value-type="float" office:value="23813">
                <text:p>23813</text:p>
              </table:table-cell>
              <table:table-cell office:value-type="float" office:value="22496">
                <text:p>22496</text:p>
              </table:table-cell>
              <table:table-cell office:value-type="float" office:value="26653">
                <text:p>26653</text:p>
              </table:table-cell>
              <table:table-cell office:value-type="float" office:value="31145">
                <text:p>31145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697">
                <text:p>4697</text:p>
              </table:table-cell>
              <table:table-cell office:value-type="float" office:value="12880">
                <text:p>12880</text:p>
              </table:table-cell>
              <table:table-cell office:value-type="float" office:value="25381">
                <text:p>25381</text:p>
              </table:table-cell>
              <table:table-cell office:value-type="float" office:value="24369">
                <text:p>24369</text:p>
              </table:table-cell>
              <table:table-cell office:value-type="float" office:value="27681">
                <text:p>27681</text:p>
              </table:table-cell>
              <table:table-cell office:value-type="float" office:value="31438">
                <text:p>31438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960">
                <text:p>4960</text:p>
              </table:table-cell>
              <table:table-cell office:value-type="float" office:value="13014">
                <text:p>13014</text:p>
              </table:table-cell>
              <table:table-cell office:value-type="float" office:value="24897">
                <text:p>24897</text:p>
              </table:table-cell>
              <table:table-cell office:value-type="float" office:value="25702">
                <text:p>25702</text:p>
              </table:table-cell>
              <table:table-cell office:value-type="float" office:value="28155">
                <text:p>28155</text:p>
              </table:table-cell>
              <table:table-cell office:value-type="float" office:value="31690">
                <text:p>31690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5395">
                <text:p>5395</text:p>
              </table:table-cell>
              <table:table-cell office:value-type="float" office:value="13841">
                <text:p>13841</text:p>
              </table:table-cell>
              <table:table-cell office:value-type="float" office:value="35692">
                <text:p>35692</text:p>
              </table:table-cell>
              <table:table-cell office:value-type="float" office:value="26386">
                <text:p>26386</text:p>
              </table:table-cell>
              <table:table-cell office:value-type="float" office:value="28918">
                <text:p>28918</text:p>
              </table:table-cell>
              <table:table-cell office:value-type="float" office:value="33202">
                <text:p>33202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873">
                <text:p>5873</text:p>
              </table:table-cell>
              <table:table-cell office:value-type="float" office:value="13026">
                <text:p>13026</text:p>
              </table:table-cell>
              <table:table-cell office:value-type="float" office:value="37359">
                <text:p>37359</text:p>
              </table:table-cell>
              <table:table-cell office:value-type="float" office:value="26965">
                <text:p>26965</text:p>
              </table:table-cell>
              <table:table-cell office:value-type="float" office:value="29416">
                <text:p>29416</text:p>
              </table:table-cell>
              <table:table-cell office:value-type="float" office:value="32707">
                <text:p>32707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236">
                <text:p>5236</text:p>
              </table:table-cell>
              <table:table-cell office:value-type="float" office:value="14805">
                <text:p>14805</text:p>
              </table:table-cell>
              <table:table-cell office:value-type="float" office:value="30576">
                <text:p>30576</text:p>
              </table:table-cell>
              <table:table-cell office:value-type="float" office:value="27585">
                <text:p>27585</text:p>
              </table:table-cell>
              <table:table-cell office:value-type="float" office:value="30026">
                <text:p>30026</text:p>
              </table:table-cell>
              <table:table-cell office:value-type="float" office:value="32196">
                <text:p>32196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976">
                <text:p>5976</text:p>
              </table:table-cell>
              <table:table-cell office:value-type="float" office:value="14277">
                <text:p>14277</text:p>
              </table:table-cell>
              <table:table-cell office:value-type="float" office:value="27457">
                <text:p>27457</text:p>
              </table:table-cell>
              <table:table-cell office:value-type="float" office:value="28793">
                <text:p>28793</text:p>
              </table:table-cell>
              <table:table-cell office:value-type="float" office:value="30620">
                <text:p>30620</text:p>
              </table:table-cell>
              <table:table-cell office:value-type="float" office:value="33309">
                <text:p>33309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6516">
                <text:p>6516</text:p>
              </table:table-cell>
              <table:table-cell office:value-type="float" office:value="15260">
                <text:p>15260</text:p>
              </table:table-cell>
              <table:table-cell office:value-type="float" office:value="28606">
                <text:p>28606</text:p>
              </table:table-cell>
              <table:table-cell office:value-type="float" office:value="28246">
                <text:p>28246</text:p>
              </table:table-cell>
              <table:table-cell office:value-type="float" office:value="31248">
                <text:p>31248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7334">
                <text:p>7334</text:p>
              </table:table-cell>
              <table:table-cell office:value-type="float" office:value="15108">
                <text:p>15108</text:p>
              </table:table-cell>
              <table:table-cell office:value-type="float" office:value="25850">
                <text:p>25850</text:p>
              </table:table-cell>
              <table:table-cell office:value-type="float" office:value="29461">
                <text:p>29461</text:p>
              </table:table-cell>
              <table:table-cell office:value-type="float" office:value="32071">
                <text:p>32071</text:p>
              </table:table-cell>
              <table:table-cell office:value-type="float" office:value="34732">
                <text:p>34732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5675">
                <text:p>5675</text:p>
              </table:table-cell>
              <table:table-cell office:value-type="float" office:value="15352">
                <text:p>15352</text:p>
              </table:table-cell>
              <table:table-cell office:value-type="float" office:value="32925">
                <text:p>32925</text:p>
              </table:table-cell>
              <table:table-cell office:value-type="float" office:value="30429">
                <text:p>30429</text:p>
              </table:table-cell>
              <table:table-cell office:value-type="float" office:value="32884">
                <text:p>32884</text:p>
              </table:table-cell>
              <table:table-cell office:value-type="float" office:value="35097">
                <text:p>35097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5522">
                <text:p>5522</text:p>
              </table:table-cell>
              <table:table-cell office:value-type="float" office:value="16514">
                <text:p>16514</text:p>
              </table:table-cell>
              <table:table-cell office:value-type="float" office:value="32517">
                <text:p>32517</text:p>
              </table:table-cell>
              <table:table-cell office:value-type="float" office:value="30088">
                <text:p>30088</text:p>
              </table:table-cell>
              <table:table-cell office:value-type="float" office:value="33266">
                <text:p>33266</text:p>
              </table:table-cell>
              <table:table-cell office:value-type="float" office:value="37125">
                <text:p>37125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058">
                <text:p>6058</text:p>
              </table:table-cell>
              <table:table-cell office:value-type="float" office:value="15987">
                <text:p>15987</text:p>
              </table:table-cell>
              <table:table-cell office:value-type="float" office:value="31627">
                <text:p>31627</text:p>
              </table:table-cell>
              <table:table-cell office:value-type="float" office:value="31530">
                <text:p>31530</text:p>
              </table:table-cell>
              <table:table-cell office:value-type="float" office:value="33623">
                <text:p>33623</text:p>
              </table:table-cell>
              <table:table-cell office:value-type="float" office:value="35991">
                <text:p>35991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740">
                <text:p>6740</text:p>
              </table:table-cell>
              <table:table-cell office:value-type="float" office:value="14918">
                <text:p>14918</text:p>
              </table:table-cell>
              <table:table-cell office:value-type="float" office:value="28753">
                <text:p>28753</text:p>
              </table:table-cell>
              <table:table-cell office:value-type="float" office:value="32170">
                <text:p>32170</text:p>
              </table:table-cell>
              <table:table-cell office:value-type="float" office:value="34598">
                <text:p>34598</text:p>
              </table:table-cell>
              <table:table-cell office:value-type="float" office:value="38483">
                <text:p>38483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7313">
                <text:p>7313</text:p>
              </table:table-cell>
              <table:table-cell office:value-type="float" office:value="16596">
                <text:p>16596</text:p>
              </table:table-cell>
              <table:table-cell office:value-type="float" office:value="32673">
                <text:p>32673</text:p>
              </table:table-cell>
              <table:table-cell office:value-type="float" office:value="32151">
                <text:p>32151</text:p>
              </table:table-cell>
              <table:table-cell office:value-type="float" office:value="35367">
                <text:p>35367</text:p>
              </table:table-cell>
              <table:table-cell office:value-type="float" office:value="39362">
                <text:p>39362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6866">
                <text:p>6866</text:p>
              </table:table-cell>
              <table:table-cell office:value-type="float" office:value="17173">
                <text:p>17173</text:p>
              </table:table-cell>
              <table:table-cell office:value-type="float" office:value="34729">
                <text:p>34729</text:p>
              </table:table-cell>
              <table:table-cell office:value-type="float" office:value="33197">
                <text:p>33197</text:p>
              </table:table-cell>
              <table:table-cell office:value-type="float" office:value="35833">
                <text:p>35833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8389">
                <text:p>8389</text:p>
              </table:table-cell>
              <table:table-cell office:value-type="float" office:value="17600">
                <text:p>17600</text:p>
              </table:table-cell>
              <table:table-cell office:value-type="float" office:value="38235">
                <text:p>38235</text:p>
              </table:table-cell>
              <table:table-cell office:value-type="float" office:value="33141">
                <text:p>33141</text:p>
              </table:table-cell>
              <table:table-cell office:value-type="float" office:value="36436">
                <text:p>36436</text:p>
              </table:table-cell>
              <table:table-cell office:value-type="float" office:value="39798">
                <text:p>39798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8251">
                <text:p>8251</text:p>
              </table:table-cell>
              <table:table-cell office:value-type="float" office:value="17639">
                <text:p>17639</text:p>
              </table:table-cell>
              <table:table-cell office:value-type="float" office:value="36162">
                <text:p>36162</text:p>
              </table:table-cell>
              <table:table-cell office:value-type="float" office:value="35095">
                <text:p>35095</text:p>
              </table:table-cell>
              <table:table-cell office:value-type="float" office:value="37139">
                <text:p>37139</text:p>
              </table:table-cell>
              <table:table-cell office:value-type="float" office:value="39519">
                <text:p>39519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7108">
                <text:p>7108</text:p>
              </table:table-cell>
              <table:table-cell office:value-type="float" office:value="17893">
                <text:p>17893</text:p>
              </table:table-cell>
              <table:table-cell office:value-type="float" office:value="36845">
                <text:p>36845</text:p>
              </table:table-cell>
              <table:table-cell office:value-type="float" office:value="35682">
                <text:p>35682</text:p>
              </table:table-cell>
              <table:table-cell office:value-type="float" office:value="37758">
                <text:p>37758</text:p>
              </table:table-cell>
              <table:table-cell office:value-type="float" office:value="42670">
                <text:p>42670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488">
                <text:p>6488</text:p>
              </table:table-cell>
              <table:table-cell office:value-type="float" office:value="19070">
                <text:p>19070</text:p>
              </table:table-cell>
              <table:table-cell office:value-type="float" office:value="39234">
                <text:p>39234</text:p>
              </table:table-cell>
              <table:table-cell office:value-type="float" office:value="36262">
                <text:p>36262</text:p>
              </table:table-cell>
              <table:table-cell office:value-type="float" office:value="38424">
                <text:p>38424</text:p>
              </table:table-cell>
              <table:table-cell office:value-type="float" office:value="43552">
                <text:p>43552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022">
                <text:p>8022</text:p>
              </table:table-cell>
              <table:table-cell office:value-type="float" office:value="17728">
                <text:p>17728</text:p>
              </table:table-cell>
              <table:table-cell office:value-type="float" office:value="34161">
                <text:p>34161</text:p>
              </table:table-cell>
              <table:table-cell office:value-type="float" office:value="32941">
                <text:p>32941</text:p>
              </table:table-cell>
              <table:table-cell office:value-type="float" office:value="38825">
                <text:p>38825</text:p>
              </table:table-cell>
              <table:table-cell office:value-type="float" office:value="44067">
                <text:p>44067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8236">
                <text:p>8236</text:p>
              </table:table-cell>
              <table:table-cell office:value-type="float" office:value="18422">
                <text:p>18422</text:p>
              </table:table-cell>
              <table:table-cell office:value-type="float" office:value="38620">
                <text:p>38620</text:p>
              </table:table-cell>
              <table:table-cell office:value-type="float" office:value="33348">
                <text:p>33348</text:p>
              </table:table-cell>
              <table:table-cell office:value-type="float" office:value="39808">
                <text:p>39808</text:p>
              </table:table-cell>
              <table:table-cell office:value-type="float" office:value="46458">
                <text:p>46458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8662">
                <text:p>8662</text:p>
              </table:table-cell>
              <table:table-cell office:value-type="float" office:value="20332">
                <text:p>20332</text:p>
              </table:table-cell>
              <table:table-cell office:value-type="float" office:value="37734">
                <text:p>37734</text:p>
              </table:table-cell>
              <table:table-cell office:value-type="float" office:value="33678">
                <text:p>33678</text:p>
              </table:table-cell>
              <table:table-cell office:value-type="float" office:value="40813">
                <text:p>40813</text:p>
              </table:table-cell>
              <table:table-cell office:value-type="float" office:value="50234">
                <text:p>50234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7039">
                <text:p>7039</text:p>
              </table:table-cell>
              <table:table-cell office:value-type="float" office:value="19659">
                <text:p>19659</text:p>
              </table:table-cell>
              <table:table-cell office:value-type="float" office:value="47377">
                <text:p>47377</text:p>
              </table:table-cell>
              <table:table-cell office:value-type="float" office:value="30711">
                <text:p>30711</text:p>
              </table:table-cell>
              <table:table-cell office:value-type="float" office:value="41143">
                <text:p>41143</text:p>
              </table:table-cell>
              <table:table-cell office:value-type="float" office:value="50107">
                <text:p>50107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6854">
                <text:p>6854</text:p>
              </table:table-cell>
              <table:table-cell office:value-type="float" office:value="19811">
                <text:p>19811</text:p>
              </table:table-cell>
              <table:table-cell office:value-type="float" office:value="41463">
                <text:p>41463</text:p>
              </table:table-cell>
              <table:table-cell office:value-type="float" office:value="36399">
                <text:p>36399</text:p>
              </table:table-cell>
              <table:table-cell office:value-type="float" office:value="41772">
                <text:p>41772</text:p>
              </table:table-cell>
              <table:table-cell office:value-type="float" office:value="51435">
                <text:p>51435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7913">
                <text:p>7913</text:p>
              </table:table-cell>
              <table:table-cell office:value-type="float" office:value="19284">
                <text:p>19284</text:p>
              </table:table-cell>
              <table:table-cell office:value-type="float" office:value="42943">
                <text:p>42943</text:p>
              </table:table-cell>
              <table:table-cell office:value-type="float" office:value="37635">
                <text:p>37635</text:p>
              </table:table-cell>
              <table:table-cell office:value-type="float" office:value="42700">
                <text:p>42700</text:p>
              </table:table-cell>
              <table:table-cell office:value-type="float" office:value="47022">
                <text:p>47022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8504">
                <text:p>8504</text:p>
              </table:table-cell>
              <table:table-cell office:value-type="float" office:value="20951">
                <text:p>20951</text:p>
              </table:table-cell>
              <table:table-cell office:value-type="float" office:value="41988">
                <text:p>41988</text:p>
              </table:table-cell>
              <table:table-cell office:value-type="float" office:value="38830">
                <text:p>38830</text:p>
              </table:table-cell>
              <table:table-cell office:value-type="float" office:value="43046">
                <text:p>43046</text:p>
              </table:table-cell>
              <table:table-cell office:value-type="float" office:value="51150">
                <text:p>51150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7643">
                <text:p>7643</text:p>
              </table:table-cell>
              <table:table-cell office:value-type="float" office:value="19945">
                <text:p>19945</text:p>
              </table:table-cell>
              <table:table-cell office:value-type="float" office:value="35762">
                <text:p>35762</text:p>
              </table:table-cell>
              <table:table-cell office:value-type="float" office:value="40594">
                <text:p>40594</text:p>
              </table:table-cell>
              <table:table-cell office:value-type="float" office:value="43467">
                <text:p>43467</text:p>
              </table:table-cell>
              <table:table-cell office:value-type="float" office:value="50236">
                <text:p>50236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7943">
                <text:p>7943</text:p>
              </table:table-cell>
              <table:table-cell office:value-type="float" office:value="19800">
                <text:p>19800</text:p>
              </table:table-cell>
              <table:table-cell office:value-type="float" office:value="36382">
                <text:p>36382</text:p>
              </table:table-cell>
              <table:table-cell office:value-type="float" office:value="39777">
                <text:p>39777</text:p>
              </table:table-cell>
              <table:table-cell office:value-type="float" office:value="44130">
                <text:p>44130</text:p>
              </table:table-cell>
              <table:table-cell office:value-type="float" office:value="46674">
                <text:p>46674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7994">
                <text:p>7994</text:p>
              </table:table-cell>
              <table:table-cell office:value-type="float" office:value="20901">
                <text:p>20901</text:p>
              </table:table-cell>
              <table:table-cell office:value-type="float" office:value="40905">
                <text:p>40905</text:p>
              </table:table-cell>
              <table:table-cell office:value-type="float" office:value="42330">
                <text:p>42330</text:p>
              </table:table-cell>
              <table:table-cell office:value-type="float" office:value="44788">
                <text:p>44788</text:p>
              </table:table-cell>
              <table:table-cell office:value-type="float" office:value="47699">
                <text:p>47699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7682">
                <text:p>7682</text:p>
              </table:table-cell>
              <table:table-cell office:value-type="float" office:value="21112">
                <text:p>21112</text:p>
              </table:table-cell>
              <table:table-cell office:value-type="float" office:value="60457">
                <text:p>60457</text:p>
              </table:table-cell>
              <table:table-cell office:value-type="float" office:value="40354">
                <text:p>40354</text:p>
              </table:table-cell>
              <table:table-cell office:value-type="float" office:value="45215">
                <text:p>45215</text:p>
              </table:table-cell>
              <table:table-cell office:value-type="float" office:value="50002">
                <text:p>50002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8437">
                <text:p>8437</text:p>
              </table:table-cell>
              <table:table-cell office:value-type="float" office:value="20491">
                <text:p>20491</text:p>
              </table:table-cell>
              <table:table-cell office:value-type="float" office:value="46736">
                <text:p>46736</text:p>
              </table:table-cell>
              <table:table-cell office:value-type="float" office:value="43416">
                <text:p>43416</text:p>
              </table:table-cell>
              <table:table-cell office:value-type="float" office:value="45967">
                <text:p>45967</text:p>
              </table:table-cell>
              <table:table-cell office:value-type="float" office:value="50294">
                <text:p>50294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7561">
                <text:p>7561</text:p>
              </table:table-cell>
              <table:table-cell office:value-type="float" office:value="21166">
                <text:p>21166</text:p>
              </table:table-cell>
              <table:table-cell office:value-type="float" office:value="39807">
                <text:p>39807</text:p>
              </table:table-cell>
              <table:table-cell office:value-type="float" office:value="23700">
                <text:p>23700</text:p>
              </table:table-cell>
              <table:table-cell office:value-type="float" office:value="46779">
                <text:p>46779</text:p>
              </table:table-cell>
              <table:table-cell office:value-type="float" office:value="54765">
                <text:p>54765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0358">
                <text:p>10358</text:p>
              </table:table-cell>
              <table:table-cell office:value-type="float" office:value="22614">
                <text:p>22614</text:p>
              </table:table-cell>
              <table:table-cell office:value-type="float" office:value="50314">
                <text:p>50314</text:p>
              </table:table-cell>
              <table:table-cell office:value-type="float" office:value="41486">
                <text:p>41486</text:p>
              </table:table-cell>
              <table:table-cell office:value-type="float" office:value="47369">
                <text:p>47369</text:p>
              </table:table-cell>
              <table:table-cell office:value-type="float" office:value="55555">
                <text:p>5555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9219">
                <text:p>9219</text:p>
              </table:table-cell>
              <table:table-cell office:value-type="float" office:value="21370">
                <text:p>21370</text:p>
              </table:table-cell>
              <table:table-cell office:value-type="float" office:value="41941">
                <text:p>41941</text:p>
              </table:table-cell>
              <table:table-cell office:value-type="float" office:value="42270">
                <text:p>42270</text:p>
              </table:table-cell>
              <table:table-cell office:value-type="float" office:value="47922">
                <text:p>47922</text:p>
              </table:table-cell>
              <table:table-cell office:value-type="float" office:value="54882">
                <text:p>54882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9254">
                <text:p>9254</text:p>
              </table:table-cell>
              <table:table-cell office:value-type="float" office:value="24012">
                <text:p>24012</text:p>
              </table:table-cell>
              <table:table-cell office:value-type="float" office:value="54003">
                <text:p>54003</text:p>
              </table:table-cell>
              <table:table-cell office:value-type="float" office:value="39627">
                <text:p>39627</text:p>
              </table:table-cell>
              <table:table-cell office:value-type="float" office:value="48971">
                <text:p>48971</text:p>
              </table:table-cell>
              <table:table-cell office:value-type="float" office:value="61330">
                <text:p>61330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8493">
                <text:p>8493</text:p>
              </table:table-cell>
              <table:table-cell office:value-type="float" office:value="22715">
                <text:p>22715</text:p>
              </table:table-cell>
              <table:table-cell office:value-type="float" office:value="49899">
                <text:p>49899</text:p>
              </table:table-cell>
              <table:table-cell office:value-type="float" office:value="44486">
                <text:p>44486</text:p>
              </table:table-cell>
              <table:table-cell office:value-type="float" office:value="49969">
                <text:p>49969</text:p>
              </table:table-cell>
              <table:table-cell office:value-type="float" office:value="55707">
                <text:p>55707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9095">
                <text:p>9095</text:p>
              </table:table-cell>
              <table:table-cell office:value-type="float" office:value="23282">
                <text:p>23282</text:p>
              </table:table-cell>
              <table:table-cell office:value-type="float" office:value="49722">
                <text:p>49722</text:p>
              </table:table-cell>
              <table:table-cell office:value-type="float" office:value="43954">
                <text:p>43954</text:p>
              </table:table-cell>
              <table:table-cell office:value-type="float" office:value="50153">
                <text:p>50153</text:p>
              </table:table-cell>
              <table:table-cell office:value-type="float" office:value="59669">
                <text:p>59669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8774">
                <text:p>8774</text:p>
              </table:table-cell>
              <table:table-cell office:value-type="float" office:value="24988">
                <text:p>24988</text:p>
              </table:table-cell>
              <table:table-cell office:value-type="float" office:value="54810">
                <text:p>54810</text:p>
              </table:table-cell>
              <table:table-cell office:value-type="float" office:value="44699">
                <text:p>44699</text:p>
              </table:table-cell>
              <table:table-cell office:value-type="float" office:value="51091">
                <text:p>51091</text:p>
              </table:table-cell>
              <table:table-cell office:value-type="float" office:value="58991">
                <text:p>58991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9234">
                <text:p>9234</text:p>
              </table:table-cell>
              <table:table-cell office:value-type="float" office:value="24679">
                <text:p>24679</text:p>
              </table:table-cell>
              <table:table-cell office:value-type="float" office:value="43348">
                <text:p>43348</text:p>
              </table:table-cell>
              <table:table-cell office:value-type="float" office:value="45255">
                <text:p>45255</text:p>
              </table:table-cell>
              <table:table-cell office:value-type="float" office:value="51622">
                <text:p>51622</text:p>
              </table:table-cell>
              <table:table-cell office:value-type="float" office:value="57578">
                <text:p>57578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8795">
                <text:p>8795</text:p>
              </table:table-cell>
              <table:table-cell office:value-type="float" office:value="23764">
                <text:p>23764</text:p>
              </table:table-cell>
              <table:table-cell office:value-type="float" office:value="41447">
                <text:p>41447</text:p>
              </table:table-cell>
              <table:table-cell office:value-type="float" office:value="47590">
                <text:p>47590</text:p>
              </table:table-cell>
              <table:table-cell office:value-type="float" office:value="51991">
                <text:p>51991</text:p>
              </table:table-cell>
              <table:table-cell office:value-type="float" office:value="55852">
                <text:p>55852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0543">
                <text:p>10543</text:p>
              </table:table-cell>
              <table:table-cell office:value-type="float" office:value="23396">
                <text:p>23396</text:p>
              </table:table-cell>
              <table:table-cell office:value-type="float" office:value="60081">
                <text:p>60081</text:p>
              </table:table-cell>
              <table:table-cell office:value-type="float" office:value="48697">
                <text:p>48697</text:p>
              </table:table-cell>
              <table:table-cell office:value-type="float" office:value="52762">
                <text:p>52762</text:p>
              </table:table-cell>
              <table:table-cell office:value-type="float" office:value="57632">
                <text:p>5763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9984">
                <text:p>9984</text:p>
              </table:table-cell>
              <table:table-cell office:value-type="float" office:value="23396">
                <text:p>23396</text:p>
              </table:table-cell>
              <table:table-cell office:value-type="float" office:value="40714">
                <text:p>40714</text:p>
              </table:table-cell>
              <table:table-cell office:value-type="float" office:value="48699">
                <text:p>48699</text:p>
              </table:table-cell>
              <table:table-cell office:value-type="float" office:value="53037">
                <text:p>53037</text:p>
              </table:table-cell>
              <table:table-cell office:value-type="float" office:value="57725">
                <text:p>57725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1342">
                <text:p>11342</text:p>
              </table:table-cell>
              <table:table-cell office:value-type="float" office:value="24694">
                <text:p>24694</text:p>
              </table:table-cell>
              <table:table-cell office:value-type="float" office:value="46671">
                <text:p>46671</text:p>
              </table:table-cell>
              <table:table-cell office:value-type="float" office:value="48124">
                <text:p>48124</text:p>
              </table:table-cell>
              <table:table-cell office:value-type="float" office:value="53743">
                <text:p>53743</text:p>
              </table:table-cell>
              <table:table-cell office:value-type="float" office:value="59388">
                <text:p>59388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9107">
                <text:p>9107</text:p>
              </table:table-cell>
              <table:table-cell office:value-type="float" office:value="26377">
                <text:p>26377</text:p>
              </table:table-cell>
              <table:table-cell office:value-type="float" office:value="51804">
                <text:p>51804</text:p>
              </table:table-cell>
              <table:table-cell office:value-type="float" office:value="51313">
                <text:p>51313</text:p>
              </table:table-cell>
              <table:table-cell office:value-type="float" office:value="54385">
                <text:p>54385</text:p>
              </table:table-cell>
              <table:table-cell office:value-type="float" office:value="57682">
                <text:p>57682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0485">
                <text:p>10485</text:p>
              </table:table-cell>
              <table:table-cell office:value-type="float" office:value="25262">
                <text:p>25262</text:p>
              </table:table-cell>
              <table:table-cell office:value-type="float" office:value="44777">
                <text:p>44777</text:p>
              </table:table-cell>
              <table:table-cell office:value-type="float" office:value="51084">
                <text:p>51084</text:p>
              </table:table-cell>
              <table:table-cell office:value-type="float" office:value="54761">
                <text:p>54761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3865">
                <text:p>13865</text:p>
              </table:table-cell>
              <table:table-cell office:value-type="float" office:value="27046">
                <text:p>27046</text:p>
              </table:table-cell>
              <table:table-cell office:value-type="float" office:value="55609">
                <text:p>55609</text:p>
              </table:table-cell>
              <table:table-cell office:value-type="float" office:value="47880">
                <text:p>47880</text:p>
              </table:table-cell>
              <table:table-cell office:value-type="float" office:value="55503">
                <text:p>55503</text:p>
              </table:table-cell>
              <table:table-cell office:value-type="float" office:value="60587">
                <text:p>60587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0524">
                <text:p>10524</text:p>
              </table:table-cell>
              <table:table-cell office:value-type="float" office:value="26361">
                <text:p>26361</text:p>
              </table:table-cell>
              <table:table-cell office:value-type="float" office:value="52185">
                <text:p>52185</text:p>
              </table:table-cell>
              <table:table-cell office:value-type="float" office:value="49166">
                <text:p>49166</text:p>
              </table:table-cell>
              <table:table-cell office:value-type="float" office:value="55996">
                <text:p>55996</text:p>
              </table:table-cell>
              <table:table-cell office:value-type="float" office:value="59468">
                <text:p>59468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0083">
                <text:p>10083</text:p>
              </table:table-cell>
              <table:table-cell office:value-type="float" office:value="26832">
                <text:p>26832</text:p>
              </table:table-cell>
              <table:table-cell office:value-type="float" office:value="56083">
                <text:p>56083</text:p>
              </table:table-cell>
              <table:table-cell office:value-type="float" office:value="52142">
                <text:p>52142</text:p>
              </table:table-cell>
              <table:table-cell office:value-type="float" office:value="56577">
                <text:p>56577</text:p>
              </table:table-cell>
              <table:table-cell office:value-type="float" office:value="59475">
                <text:p>59475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2635">
                <text:p>12635</text:p>
              </table:table-cell>
              <table:table-cell office:value-type="float" office:value="28146">
                <text:p>28146</text:p>
              </table:table-cell>
              <table:table-cell office:value-type="float" office:value="59107">
                <text:p>59107</text:p>
              </table:table-cell>
              <table:table-cell office:value-type="float" office:value="54714">
                <text:p>54714</text:p>
              </table:table-cell>
              <table:table-cell office:value-type="float" office:value="57162">
                <text:p>57162</text:p>
              </table:table-cell>
              <table:table-cell office:value-type="float" office:value="61767">
                <text:p>61767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9100">
                <text:p>9100</text:p>
              </table:table-cell>
              <table:table-cell office:value-type="float" office:value="25236">
                <text:p>25236</text:p>
              </table:table-cell>
              <table:table-cell office:value-type="float" office:value="43715">
                <text:p>43715</text:p>
              </table:table-cell>
              <table:table-cell office:value-type="float" office:value="55283">
                <text:p>55283</text:p>
              </table:table-cell>
              <table:table-cell office:value-type="float" office:value="58142">
                <text:p>58142</text:p>
              </table:table-cell>
              <table:table-cell office:value-type="float" office:value="61104">
                <text:p>61104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11281">
                <text:p>11281</text:p>
              </table:table-cell>
              <table:table-cell office:value-type="float" office:value="27717">
                <text:p>27717</text:p>
              </table:table-cell>
              <table:table-cell office:value-type="float" office:value="54373">
                <text:p>54373</text:p>
              </table:table-cell>
              <table:table-cell office:value-type="float" office:value="55200">
                <text:p>55200</text:p>
              </table:table-cell>
              <table:table-cell office:value-type="float" office:value="58791">
                <text:p>58791</text:p>
              </table:table-cell>
              <table:table-cell office:value-type="float" office:value="62850">
                <text:p>6285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10158">
                <text:p>10158</text:p>
              </table:table-cell>
              <table:table-cell office:value-type="float" office:value="28054">
                <text:p>28054</text:p>
              </table:table-cell>
              <table:table-cell office:value-type="float" office:value="53350">
                <text:p>53350</text:p>
              </table:table-cell>
              <table:table-cell office:value-type="float" office:value="56974">
                <text:p>56974</text:p>
              </table:table-cell>
              <table:table-cell office:value-type="float" office:value="59475">
                <text:p>59475</text:p>
              </table:table-cell>
              <table:table-cell office:value-type="float" office:value="62774">
                <text:p>62774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12331">
                <text:p>12331</text:p>
              </table:table-cell>
              <table:table-cell office:value-type="float" office:value="29537">
                <text:p>29537</text:p>
              </table:table-cell>
              <table:table-cell office:value-type="float" office:value="56264">
                <text:p>56264</text:p>
              </table:table-cell>
              <table:table-cell office:value-type="float" office:value="55995">
                <text:p>55995</text:p>
              </table:table-cell>
              <table:table-cell office:value-type="float" office:value="60012">
                <text:p>60012</text:p>
              </table:table-cell>
              <table:table-cell office:value-type="float" office:value="63418">
                <text:p>63418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11377">
                <text:p>11377</text:p>
              </table:table-cell>
              <table:table-cell office:value-type="float" office:value="28222">
                <text:p>28222</text:p>
              </table:table-cell>
              <table:table-cell office:value-type="float" office:value="46173">
                <text:p>46173</text:p>
              </table:table-cell>
              <table:table-cell office:value-type="float" office:value="57615">
                <text:p>57615</text:p>
              </table:table-cell>
              <table:table-cell office:value-type="float" office:value="60803">
                <text:p>60803</text:p>
              </table:table-cell>
              <table:table-cell office:value-type="float" office:value="63675">
                <text:p>63675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10965">
                <text:p>10965</text:p>
              </table:table-cell>
              <table:table-cell office:value-type="float" office:value="29508">
                <text:p>29508</text:p>
              </table:table-cell>
              <table:table-cell office:value-type="float" office:value="64746">
                <text:p>64746</text:p>
              </table:table-cell>
              <table:table-cell office:value-type="float" office:value="57916">
                <text:p>57916</text:p>
              </table:table-cell>
              <table:table-cell office:value-type="float" office:value="61287">
                <text:p>61287</text:p>
              </table:table-cell>
              <table:table-cell office:value-type="float" office:value="66122">
                <text:p>66122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12892">
                <text:p>12892</text:p>
              </table:table-cell>
              <table:table-cell office:value-type="float" office:value="28518">
                <text:p>28518</text:p>
              </table:table-cell>
              <table:table-cell office:value-type="float" office:value="63023">
                <text:p>63023</text:p>
              </table:table-cell>
              <table:table-cell office:value-type="float" office:value="54360">
                <text:p>54360</text:p>
              </table:table-cell>
              <table:table-cell office:value-type="float" office:value="61900">
                <text:p>61900</text:p>
              </table:table-cell>
              <table:table-cell office:value-type="float" office:value="66604">
                <text:p>66604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11399">
                <text:p>11399</text:p>
              </table:table-cell>
              <table:table-cell office:value-type="float" office:value="28151">
                <text:p>28151</text:p>
              </table:table-cell>
              <table:table-cell office:value-type="float" office:value="46149">
                <text:p>46149</text:p>
              </table:table-cell>
              <table:table-cell office:value-type="float" office:value="54223">
                <text:p>54223</text:p>
              </table:table-cell>
              <table:table-cell office:value-type="float" office:value="62463">
                <text:p>62463</text:p>
              </table:table-cell>
              <table:table-cell office:value-type="float" office:value="67621">
                <text:p>67621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14915">
                <text:p>14915</text:p>
              </table:table-cell>
              <table:table-cell office:value-type="float" office:value="31075">
                <text:p>31075</text:p>
              </table:table-cell>
              <table:table-cell office:value-type="float" office:value="59430">
                <text:p>59430</text:p>
              </table:table-cell>
              <table:table-cell office:value-type="float" office:value="57698">
                <text:p>57698</text:p>
              </table:table-cell>
              <table:table-cell office:value-type="float" office:value="63268">
                <text:p>63268</text:p>
              </table:table-cell>
              <table:table-cell office:value-type="float" office:value="68444">
                <text:p>68444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2873">
                <text:p>12873</text:p>
              </table:table-cell>
              <table:table-cell office:value-type="float" office:value="29069">
                <text:p>29069</text:p>
              </table:table-cell>
              <table:table-cell office:value-type="float" office:value="53809">
                <text:p>53809</text:p>
              </table:table-cell>
              <table:table-cell office:value-type="float" office:value="60898">
                <text:p>60898</text:p>
              </table:table-cell>
              <table:table-cell office:value-type="float" office:value="63942">
                <text:p>63942</text:p>
              </table:table-cell>
              <table:table-cell office:value-type="float" office:value="68537">
                <text:p>68537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3027">
                <text:p>13027</text:p>
              </table:table-cell>
              <table:table-cell office:value-type="float" office:value="30872">
                <text:p>30872</text:p>
              </table:table-cell>
              <table:table-cell office:value-type="float" office:value="65524">
                <text:p>65524</text:p>
              </table:table-cell>
              <table:table-cell office:value-type="float" office:value="62219">
                <text:p>62219</text:p>
              </table:table-cell>
              <table:table-cell office:value-type="float" office:value="64786">
                <text:p>64786</text:p>
              </table:table-cell>
              <table:table-cell office:value-type="float" office:value="69845">
                <text:p>69845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1669">
                <text:p>11669</text:p>
              </table:table-cell>
              <table:table-cell office:value-type="float" office:value="31732">
                <text:p>31732</text:p>
              </table:table-cell>
              <table:table-cell office:value-type="float" office:value="60995">
                <text:p>60995</text:p>
              </table:table-cell>
              <table:table-cell office:value-type="float" office:value="62322">
                <text:p>62322</text:p>
              </table:table-cell>
              <table:table-cell office:value-type="float" office:value="65301">
                <text:p>65301</text:p>
              </table:table-cell>
              <table:table-cell office:value-type="float" office:value="70302">
                <text:p>70302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2171">
                <text:p>12171</text:p>
              </table:table-cell>
              <table:table-cell office:value-type="float" office:value="29815">
                <text:p>29815</text:p>
              </table:table-cell>
              <table:table-cell office:value-type="float" office:value="67394">
                <text:p>67394</text:p>
              </table:table-cell>
              <table:table-cell office:value-type="float" office:value="61838">
                <text:p>61838</text:p>
              </table:table-cell>
              <table:table-cell office:value-type="float" office:value="65995">
                <text:p>65995</text:p>
              </table:table-cell>
              <table:table-cell office:value-type="float" office:value="70261">
                <text:p>70261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4705">
                <text:p>14705</text:p>
              </table:table-cell>
              <table:table-cell office:value-type="float" office:value="31915">
                <text:p>31915</text:p>
              </table:table-cell>
              <table:table-cell office:value-type="float" office:value="58555">
                <text:p>58555</text:p>
              </table:table-cell>
              <table:table-cell office:value-type="float" office:value="63145">
                <text:p>63145</text:p>
              </table:table-cell>
              <table:table-cell office:value-type="float" office:value="66568">
                <text:p>66568</text:p>
              </table:table-cell>
              <table:table-cell office:value-type="float" office:value="70402">
                <text:p>70402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0662">
                <text:p>10662</text:p>
              </table:table-cell>
              <table:table-cell office:value-type="float" office:value="29599">
                <text:p>29599</text:p>
              </table:table-cell>
              <table:table-cell office:value-type="float" office:value="54490">
                <text:p>54490</text:p>
              </table:table-cell>
              <table:table-cell office:value-type="float" office:value="63867">
                <text:p>63867</text:p>
              </table:table-cell>
              <table:table-cell office:value-type="float" office:value="67107">
                <text:p>67107</text:p>
              </table:table-cell>
              <table:table-cell office:value-type="float" office:value="72258">
                <text:p>72258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5571">
                <text:p>15571</text:p>
              </table:table-cell>
              <table:table-cell office:value-type="float" office:value="32202">
                <text:p>32202</text:p>
              </table:table-cell>
              <table:table-cell office:value-type="float" office:value="74836">
                <text:p>74836</text:p>
              </table:table-cell>
              <table:table-cell office:value-type="float" office:value="64522">
                <text:p>64522</text:p>
              </table:table-cell>
              <table:table-cell office:value-type="float" office:value="67851">
                <text:p>67851</text:p>
              </table:table-cell>
              <table:table-cell office:value-type="float" office:value="72174">
                <text:p>72174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2465">
                <text:p>12465</text:p>
              </table:table-cell>
              <table:table-cell office:value-type="float" office:value="31817">
                <text:p>31817</text:p>
              </table:table-cell>
              <table:table-cell office:value-type="float" office:value="67251">
                <text:p>67251</text:p>
              </table:table-cell>
              <table:table-cell office:value-type="float" office:value="64785">
                <text:p>64785</text:p>
              </table:table-cell>
              <table:table-cell office:value-type="float" office:value="68279">
                <text:p>68279</text:p>
              </table:table-cell>
              <table:table-cell office:value-type="float" office:value="72572">
                <text:p>72572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2038">
                <text:p>12038</text:p>
              </table:table-cell>
              <table:table-cell office:value-type="float" office:value="31900">
                <text:p>31900</text:p>
              </table:table-cell>
              <table:table-cell office:value-type="float" office:value="54423">
                <text:p>54423</text:p>
              </table:table-cell>
              <table:table-cell office:value-type="float" office:value="65495">
                <text:p>65495</text:p>
              </table:table-cell>
              <table:table-cell office:value-type="float" office:value="68910">
                <text:p>68910</text:p>
              </table:table-cell>
              <table:table-cell office:value-type="float" office:value="73391">
                <text:p>73391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3626">
                <text:p>13626</text:p>
              </table:table-cell>
              <table:table-cell office:value-type="float" office:value="31287">
                <text:p>31287</text:p>
              </table:table-cell>
              <table:table-cell office:value-type="float" office:value="57175">
                <text:p>57175</text:p>
              </table:table-cell>
              <table:table-cell office:value-type="float" office:value="66244">
                <text:p>66244</text:p>
              </table:table-cell>
              <table:table-cell office:value-type="float" office:value="69566">
                <text:p>69566</text:p>
              </table:table-cell>
              <table:table-cell office:value-type="float" office:value="72990">
                <text:p>7299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2898">
                <text:p>12898</text:p>
              </table:table-cell>
              <table:table-cell office:value-type="float" office:value="31016">
                <text:p>31016</text:p>
              </table:table-cell>
              <table:table-cell office:value-type="float" office:value="56813">
                <text:p>56813</text:p>
              </table:table-cell>
              <table:table-cell office:value-type="float" office:value="67601">
                <text:p>67601</text:p>
              </table:table-cell>
              <table:table-cell office:value-type="float" office:value="70583">
                <text:p>70583</text:p>
              </table:table-cell>
              <table:table-cell office:value-type="float" office:value="77472">
                <text:p>77472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1722">
                <text:p>11722</text:p>
              </table:table-cell>
              <table:table-cell office:value-type="float" office:value="33554">
                <text:p>33554</text:p>
              </table:table-cell>
              <table:table-cell office:value-type="float" office:value="62988">
                <text:p>62988</text:p>
              </table:table-cell>
              <table:table-cell office:value-type="float" office:value="67391">
                <text:p>67391</text:p>
              </table:table-cell>
              <table:table-cell office:value-type="float" office:value="71036">
                <text:p>71036</text:p>
              </table:table-cell>
              <table:table-cell office:value-type="float" office:value="75197">
                <text:p>75197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2970">
                <text:p>12970</text:p>
              </table:table-cell>
              <table:table-cell office:value-type="float" office:value="33539">
                <text:p>33539</text:p>
              </table:table-cell>
              <table:table-cell office:value-type="float" office:value="66157">
                <text:p>66157</text:p>
              </table:table-cell>
              <table:table-cell office:value-type="float" office:value="68464">
                <text:p>68464</text:p>
              </table:table-cell>
              <table:table-cell office:value-type="float" office:value="71649">
                <text:p>71649</text:p>
              </table:table-cell>
              <table:table-cell office:value-type="float" office:value="75546">
                <text:p>75546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4835">
                <text:p>14835</text:p>
              </table:table-cell>
              <table:table-cell office:value-type="float" office:value="34330">
                <text:p>34330</text:p>
              </table:table-cell>
              <table:table-cell office:value-type="float" office:value="65710">
                <text:p>65710</text:p>
              </table:table-cell>
              <table:table-cell office:value-type="float" office:value="69009">
                <text:p>69009</text:p>
              </table:table-cell>
              <table:table-cell office:value-type="float" office:value="72416">
                <text:p>72416</text:p>
              </table:table-cell>
              <table:table-cell office:value-type="float" office:value="76758">
                <text:p>76758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4062">
                <text:p>14062</text:p>
              </table:table-cell>
              <table:table-cell office:value-type="float" office:value="34486">
                <text:p>34486</text:p>
              </table:table-cell>
              <table:table-cell office:value-type="float" office:value="59961">
                <text:p>59961</text:p>
              </table:table-cell>
              <table:table-cell office:value-type="float" office:value="67549">
                <text:p>67549</text:p>
              </table:table-cell>
              <table:table-cell office:value-type="float" office:value="72795">
                <text:p>72795</text:p>
              </table:table-cell>
              <table:table-cell office:value-type="float" office:value="80409">
                <text:p>80409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2501">
                <text:p>12501</text:p>
              </table:table-cell>
              <table:table-cell office:value-type="float" office:value="33942">
                <text:p>33942</text:p>
              </table:table-cell>
              <table:table-cell office:value-type="float" office:value="70014">
                <text:p>70014</text:p>
              </table:table-cell>
              <table:table-cell office:value-type="float" office:value="70325">
                <text:p>70325</text:p>
              </table:table-cell>
              <table:table-cell office:value-type="float" office:value="73347">
                <text:p>73347</text:p>
              </table:table-cell>
              <table:table-cell office:value-type="float" office:value="77738">
                <text:p>77738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7231">
                <text:p>17231</text:p>
              </table:table-cell>
              <table:table-cell office:value-type="float" office:value="37368">
                <text:p>37368</text:p>
              </table:table-cell>
              <table:table-cell office:value-type="float" office:value="81631">
                <text:p>81631</text:p>
              </table:table-cell>
              <table:table-cell office:value-type="float" office:value="70178">
                <text:p>70178</text:p>
              </table:table-cell>
              <table:table-cell office:value-type="float" office:value="74099">
                <text:p>74099</text:p>
              </table:table-cell>
              <table:table-cell office:value-type="float" office:value="78003">
                <text:p>78003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2960">
                <text:p>12960</text:p>
              </table:table-cell>
              <table:table-cell office:value-type="float" office:value="34486">
                <text:p>34486</text:p>
              </table:table-cell>
              <table:table-cell office:value-type="float" office:value="66366">
                <text:p>66366</text:p>
              </table:table-cell>
              <table:table-cell office:value-type="float" office:value="68052">
                <text:p>68052</text:p>
              </table:table-cell>
              <table:table-cell office:value-type="float" office:value="74950">
                <text:p>74950</text:p>
              </table:table-cell>
              <table:table-cell office:value-type="float" office:value="84900">
                <text:p>8490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6145">
                <text:p>16145</text:p>
              </table:table-cell>
              <table:table-cell office:value-type="float" office:value="33925">
                <text:p>33925</text:p>
              </table:table-cell>
              <table:table-cell office:value-type="float" office:value="72431">
                <text:p>72431</text:p>
              </table:table-cell>
              <table:table-cell office:value-type="float" office:value="71940">
                <text:p>71940</text:p>
              </table:table-cell>
              <table:table-cell office:value-type="float" office:value="75557">
                <text:p>75557</text:p>
              </table:table-cell>
              <table:table-cell office:value-type="float" office:value="80128">
                <text:p>80128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6903">
                <text:p>16903</text:p>
              </table:table-cell>
              <table:table-cell office:value-type="float" office:value="35847">
                <text:p>35847</text:p>
              </table:table-cell>
              <table:table-cell office:value-type="float" office:value="76500">
                <text:p>76500</text:p>
              </table:table-cell>
              <table:table-cell office:value-type="float" office:value="70579">
                <text:p>70579</text:p>
              </table:table-cell>
              <table:table-cell office:value-type="float" office:value="76234">
                <text:p>76234</text:p>
              </table:table-cell>
              <table:table-cell office:value-type="float" office:value="82874">
                <text:p>82874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5304">
                <text:p>15304</text:p>
              </table:table-cell>
              <table:table-cell office:value-type="float" office:value="37625">
                <text:p>37625</text:p>
              </table:table-cell>
              <table:table-cell office:value-type="float" office:value="91648">
                <text:p>91648</text:p>
              </table:table-cell>
              <table:table-cell office:value-type="float" office:value="71935">
                <text:p>71935</text:p>
              </table:table-cell>
              <table:table-cell office:value-type="float" office:value="76761">
                <text:p>76761</text:p>
              </table:table-cell>
              <table:table-cell office:value-type="float" office:value="82740">
                <text:p>82740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2276">
                <text:p>12276</text:p>
              </table:table-cell>
              <table:table-cell office:value-type="float" office:value="35984">
                <text:p>35984</text:p>
              </table:table-cell>
              <table:table-cell office:value-type="float" office:value="74593">
                <text:p>74593</text:p>
              </table:table-cell>
              <table:table-cell office:value-type="float" office:value="73734">
                <text:p>73734</text:p>
              </table:table-cell>
              <table:table-cell office:value-type="float" office:value="77649">
                <text:p>77649</text:p>
              </table:table-cell>
              <table:table-cell office:value-type="float" office:value="85631">
                <text:p>85631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4831">
                <text:p>14831</text:p>
              </table:table-cell>
              <table:table-cell office:value-type="float" office:value="34487">
                <text:p>34487</text:p>
              </table:table-cell>
              <table:table-cell office:value-type="float" office:value="69444">
                <text:p>69444</text:p>
              </table:table-cell>
              <table:table-cell office:value-type="float" office:value="72945">
                <text:p>72945</text:p>
              </table:table-cell>
              <table:table-cell office:value-type="float" office:value="77971">
                <text:p>77971</text:p>
              </table:table-cell>
              <table:table-cell office:value-type="float" office:value="87605">
                <text:p>87605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6569">
                <text:p>16569</text:p>
              </table:table-cell>
              <table:table-cell office:value-type="float" office:value="38420">
                <text:p>38420</text:p>
              </table:table-cell>
              <table:table-cell office:value-type="float" office:value="71605">
                <text:p>71605</text:p>
              </table:table-cell>
              <table:table-cell office:value-type="float" office:value="74966">
                <text:p>74966</text:p>
              </table:table-cell>
              <table:table-cell office:value-type="float" office:value="79353">
                <text:p>79353</text:p>
              </table:table-cell>
              <table:table-cell office:value-type="float" office:value="87756">
                <text:p>87756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6249">
                <text:p>16249</text:p>
              </table:table-cell>
              <table:table-cell office:value-type="float" office:value="36028">
                <text:p>36028</text:p>
              </table:table-cell>
              <table:table-cell office:value-type="float" office:value="67070">
                <text:p>67070</text:p>
              </table:table-cell>
              <table:table-cell office:value-type="float" office:value="72904">
                <text:p>72904</text:p>
              </table:table-cell>
              <table:table-cell office:value-type="float" office:value="79031">
                <text:p>79031</text:p>
              </table:table-cell>
              <table:table-cell office:value-type="float" office:value="85591">
                <text:p>85591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5252">
                <text:p>15252</text:p>
              </table:table-cell>
              <table:table-cell office:value-type="float" office:value="37785">
                <text:p>37785</text:p>
              </table:table-cell>
              <table:table-cell office:value-type="float" office:value="75442">
                <text:p>75442</text:p>
              </table:table-cell>
              <table:table-cell office:value-type="float" office:value="75923">
                <text:p>75923</text:p>
              </table:table-cell>
              <table:table-cell office:value-type="float" office:value="80612">
                <text:p>80612</text:p>
              </table:table-cell>
              <table:table-cell office:value-type="float" office:value="92805">
                <text:p>92805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5417">
                <text:p>15417</text:p>
              </table:table-cell>
              <table:table-cell office:value-type="float" office:value="38268">
                <text:p>38268</text:p>
              </table:table-cell>
              <table:table-cell office:value-type="float" office:value="66933">
                <text:p>66933</text:p>
              </table:table-cell>
              <table:table-cell office:value-type="float" office:value="73607">
                <text:p>73607</text:p>
              </table:table-cell>
              <table:table-cell office:value-type="float" office:value="81221">
                <text:p>81221</text:p>
              </table:table-cell>
              <table:table-cell office:value-type="float" office:value="91212">
                <text:p>91212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5699">
                <text:p>15699</text:p>
              </table:table-cell>
              <table:table-cell office:value-type="float" office:value="39160">
                <text:p>39160</text:p>
              </table:table-cell>
              <table:table-cell office:value-type="float" office:value="85309">
                <text:p>85309</text:p>
              </table:table-cell>
              <table:table-cell office:value-type="float" office:value="74810">
                <text:p>74810</text:p>
              </table:table-cell>
              <table:table-cell office:value-type="float" office:value="81295">
                <text:p>81295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5340">
                <text:p>15340</text:p>
              </table:table-cell>
              <table:table-cell office:value-type="float" office:value="38021">
                <text:p>38021</text:p>
              </table:table-cell>
              <table:table-cell office:value-type="float" office:value="88453">
                <text:p>88453</text:p>
              </table:table-cell>
              <table:table-cell office:value-type="float" office:value="77052">
                <text:p>77052</text:p>
              </table:table-cell>
              <table:table-cell office:value-type="float" office:value="82094">
                <text:p>82094</text:p>
              </table:table-cell>
              <table:table-cell office:value-type="float" office:value="88313">
                <text:p>88313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7758">
                <text:p>17758</text:p>
              </table:table-cell>
              <table:table-cell office:value-type="float" office:value="41170">
                <text:p>41170</text:p>
              </table:table-cell>
              <table:table-cell office:value-type="float" office:value="76176">
                <text:p>76176</text:p>
              </table:table-cell>
              <table:table-cell office:value-type="float" office:value="79044">
                <text:p>79044</text:p>
              </table:table-cell>
              <table:table-cell office:value-type="float" office:value="82685">
                <text:p>82685</text:p>
              </table:table-cell>
              <table:table-cell office:value-type="float" office:value="90025">
                <text:p>90025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6399">
                <text:p>16399</text:p>
              </table:table-cell>
              <table:table-cell office:value-type="float" office:value="38650">
                <text:p>38650</text:p>
              </table:table-cell>
              <table:table-cell office:value-type="float" office:value="89127">
                <text:p>89127</text:p>
              </table:table-cell>
              <table:table-cell office:value-type="float" office:value="76498">
                <text:p>76498</text:p>
              </table:table-cell>
              <table:table-cell office:value-type="float" office:value="82868">
                <text:p>82868</text:p>
              </table:table-cell>
              <table:table-cell office:value-type="float" office:value="88822">
                <text:p>88822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5214">
                <text:p>15214</text:p>
              </table:table-cell>
              <table:table-cell office:value-type="float" office:value="41223">
                <text:p>41223</text:p>
              </table:table-cell>
              <table:table-cell office:value-type="float" office:value="102212">
                <text:p>102212</text:p>
              </table:table-cell>
              <table:table-cell office:value-type="float" office:value="76540">
                <text:p>76540</text:p>
              </table:table-cell>
              <table:table-cell office:value-type="float" office:value="83761">
                <text:p>83761</text:p>
              </table:table-cell>
              <table:table-cell office:value-type="float" office:value="90187">
                <text:p>90187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4131">
                <text:p>14131</text:p>
              </table:table-cell>
              <table:table-cell office:value-type="float" office:value="37767">
                <text:p>37767</text:p>
              </table:table-cell>
              <table:table-cell office:value-type="float" office:value="73586">
                <text:p>73586</text:p>
              </table:table-cell>
              <table:table-cell office:value-type="float" office:value="79012">
                <text:p>79012</text:p>
              </table:table-cell>
              <table:table-cell office:value-type="float" office:value="84659">
                <text:p>84659</text:p>
              </table:table-cell>
              <table:table-cell office:value-type="float" office:value="92032">
                <text:p>92032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6566">
                <text:p>16566</text:p>
              </table:table-cell>
              <table:table-cell office:value-type="float" office:value="38937">
                <text:p>38937</text:p>
              </table:table-cell>
              <table:table-cell office:value-type="float" office:value="72970">
                <text:p>72970</text:p>
              </table:table-cell>
              <table:table-cell office:value-type="float" office:value="79025">
                <text:p>79025</text:p>
              </table:table-cell>
              <table:table-cell office:value-type="float" office:value="85169">
                <text:p>85169</text:p>
              </table:table-cell>
              <table:table-cell office:value-type="float" office:value="92811">
                <text:p>92811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6929">
                <text:p>16929</text:p>
              </table:table-cell>
              <table:table-cell office:value-type="float" office:value="38913">
                <text:p>38913</text:p>
              </table:table-cell>
              <table:table-cell office:value-type="float" office:value="74205">
                <text:p>74205</text:p>
              </table:table-cell>
              <table:table-cell office:value-type="float" office:value="80217">
                <text:p>80217</text:p>
              </table:table-cell>
              <table:table-cell office:value-type="float" office:value="85810">
                <text:p>85810</text:p>
              </table:table-cell>
              <table:table-cell office:value-type="float" office:value="93386">
                <text:p>93386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5778">
                <text:p>15778</text:p>
              </table:table-cell>
              <table:table-cell office:value-type="float" office:value="41307">
                <text:p>41307</text:p>
              </table:table-cell>
              <table:table-cell office:value-type="float" office:value="98295">
                <text:p>98295</text:p>
              </table:table-cell>
              <table:table-cell office:value-type="float" office:value="82227">
                <text:p>82227</text:p>
              </table:table-cell>
              <table:table-cell office:value-type="float" office:value="86733">
                <text:p>86733</text:p>
              </table:table-cell>
              <table:table-cell office:value-type="float" office:value="98763">
                <text:p>98763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7429">
                <text:p>17429</text:p>
              </table:table-cell>
              <table:table-cell office:value-type="float" office:value="43069">
                <text:p>43069</text:p>
              </table:table-cell>
              <table:table-cell office:value-type="float" office:value="82275">
                <text:p>82275</text:p>
              </table:table-cell>
              <table:table-cell office:value-type="float" office:value="82878">
                <text:p>82878</text:p>
              </table:table-cell>
              <table:table-cell office:value-type="float" office:value="87279">
                <text:p>87279</text:p>
              </table:table-cell>
              <table:table-cell office:value-type="float" office:value="94630">
                <text:p>94630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5205">
                <text:p>15205</text:p>
              </table:table-cell>
              <table:table-cell office:value-type="float" office:value="41885">
                <text:p>41885</text:p>
              </table:table-cell>
              <table:table-cell office:value-type="float" office:value="78597">
                <text:p>78597</text:p>
              </table:table-cell>
              <table:table-cell office:value-type="float" office:value="83809">
                <text:p>83809</text:p>
              </table:table-cell>
              <table:table-cell office:value-type="float" office:value="87592">
                <text:p>87592</text:p>
              </table:table-cell>
              <table:table-cell office:value-type="float" office:value="91540">
                <text:p>9154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6801">
                <text:p>16801</text:p>
              </table:table-cell>
              <table:table-cell office:value-type="float" office:value="40274">
                <text:p>40274</text:p>
              </table:table-cell>
              <table:table-cell office:value-type="float" office:value="91377">
                <text:p>91377</text:p>
              </table:table-cell>
              <table:table-cell office:value-type="float" office:value="82538">
                <text:p>82538</text:p>
              </table:table-cell>
              <table:table-cell office:value-type="float" office:value="88305">
                <text:p>88305</text:p>
              </table:table-cell>
              <table:table-cell office:value-type="float" office:value="94131">
                <text:p>94131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5599">
                <text:p>15599</text:p>
              </table:table-cell>
              <table:table-cell office:value-type="float" office:value="42888">
                <text:p>42888</text:p>
              </table:table-cell>
              <table:table-cell office:value-type="float" office:value="87457">
                <text:p>87457</text:p>
              </table:table-cell>
              <table:table-cell office:value-type="float" office:value="82720">
                <text:p>82720</text:p>
              </table:table-cell>
              <table:table-cell office:value-type="float" office:value="88715">
                <text:p>88715</text:p>
              </table:table-cell>
              <table:table-cell office:value-type="float" office:value="95407">
                <text:p>95407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8124">
                <text:p>18124</text:p>
              </table:table-cell>
              <table:table-cell office:value-type="float" office:value="40652">
                <text:p>40652</text:p>
              </table:table-cell>
              <table:table-cell office:value-type="float" office:value="72536">
                <text:p>72536</text:p>
              </table:table-cell>
              <table:table-cell office:value-type="float" office:value="85203">
                <text:p>85203</text:p>
              </table:table-cell>
              <table:table-cell office:value-type="float" office:value="89353">
                <text:p>89353</text:p>
              </table:table-cell>
              <table:table-cell office:value-type="float" office:value="100560">
                <text:p>100560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6196">
                <text:p>16196</text:p>
              </table:table-cell>
              <table:table-cell office:value-type="float" office:value="41192">
                <text:p>41192</text:p>
              </table:table-cell>
              <table:table-cell office:value-type="float" office:value="87699">
                <text:p>87699</text:p>
              </table:table-cell>
              <table:table-cell office:value-type="float" office:value="84347">
                <text:p>84347</text:p>
              </table:table-cell>
              <table:table-cell office:value-type="float" office:value="90279">
                <text:p>90279</text:p>
              </table:table-cell>
              <table:table-cell office:value-type="float" office:value="101397">
                <text:p>101397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21144">
                <text:p>21144</text:p>
              </table:table-cell>
              <table:table-cell office:value-type="float" office:value="45380">
                <text:p>45380</text:p>
              </table:table-cell>
              <table:table-cell office:value-type="float" office:value="100136">
                <text:p>100136</text:p>
              </table:table-cell>
              <table:table-cell office:value-type="float" office:value="84671">
                <text:p>84671</text:p>
              </table:table-cell>
              <table:table-cell office:value-type="float" office:value="90701">
                <text:p>90701</text:p>
              </table:table-cell>
              <table:table-cell office:value-type="float" office:value="99330">
                <text:p>99330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18795">
                <text:p>18795</text:p>
              </table:table-cell>
              <table:table-cell office:value-type="float" office:value="42380">
                <text:p>42380</text:p>
              </table:table-cell>
              <table:table-cell office:value-type="float" office:value="91888">
                <text:p>91888</text:p>
              </table:table-cell>
              <table:table-cell office:value-type="float" office:value="86392">
                <text:p>86392</text:p>
              </table:table-cell>
              <table:table-cell office:value-type="float" office:value="91423">
                <text:p>91423</text:p>
              </table:table-cell>
              <table:table-cell office:value-type="float" office:value="99756">
                <text:p>99756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15180">
                <text:p>15180</text:p>
              </table:table-cell>
              <table:table-cell office:value-type="float" office:value="44856">
                <text:p>44856</text:p>
              </table:table-cell>
              <table:table-cell office:value-type="float" office:value="93467">
                <text:p>93467</text:p>
              </table:table-cell>
              <table:table-cell office:value-type="float" office:value="87471">
                <text:p>87471</text:p>
              </table:table-cell>
              <table:table-cell office:value-type="float" office:value="91966">
                <text:p>91966</text:p>
              </table:table-cell>
              <table:table-cell office:value-type="float" office:value="101224">
                <text:p>101224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19926">
                <text:p>19926</text:p>
              </table:table-cell>
              <table:table-cell office:value-type="float" office:value="43445">
                <text:p>43445</text:p>
              </table:table-cell>
              <table:table-cell office:value-type="float" office:value="87550">
                <text:p>87550</text:p>
              </table:table-cell>
              <table:table-cell office:value-type="float" office:value="88552">
                <text:p>88552</text:p>
              </table:table-cell>
              <table:table-cell office:value-type="float" office:value="92933">
                <text:p>92933</text:p>
              </table:table-cell>
              <table:table-cell office:value-type="float" office:value="100176">
                <text:p>100176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18917">
                <text:p>18917</text:p>
              </table:table-cell>
              <table:table-cell office:value-type="float" office:value="43982">
                <text:p>43982</text:p>
              </table:table-cell>
              <table:table-cell office:value-type="float" office:value="88356">
                <text:p>88356</text:p>
              </table:table-cell>
              <table:table-cell office:value-type="float" office:value="85328">
                <text:p>85328</text:p>
              </table:table-cell>
              <table:table-cell office:value-type="float" office:value="92612">
                <text:p>92612</text:p>
              </table:table-cell>
              <table:table-cell office:value-type="float" office:value="98194">
                <text:p>98194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15633">
                <text:p>15633</text:p>
              </table:table-cell>
              <table:table-cell office:value-type="float" office:value="41907">
                <text:p>41907</text:p>
              </table:table-cell>
              <table:table-cell office:value-type="float" office:value="87445">
                <text:p>87445</text:p>
              </table:table-cell>
              <table:table-cell office:value-type="float" office:value="88895">
                <text:p>88895</text:p>
              </table:table-cell>
              <table:table-cell office:value-type="float" office:value="94056">
                <text:p>94056</text:p>
              </table:table-cell>
              <table:table-cell office:value-type="float" office:value="103887">
                <text:p>103887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22548">
                <text:p>22548</text:p>
              </table:table-cell>
              <table:table-cell office:value-type="float" office:value="45804">
                <text:p>45804</text:p>
              </table:table-cell>
              <table:table-cell office:value-type="float" office:value="102795">
                <text:p>102795</text:p>
              </table:table-cell>
              <table:table-cell office:value-type="float" office:value="90709">
                <text:p>90709</text:p>
              </table:table-cell>
              <table:table-cell office:value-type="float" office:value="94769">
                <text:p>94769</text:p>
              </table:table-cell>
              <table:table-cell office:value-type="float" office:value="102506">
                <text:p>102506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16463">
                <text:p>16463</text:p>
              </table:table-cell>
              <table:table-cell office:value-type="float" office:value="45025">
                <text:p>45025</text:p>
              </table:table-cell>
              <table:table-cell office:value-type="float" office:value="88512">
                <text:p>88512</text:p>
              </table:table-cell>
              <table:table-cell office:value-type="float" office:value="88283">
                <text:p>88283</text:p>
              </table:table-cell>
              <table:table-cell office:value-type="float" office:value="95037">
                <text:p>95037</text:p>
              </table:table-cell>
              <table:table-cell office:value-type="float" office:value="103708">
                <text:p>103708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19996">
                <text:p>19996</text:p>
              </table:table-cell>
              <table:table-cell office:value-type="float" office:value="43205">
                <text:p>43205</text:p>
              </table:table-cell>
              <table:table-cell office:value-type="float" office:value="84527">
                <text:p>84527</text:p>
              </table:table-cell>
              <table:table-cell office:value-type="float" office:value="91196">
                <text:p>91196</text:p>
              </table:table-cell>
              <table:table-cell office:value-type="float" office:value="96299">
                <text:p>96299</text:p>
              </table:table-cell>
              <table:table-cell office:value-type="float" office:value="105545">
                <text:p>105545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17080">
                <text:p>17080</text:p>
              </table:table-cell>
              <table:table-cell office:value-type="float" office:value="46710">
                <text:p>46710</text:p>
              </table:table-cell>
              <table:table-cell office:value-type="float" office:value="95107">
                <text:p>95107</text:p>
              </table:table-cell>
              <table:table-cell office:value-type="float" office:value="89933">
                <text:p>89933</text:p>
              </table:table-cell>
              <table:table-cell office:value-type="float" office:value="96502">
                <text:p>96502</text:p>
              </table:table-cell>
              <table:table-cell office:value-type="float" office:value="104018">
                <text:p>104018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17918">
                <text:p>17918</text:p>
              </table:table-cell>
              <table:table-cell office:value-type="float" office:value="45377">
                <text:p>45377</text:p>
              </table:table-cell>
              <table:table-cell office:value-type="float" office:value="85367">
                <text:p>85367</text:p>
              </table:table-cell>
              <table:table-cell office:value-type="float" office:value="89000">
                <text:p>89000</text:p>
              </table:table-cell>
              <table:table-cell office:value-type="float" office:value="97210">
                <text:p>97210</text:p>
              </table:table-cell>
              <table:table-cell office:value-type="float" office:value="107209">
                <text:p>107209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19837">
                <text:p>19837</text:p>
              </table:table-cell>
              <table:table-cell office:value-type="float" office:value="47288">
                <text:p>47288</text:p>
              </table:table-cell>
              <table:table-cell office:value-type="float" office:value="92819">
                <text:p>92819</text:p>
              </table:table-cell>
              <table:table-cell office:value-type="float" office:value="91831">
                <text:p>91831</text:p>
              </table:table-cell>
              <table:table-cell office:value-type="float" office:value="97955">
                <text:p>97955</text:p>
              </table:table-cell>
              <table:table-cell office:value-type="float" office:value="109591">
                <text:p>109591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18345">
                <text:p>18345</text:p>
              </table:table-cell>
              <table:table-cell office:value-type="float" office:value="42816">
                <text:p>42816</text:p>
              </table:table-cell>
              <table:table-cell office:value-type="float" office:value="108878">
                <text:p>108878</text:p>
              </table:table-cell>
              <table:table-cell office:value-type="float" office:value="91715">
                <text:p>91715</text:p>
              </table:table-cell>
              <table:table-cell office:value-type="float" office:value="98854">
                <text:p>98854</text:p>
              </table:table-cell>
              <table:table-cell office:value-type="float" office:value="113474">
                <text:p>113474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17002">
                <text:p>17002</text:p>
              </table:table-cell>
              <table:table-cell office:value-type="float" office:value="47452">
                <text:p>47452</text:p>
              </table:table-cell>
              <table:table-cell office:value-type="float" office:value="94172">
                <text:p>94172</text:p>
              </table:table-cell>
              <table:table-cell office:value-type="float" office:value="90599">
                <text:p>90599</text:p>
              </table:table-cell>
              <table:table-cell office:value-type="float" office:value="98936">
                <text:p>98936</text:p>
              </table:table-cell>
              <table:table-cell office:value-type="float" office:value="107225">
                <text:p>107225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21490">
                <text:p>21490</text:p>
              </table:table-cell>
              <table:table-cell office:value-type="float" office:value="46453">
                <text:p>46453</text:p>
              </table:table-cell>
              <table:table-cell office:value-type="float" office:value="114099">
                <text:p>114099</text:p>
              </table:table-cell>
              <table:table-cell office:value-type="float" office:value="90093">
                <text:p>90093</text:p>
              </table:table-cell>
              <table:table-cell office:value-type="float" office:value="100057">
                <text:p>100057</text:p>
              </table:table-cell>
              <table:table-cell office:value-type="float" office:value="111857">
                <text:p>111857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20019">
                <text:p>20019</text:p>
              </table:table-cell>
              <table:table-cell office:value-type="float" office:value="46173">
                <text:p>46173</text:p>
              </table:table-cell>
              <table:table-cell office:value-type="float" office:value="86360">
                <text:p>86360</text:p>
              </table:table-cell>
              <table:table-cell office:value-type="float" office:value="86168">
                <text:p>86168</text:p>
              </table:table-cell>
              <table:table-cell office:value-type="float" office:value="103417">
                <text:p>103417</text:p>
              </table:table-cell>
              <table:table-cell office:value-type="float" office:value="125206">
                <text:p>125206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20637">
                <text:p>20637</text:p>
              </table:table-cell>
              <table:table-cell office:value-type="float" office:value="46094">
                <text:p>46094</text:p>
              </table:table-cell>
              <table:table-cell office:value-type="float" office:value="81522">
                <text:p>81522</text:p>
              </table:table-cell>
              <table:table-cell office:value-type="float" office:value="85689">
                <text:p>85689</text:p>
              </table:table-cell>
              <table:table-cell office:value-type="float" office:value="102929">
                <text:p>102929</text:p>
              </table:table-cell>
              <table:table-cell office:value-type="float" office:value="126174">
                <text:p>126174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19116">
                <text:p>19116</text:p>
              </table:table-cell>
              <table:table-cell office:value-type="float" office:value="47120">
                <text:p>47120</text:p>
              </table:table-cell>
              <table:table-cell office:value-type="float" office:value="84028">
                <text:p>84028</text:p>
              </table:table-cell>
              <table:table-cell office:value-type="float" office:value="88711">
                <text:p>88711</text:p>
              </table:table-cell>
              <table:table-cell office:value-type="float" office:value="102560">
                <text:p>102560</text:p>
              </table:table-cell>
              <table:table-cell office:value-type="float" office:value="117559">
                <text:p>117559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20547">
                <text:p>20547</text:p>
              </table:table-cell>
              <table:table-cell office:value-type="float" office:value="48353">
                <text:p>48353</text:p>
              </table:table-cell>
              <table:table-cell office:value-type="float" office:value="100842">
                <text:p>100842</text:p>
              </table:table-cell>
              <table:table-cell office:value-type="float" office:value="80706">
                <text:p>80706</text:p>
              </table:table-cell>
              <table:table-cell office:value-type="float" office:value="102759">
                <text:p>102759</text:p>
              </table:table-cell>
              <table:table-cell office:value-type="float" office:value="116888">
                <text:p>116888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19181">
                <text:p>19181</text:p>
              </table:table-cell>
              <table:table-cell office:value-type="float" office:value="48617">
                <text:p>48617</text:p>
              </table:table-cell>
              <table:table-cell office:value-type="float" office:value="89256">
                <text:p>89256</text:p>
              </table:table-cell>
              <table:table-cell office:value-type="float" office:value="92921">
                <text:p>92921</text:p>
              </table:table-cell>
              <table:table-cell office:value-type="float" office:value="103665">
                <text:p>103665</text:p>
              </table:table-cell>
              <table:table-cell office:value-type="float" office:value="115228">
                <text:p>115228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16503">
                <text:p>16503</text:p>
              </table:table-cell>
              <table:table-cell office:value-type="float" office:value="47815">
                <text:p>47815</text:p>
              </table:table-cell>
              <table:table-cell office:value-type="float" office:value="78048">
                <text:p>78048</text:p>
              </table:table-cell>
              <table:table-cell office:value-type="float" office:value="94497">
                <text:p>94497</text:p>
              </table:table-cell>
              <table:table-cell office:value-type="float" office:value="103259">
                <text:p>103259</text:p>
              </table:table-cell>
              <table:table-cell office:value-type="float" office:value="112808">
                <text:p>112808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20931">
                <text:p>20931</text:p>
              </table:table-cell>
              <table:table-cell office:value-type="float" office:value="45763">
                <text:p>45763</text:p>
              </table:table-cell>
              <table:table-cell office:value-type="float" office:value="82365">
                <text:p>82365</text:p>
              </table:table-cell>
              <table:table-cell office:value-type="float" office:value="87200">
                <text:p>87200</text:p>
              </table:table-cell>
              <table:table-cell office:value-type="float" office:value="104378">
                <text:p>104378</text:p>
              </table:table-cell>
              <table:table-cell office:value-type="float" office:value="122985">
                <text:p>122985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17547">
                <text:p>17547</text:p>
              </table:table-cell>
              <table:table-cell office:value-type="float" office:value="48650">
                <text:p>48650</text:p>
              </table:table-cell>
              <table:table-cell office:value-type="float" office:value="115968">
                <text:p>115968</text:p>
              </table:table-cell>
              <table:table-cell office:value-type="float" office:value="68080">
                <text:p>68080</text:p>
              </table:table-cell>
              <table:table-cell office:value-type="float" office:value="113151">
                <text:p>113151</text:p>
              </table:table-cell>
              <table:table-cell office:value-type="float" office:value="156248">
                <text:p>156248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18633">
                <text:p>18633</text:p>
              </table:table-cell>
              <table:table-cell office:value-type="float" office:value="49336">
                <text:p>49336</text:p>
              </table:table-cell>
              <table:table-cell office:value-type="float" office:value="109521">
                <text:p>109521</text:p>
              </table:table-cell>
              <table:table-cell office:value-type="float" office:value="92327">
                <text:p>92327</text:p>
              </table:table-cell>
              <table:table-cell office:value-type="float" office:value="105704">
                <text:p>105704</text:p>
              </table:table-cell>
              <table:table-cell office:value-type="float" office:value="123371">
                <text:p>123371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18950">
                <text:p>18950</text:p>
              </table:table-cell>
              <table:table-cell office:value-type="float" office:value="49961">
                <text:p>49961</text:p>
              </table:table-cell>
              <table:table-cell office:value-type="float" office:value="113514">
                <text:p>113514</text:p>
              </table:table-cell>
              <table:table-cell office:value-type="float" office:value="96193">
                <text:p>96193</text:p>
              </table:table-cell>
              <table:table-cell office:value-type="float" office:value="105674">
                <text:p>105674</text:p>
              </table:table-cell>
              <table:table-cell office:value-type="float" office:value="121929">
                <text:p>121929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20215">
                <text:p>20215</text:p>
              </table:table-cell>
              <table:table-cell office:value-type="float" office:value="48374">
                <text:p>48374</text:p>
              </table:table-cell>
              <table:table-cell office:value-type="float" office:value="97956">
                <text:p>97956</text:p>
              </table:table-cell>
              <table:table-cell office:value-type="float" office:value="92399">
                <text:p>92399</text:p>
              </table:table-cell>
              <table:table-cell office:value-type="float" office:value="106984">
                <text:p>106984</text:p>
              </table:table-cell>
              <table:table-cell office:value-type="float" office:value="116576">
                <text:p>116576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22259">
                <text:p>22259</text:p>
              </table:table-cell>
              <table:table-cell office:value-type="float" office:value="49764">
                <text:p>49764</text:p>
              </table:table-cell>
              <table:table-cell office:value-type="float" office:value="88171">
                <text:p>88171</text:p>
              </table:table-cell>
              <table:table-cell office:value-type="float" office:value="98319">
                <text:p>98319</text:p>
              </table:table-cell>
              <table:table-cell office:value-type="float" office:value="107088">
                <text:p>107088</text:p>
              </table:table-cell>
              <table:table-cell office:value-type="float" office:value="116693">
                <text:p>116693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23479">
                <text:p>23479</text:p>
              </table:table-cell>
              <table:table-cell office:value-type="float" office:value="53315">
                <text:p>53315</text:p>
              </table:table-cell>
              <table:table-cell office:value-type="float" office:value="104732">
                <text:p>104732</text:p>
              </table:table-cell>
              <table:table-cell office:value-type="float" office:value="101615">
                <text:p>101615</text:p>
              </table:table-cell>
              <table:table-cell office:value-type="float" office:value="108585">
                <text:p>108585</text:p>
              </table:table-cell>
              <table:table-cell office:value-type="float" office:value="118424">
                <text:p>118424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21650">
                <text:p>21650</text:p>
              </table:table-cell>
              <table:table-cell office:value-type="float" office:value="51739">
                <text:p>51739</text:p>
              </table:table-cell>
              <table:table-cell office:value-type="float" office:value="98294">
                <text:p>98294</text:p>
              </table:table-cell>
              <table:table-cell office:value-type="float" office:value="101479">
                <text:p>101479</text:p>
              </table:table-cell>
              <table:table-cell office:value-type="float" office:value="109422">
                <text:p>109422</text:p>
              </table:table-cell>
              <table:table-cell office:value-type="float" office:value="119167">
                <text:p>119167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22623">
                <text:p>22623</text:p>
              </table:table-cell>
              <table:table-cell office:value-type="float" office:value="50351">
                <text:p>50351</text:p>
              </table:table-cell>
              <table:table-cell office:value-type="float" office:value="98131">
                <text:p>98131</text:p>
              </table:table-cell>
              <table:table-cell office:value-type="float" office:value="96138">
                <text:p>96138</text:p>
              </table:table-cell>
              <table:table-cell office:value-type="float" office:value="109426">
                <text:p>109426</text:p>
              </table:table-cell>
              <table:table-cell office:value-type="float" office:value="123197">
                <text:p>123197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17569">
                <text:p>17569</text:p>
              </table:table-cell>
              <table:table-cell office:value-type="float" office:value="51786">
                <text:p>51786</text:p>
              </table:table-cell>
              <table:table-cell office:value-type="float" office:value="124065">
                <text:p>124065</text:p>
              </table:table-cell>
              <table:table-cell office:value-type="float" office:value="102541">
                <text:p>102541</text:p>
              </table:table-cell>
              <table:table-cell office:value-type="float" office:value="109547">
                <text:p>109547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18002">
                <text:p>18002</text:p>
              </table:table-cell>
              <table:table-cell office:value-type="float" office:value="50387">
                <text:p>50387</text:p>
              </table:table-cell>
              <table:table-cell office:value-type="float" office:value="99125">
                <text:p>99125</text:p>
              </table:table-cell>
              <table:table-cell office:value-type="float" office:value="105950">
                <text:p>105950</text:p>
              </table:table-cell>
              <table:table-cell office:value-type="float" office:value="110733">
                <text:p>110733</text:p>
              </table:table-cell>
              <table:table-cell office:value-type="float" office:value="119240">
                <text:p>119240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22013">
                <text:p>22013</text:p>
              </table:table-cell>
              <table:table-cell office:value-type="float" office:value="51711">
                <text:p>51711</text:p>
              </table:table-cell>
              <table:table-cell office:value-type="float" office:value="91988">
                <text:p>91988</text:p>
              </table:table-cell>
              <table:table-cell office:value-type="float" office:value="100434">
                <text:p>100434</text:p>
              </table:table-cell>
              <table:table-cell office:value-type="float" office:value="111400">
                <text:p>111400</text:p>
              </table:table-cell>
              <table:table-cell office:value-type="float" office:value="118970">
                <text:p>11897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17952">
                <text:p>17952</text:p>
              </table:table-cell>
              <table:table-cell office:value-type="float" office:value="50797">
                <text:p>50797</text:p>
              </table:table-cell>
              <table:table-cell office:value-type="float" office:value="101214">
                <text:p>101214</text:p>
              </table:table-cell>
              <table:table-cell office:value-type="float" office:value="102004">
                <text:p>102004</text:p>
              </table:table-cell>
              <table:table-cell office:value-type="float" office:value="111595">
                <text:p>111595</text:p>
              </table:table-cell>
              <table:table-cell office:value-type="float" office:value="118231">
                <text:p>118231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21885">
                <text:p>21885</text:p>
              </table:table-cell>
              <table:table-cell office:value-type="float" office:value="52909">
                <text:p>52909</text:p>
              </table:table-cell>
              <table:table-cell office:value-type="float" office:value="114314">
                <text:p>114314</text:p>
              </table:table-cell>
              <table:table-cell office:value-type="float" office:value="104437">
                <text:p>104437</text:p>
              </table:table-cell>
              <table:table-cell office:value-type="float" office:value="112362">
                <text:p>112362</text:p>
              </table:table-cell>
              <table:table-cell office:value-type="float" office:value="122857">
                <text:p>122857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21961">
                <text:p>21961</text:p>
              </table:table-cell>
              <table:table-cell office:value-type="float" office:value="53733">
                <text:p>53733</text:p>
              </table:table-cell>
              <table:table-cell office:value-type="float" office:value="89826">
                <text:p>89826</text:p>
              </table:table-cell>
              <table:table-cell office:value-type="float" office:value="104274">
                <text:p>104274</text:p>
              </table:table-cell>
              <table:table-cell office:value-type="float" office:value="113067">
                <text:p>113067</text:p>
              </table:table-cell>
              <table:table-cell office:value-type="float" office:value="121914">
                <text:p>121914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18545">
                <text:p>18545</text:p>
              </table:table-cell>
              <table:table-cell office:value-type="float" office:value="51318">
                <text:p>51318</text:p>
              </table:table-cell>
              <table:table-cell office:value-type="float" office:value="91741">
                <text:p>91741</text:p>
              </table:table-cell>
              <table:table-cell office:value-type="float" office:value="107382">
                <text:p>107382</text:p>
              </table:table-cell>
              <table:table-cell office:value-type="float" office:value="113218">
                <text:p>113218</text:p>
              </table:table-cell>
              <table:table-cell office:value-type="float" office:value="121178">
                <text:p>121178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20435">
                <text:p>20435</text:p>
              </table:table-cell>
              <table:table-cell office:value-type="float" office:value="53399">
                <text:p>53399</text:p>
              </table:table-cell>
              <table:table-cell office:value-type="float" office:value="100104">
                <text:p>100104</text:p>
              </table:table-cell>
              <table:table-cell office:value-type="float" office:value="104399">
                <text:p>104399</text:p>
              </table:table-cell>
              <table:table-cell office:value-type="float" office:value="114289">
                <text:p>114289</text:p>
              </table:table-cell>
              <table:table-cell office:value-type="float" office:value="126005">
                <text:p>126005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23521">
                <text:p>23521</text:p>
              </table:table-cell>
              <table:table-cell office:value-type="float" office:value="52526">
                <text:p>52526</text:p>
              </table:table-cell>
              <table:table-cell office:value-type="float" office:value="114800">
                <text:p>114800</text:p>
              </table:table-cell>
              <table:table-cell office:value-type="float" office:value="107230">
                <text:p>107230</text:p>
              </table:table-cell>
              <table:table-cell office:value-type="float" office:value="113918">
                <text:p>113918</text:p>
              </table:table-cell>
              <table:table-cell office:value-type="float" office:value="120815">
                <text:p>120815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22139">
                <text:p>22139</text:p>
              </table:table-cell>
              <table:table-cell office:value-type="float" office:value="56382">
                <text:p>56382</text:p>
              </table:table-cell>
              <table:table-cell office:value-type="float" office:value="96561">
                <text:p>96561</text:p>
              </table:table-cell>
              <table:table-cell office:value-type="float" office:value="109060">
                <text:p>109060</text:p>
              </table:table-cell>
              <table:table-cell office:value-type="float" office:value="115571">
                <text:p>115571</text:p>
              </table:table-cell>
              <table:table-cell office:value-type="float" office:value="122744">
                <text:p>122744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24417">
                <text:p>24417</text:p>
              </table:table-cell>
              <table:table-cell office:value-type="float" office:value="53856">
                <text:p>53856</text:p>
              </table:table-cell>
              <table:table-cell office:value-type="float" office:value="105924">
                <text:p>105924</text:p>
              </table:table-cell>
              <table:table-cell office:value-type="float" office:value="110589">
                <text:p>110589</text:p>
              </table:table-cell>
              <table:table-cell office:value-type="float" office:value="116424">
                <text:p>116424</text:p>
              </table:table-cell>
              <table:table-cell office:value-type="float" office:value="124012">
                <text:p>124012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22051">
                <text:p>22051</text:p>
              </table:table-cell>
              <table:table-cell office:value-type="float" office:value="55489">
                <text:p>55489</text:p>
              </table:table-cell>
              <table:table-cell office:value-type="float" office:value="132582">
                <text:p>132582</text:p>
              </table:table-cell>
              <table:table-cell office:value-type="float" office:value="110702">
                <text:p>110702</text:p>
              </table:table-cell>
              <table:table-cell office:value-type="float" office:value="116523">
                <text:p>116523</text:p>
              </table:table-cell>
              <table:table-cell office:value-type="float" office:value="123224">
                <text:p>123224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23468">
                <text:p>23468</text:p>
              </table:table-cell>
              <table:table-cell office:value-type="float" office:value="56120">
                <text:p>56120</text:p>
              </table:table-cell>
              <table:table-cell office:value-type="float" office:value="127319">
                <text:p>127319</text:p>
              </table:table-cell>
              <table:table-cell office:value-type="float" office:value="109856">
                <text:p>109856</text:p>
              </table:table-cell>
              <table:table-cell office:value-type="float" office:value="117014">
                <text:p>117014</text:p>
              </table:table-cell>
              <table:table-cell office:value-type="float" office:value="124091">
                <text:p>124091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24080">
                <text:p>24080</text:p>
              </table:table-cell>
              <table:table-cell office:value-type="float" office:value="57334">
                <text:p>57334</text:p>
              </table:table-cell>
              <table:table-cell office:value-type="float" office:value="103734">
                <text:p>103734</text:p>
              </table:table-cell>
              <table:table-cell office:value-type="float" office:value="112770">
                <text:p>112770</text:p>
              </table:table-cell>
              <table:table-cell office:value-type="float" office:value="118240">
                <text:p>118240</text:p>
              </table:table-cell>
              <table:table-cell office:value-type="float" office:value="127852">
                <text:p>127852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18600">
                <text:p>18600</text:p>
              </table:table-cell>
              <table:table-cell office:value-type="float" office:value="56539">
                <text:p>56539</text:p>
              </table:table-cell>
              <table:table-cell office:value-type="float" office:value="101282">
                <text:p>101282</text:p>
              </table:table-cell>
              <table:table-cell office:value-type="float" office:value="112499">
                <text:p>112499</text:p>
              </table:table-cell>
              <table:table-cell office:value-type="float" office:value="118684">
                <text:p>118684</text:p>
              </table:table-cell>
              <table:table-cell office:value-type="float" office:value="125139">
                <text:p>125139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23705">
                <text:p>23705</text:p>
              </table:table-cell>
              <table:table-cell office:value-type="float" office:value="54588">
                <text:p>54588</text:p>
              </table:table-cell>
              <table:table-cell office:value-type="float" office:value="96864">
                <text:p>96864</text:p>
              </table:table-cell>
              <table:table-cell office:value-type="float" office:value="113173">
                <text:p>113173</text:p>
              </table:table-cell>
              <table:table-cell office:value-type="float" office:value="119056">
                <text:p>119056</text:p>
              </table:table-cell>
              <table:table-cell office:value-type="float" office:value="124768">
                <text:p>124768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24201">
                <text:p>24201</text:p>
              </table:table-cell>
              <table:table-cell office:value-type="float" office:value="57602">
                <text:p>57602</text:p>
              </table:table-cell>
              <table:table-cell office:value-type="float" office:value="98060">
                <text:p>98060</text:p>
              </table:table-cell>
              <table:table-cell office:value-type="float" office:value="106996">
                <text:p>106996</text:p>
              </table:table-cell>
              <table:table-cell office:value-type="float" office:value="121990">
                <text:p>121990</text:p>
              </table:table-cell>
              <table:table-cell office:value-type="float" office:value="154541">
                <text:p>154541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22341">
                <text:p>22341</text:p>
              </table:table-cell>
              <table:table-cell office:value-type="float" office:value="60167">
                <text:p>60167</text:p>
              </table:table-cell>
              <table:table-cell office:value-type="float" office:value="141008">
                <text:p>141008</text:p>
              </table:table-cell>
              <table:table-cell office:value-type="float" office:value="73165">
                <text:p>73165</text:p>
              </table:table-cell>
              <table:table-cell office:value-type="float" office:value="130900">
                <text:p>130900</text:p>
              </table:table-cell>
              <table:table-cell office:value-type="float" office:value="183203">
                <text:p>183203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23120">
                <text:p>23120</text:p>
              </table:table-cell>
              <table:table-cell office:value-type="float" office:value="56307">
                <text:p>56307</text:p>
              </table:table-cell>
              <table:table-cell office:value-type="float" office:value="118515">
                <text:p>118515</text:p>
              </table:table-cell>
              <table:table-cell office:value-type="float" office:value="107241">
                <text:p>107241</text:p>
              </table:table-cell>
              <table:table-cell office:value-type="float" office:value="121831">
                <text:p>121831</text:p>
              </table:table-cell>
              <table:table-cell office:value-type="float" office:value="143905">
                <text:p>143905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21471">
                <text:p>21471</text:p>
              </table:table-cell>
              <table:table-cell office:value-type="float" office:value="57207">
                <text:p>57207</text:p>
              </table:table-cell>
              <table:table-cell office:value-type="float" office:value="111609">
                <text:p>111609</text:p>
              </table:table-cell>
              <table:table-cell office:value-type="float" office:value="113161">
                <text:p>113161</text:p>
              </table:table-cell>
              <table:table-cell office:value-type="float" office:value="122799">
                <text:p>122799</text:p>
              </table:table-cell>
              <table:table-cell office:value-type="float" office:value="136794">
                <text:p>136794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26074">
                <text:p>26074</text:p>
              </table:table-cell>
              <table:table-cell office:value-type="float" office:value="59342">
                <text:p>59342</text:p>
              </table:table-cell>
              <table:table-cell office:value-type="float" office:value="103794">
                <text:p>103794</text:p>
              </table:table-cell>
              <table:table-cell office:value-type="float" office:value="106501">
                <text:p>106501</text:p>
              </table:table-cell>
              <table:table-cell office:value-type="float" office:value="123035">
                <text:p>123035</text:p>
              </table:table-cell>
              <table:table-cell office:value-type="float" office:value="139278">
                <text:p>139278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30426">
                <text:p>30426</text:p>
              </table:table-cell>
              <table:table-cell office:value-type="float" office:value="59630">
                <text:p>59630</text:p>
              </table:table-cell>
              <table:table-cell office:value-type="float" office:value="120521">
                <text:p>120521</text:p>
              </table:table-cell>
              <table:table-cell office:value-type="float" office:value="115503">
                <text:p>115503</text:p>
              </table:table-cell>
              <table:table-cell office:value-type="float" office:value="123314">
                <text:p>123314</text:p>
              </table:table-cell>
              <table:table-cell office:value-type="float" office:value="133419">
                <text:p>133419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22799">
                <text:p>22799</text:p>
              </table:table-cell>
              <table:table-cell office:value-type="float" office:value="58385">
                <text:p>58385</text:p>
              </table:table-cell>
              <table:table-cell office:value-type="float" office:value="102559">
                <text:p>102559</text:p>
              </table:table-cell>
              <table:table-cell office:value-type="float" office:value="80390">
                <text:p>80390</text:p>
              </table:table-cell>
              <table:table-cell office:value-type="float" office:value="136426">
                <text:p>136426</text:p>
              </table:table-cell>
              <table:table-cell office:value-type="float" office:value="189605">
                <text:p>189605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21577">
                <text:p>21577</text:p>
              </table:table-cell>
              <table:table-cell office:value-type="float" office:value="56817">
                <text:p>56817</text:p>
              </table:table-cell>
              <table:table-cell office:value-type="float" office:value="125665">
                <text:p>125665</text:p>
              </table:table-cell>
              <table:table-cell office:value-type="float" office:value="71998">
                <text:p>71998</text:p>
              </table:table-cell>
              <table:table-cell office:value-type="float" office:value="131008">
                <text:p>131008</text:p>
              </table:table-cell>
              <table:table-cell office:value-type="float" office:value="189248">
                <text:p>189248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25410">
                <text:p>25410</text:p>
              </table:table-cell>
              <table:table-cell office:value-type="float" office:value="59572">
                <text:p>59572</text:p>
              </table:table-cell>
              <table:table-cell office:value-type="float" office:value="107455">
                <text:p>107455</text:p>
              </table:table-cell>
              <table:table-cell office:value-type="float" office:value="106015">
                <text:p>106015</text:p>
              </table:table-cell>
              <table:table-cell office:value-type="float" office:value="125734">
                <text:p>125734</text:p>
              </table:table-cell>
              <table:table-cell office:value-type="float" office:value="154166">
                <text:p>154166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22672">
                <text:p>22672</text:p>
              </table:table-cell>
              <table:table-cell office:value-type="float" office:value="58354">
                <text:p>58354</text:p>
              </table:table-cell>
              <table:table-cell office:value-type="float" office:value="108725">
                <text:p>108725</text:p>
              </table:table-cell>
              <table:table-cell office:value-type="float" office:value="114055">
                <text:p>114055</text:p>
              </table:table-cell>
              <table:table-cell office:value-type="float" office:value="127285">
                <text:p>127285</text:p>
              </table:table-cell>
              <table:table-cell office:value-type="float" office:value="143584">
                <text:p>143584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23139">
                <text:p>23139</text:p>
              </table:table-cell>
              <table:table-cell office:value-type="float" office:value="59082">
                <text:p>59082</text:p>
              </table:table-cell>
              <table:table-cell office:value-type="float" office:value="104916">
                <text:p>104916</text:p>
              </table:table-cell>
              <table:table-cell office:value-type="float" office:value="107965">
                <text:p>107965</text:p>
              </table:table-cell>
              <table:table-cell office:value-type="float" office:value="125968">
                <text:p>125968</text:p>
              </table:table-cell>
              <table:table-cell office:value-type="float" office:value="143063">
                <text:p>143063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23615">
                <text:p>23615</text:p>
              </table:table-cell>
              <table:table-cell office:value-type="float" office:value="59291">
                <text:p>59291</text:p>
              </table:table-cell>
              <table:table-cell office:value-type="float" office:value="109064">
                <text:p>109064</text:p>
              </table:table-cell>
              <table:table-cell office:value-type="float" office:value="119852">
                <text:p>119852</text:p>
              </table:table-cell>
              <table:table-cell office:value-type="float" office:value="127117">
                <text:p>127117</text:p>
              </table:table-cell>
              <table:table-cell office:value-type="float" office:value="138714">
                <text:p>138714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25315">
                <text:p>25315</text:p>
              </table:table-cell>
              <table:table-cell office:value-type="float" office:value="60338">
                <text:p>60338</text:p>
              </table:table-cell>
              <table:table-cell office:value-type="float" office:value="115581">
                <text:p>115581</text:p>
              </table:table-cell>
              <table:table-cell office:value-type="float" office:value="121057">
                <text:p>121057</text:p>
              </table:table-cell>
              <table:table-cell office:value-type="float" office:value="128073">
                <text:p>128073</text:p>
              </table:table-cell>
              <table:table-cell office:value-type="float" office:value="136800">
                <text:p>13680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22630">
                <text:p>22630</text:p>
              </table:table-cell>
              <table:table-cell office:value-type="float" office:value="62194">
                <text:p>62194</text:p>
              </table:table-cell>
              <table:table-cell office:value-type="float" office:value="124384">
                <text:p>124384</text:p>
              </table:table-cell>
              <table:table-cell office:value-type="float" office:value="121685">
                <text:p>121685</text:p>
              </table:table-cell>
              <table:table-cell office:value-type="float" office:value="128961">
                <text:p>128961</text:p>
              </table:table-cell>
              <table:table-cell office:value-type="float" office:value="138224">
                <text:p>138224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24482">
                <text:p>24482</text:p>
              </table:table-cell>
              <table:table-cell office:value-type="float" office:value="59504">
                <text:p>59504</text:p>
              </table:table-cell>
              <table:table-cell office:value-type="float" office:value="126572">
                <text:p>126572</text:p>
              </table:table-cell>
              <table:table-cell office:value-type="float" office:value="109256">
                <text:p>109256</text:p>
              </table:table-cell>
              <table:table-cell office:value-type="float" office:value="129353">
                <text:p>129353</text:p>
              </table:table-cell>
              <table:table-cell office:value-type="float" office:value="140811">
                <text:p>140811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23045">
                <text:p>23045</text:p>
              </table:table-cell>
              <table:table-cell office:value-type="float" office:value="59652">
                <text:p>59652</text:p>
              </table:table-cell>
              <table:table-cell office:value-type="float" office:value="114500">
                <text:p>114500</text:p>
              </table:table-cell>
              <table:table-cell office:value-type="float" office:value="121870">
                <text:p>121870</text:p>
              </table:table-cell>
              <table:table-cell office:value-type="float" office:value="129162">
                <text:p>129162</text:p>
              </table:table-cell>
              <table:table-cell office:value-type="float" office:value="136817">
                <text:p>136817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24794">
                <text:p>24794</text:p>
              </table:table-cell>
              <table:table-cell office:value-type="float" office:value="61920">
                <text:p>61920</text:p>
              </table:table-cell>
              <table:table-cell office:value-type="float" office:value="143399">
                <text:p>143399</text:p>
              </table:table-cell>
              <table:table-cell office:value-type="float" office:value="122138">
                <text:p>122138</text:p>
              </table:table-cell>
              <table:table-cell office:value-type="float" office:value="130311">
                <text:p>130311</text:p>
              </table:table-cell>
              <table:table-cell office:value-type="float" office:value="140584">
                <text:p>140584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22210">
                <text:p>22210</text:p>
              </table:table-cell>
              <table:table-cell office:value-type="float" office:value="62739">
                <text:p>62739</text:p>
              </table:table-cell>
              <table:table-cell office:value-type="float" office:value="109511">
                <text:p>109511</text:p>
              </table:table-cell>
              <table:table-cell office:value-type="float" office:value="124404">
                <text:p>124404</text:p>
              </table:table-cell>
              <table:table-cell office:value-type="float" office:value="131548">
                <text:p>131548</text:p>
              </table:table-cell>
              <table:table-cell office:value-type="float" office:value="140568">
                <text:p>140568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25927">
                <text:p>25927</text:p>
              </table:table-cell>
              <table:table-cell office:value-type="float" office:value="58221">
                <text:p>58221</text:p>
              </table:table-cell>
              <table:table-cell office:value-type="float" office:value="114508">
                <text:p>114508</text:p>
              </table:table-cell>
              <table:table-cell office:value-type="float" office:value="125083">
                <text:p>125083</text:p>
              </table:table-cell>
              <table:table-cell office:value-type="float" office:value="131742">
                <text:p>131742</text:p>
              </table:table-cell>
              <table:table-cell office:value-type="float" office:value="139159">
                <text:p>139159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27582">
                <text:p>27582</text:p>
              </table:table-cell>
              <table:table-cell office:value-type="float" office:value="63048">
                <text:p>63048</text:p>
              </table:table-cell>
              <table:table-cell office:value-type="float" office:value="141483">
                <text:p>141483</text:p>
              </table:table-cell>
              <table:table-cell office:value-type="float" office:value="124399">
                <text:p>124399</text:p>
              </table:table-cell>
              <table:table-cell office:value-type="float" office:value="132509">
                <text:p>132509</text:p>
              </table:table-cell>
              <table:table-cell office:value-type="float" office:value="141587">
                <text:p>141587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32784">
                <text:p>32784</text:p>
              </table:table-cell>
              <table:table-cell office:value-type="float" office:value="64721">
                <text:p>64721</text:p>
              </table:table-cell>
              <table:table-cell office:value-type="float" office:value="120278">
                <text:p>120278</text:p>
              </table:table-cell>
              <table:table-cell office:value-type="float" office:value="122563">
                <text:p>122563</text:p>
              </table:table-cell>
              <table:table-cell office:value-type="float" office:value="132821">
                <text:p>132821</text:p>
              </table:table-cell>
              <table:table-cell office:value-type="float" office:value="145283">
                <text:p>145283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27040">
                <text:p>27040</text:p>
              </table:table-cell>
              <table:table-cell office:value-type="float" office:value="59445">
                <text:p>59445</text:p>
              </table:table-cell>
              <table:table-cell office:value-type="float" office:value="153360">
                <text:p>153360</text:p>
              </table:table-cell>
              <table:table-cell office:value-type="float" office:value="67898">
                <text:p>67898</text:p>
              </table:table-cell>
              <table:table-cell office:value-type="float" office:value="133115">
                <text:p>133115</text:p>
              </table:table-cell>
              <table:table-cell office:value-type="float" office:value="143163">
                <text:p>143163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23456">
                <text:p>23456</text:p>
              </table:table-cell>
              <table:table-cell office:value-type="float" office:value="65296">
                <text:p>65296</text:p>
              </table:table-cell>
              <table:table-cell office:value-type="float" office:value="122683">
                <text:p>122683</text:p>
              </table:table-cell>
              <table:table-cell office:value-type="float" office:value="121517">
                <text:p>121517</text:p>
              </table:table-cell>
              <table:table-cell office:value-type="float" office:value="133369">
                <text:p>133369</text:p>
              </table:table-cell>
              <table:table-cell office:value-type="float" office:value="142094">
                <text:p>142094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22109">
                <text:p>22109</text:p>
              </table:table-cell>
              <table:table-cell office:value-type="float" office:value="63849">
                <text:p>63849</text:p>
              </table:table-cell>
              <table:table-cell office:value-type="float" office:value="121578">
                <text:p>121578</text:p>
              </table:table-cell>
              <table:table-cell office:value-type="float" office:value="127512">
                <text:p>127512</text:p>
              </table:table-cell>
              <table:table-cell office:value-type="float" office:value="135024">
                <text:p>135024</text:p>
              </table:table-cell>
              <table:table-cell office:value-type="float" office:value="142974">
                <text:p>142974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23606">
                <text:p>23606</text:p>
              </table:table-cell>
              <table:table-cell office:value-type="float" office:value="64453">
                <text:p>64453</text:p>
              </table:table-cell>
              <table:table-cell office:value-type="float" office:value="122538">
                <text:p>122538</text:p>
              </table:table-cell>
              <table:table-cell office:value-type="float" office:value="100330">
                <text:p>100330</text:p>
              </table:table-cell>
              <table:table-cell office:value-type="float" office:value="135367">
                <text:p>135367</text:p>
              </table:table-cell>
              <table:table-cell office:value-type="float" office:value="145407">
                <text:p>145407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23887">
                <text:p>23887</text:p>
              </table:table-cell>
              <table:table-cell office:value-type="float" office:value="64903">
                <text:p>64903</text:p>
              </table:table-cell>
              <table:table-cell office:value-type="float" office:value="122201">
                <text:p>122201</text:p>
              </table:table-cell>
              <table:table-cell office:value-type="float" office:value="129895">
                <text:p>129895</text:p>
              </table:table-cell>
              <table:table-cell office:value-type="float" office:value="135886">
                <text:p>135886</text:p>
              </table:table-cell>
              <table:table-cell office:value-type="float" office:value="146313">
                <text:p>146313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24402">
                <text:p>24402</text:p>
              </table:table-cell>
              <table:table-cell office:value-type="float" office:value="66437">
                <text:p>66437</text:p>
              </table:table-cell>
              <table:table-cell office:value-type="float" office:value="157148">
                <text:p>157148</text:p>
              </table:table-cell>
              <table:table-cell office:value-type="float" office:value="128214">
                <text:p>128214</text:p>
              </table:table-cell>
              <table:table-cell office:value-type="float" office:value="135741">
                <text:p>135741</text:p>
              </table:table-cell>
              <table:table-cell office:value-type="float" office:value="147789">
                <text:p>147789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29224">
                <text:p>29224</text:p>
              </table:table-cell>
              <table:table-cell office:value-type="float" office:value="64126">
                <text:p>64126</text:p>
              </table:table-cell>
              <table:table-cell office:value-type="float" office:value="126435">
                <text:p>126435</text:p>
              </table:table-cell>
              <table:table-cell office:value-type="float" office:value="130700">
                <text:p>130700</text:p>
              </table:table-cell>
              <table:table-cell office:value-type="float" office:value="137107">
                <text:p>137107</text:p>
              </table:table-cell>
              <table:table-cell office:value-type="float" office:value="144894">
                <text:p>144894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27289">
                <text:p>27289</text:p>
              </table:table-cell>
              <table:table-cell office:value-type="float" office:value="66888">
                <text:p>66888</text:p>
              </table:table-cell>
              <table:table-cell office:value-type="float" office:value="142585">
                <text:p>142585</text:p>
              </table:table-cell>
              <table:table-cell office:value-type="float" office:value="129496">
                <text:p>129496</text:p>
              </table:table-cell>
              <table:table-cell office:value-type="float" office:value="138280">
                <text:p>138280</text:p>
              </table:table-cell>
              <table:table-cell office:value-type="float" office:value="146262">
                <text:p>146262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25382">
                <text:p>25382</text:p>
              </table:table-cell>
              <table:table-cell office:value-type="float" office:value="63161">
                <text:p>63161</text:p>
              </table:table-cell>
              <table:table-cell office:value-type="float" office:value="114220">
                <text:p>114220</text:p>
              </table:table-cell>
              <table:table-cell office:value-type="float" office:value="131813">
                <text:p>131813</text:p>
              </table:table-cell>
              <table:table-cell office:value-type="float" office:value="138833">
                <text:p>138833</text:p>
              </table:table-cell>
              <table:table-cell office:value-type="float" office:value="147605">
                <text:p>147605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26475">
                <text:p>26475</text:p>
              </table:table-cell>
              <table:table-cell office:value-type="float" office:value="67363">
                <text:p>67363</text:p>
              </table:table-cell>
              <table:table-cell office:value-type="float" office:value="122365">
                <text:p>122365</text:p>
              </table:table-cell>
              <table:table-cell office:value-type="float" office:value="133022">
                <text:p>133022</text:p>
              </table:table-cell>
              <table:table-cell office:value-type="float" office:value="139540">
                <text:p>139540</text:p>
              </table:table-cell>
              <table:table-cell office:value-type="float" office:value="150319">
                <text:p>150319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25663">
                <text:p>25663</text:p>
              </table:table-cell>
              <table:table-cell office:value-type="float" office:value="66984">
                <text:p>66984</text:p>
              </table:table-cell>
              <table:table-cell office:value-type="float" office:value="156944">
                <text:p>156944</text:p>
              </table:table-cell>
              <table:table-cell office:value-type="float" office:value="131905">
                <text:p>131905</text:p>
              </table:table-cell>
              <table:table-cell office:value-type="float" office:value="139760">
                <text:p>139760</text:p>
              </table:table-cell>
              <table:table-cell office:value-type="float" office:value="149956">
                <text:p>149956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25980">
                <text:p>25980</text:p>
              </table:table-cell>
              <table:table-cell office:value-type="float" office:value="72019">
                <text:p>72019</text:p>
              </table:table-cell>
              <table:table-cell office:value-type="float" office:value="142440">
                <text:p>142440</text:p>
              </table:table-cell>
              <table:table-cell office:value-type="float" office:value="134275">
                <text:p>134275</text:p>
              </table:table-cell>
              <table:table-cell office:value-type="float" office:value="140342">
                <text:p>140342</text:p>
              </table:table-cell>
              <table:table-cell office:value-type="float" office:value="150227">
                <text:p>150227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28829">
                <text:p>28829</text:p>
              </table:table-cell>
              <table:table-cell office:value-type="float" office:value="66423">
                <text:p>66423</text:p>
              </table:table-cell>
              <table:table-cell office:value-type="float" office:value="131766">
                <text:p>131766</text:p>
              </table:table-cell>
              <table:table-cell office:value-type="float" office:value="136068">
                <text:p>136068</text:p>
              </table:table-cell>
              <table:table-cell office:value-type="float" office:value="141172">
                <text:p>141172</text:p>
              </table:table-cell>
              <table:table-cell office:value-type="float" office:value="152429">
                <text:p>152429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23202">
                <text:p>23202</text:p>
              </table:table-cell>
              <table:table-cell office:value-type="float" office:value="62193">
                <text:p>62193</text:p>
              </table:table-cell>
              <table:table-cell office:value-type="float" office:value="120961">
                <text:p>120961</text:p>
              </table:table-cell>
              <table:table-cell office:value-type="float" office:value="136846">
                <text:p>136846</text:p>
              </table:table-cell>
              <table:table-cell office:value-type="float" office:value="141853">
                <text:p>141853</text:p>
              </table:table-cell>
              <table:table-cell office:value-type="float" office:value="148902">
                <text:p>148902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26494">
                <text:p>26494</text:p>
              </table:table-cell>
              <table:table-cell office:value-type="float" office:value="63031">
                <text:p>63031</text:p>
              </table:table-cell>
              <table:table-cell office:value-type="float" office:value="121964">
                <text:p>121964</text:p>
              </table:table-cell>
              <table:table-cell office:value-type="float" office:value="136650">
                <text:p>136650</text:p>
              </table:table-cell>
              <table:table-cell office:value-type="float" office:value="142484">
                <text:p>142484</text:p>
              </table:table-cell>
              <table:table-cell office:value-type="float" office:value="150343">
                <text:p>150343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29019">
                <text:p>29019</text:p>
              </table:table-cell>
              <table:table-cell office:value-type="float" office:value="72385">
                <text:p>72385</text:p>
              </table:table-cell>
              <table:table-cell office:value-type="float" office:value="124213">
                <text:p>124213</text:p>
              </table:table-cell>
              <table:table-cell office:value-type="float" office:value="135696">
                <text:p>135696</text:p>
              </table:table-cell>
              <table:table-cell office:value-type="float" office:value="142784">
                <text:p>142784</text:p>
              </table:table-cell>
              <table:table-cell office:value-type="float" office:value="150810">
                <text:p>150810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29592">
                <text:p>29592</text:p>
              </table:table-cell>
              <table:table-cell office:value-type="float" office:value="69640">
                <text:p>69640</text:p>
              </table:table-cell>
              <table:table-cell office:value-type="float" office:value="144428">
                <text:p>144428</text:p>
              </table:table-cell>
              <table:table-cell office:value-type="float" office:value="138182">
                <text:p>138182</text:p>
              </table:table-cell>
              <table:table-cell office:value-type="float" office:value="144023">
                <text:p>144023</text:p>
              </table:table-cell>
              <table:table-cell office:value-type="float" office:value="153275">
                <text:p>153275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25890">
                <text:p>25890</text:p>
              </table:table-cell>
              <table:table-cell office:value-type="float" office:value="66865">
                <text:p>66865</text:p>
              </table:table-cell>
              <table:table-cell office:value-type="float" office:value="135637">
                <text:p>135637</text:p>
              </table:table-cell>
              <table:table-cell office:value-type="float" office:value="137498">
                <text:p>137498</text:p>
              </table:table-cell>
              <table:table-cell office:value-type="float" office:value="144379">
                <text:p>144379</text:p>
              </table:table-cell>
              <table:table-cell office:value-type="float" office:value="154154">
                <text:p>154154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27164">
                <text:p>27164</text:p>
              </table:table-cell>
              <table:table-cell office:value-type="float" office:value="66373">
                <text:p>66373</text:p>
              </table:table-cell>
              <table:table-cell office:value-type="float" office:value="149300">
                <text:p>149300</text:p>
              </table:table-cell>
              <table:table-cell office:value-type="float" office:value="138295">
                <text:p>138295</text:p>
              </table:table-cell>
              <table:table-cell office:value-type="float" office:value="144793">
                <text:p>144793</text:p>
              </table:table-cell>
              <table:table-cell office:value-type="float" office:value="153901">
                <text:p>153901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26846">
                <text:p>26846</text:p>
              </table:table-cell>
              <table:table-cell office:value-type="float" office:value="69070">
                <text:p>69070</text:p>
              </table:table-cell>
              <table:table-cell office:value-type="float" office:value="138209">
                <text:p>138209</text:p>
              </table:table-cell>
              <table:table-cell office:value-type="float" office:value="138909">
                <text:p>138909</text:p>
              </table:table-cell>
              <table:table-cell office:value-type="float" office:value="145704">
                <text:p>145704</text:p>
              </table:table-cell>
              <table:table-cell office:value-type="float" office:value="153632">
                <text:p>153632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26684">
                <text:p>26684</text:p>
              </table:table-cell>
              <table:table-cell office:value-type="float" office:value="68571">
                <text:p>68571</text:p>
              </table:table-cell>
              <table:table-cell office:value-type="float" office:value="136207">
                <text:p>136207</text:p>
              </table:table-cell>
              <table:table-cell office:value-type="float" office:value="140507">
                <text:p>140507</text:p>
              </table:table-cell>
              <table:table-cell office:value-type="float" office:value="146040">
                <text:p>146040</text:p>
              </table:table-cell>
              <table:table-cell office:value-type="float" office:value="159195">
                <text:p>159195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32405">
                <text:p>32405</text:p>
              </table:table-cell>
              <table:table-cell office:value-type="float" office:value="68922">
                <text:p>68922</text:p>
              </table:table-cell>
              <table:table-cell office:value-type="float" office:value="160802">
                <text:p>160802</text:p>
              </table:table-cell>
              <table:table-cell office:value-type="float" office:value="140019">
                <text:p>140019</text:p>
              </table:table-cell>
              <table:table-cell office:value-type="float" office:value="146926">
                <text:p>146926</text:p>
              </table:table-cell>
              <table:table-cell office:value-type="float" office:value="156215">
                <text:p>156215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30935">
                <text:p>30935</text:p>
              </table:table-cell>
              <table:table-cell office:value-type="float" office:value="69653">
                <text:p>69653</text:p>
              </table:table-cell>
              <table:table-cell office:value-type="float" office:value="132991">
                <text:p>132991</text:p>
              </table:table-cell>
              <table:table-cell office:value-type="float" office:value="142299">
                <text:p>142299</text:p>
              </table:table-cell>
              <table:table-cell office:value-type="float" office:value="147334">
                <text:p>147334</text:p>
              </table:table-cell>
              <table:table-cell office:value-type="float" office:value="154431">
                <text:p>154431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27595">
                <text:p>27595</text:p>
              </table:table-cell>
              <table:table-cell office:value-type="float" office:value="65501">
                <text:p>65501</text:p>
              </table:table-cell>
              <table:table-cell office:value-type="float" office:value="143120">
                <text:p>143120</text:p>
              </table:table-cell>
              <table:table-cell office:value-type="float" office:value="141402">
                <text:p>141402</text:p>
              </table:table-cell>
              <table:table-cell office:value-type="float" office:value="148124">
                <text:p>148124</text:p>
              </table:table-cell>
              <table:table-cell office:value-type="float" office:value="157114">
                <text:p>157114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32203">
                <text:p>32203</text:p>
              </table:table-cell>
              <table:table-cell office:value-type="float" office:value="73243">
                <text:p>73243</text:p>
              </table:table-cell>
              <table:table-cell office:value-type="float" office:value="148734">
                <text:p>148734</text:p>
              </table:table-cell>
              <table:table-cell office:value-type="float" office:value="143403">
                <text:p>143403</text:p>
              </table:table-cell>
              <table:table-cell office:value-type="float" office:value="148797">
                <text:p>148797</text:p>
              </table:table-cell>
              <table:table-cell office:value-type="float" office:value="159891">
                <text:p>159891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25615">
                <text:p>25615</text:p>
              </table:table-cell>
              <table:table-cell office:value-type="float" office:value="69334">
                <text:p>69334</text:p>
              </table:table-cell>
              <table:table-cell office:value-type="float" office:value="131065">
                <text:p>131065</text:p>
              </table:table-cell>
              <table:table-cell office:value-type="float" office:value="144411">
                <text:p>144411</text:p>
              </table:table-cell>
              <table:table-cell office:value-type="float" office:value="148952">
                <text:p>148952</text:p>
              </table:table-cell>
              <table:table-cell office:value-type="float" office:value="158203">
                <text:p>158203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25712">
                <text:p>25712</text:p>
              </table:table-cell>
              <table:table-cell office:value-type="float" office:value="67583">
                <text:p>67583</text:p>
              </table:table-cell>
              <table:table-cell office:value-type="float" office:value="134681">
                <text:p>134681</text:p>
              </table:table-cell>
              <table:table-cell office:value-type="float" office:value="143636">
                <text:p>143636</text:p>
              </table:table-cell>
              <table:table-cell office:value-type="float" office:value="149615">
                <text:p>149615</text:p>
              </table:table-cell>
              <table:table-cell office:value-type="float" office:value="159793">
                <text:p>159793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28194">
                <text:p>28194</text:p>
              </table:table-cell>
              <table:table-cell office:value-type="float" office:value="70817">
                <text:p>70817</text:p>
              </table:table-cell>
              <table:table-cell office:value-type="float" office:value="141906">
                <text:p>141906</text:p>
              </table:table-cell>
              <table:table-cell office:value-type="float" office:value="144914">
                <text:p>144914</text:p>
              </table:table-cell>
              <table:table-cell office:value-type="float" office:value="150910">
                <text:p>150910</text:p>
              </table:table-cell>
              <table:table-cell office:value-type="float" office:value="156964">
                <text:p>156964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31995">
                <text:p>31995</text:p>
              </table:table-cell>
              <table:table-cell office:value-type="float" office:value="74187">
                <text:p>74187</text:p>
              </table:table-cell>
              <table:table-cell office:value-type="float" office:value="133517">
                <text:p>133517</text:p>
              </table:table-cell>
              <table:table-cell office:value-type="float" office:value="145102">
                <text:p>145102</text:p>
              </table:table-cell>
              <table:table-cell office:value-type="float" office:value="151512">
                <text:p>151512</text:p>
              </table:table-cell>
              <table:table-cell office:value-type="float" office:value="160178">
                <text:p>160178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28561">
                <text:p>28561</text:p>
              </table:table-cell>
              <table:table-cell office:value-type="float" office:value="70559">
                <text:p>70559</text:p>
              </table:table-cell>
              <table:table-cell office:value-type="float" office:value="142700">
                <text:p>142700</text:p>
              </table:table-cell>
              <table:table-cell office:value-type="float" office:value="145781">
                <text:p>145781</text:p>
              </table:table-cell>
              <table:table-cell office:value-type="float" office:value="152224">
                <text:p>152224</text:p>
              </table:table-cell>
              <table:table-cell office:value-type="float" office:value="160025">
                <text:p>160025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26353">
                <text:p>26353</text:p>
              </table:table-cell>
              <table:table-cell office:value-type="float" office:value="72017">
                <text:p>72017</text:p>
              </table:table-cell>
              <table:table-cell office:value-type="float" office:value="141816">
                <text:p>141816</text:p>
              </table:table-cell>
              <table:table-cell office:value-type="float" office:value="143907">
                <text:p>143907</text:p>
              </table:table-cell>
              <table:table-cell office:value-type="float" office:value="151871">
                <text:p>151871</text:p>
              </table:table-cell>
              <table:table-cell office:value-type="float" office:value="169554">
                <text:p>169554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27807">
                <text:p>27807</text:p>
              </table:table-cell>
              <table:table-cell office:value-type="float" office:value="71807">
                <text:p>71807</text:p>
              </table:table-cell>
              <table:table-cell office:value-type="float" office:value="151859">
                <text:p>151859</text:p>
              </table:table-cell>
              <table:table-cell office:value-type="float" office:value="147377">
                <text:p>147377</text:p>
              </table:table-cell>
              <table:table-cell office:value-type="float" office:value="153462">
                <text:p>153462</text:p>
              </table:table-cell>
              <table:table-cell office:value-type="float" office:value="160575">
                <text:p>160575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30170">
                <text:p>30170</text:p>
              </table:table-cell>
              <table:table-cell office:value-type="float" office:value="71473">
                <text:p>71473</text:p>
              </table:table-cell>
              <table:table-cell office:value-type="float" office:value="142373">
                <text:p>142373</text:p>
              </table:table-cell>
              <table:table-cell office:value-type="float" office:value="147541">
                <text:p>147541</text:p>
              </table:table-cell>
              <table:table-cell office:value-type="float" office:value="154302">
                <text:p>154302</text:p>
              </table:table-cell>
              <table:table-cell office:value-type="float" office:value="162922">
                <text:p>162922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33263">
                <text:p>33263</text:p>
              </table:table-cell>
              <table:table-cell office:value-type="float" office:value="68552">
                <text:p>68552</text:p>
              </table:table-cell>
              <table:table-cell office:value-type="float" office:value="149966">
                <text:p>149966</text:p>
              </table:table-cell>
              <table:table-cell office:value-type="float" office:value="148303">
                <text:p>148303</text:p>
              </table:table-cell>
              <table:table-cell office:value-type="float" office:value="154509">
                <text:p>154509</text:p>
              </table:table-cell>
              <table:table-cell office:value-type="float" office:value="163483">
                <text:p>163483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26556">
                <text:p>26556</text:p>
              </table:table-cell>
              <table:table-cell office:value-type="float" office:value="68020">
                <text:p>68020</text:p>
              </table:table-cell>
              <table:table-cell office:value-type="float" office:value="132269">
                <text:p>132269</text:p>
              </table:table-cell>
              <table:table-cell office:value-type="float" office:value="149396">
                <text:p>149396</text:p>
              </table:table-cell>
              <table:table-cell office:value-type="float" office:value="155208">
                <text:p>155208</text:p>
              </table:table-cell>
              <table:table-cell office:value-type="float" office:value="164046">
                <text:p>164046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27387">
                <text:p>27387</text:p>
              </table:table-cell>
              <table:table-cell office:value-type="float" office:value="71156">
                <text:p>71156</text:p>
              </table:table-cell>
              <table:table-cell office:value-type="float" office:value="136779">
                <text:p>136779</text:p>
              </table:table-cell>
              <table:table-cell office:value-type="float" office:value="149907">
                <text:p>149907</text:p>
              </table:table-cell>
              <table:table-cell office:value-type="float" office:value="156067">
                <text:p>156067</text:p>
              </table:table-cell>
              <table:table-cell office:value-type="float" office:value="164631">
                <text:p>164631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28846">
                <text:p>28846</text:p>
              </table:table-cell>
              <table:table-cell office:value-type="float" office:value="74739">
                <text:p>74739</text:p>
              </table:table-cell>
              <table:table-cell office:value-type="float" office:value="155969">
                <text:p>155969</text:p>
              </table:table-cell>
              <table:table-cell office:value-type="float" office:value="150930">
                <text:p>150930</text:p>
              </table:table-cell>
              <table:table-cell office:value-type="float" office:value="156819">
                <text:p>156819</text:p>
              </table:table-cell>
              <table:table-cell office:value-type="float" office:value="165988">
                <text:p>165988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33249">
                <text:p>33249</text:p>
              </table:table-cell>
              <table:table-cell office:value-type="float" office:value="74621">
                <text:p>74621</text:p>
              </table:table-cell>
              <table:table-cell office:value-type="float" office:value="150861">
                <text:p>150861</text:p>
              </table:table-cell>
              <table:table-cell office:value-type="float" office:value="151758">
                <text:p>151758</text:p>
              </table:table-cell>
              <table:table-cell office:value-type="float" office:value="157009">
                <text:p>157009</text:p>
              </table:table-cell>
              <table:table-cell office:value-type="float" office:value="167750">
                <text:p>167750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29876">
                <text:p>29876</text:p>
              </table:table-cell>
              <table:table-cell office:value-type="float" office:value="75911">
                <text:p>75911</text:p>
              </table:table-cell>
              <table:table-cell office:value-type="float" office:value="176104">
                <text:p>176104</text:p>
              </table:table-cell>
              <table:table-cell office:value-type="float" office:value="152812">
                <text:p>152812</text:p>
              </table:table-cell>
              <table:table-cell office:value-type="float" office:value="158080">
                <text:p>158080</text:p>
              </table:table-cell>
              <table:table-cell office:value-type="float" office:value="168326">
                <text:p>168326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29269">
                <text:p>29269</text:p>
              </table:table-cell>
              <table:table-cell office:value-type="float" office:value="70970">
                <text:p>70970</text:p>
              </table:table-cell>
              <table:table-cell office:value-type="float" office:value="141155">
                <text:p>141155</text:p>
              </table:table-cell>
              <table:table-cell office:value-type="float" office:value="152727">
                <text:p>152727</text:p>
              </table:table-cell>
              <table:table-cell office:value-type="float" office:value="158267">
                <text:p>158267</text:p>
              </table:table-cell>
              <table:table-cell office:value-type="float" office:value="168021">
                <text:p>168021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31586">
                <text:p>31586</text:p>
              </table:table-cell>
              <table:table-cell office:value-type="float" office:value="76422">
                <text:p>76422</text:p>
              </table:table-cell>
              <table:table-cell office:value-type="float" office:value="158983">
                <text:p>158983</text:p>
              </table:table-cell>
              <table:table-cell office:value-type="float" office:value="154026">
                <text:p>154026</text:p>
              </table:table-cell>
              <table:table-cell office:value-type="float" office:value="159385">
                <text:p>159385</text:p>
              </table:table-cell>
              <table:table-cell office:value-type="float" office:value="169822">
                <text:p>169822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31094">
                <text:p>31094</text:p>
              </table:table-cell>
              <table:table-cell office:value-type="float" office:value="77361">
                <text:p>77361</text:p>
              </table:table-cell>
              <table:table-cell office:value-type="float" office:value="167021">
                <text:p>167021</text:p>
              </table:table-cell>
              <table:table-cell office:value-type="float" office:value="148637">
                <text:p>148637</text:p>
              </table:table-cell>
              <table:table-cell office:value-type="float" office:value="159739">
                <text:p>159739</text:p>
              </table:table-cell>
              <table:table-cell office:value-type="float" office:value="169344">
                <text:p>169344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31126">
                <text:p>31126</text:p>
              </table:table-cell>
              <table:table-cell office:value-type="float" office:value="72499">
                <text:p>72499</text:p>
              </table:table-cell>
              <table:table-cell office:value-type="float" office:value="145473">
                <text:p>145473</text:p>
              </table:table-cell>
              <table:table-cell office:value-type="float" office:value="152844">
                <text:p>152844</text:p>
              </table:table-cell>
              <table:table-cell office:value-type="float" office:value="160124">
                <text:p>160124</text:p>
              </table:table-cell>
              <table:table-cell office:value-type="float" office:value="170070">
                <text:p>170070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28578">
                <text:p>28578</text:p>
              </table:table-cell>
              <table:table-cell office:value-type="float" office:value="73937">
                <text:p>73937</text:p>
              </table:table-cell>
              <table:table-cell office:value-type="float" office:value="148423">
                <text:p>148423</text:p>
              </table:table-cell>
              <table:table-cell office:value-type="float" office:value="152434">
                <text:p>152434</text:p>
              </table:table-cell>
              <table:table-cell office:value-type="float" office:value="160680">
                <text:p>160680</text:p>
              </table:table-cell>
              <table:table-cell office:value-type="float" office:value="173574">
                <text:p>173574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30426">
                <text:p>30426</text:p>
              </table:table-cell>
              <table:table-cell office:value-type="float" office:value="81635">
                <text:p>81635</text:p>
              </table:table-cell>
              <table:table-cell office:value-type="float" office:value="142412">
                <text:p>142412</text:p>
              </table:table-cell>
              <table:table-cell office:value-type="float" office:value="156348">
                <text:p>156348</text:p>
              </table:table-cell>
              <table:table-cell office:value-type="float" office:value="162452">
                <text:p>162452</text:p>
              </table:table-cell>
              <table:table-cell office:value-type="float" office:value="171737">
                <text:p>171737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33533">
                <text:p>33533</text:p>
              </table:table-cell>
              <table:table-cell office:value-type="float" office:value="77030">
                <text:p>77030</text:p>
              </table:table-cell>
              <table:table-cell office:value-type="float" office:value="139391">
                <text:p>139391</text:p>
              </table:table-cell>
              <table:table-cell office:value-type="float" office:value="150122">
                <text:p>150122</text:p>
              </table:table-cell>
              <table:table-cell office:value-type="float" office:value="161659">
                <text:p>161659</text:p>
              </table:table-cell>
              <table:table-cell office:value-type="float" office:value="171615">
                <text:p>171615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30941">
                <text:p>30941</text:p>
              </table:table-cell>
              <table:table-cell office:value-type="float" office:value="74247">
                <text:p>74247</text:p>
              </table:table-cell>
              <table:table-cell office:value-type="float" office:value="136254">
                <text:p>136254</text:p>
              </table:table-cell>
              <table:table-cell office:value-type="float" office:value="152246">
                <text:p>152246</text:p>
              </table:table-cell>
              <table:table-cell office:value-type="float" office:value="162979">
                <text:p>162979</text:p>
              </table:table-cell>
              <table:table-cell office:value-type="float" office:value="171946">
                <text:p>171946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27161">
                <text:p>27161</text:p>
              </table:table-cell>
              <table:table-cell office:value-type="float" office:value="73355">
                <text:p>73355</text:p>
              </table:table-cell>
              <table:table-cell office:value-type="float" office:value="142690">
                <text:p>142690</text:p>
              </table:table-cell>
              <table:table-cell office:value-type="float" office:value="156063">
                <text:p>156063</text:p>
              </table:table-cell>
              <table:table-cell office:value-type="float" office:value="163559">
                <text:p>163559</text:p>
              </table:table-cell>
              <table:table-cell office:value-type="float" office:value="175632">
                <text:p>175632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33016">
                <text:p>33016</text:p>
              </table:table-cell>
              <table:table-cell office:value-type="float" office:value="79362">
                <text:p>79362</text:p>
              </table:table-cell>
              <table:table-cell office:value-type="float" office:value="172080">
                <text:p>172080</text:p>
              </table:table-cell>
              <table:table-cell office:value-type="float" office:value="155836">
                <text:p>155836</text:p>
              </table:table-cell>
              <table:table-cell office:value-type="float" office:value="164445">
                <text:p>164445</text:p>
              </table:table-cell>
              <table:table-cell office:value-type="float" office:value="173856">
                <text:p>173856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27344">
                <text:p>27344</text:p>
              </table:table-cell>
              <table:table-cell office:value-type="float" office:value="73388">
                <text:p>73388</text:p>
              </table:table-cell>
              <table:table-cell office:value-type="float" office:value="147774">
                <text:p>147774</text:p>
              </table:table-cell>
              <table:table-cell office:value-type="float" office:value="154913">
                <text:p>154913</text:p>
              </table:table-cell>
              <table:table-cell office:value-type="float" office:value="164991">
                <text:p>164991</text:p>
              </table:table-cell>
              <table:table-cell office:value-type="float" office:value="179724">
                <text:p>179724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27284">
                <text:p>27284</text:p>
              </table:table-cell>
              <table:table-cell office:value-type="float" office:value="77501">
                <text:p>77501</text:p>
              </table:table-cell>
              <table:table-cell office:value-type="float" office:value="127969">
                <text:p>127969</text:p>
              </table:table-cell>
              <table:table-cell office:value-type="float" office:value="155730">
                <text:p>155730</text:p>
              </table:table-cell>
              <table:table-cell office:value-type="float" office:value="165615">
                <text:p>165615</text:p>
              </table:table-cell>
              <table:table-cell office:value-type="float" office:value="175194">
                <text:p>175194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31552">
                <text:p>31552</text:p>
              </table:table-cell>
              <table:table-cell office:value-type="float" office:value="72666">
                <text:p>72666</text:p>
              </table:table-cell>
              <table:table-cell office:value-type="float" office:value="140334">
                <text:p>140334</text:p>
              </table:table-cell>
              <table:table-cell office:value-type="float" office:value="157990">
                <text:p>157990</text:p>
              </table:table-cell>
              <table:table-cell office:value-type="float" office:value="165926">
                <text:p>165926</text:p>
              </table:table-cell>
              <table:table-cell office:value-type="float" office:value="179709">
                <text:p>179709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29198">
                <text:p>29198</text:p>
              </table:table-cell>
              <table:table-cell office:value-type="float" office:value="77744">
                <text:p>77744</text:p>
              </table:table-cell>
              <table:table-cell office:value-type="float" office:value="159769">
                <text:p>159769</text:p>
              </table:table-cell>
              <table:table-cell office:value-type="float" office:value="159117">
                <text:p>159117</text:p>
              </table:table-cell>
              <table:table-cell office:value-type="float" office:value="166620">
                <text:p>166620</text:p>
              </table:table-cell>
              <table:table-cell office:value-type="float" office:value="176713">
                <text:p>176713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27222">
                <text:p>27222</text:p>
              </table:table-cell>
              <table:table-cell office:value-type="float" office:value="74253">
                <text:p>74253</text:p>
              </table:table-cell>
              <table:table-cell office:value-type="float" office:value="148126">
                <text:p>148126</text:p>
              </table:table-cell>
              <table:table-cell office:value-type="float" office:value="159195">
                <text:p>159195</text:p>
              </table:table-cell>
              <table:table-cell office:value-type="float" office:value="168210">
                <text:p>168210</text:p>
              </table:table-cell>
              <table:table-cell office:value-type="float" office:value="176709">
                <text:p>176709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31729">
                <text:p>31729</text:p>
              </table:table-cell>
              <table:table-cell office:value-type="float" office:value="78624">
                <text:p>78624</text:p>
              </table:table-cell>
              <table:table-cell office:value-type="float" office:value="166764">
                <text:p>166764</text:p>
              </table:table-cell>
              <table:table-cell office:value-type="float" office:value="160532">
                <text:p>160532</text:p>
              </table:table-cell>
              <table:table-cell office:value-type="float" office:value="168663">
                <text:p>168663</text:p>
              </table:table-cell>
              <table:table-cell office:value-type="float" office:value="177224">
                <text:p>177224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34297">
                <text:p>34297</text:p>
              </table:table-cell>
              <table:table-cell office:value-type="float" office:value="78902">
                <text:p>78902</text:p>
              </table:table-cell>
              <table:table-cell office:value-type="float" office:value="125758">
                <text:p>125758</text:p>
              </table:table-cell>
              <table:table-cell office:value-type="float" office:value="160784">
                <text:p>160784</text:p>
              </table:table-cell>
              <table:table-cell office:value-type="float" office:value="169420">
                <text:p>169420</text:p>
              </table:table-cell>
              <table:table-cell office:value-type="float" office:value="181524">
                <text:p>181524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28906">
                <text:p>28906</text:p>
              </table:table-cell>
              <table:table-cell office:value-type="float" office:value="78847">
                <text:p>78847</text:p>
              </table:table-cell>
              <table:table-cell office:value-type="float" office:value="173302">
                <text:p>173302</text:p>
              </table:table-cell>
              <table:table-cell office:value-type="float" office:value="162659">
                <text:p>162659</text:p>
              </table:table-cell>
              <table:table-cell office:value-type="float" office:value="169388">
                <text:p>169388</text:p>
              </table:table-cell>
              <table:table-cell office:value-type="float" office:value="177208">
                <text:p>177208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32238">
                <text:p>32238</text:p>
              </table:table-cell>
              <table:table-cell office:value-type="float" office:value="77419">
                <text:p>77419</text:p>
              </table:table-cell>
              <table:table-cell office:value-type="float" office:value="161970">
                <text:p>161970</text:p>
              </table:table-cell>
              <table:table-cell office:value-type="float" office:value="161499">
                <text:p>161499</text:p>
              </table:table-cell>
              <table:table-cell office:value-type="float" office:value="170072">
                <text:p>170072</text:p>
              </table:table-cell>
              <table:table-cell office:value-type="float" office:value="177504">
                <text:p>177504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31059">
                <text:p>31059</text:p>
              </table:table-cell>
              <table:table-cell office:value-type="float" office:value="84554">
                <text:p>84554</text:p>
              </table:table-cell>
              <table:table-cell office:value-type="float" office:value="219917">
                <text:p>219917</text:p>
              </table:table-cell>
              <table:table-cell office:value-type="float" office:value="159599">
                <text:p>159599</text:p>
              </table:table-cell>
              <table:table-cell office:value-type="float" office:value="170363">
                <text:p>170363</text:p>
              </table:table-cell>
              <table:table-cell office:value-type="float" office:value="179956">
                <text:p>179956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30447">
                <text:p>30447</text:p>
              </table:table-cell>
              <table:table-cell office:value-type="float" office:value="80935">
                <text:p>80935</text:p>
              </table:table-cell>
              <table:table-cell office:value-type="float" office:value="196983">
                <text:p>196983</text:p>
              </table:table-cell>
              <table:table-cell office:value-type="float" office:value="165197">
                <text:p>165197</text:p>
              </table:table-cell>
              <table:table-cell office:value-type="float" office:value="171415">
                <text:p>171415</text:p>
              </table:table-cell>
              <table:table-cell office:value-type="float" office:value="185479">
                <text:p>185479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31225">
                <text:p>31225</text:p>
              </table:table-cell>
              <table:table-cell office:value-type="float" office:value="79002">
                <text:p>79002</text:p>
              </table:table-cell>
              <table:table-cell office:value-type="float" office:value="149826">
                <text:p>149826</text:p>
              </table:table-cell>
              <table:table-cell office:value-type="float" office:value="162750">
                <text:p>162750</text:p>
              </table:table-cell>
              <table:table-cell office:value-type="float" office:value="172123">
                <text:p>172123</text:p>
              </table:table-cell>
              <table:table-cell office:value-type="float" office:value="181318">
                <text:p>181318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36463">
                <text:p>36463</text:p>
              </table:table-cell>
              <table:table-cell office:value-type="float" office:value="84669">
                <text:p>84669</text:p>
              </table:table-cell>
              <table:table-cell office:value-type="float" office:value="169231">
                <text:p>169231</text:p>
              </table:table-cell>
              <table:table-cell office:value-type="float" office:value="162937">
                <text:p>162937</text:p>
              </table:table-cell>
              <table:table-cell office:value-type="float" office:value="172242">
                <text:p>172242</text:p>
              </table:table-cell>
              <table:table-cell office:value-type="float" office:value="181377">
                <text:p>181377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32814">
                <text:p>32814</text:p>
              </table:table-cell>
              <table:table-cell office:value-type="float" office:value="78301">
                <text:p>78301</text:p>
              </table:table-cell>
              <table:table-cell office:value-type="float" office:value="162737">
                <text:p>162737</text:p>
              </table:table-cell>
              <table:table-cell office:value-type="float" office:value="165257">
                <text:p>165257</text:p>
              </table:table-cell>
              <table:table-cell office:value-type="float" office:value="173020">
                <text:p>173020</text:p>
              </table:table-cell>
              <table:table-cell office:value-type="float" office:value="185568">
                <text:p>185568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33397">
                <text:p>33397</text:p>
              </table:table-cell>
              <table:table-cell office:value-type="float" office:value="79719">
                <text:p>79719</text:p>
              </table:table-cell>
              <table:table-cell office:value-type="float" office:value="141586">
                <text:p>141586</text:p>
              </table:table-cell>
              <table:table-cell office:value-type="float" office:value="165743">
                <text:p>165743</text:p>
              </table:table-cell>
              <table:table-cell office:value-type="float" office:value="174015">
                <text:p>174015</text:p>
              </table:table-cell>
              <table:table-cell office:value-type="float" office:value="187747">
                <text:p>187747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37335">
                <text:p>37335</text:p>
              </table:table-cell>
              <table:table-cell office:value-type="float" office:value="84656">
                <text:p>84656</text:p>
              </table:table-cell>
              <table:table-cell office:value-type="float" office:value="174079">
                <text:p>174079</text:p>
              </table:table-cell>
              <table:table-cell office:value-type="float" office:value="163504">
                <text:p>163504</text:p>
              </table:table-cell>
              <table:table-cell office:value-type="float" office:value="174171">
                <text:p>174171</text:p>
              </table:table-cell>
              <table:table-cell office:value-type="float" office:value="185669">
                <text:p>185669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39035">
                <text:p>39035</text:p>
              </table:table-cell>
              <table:table-cell office:value-type="float" office:value="85913">
                <text:p>85913</text:p>
              </table:table-cell>
              <table:table-cell office:value-type="float" office:value="151537">
                <text:p>151537</text:p>
              </table:table-cell>
              <table:table-cell office:value-type="float" office:value="165517">
                <text:p>165517</text:p>
              </table:table-cell>
              <table:table-cell office:value-type="float" office:value="174887">
                <text:p>174887</text:p>
              </table:table-cell>
              <table:table-cell office:value-type="float" office:value="185462">
                <text:p>185462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28078">
                <text:p>28078</text:p>
              </table:table-cell>
              <table:table-cell office:value-type="float" office:value="79685">
                <text:p>79685</text:p>
              </table:table-cell>
              <table:table-cell office:value-type="float" office:value="150064">
                <text:p>150064</text:p>
              </table:table-cell>
              <table:table-cell office:value-type="float" office:value="168483">
                <text:p>168483</text:p>
              </table:table-cell>
              <table:table-cell office:value-type="float" office:value="176180">
                <text:p>176180</text:p>
              </table:table-cell>
              <table:table-cell office:value-type="float" office:value="185904">
                <text:p>185904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37961">
                <text:p>37961</text:p>
              </table:table-cell>
              <table:table-cell office:value-type="float" office:value="82687">
                <text:p>82687</text:p>
              </table:table-cell>
              <table:table-cell office:value-type="float" office:value="168996">
                <text:p>168996</text:p>
              </table:table-cell>
              <table:table-cell office:value-type="float" office:value="170145">
                <text:p>170145</text:p>
              </table:table-cell>
              <table:table-cell office:value-type="float" office:value="176484">
                <text:p>176484</text:p>
              </table:table-cell>
              <table:table-cell office:value-type="float" office:value="187794">
                <text:p>187794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30412">
                <text:p>30412</text:p>
              </table:table-cell>
              <table:table-cell office:value-type="float" office:value="85567">
                <text:p>85567</text:p>
              </table:table-cell>
              <table:table-cell office:value-type="float" office:value="166833">
                <text:p>166833</text:p>
              </table:table-cell>
              <table:table-cell office:value-type="float" office:value="168837">
                <text:p>168837</text:p>
              </table:table-cell>
              <table:table-cell office:value-type="float" office:value="177721">
                <text:p>177721</text:p>
              </table:table-cell>
              <table:table-cell office:value-type="float" office:value="188894">
                <text:p>188894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38735">
                <text:p>38735</text:p>
              </table:table-cell>
              <table:table-cell office:value-type="float" office:value="86628">
                <text:p>86628</text:p>
              </table:table-cell>
              <table:table-cell office:value-type="float" office:value="197726">
                <text:p>197726</text:p>
              </table:table-cell>
              <table:table-cell office:value-type="float" office:value="171462">
                <text:p>171462</text:p>
              </table:table-cell>
              <table:table-cell office:value-type="float" office:value="177728">
                <text:p>177728</text:p>
              </table:table-cell>
              <table:table-cell office:value-type="float" office:value="186555">
                <text:p>186555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33578">
                <text:p>33578</text:p>
              </table:table-cell>
              <table:table-cell office:value-type="float" office:value="82309">
                <text:p>82309</text:p>
              </table:table-cell>
              <table:table-cell office:value-type="float" office:value="167639">
                <text:p>167639</text:p>
              </table:table-cell>
              <table:table-cell office:value-type="float" office:value="171720">
                <text:p>171720</text:p>
              </table:table-cell>
              <table:table-cell office:value-type="float" office:value="178624">
                <text:p>178624</text:p>
              </table:table-cell>
              <table:table-cell office:value-type="float" office:value="188629">
                <text:p>188629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31410">
                <text:p>31410</text:p>
              </table:table-cell>
              <table:table-cell office:value-type="float" office:value="85109">
                <text:p>85109</text:p>
              </table:table-cell>
              <table:table-cell office:value-type="float" office:value="172179">
                <text:p>172179</text:p>
              </table:table-cell>
              <table:table-cell office:value-type="float" office:value="172315">
                <text:p>172315</text:p>
              </table:table-cell>
              <table:table-cell office:value-type="float" office:value="179288">
                <text:p>179288</text:p>
              </table:table-cell>
              <table:table-cell office:value-type="float" office:value="197310">
                <text:p>19731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33477">
                <text:p>33477</text:p>
              </table:table-cell>
              <table:table-cell office:value-type="float" office:value="82703">
                <text:p>82703</text:p>
              </table:table-cell>
              <table:table-cell office:value-type="float" office:value="171056">
                <text:p>171056</text:p>
              </table:table-cell>
              <table:table-cell office:value-type="float" office:value="172490">
                <text:p>172490</text:p>
              </table:table-cell>
              <table:table-cell office:value-type="float" office:value="179542">
                <text:p>179542</text:p>
              </table:table-cell>
              <table:table-cell office:value-type="float" office:value="190055">
                <text:p>190055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31367">
                <text:p>31367</text:p>
              </table:table-cell>
              <table:table-cell office:value-type="float" office:value="86464">
                <text:p>86464</text:p>
              </table:table-cell>
              <table:table-cell office:value-type="float" office:value="164454">
                <text:p>164454</text:p>
              </table:table-cell>
              <table:table-cell office:value-type="float" office:value="174387">
                <text:p>174387</text:p>
              </table:table-cell>
              <table:table-cell office:value-type="float" office:value="179856">
                <text:p>179856</text:p>
              </table:table-cell>
              <table:table-cell office:value-type="float" office:value="186737">
                <text:p>186737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34594">
                <text:p>34594</text:p>
              </table:table-cell>
              <table:table-cell office:value-type="float" office:value="83161">
                <text:p>83161</text:p>
              </table:table-cell>
              <table:table-cell office:value-type="float" office:value="189373">
                <text:p>189373</text:p>
              </table:table-cell>
              <table:table-cell office:value-type="float" office:value="172824">
                <text:p>172824</text:p>
              </table:table-cell>
              <table:table-cell office:value-type="float" office:value="179673">
                <text:p>179673</text:p>
              </table:table-cell>
              <table:table-cell office:value-type="float" office:value="188707">
                <text:p>188707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33316">
                <text:p>33316</text:p>
              </table:table-cell>
              <table:table-cell office:value-type="float" office:value="82149">
                <text:p>82149</text:p>
              </table:table-cell>
              <table:table-cell office:value-type="float" office:value="232961">
                <text:p>232961</text:p>
              </table:table-cell>
              <table:table-cell office:value-type="float" office:value="174226">
                <text:p>174226</text:p>
              </table:table-cell>
              <table:table-cell office:value-type="float" office:value="181324">
                <text:p>181324</text:p>
              </table:table-cell>
              <table:table-cell office:value-type="float" office:value="189103">
                <text:p>189103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36636">
                <text:p>36636</text:p>
              </table:table-cell>
              <table:table-cell office:value-type="float" office:value="82099">
                <text:p>82099</text:p>
              </table:table-cell>
              <table:table-cell office:value-type="float" office:value="141771">
                <text:p>141771</text:p>
              </table:table-cell>
              <table:table-cell office:value-type="float" office:value="176258">
                <text:p>176258</text:p>
              </table:table-cell>
              <table:table-cell office:value-type="float" office:value="182186">
                <text:p>182186</text:p>
              </table:table-cell>
              <table:table-cell office:value-type="float" office:value="192546">
                <text:p>192546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36739">
                <text:p>36739</text:p>
              </table:table-cell>
              <table:table-cell office:value-type="float" office:value="89914">
                <text:p>89914</text:p>
              </table:table-cell>
              <table:table-cell office:value-type="float" office:value="159870">
                <text:p>159870</text:p>
              </table:table-cell>
              <table:table-cell office:value-type="float" office:value="174627">
                <text:p>174627</text:p>
              </table:table-cell>
              <table:table-cell office:value-type="float" office:value="182194">
                <text:p>182194</text:p>
              </table:table-cell>
              <table:table-cell office:value-type="float" office:value="193772">
                <text:p>193772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39164">
                <text:p>39164</text:p>
              </table:table-cell>
              <table:table-cell office:value-type="float" office:value="85687">
                <text:p>85687</text:p>
              </table:table-cell>
              <table:table-cell office:value-type="float" office:value="149267">
                <text:p>149267</text:p>
              </table:table-cell>
              <table:table-cell office:value-type="float" office:value="176818">
                <text:p>176818</text:p>
              </table:table-cell>
              <table:table-cell office:value-type="float" office:value="183434">
                <text:p>183434</text:p>
              </table:table-cell>
              <table:table-cell office:value-type="float" office:value="200880">
                <text:p>200880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38755">
                <text:p>38755</text:p>
              </table:table-cell>
              <table:table-cell office:value-type="float" office:value="83873">
                <text:p>83873</text:p>
              </table:table-cell>
              <table:table-cell office:value-type="float" office:value="189637">
                <text:p>189637</text:p>
              </table:table-cell>
              <table:table-cell office:value-type="float" office:value="176640">
                <text:p>176640</text:p>
              </table:table-cell>
              <table:table-cell office:value-type="float" office:value="184112">
                <text:p>184112</text:p>
              </table:table-cell>
              <table:table-cell office:value-type="float" office:value="193557">
                <text:p>193557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32947">
                <text:p>32947</text:p>
              </table:table-cell>
              <table:table-cell office:value-type="float" office:value="85721">
                <text:p>85721</text:p>
              </table:table-cell>
              <table:table-cell office:value-type="float" office:value="158543">
                <text:p>158543</text:p>
              </table:table-cell>
              <table:table-cell office:value-type="float" office:value="175238">
                <text:p>175238</text:p>
              </table:table-cell>
              <table:table-cell office:value-type="float" office:value="184770">
                <text:p>184770</text:p>
              </table:table-cell>
              <table:table-cell office:value-type="float" office:value="194131">
                <text:p>194131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31112">
                <text:p>31112</text:p>
              </table:table-cell>
              <table:table-cell office:value-type="float" office:value="82612">
                <text:p>82612</text:p>
              </table:table-cell>
              <table:table-cell office:value-type="float" office:value="160308">
                <text:p>160308</text:p>
              </table:table-cell>
              <table:table-cell office:value-type="float" office:value="178632">
                <text:p>178632</text:p>
              </table:table-cell>
              <table:table-cell office:value-type="float" office:value="185572">
                <text:p>185572</text:p>
              </table:table-cell>
              <table:table-cell office:value-type="float" office:value="198246">
                <text:p>198246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37498">
                <text:p>37498</text:p>
              </table:table-cell>
              <table:table-cell office:value-type="float" office:value="88535">
                <text:p>88535</text:p>
              </table:table-cell>
              <table:table-cell office:value-type="float" office:value="155443">
                <text:p>155443</text:p>
              </table:table-cell>
              <table:table-cell office:value-type="float" office:value="180036">
                <text:p>180036</text:p>
              </table:table-cell>
              <table:table-cell office:value-type="float" office:value="186088">
                <text:p>186088</text:p>
              </table:table-cell>
              <table:table-cell office:value-type="float" office:value="199853">
                <text:p>199853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33670">
                <text:p>33670</text:p>
              </table:table-cell>
              <table:table-cell office:value-type="float" office:value="90522">
                <text:p>90522</text:p>
              </table:table-cell>
              <table:table-cell office:value-type="float" office:value="169356">
                <text:p>169356</text:p>
              </table:table-cell>
              <table:table-cell office:value-type="float" office:value="178693">
                <text:p>178693</text:p>
              </table:table-cell>
              <table:table-cell office:value-type="float" office:value="186457">
                <text:p>186457</text:p>
              </table:table-cell>
              <table:table-cell office:value-type="float" office:value="197776">
                <text:p>197776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35574">
                <text:p>35574</text:p>
              </table:table-cell>
              <table:table-cell office:value-type="float" office:value="87265">
                <text:p>87265</text:p>
              </table:table-cell>
              <table:table-cell office:value-type="float" office:value="180142">
                <text:p>180142</text:p>
              </table:table-cell>
              <table:table-cell office:value-type="float" office:value="177300">
                <text:p>177300</text:p>
              </table:table-cell>
              <table:table-cell office:value-type="float" office:value="187125">
                <text:p>187125</text:p>
              </table:table-cell>
              <table:table-cell office:value-type="float" office:value="198703">
                <text:p>198703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40156">
                <text:p>40156</text:p>
              </table:table-cell>
              <table:table-cell office:value-type="float" office:value="85838">
                <text:p>85838</text:p>
              </table:table-cell>
              <table:table-cell office:value-type="float" office:value="179918">
                <text:p>179918</text:p>
              </table:table-cell>
              <table:table-cell office:value-type="float" office:value="181626">
                <text:p>181626</text:p>
              </table:table-cell>
              <table:table-cell office:value-type="float" office:value="187131">
                <text:p>187131</text:p>
              </table:table-cell>
              <table:table-cell office:value-type="float" office:value="196395">
                <text:p>196395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35557">
                <text:p>35557</text:p>
              </table:table-cell>
              <table:table-cell office:value-type="float" office:value="90229">
                <text:p>90229</text:p>
              </table:table-cell>
              <table:table-cell office:value-type="float" office:value="210674">
                <text:p>210674</text:p>
              </table:table-cell>
              <table:table-cell office:value-type="float" office:value="181867">
                <text:p>181867</text:p>
              </table:table-cell>
              <table:table-cell office:value-type="float" office:value="188322">
                <text:p>188322</text:p>
              </table:table-cell>
              <table:table-cell office:value-type="float" office:value="198382">
                <text:p>198382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32013">
                <text:p>32013</text:p>
              </table:table-cell>
              <table:table-cell office:value-type="float" office:value="89698">
                <text:p>89698</text:p>
              </table:table-cell>
              <table:table-cell office:value-type="float" office:value="190037">
                <text:p>190037</text:p>
              </table:table-cell>
              <table:table-cell office:value-type="float" office:value="182165">
                <text:p>182165</text:p>
              </table:table-cell>
              <table:table-cell office:value-type="float" office:value="188747">
                <text:p>188747</text:p>
              </table:table-cell>
              <table:table-cell office:value-type="float" office:value="201204">
                <text:p>201204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40896">
                <text:p>40896</text:p>
              </table:table-cell>
              <table:table-cell office:value-type="float" office:value="90996">
                <text:p>90996</text:p>
              </table:table-cell>
              <table:table-cell office:value-type="float" office:value="236738">
                <text:p>236738</text:p>
              </table:table-cell>
              <table:table-cell office:value-type="float" office:value="182971">
                <text:p>182971</text:p>
              </table:table-cell>
              <table:table-cell office:value-type="float" office:value="189442">
                <text:p>189442</text:p>
              </table:table-cell>
              <table:table-cell office:value-type="float" office:value="199298">
                <text:p>199298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38708">
                <text:p>38708</text:p>
              </table:table-cell>
              <table:table-cell office:value-type="float" office:value="88303">
                <text:p>88303</text:p>
              </table:table-cell>
              <table:table-cell office:value-type="float" office:value="189764">
                <text:p>189764</text:p>
              </table:table-cell>
              <table:table-cell office:value-type="float" office:value="180521">
                <text:p>180521</text:p>
              </table:table-cell>
              <table:table-cell office:value-type="float" office:value="190693">
                <text:p>190693</text:p>
              </table:table-cell>
              <table:table-cell office:value-type="float" office:value="200825">
                <text:p>200825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34321">
                <text:p>34321</text:p>
              </table:table-cell>
              <table:table-cell office:value-type="float" office:value="85400">
                <text:p>85400</text:p>
              </table:table-cell>
              <table:table-cell office:value-type="float" office:value="200162">
                <text:p>200162</text:p>
              </table:table-cell>
              <table:table-cell office:value-type="float" office:value="183512">
                <text:p>183512</text:p>
              </table:table-cell>
              <table:table-cell office:value-type="float" office:value="190471">
                <text:p>190471</text:p>
              </table:table-cell>
              <table:table-cell office:value-type="float" office:value="201853">
                <text:p>201853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33623">
                <text:p>33623</text:p>
              </table:table-cell>
              <table:table-cell office:value-type="float" office:value="87010">
                <text:p>87010</text:p>
              </table:table-cell>
              <table:table-cell office:value-type="float" office:value="195100">
                <text:p>195100</text:p>
              </table:table-cell>
              <table:table-cell office:value-type="float" office:value="185237">
                <text:p>185237</text:p>
              </table:table-cell>
              <table:table-cell office:value-type="float" office:value="191437">
                <text:p>191437</text:p>
              </table:table-cell>
              <table:table-cell office:value-type="float" office:value="210025">
                <text:p>210025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32442">
                <text:p>32442</text:p>
              </table:table-cell>
              <table:table-cell office:value-type="float" office:value="89351">
                <text:p>89351</text:p>
              </table:table-cell>
              <table:table-cell office:value-type="float" office:value="167751">
                <text:p>167751</text:p>
              </table:table-cell>
              <table:table-cell office:value-type="float" office:value="183141">
                <text:p>183141</text:p>
              </table:table-cell>
              <table:table-cell office:value-type="float" office:value="191989">
                <text:p>191989</text:p>
              </table:table-cell>
              <table:table-cell office:value-type="float" office:value="206586">
                <text:p>206586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34521">
                <text:p>34521</text:p>
              </table:table-cell>
              <table:table-cell office:value-type="float" office:value="88955">
                <text:p>88955</text:p>
              </table:table-cell>
              <table:table-cell office:value-type="float" office:value="160617">
                <text:p>160617</text:p>
              </table:table-cell>
              <table:table-cell office:value-type="float" office:value="182758">
                <text:p>182758</text:p>
              </table:table-cell>
              <table:table-cell office:value-type="float" office:value="193133">
                <text:p>193133</text:p>
              </table:table-cell>
              <table:table-cell office:value-type="float" office:value="207170">
                <text:p>207170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35042">
                <text:p>35042</text:p>
              </table:table-cell>
              <table:table-cell office:value-type="float" office:value="91214">
                <text:p>91214</text:p>
              </table:table-cell>
              <table:table-cell office:value-type="float" office:value="184074">
                <text:p>184074</text:p>
              </table:table-cell>
              <table:table-cell office:value-type="float" office:value="184545">
                <text:p>184545</text:p>
              </table:table-cell>
              <table:table-cell office:value-type="float" office:value="194131">
                <text:p>194131</text:p>
              </table:table-cell>
              <table:table-cell office:value-type="float" office:value="216686">
                <text:p>216686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39005">
                <text:p>39005</text:p>
              </table:table-cell>
              <table:table-cell office:value-type="float" office:value="94211">
                <text:p>94211</text:p>
              </table:table-cell>
              <table:table-cell office:value-type="float" office:value="206879">
                <text:p>206879</text:p>
              </table:table-cell>
              <table:table-cell office:value-type="float" office:value="187998">
                <text:p>187998</text:p>
              </table:table-cell>
              <table:table-cell office:value-type="float" office:value="194582">
                <text:p>194582</text:p>
              </table:table-cell>
              <table:table-cell office:value-type="float" office:value="219402">
                <text:p>219402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35639">
                <text:p>35639</text:p>
              </table:table-cell>
              <table:table-cell office:value-type="float" office:value="88662">
                <text:p>88662</text:p>
              </table:table-cell>
              <table:table-cell office:value-type="float" office:value="206948">
                <text:p>206948</text:p>
              </table:table-cell>
              <table:table-cell office:value-type="float" office:value="184804">
                <text:p>184804</text:p>
              </table:table-cell>
              <table:table-cell office:value-type="float" office:value="195354">
                <text:p>195354</text:p>
              </table:table-cell>
              <table:table-cell office:value-type="float" office:value="213705">
                <text:p>213705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38732">
                <text:p>38732</text:p>
              </table:table-cell>
              <table:table-cell office:value-type="float" office:value="91650">
                <text:p>91650</text:p>
              </table:table-cell>
              <table:table-cell office:value-type="float" office:value="158441">
                <text:p>158441</text:p>
              </table:table-cell>
              <table:table-cell office:value-type="float" office:value="186478">
                <text:p>186478</text:p>
              </table:table-cell>
              <table:table-cell office:value-type="float" office:value="195321">
                <text:p>195321</text:p>
              </table:table-cell>
              <table:table-cell office:value-type="float" office:value="217871">
                <text:p>217871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40700">
                <text:p>40700</text:p>
              </table:table-cell>
              <table:table-cell office:value-type="float" office:value="91234">
                <text:p>91234</text:p>
              </table:table-cell>
              <table:table-cell office:value-type="float" office:value="161802">
                <text:p>161802</text:p>
              </table:table-cell>
              <table:table-cell office:value-type="float" office:value="184113">
                <text:p>184113</text:p>
              </table:table-cell>
              <table:table-cell office:value-type="float" office:value="197467">
                <text:p>197467</text:p>
              </table:table-cell>
              <table:table-cell office:value-type="float" office:value="229549">
                <text:p>229549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33794">
                <text:p>33794</text:p>
              </table:table-cell>
              <table:table-cell office:value-type="float" office:value="90891">
                <text:p>90891</text:p>
              </table:table-cell>
              <table:table-cell office:value-type="float" office:value="175318">
                <text:p>175318</text:p>
              </table:table-cell>
              <table:table-cell office:value-type="float" office:value="179127">
                <text:p>179127</text:p>
              </table:table-cell>
              <table:table-cell office:value-type="float" office:value="198219">
                <text:p>198219</text:p>
              </table:table-cell>
              <table:table-cell office:value-type="float" office:value="240828">
                <text:p>240828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37512">
                <text:p>37512</text:p>
              </table:table-cell>
              <table:table-cell office:value-type="float" office:value="93540">
                <text:p>93540</text:p>
              </table:table-cell>
              <table:table-cell office:value-type="float" office:value="193619">
                <text:p>193619</text:p>
              </table:table-cell>
              <table:table-cell office:value-type="float" office:value="189256">
                <text:p>189256</text:p>
              </table:table-cell>
              <table:table-cell office:value-type="float" office:value="199701">
                <text:p>199701</text:p>
              </table:table-cell>
              <table:table-cell office:value-type="float" office:value="236996">
                <text:p>236996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37820">
                <text:p>37820</text:p>
              </table:table-cell>
              <table:table-cell office:value-type="float" office:value="92964">
                <text:p>92964</text:p>
              </table:table-cell>
              <table:table-cell office:value-type="float" office:value="192639">
                <text:p>192639</text:p>
              </table:table-cell>
              <table:table-cell office:value-type="float" office:value="183753">
                <text:p>183753</text:p>
              </table:table-cell>
              <table:table-cell office:value-type="float" office:value="198713">
                <text:p>198713</text:p>
              </table:table-cell>
              <table:table-cell office:value-type="float" office:value="251374">
                <text:p>251374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33976">
                <text:p>33976</text:p>
              </table:table-cell>
              <table:table-cell office:value-type="float" office:value="92077">
                <text:p>92077</text:p>
              </table:table-cell>
              <table:table-cell office:value-type="float" office:value="182728">
                <text:p>182728</text:p>
              </table:table-cell>
              <table:table-cell office:value-type="float" office:value="172945">
                <text:p>172945</text:p>
              </table:table-cell>
              <table:table-cell office:value-type="float" office:value="198594">
                <text:p>198594</text:p>
              </table:table-cell>
              <table:table-cell office:value-type="float" office:value="223184">
                <text:p>223184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40974">
                <text:p>40974</text:p>
              </table:table-cell>
              <table:table-cell office:value-type="float" office:value="89699">
                <text:p>89699</text:p>
              </table:table-cell>
              <table:table-cell office:value-type="float" office:value="160660">
                <text:p>160660</text:p>
              </table:table-cell>
              <table:table-cell office:value-type="float" office:value="182529">
                <text:p>182529</text:p>
              </table:table-cell>
              <table:table-cell office:value-type="float" office:value="200339">
                <text:p>200339</text:p>
              </table:table-cell>
              <table:table-cell office:value-type="float" office:value="232468">
                <text:p>232468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35624">
                <text:p>35624</text:p>
              </table:table-cell>
              <table:table-cell office:value-type="float" office:value="89236">
                <text:p>89236</text:p>
              </table:table-cell>
              <table:table-cell office:value-type="float" office:value="179655">
                <text:p>179655</text:p>
              </table:table-cell>
              <table:table-cell office:value-type="float" office:value="166318">
                <text:p>166318</text:p>
              </table:table-cell>
              <table:table-cell office:value-type="float" office:value="200564">
                <text:p>200564</text:p>
              </table:table-cell>
              <table:table-cell office:value-type="float" office:value="241317">
                <text:p>241317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37977">
                <text:p>37977</text:p>
              </table:table-cell>
              <table:table-cell office:value-type="float" office:value="94763">
                <text:p>94763</text:p>
              </table:table-cell>
              <table:table-cell office:value-type="float" office:value="170280">
                <text:p>170280</text:p>
              </table:table-cell>
              <table:table-cell office:value-type="float" office:value="185178">
                <text:p>185178</text:p>
              </table:table-cell>
              <table:table-cell office:value-type="float" office:value="201939">
                <text:p>201939</text:p>
              </table:table-cell>
              <table:table-cell office:value-type="float" office:value="247442">
                <text:p>247442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41341">
                <text:p>41341</text:p>
              </table:table-cell>
              <table:table-cell office:value-type="float" office:value="101563">
                <text:p>101563</text:p>
              </table:table-cell>
              <table:table-cell office:value-type="float" office:value="211603">
                <text:p>211603</text:p>
              </table:table-cell>
              <table:table-cell office:value-type="float" office:value="179620">
                <text:p>179620</text:p>
              </table:table-cell>
              <table:table-cell office:value-type="float" office:value="202599">
                <text:p>202599</text:p>
              </table:table-cell>
              <table:table-cell office:value-type="float" office:value="244718">
                <text:p>244718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36415">
                <text:p>36415</text:p>
              </table:table-cell>
              <table:table-cell office:value-type="float" office:value="94428">
                <text:p>94428</text:p>
              </table:table-cell>
              <table:table-cell office:value-type="float" office:value="188175">
                <text:p>188175</text:p>
              </table:table-cell>
              <table:table-cell office:value-type="float" office:value="178234">
                <text:p>178234</text:p>
              </table:table-cell>
              <table:table-cell office:value-type="float" office:value="203670">
                <text:p>203670</text:p>
              </table:table-cell>
              <table:table-cell office:value-type="float" office:value="244713">
                <text:p>244713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46445">
                <text:p>46445</text:p>
              </table:table-cell>
              <table:table-cell office:value-type="float" office:value="96655">
                <text:p>96655</text:p>
              </table:table-cell>
              <table:table-cell office:value-type="float" office:value="170442">
                <text:p>170442</text:p>
              </table:table-cell>
              <table:table-cell office:value-type="float" office:value="183761">
                <text:p>183761</text:p>
              </table:table-cell>
              <table:table-cell office:value-type="float" office:value="203344">
                <text:p>203344</text:p>
              </table:table-cell>
              <table:table-cell office:value-type="float" office:value="243660">
                <text:p>243660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33996">
                <text:p>33996</text:p>
              </table:table-cell>
              <table:table-cell office:value-type="float" office:value="92842">
                <text:p>92842</text:p>
              </table:table-cell>
              <table:table-cell office:value-type="float" office:value="181210">
                <text:p>181210</text:p>
              </table:table-cell>
              <table:table-cell office:value-type="float" office:value="181806">
                <text:p>181806</text:p>
              </table:table-cell>
              <table:table-cell office:value-type="float" office:value="204197">
                <text:p>204197</text:p>
              </table:table-cell>
              <table:table-cell office:value-type="float" office:value="230808">
                <text:p>230808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35456">
                <text:p>35456</text:p>
              </table:table-cell>
              <table:table-cell office:value-type="float" office:value="85812">
                <text:p>85812</text:p>
              </table:table-cell>
              <table:table-cell office:value-type="float" office:value="164089">
                <text:p>164089</text:p>
              </table:table-cell>
              <table:table-cell office:value-type="float" office:value="184463">
                <text:p>184463</text:p>
              </table:table-cell>
              <table:table-cell office:value-type="float" office:value="204138">
                <text:p>204138</text:p>
              </table:table-cell>
              <table:table-cell office:value-type="float" office:value="227793">
                <text:p>227793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35865">
                <text:p>35865</text:p>
              </table:table-cell>
              <table:table-cell office:value-type="float" office:value="95488">
                <text:p>95488</text:p>
              </table:table-cell>
              <table:table-cell office:value-type="float" office:value="184319">
                <text:p>184319</text:p>
              </table:table-cell>
              <table:table-cell office:value-type="float" office:value="192794">
                <text:p>192794</text:p>
              </table:table-cell>
              <table:table-cell office:value-type="float" office:value="205996">
                <text:p>205996</text:p>
              </table:table-cell>
              <table:table-cell office:value-type="float" office:value="243289">
                <text:p>243289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39238">
                <text:p>39238</text:p>
              </table:table-cell>
              <table:table-cell office:value-type="float" office:value="96142">
                <text:p>96142</text:p>
              </table:table-cell>
              <table:table-cell office:value-type="float" office:value="171611">
                <text:p>171611</text:p>
              </table:table-cell>
              <table:table-cell office:value-type="float" office:value="186677">
                <text:p>186677</text:p>
              </table:table-cell>
              <table:table-cell office:value-type="float" office:value="205039">
                <text:p>205039</text:p>
              </table:table-cell>
              <table:table-cell office:value-type="float" office:value="242126">
                <text:p>242126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43885">
                <text:p>43885</text:p>
              </table:table-cell>
              <table:table-cell office:value-type="float" office:value="94571">
                <text:p>94571</text:p>
              </table:table-cell>
              <table:table-cell office:value-type="float" office:value="182002">
                <text:p>182002</text:p>
              </table:table-cell>
              <table:table-cell office:value-type="float" office:value="186391">
                <text:p>186391</text:p>
              </table:table-cell>
              <table:table-cell office:value-type="float" office:value="206430">
                <text:p>206430</text:p>
              </table:table-cell>
              <table:table-cell office:value-type="float" office:value="239724">
                <text:p>239724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41043">
                <text:p>41043</text:p>
              </table:table-cell>
              <table:table-cell office:value-type="float" office:value="101691">
                <text:p>101691</text:p>
              </table:table-cell>
              <table:table-cell office:value-type="float" office:value="179626">
                <text:p>179626</text:p>
              </table:table-cell>
              <table:table-cell office:value-type="float" office:value="190561">
                <text:p>190561</text:p>
              </table:table-cell>
              <table:table-cell office:value-type="float" office:value="208224">
                <text:p>208224</text:p>
              </table:table-cell>
              <table:table-cell office:value-type="float" office:value="242828">
                <text:p>242828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39726">
                <text:p>39726</text:p>
              </table:table-cell>
              <table:table-cell office:value-type="float" office:value="96784">
                <text:p>96784</text:p>
              </table:table-cell>
              <table:table-cell office:value-type="float" office:value="217646">
                <text:p>217646</text:p>
              </table:table-cell>
              <table:table-cell office:value-type="float" office:value="170329">
                <text:p>170329</text:p>
              </table:table-cell>
              <table:table-cell office:value-type="float" office:value="208294">
                <text:p>208294</text:p>
              </table:table-cell>
              <table:table-cell office:value-type="float" office:value="255181">
                <text:p>255181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45416">
                <text:p>45416</text:p>
              </table:table-cell>
              <table:table-cell office:value-type="float" office:value="94245">
                <text:p>94245</text:p>
              </table:table-cell>
              <table:table-cell office:value-type="float" office:value="170482">
                <text:p>170482</text:p>
              </table:table-cell>
              <table:table-cell office:value-type="float" office:value="189653">
                <text:p>189653</text:p>
              </table:table-cell>
              <table:table-cell office:value-type="float" office:value="209316">
                <text:p>209316</text:p>
              </table:table-cell>
              <table:table-cell office:value-type="float" office:value="234196">
                <text:p>234196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40243">
                <text:p>40243</text:p>
              </table:table-cell>
              <table:table-cell office:value-type="float" office:value="100042">
                <text:p>100042</text:p>
              </table:table-cell>
              <table:table-cell office:value-type="float" office:value="241295">
                <text:p>241295</text:p>
              </table:table-cell>
              <table:table-cell office:value-type="float" office:value="184076">
                <text:p>184076</text:p>
              </table:table-cell>
              <table:table-cell office:value-type="float" office:value="209271">
                <text:p>209271</text:p>
              </table:table-cell>
              <table:table-cell office:value-type="float" office:value="251412">
                <text:p>251412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37632">
                <text:p>37632</text:p>
              </table:table-cell>
              <table:table-cell office:value-type="float" office:value="93415">
                <text:p>93415</text:p>
              </table:table-cell>
              <table:table-cell office:value-type="float" office:value="194185">
                <text:p>194185</text:p>
              </table:table-cell>
              <table:table-cell office:value-type="float" office:value="193412">
                <text:p>193412</text:p>
              </table:table-cell>
              <table:table-cell office:value-type="float" office:value="209395">
                <text:p>209395</text:p>
              </table:table-cell>
              <table:table-cell office:value-type="float" office:value="253542">
                <text:p>253542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41918">
                <text:p>41918</text:p>
              </table:table-cell>
              <table:table-cell office:value-type="float" office:value="99592">
                <text:p>99592</text:p>
              </table:table-cell>
              <table:table-cell office:value-type="float" office:value="199448">
                <text:p>199448</text:p>
              </table:table-cell>
              <table:table-cell office:value-type="float" office:value="183348">
                <text:p>183348</text:p>
              </table:table-cell>
              <table:table-cell office:value-type="float" office:value="210256">
                <text:p>210256</text:p>
              </table:table-cell>
              <table:table-cell office:value-type="float" office:value="250329">
                <text:p>250329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43297">
                <text:p>43297</text:p>
              </table:table-cell>
              <table:table-cell office:value-type="float" office:value="97465">
                <text:p>97465</text:p>
              </table:table-cell>
              <table:table-cell office:value-type="float" office:value="174907">
                <text:p>174907</text:p>
              </table:table-cell>
              <table:table-cell office:value-type="float" office:value="184223">
                <text:p>184223</text:p>
              </table:table-cell>
              <table:table-cell office:value-type="float" office:value="212479">
                <text:p>212479</text:p>
              </table:table-cell>
              <table:table-cell office:value-type="float" office:value="251102">
                <text:p>251102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42838">
                <text:p>42838</text:p>
              </table:table-cell>
              <table:table-cell office:value-type="float" office:value="98233">
                <text:p>98233</text:p>
              </table:table-cell>
              <table:table-cell office:value-type="float" office:value="213217">
                <text:p>213217</text:p>
              </table:table-cell>
              <table:table-cell office:value-type="float" office:value="189868">
                <text:p>189868</text:p>
              </table:table-cell>
              <table:table-cell office:value-type="float" office:value="210795">
                <text:p>210795</text:p>
              </table:table-cell>
              <table:table-cell office:value-type="float" office:value="240122">
                <text:p>240122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47198">
                <text:p>47198</text:p>
              </table:table-cell>
              <table:table-cell office:value-type="float" office:value="101098">
                <text:p>101098</text:p>
              </table:table-cell>
              <table:table-cell office:value-type="float" office:value="197540">
                <text:p>197540</text:p>
              </table:table-cell>
              <table:table-cell office:value-type="float" office:value="192264">
                <text:p>192264</text:p>
              </table:table-cell>
              <table:table-cell office:value-type="float" office:value="212975">
                <text:p>212975</text:p>
              </table:table-cell>
              <table:table-cell office:value-type="float" office:value="231545">
                <text:p>231545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40467">
                <text:p>40467</text:p>
              </table:table-cell>
              <table:table-cell office:value-type="float" office:value="100353">
                <text:p>100353</text:p>
              </table:table-cell>
              <table:table-cell office:value-type="float" office:value="198940">
                <text:p>198940</text:p>
              </table:table-cell>
              <table:table-cell office:value-type="float" office:value="194988">
                <text:p>194988</text:p>
              </table:table-cell>
              <table:table-cell office:value-type="float" office:value="211719">
                <text:p>211719</text:p>
              </table:table-cell>
              <table:table-cell office:value-type="float" office:value="230216">
                <text:p>230216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36611">
                <text:p>36611</text:p>
              </table:table-cell>
              <table:table-cell office:value-type="float" office:value="99200">
                <text:p>99200</text:p>
              </table:table-cell>
              <table:table-cell office:value-type="float" office:value="188450">
                <text:p>188450</text:p>
              </table:table-cell>
              <table:table-cell office:value-type="float" office:value="196889">
                <text:p>196889</text:p>
              </table:table-cell>
              <table:table-cell office:value-type="float" office:value="212625">
                <text:p>212625</text:p>
              </table:table-cell>
              <table:table-cell office:value-type="float" office:value="229460">
                <text:p>22946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35714">
                <text:p>35714</text:p>
              </table:table-cell>
              <table:table-cell office:value-type="float" office:value="103565">
                <text:p>103565</text:p>
              </table:table-cell>
              <table:table-cell office:value-type="float" office:value="221223">
                <text:p>221223</text:p>
              </table:table-cell>
              <table:table-cell office:value-type="float" office:value="200310">
                <text:p>200310</text:p>
              </table:table-cell>
              <table:table-cell office:value-type="float" office:value="212902">
                <text:p>212902</text:p>
              </table:table-cell>
              <table:table-cell office:value-type="float" office:value="232972">
                <text:p>232972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43695">
                <text:p>43695</text:p>
              </table:table-cell>
              <table:table-cell office:value-type="float" office:value="99547">
                <text:p>99547</text:p>
              </table:table-cell>
              <table:table-cell office:value-type="float" office:value="211022">
                <text:p>211022</text:p>
              </table:table-cell>
              <table:table-cell office:value-type="float" office:value="195401">
                <text:p>195401</text:p>
              </table:table-cell>
              <table:table-cell office:value-type="float" office:value="214825">
                <text:p>214825</text:p>
              </table:table-cell>
              <table:table-cell office:value-type="float" office:value="230443">
                <text:p>230443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49063">
                <text:p>49063</text:p>
              </table:table-cell>
              <table:table-cell office:value-type="float" office:value="104223">
                <text:p>104223</text:p>
              </table:table-cell>
              <table:table-cell office:value-type="float" office:value="211497">
                <text:p>211497</text:p>
              </table:table-cell>
              <table:table-cell office:value-type="float" office:value="202203">
                <text:p>202203</text:p>
              </table:table-cell>
              <table:table-cell office:value-type="float" office:value="215432">
                <text:p>215432</text:p>
              </table:table-cell>
              <table:table-cell office:value-type="float" office:value="224556">
                <text:p>224556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44449">
                <text:p>44449</text:p>
              </table:table-cell>
              <table:table-cell office:value-type="float" office:value="101338">
                <text:p>101338</text:p>
              </table:table-cell>
              <table:table-cell office:value-type="float" office:value="182319">
                <text:p>182319</text:p>
              </table:table-cell>
              <table:table-cell office:value-type="float" office:value="186410">
                <text:p>186410</text:p>
              </table:table-cell>
              <table:table-cell office:value-type="float" office:value="215829">
                <text:p>215829</text:p>
              </table:table-cell>
              <table:table-cell office:value-type="float" office:value="233417">
                <text:p>233417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45760">
                <text:p>45760</text:p>
              </table:table-cell>
              <table:table-cell office:value-type="float" office:value="100859">
                <text:p>100859</text:p>
              </table:table-cell>
              <table:table-cell office:value-type="float" office:value="201606">
                <text:p>201606</text:p>
              </table:table-cell>
              <table:table-cell office:value-type="float" office:value="206441">
                <text:p>206441</text:p>
              </table:table-cell>
              <table:table-cell office:value-type="float" office:value="215906">
                <text:p>215906</text:p>
              </table:table-cell>
              <table:table-cell office:value-type="float" office:value="228972">
                <text:p>228972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35623">
                <text:p>35623</text:p>
              </table:table-cell>
              <table:table-cell office:value-type="float" office:value="101530">
                <text:p>101530</text:p>
              </table:table-cell>
              <table:table-cell office:value-type="float" office:value="203804">
                <text:p>203804</text:p>
              </table:table-cell>
              <table:table-cell office:value-type="float" office:value="200511">
                <text:p>200511</text:p>
              </table:table-cell>
              <table:table-cell office:value-type="float" office:value="216979">
                <text:p>216979</text:p>
              </table:table-cell>
              <table:table-cell office:value-type="float" office:value="227029">
                <text:p>227029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40773">
                <text:p>40773</text:p>
              </table:table-cell>
              <table:table-cell office:value-type="float" office:value="105573">
                <text:p>105573</text:p>
              </table:table-cell>
              <table:table-cell office:value-type="float" office:value="218805">
                <text:p>218805</text:p>
              </table:table-cell>
              <table:table-cell office:value-type="float" office:value="206997">
                <text:p>206997</text:p>
              </table:table-cell>
              <table:table-cell office:value-type="float" office:value="216942">
                <text:p>216942</text:p>
              </table:table-cell>
              <table:table-cell office:value-type="float" office:value="229104">
                <text:p>229104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39908">
                <text:p>39908</text:p>
              </table:table-cell>
              <table:table-cell office:value-type="float" office:value="98679">
                <text:p>98679</text:p>
              </table:table-cell>
              <table:table-cell office:value-type="float" office:value="179452">
                <text:p>179452</text:p>
              </table:table-cell>
              <table:table-cell office:value-type="float" office:value="182075">
                <text:p>182075</text:p>
              </table:table-cell>
              <table:table-cell office:value-type="float" office:value="217661">
                <text:p>217661</text:p>
              </table:table-cell>
              <table:table-cell office:value-type="float" office:value="227924">
                <text:p>227924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41452">
                <text:p>41452</text:p>
              </table:table-cell>
              <table:table-cell office:value-type="float" office:value="97922">
                <text:p>97922</text:p>
              </table:table-cell>
              <table:table-cell office:value-type="float" office:value="203141">
                <text:p>203141</text:p>
              </table:table-cell>
              <table:table-cell office:value-type="float" office:value="209242">
                <text:p>209242</text:p>
              </table:table-cell>
              <table:table-cell office:value-type="float" office:value="218395">
                <text:p>218395</text:p>
              </table:table-cell>
              <table:table-cell office:value-type="float" office:value="228188">
                <text:p>228188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35616">
                <text:p>35616</text:p>
              </table:table-cell>
              <table:table-cell office:value-type="float" office:value="104566">
                <text:p>104566</text:p>
              </table:table-cell>
              <table:table-cell office:value-type="float" office:value="228400">
                <text:p>228400</text:p>
              </table:table-cell>
              <table:table-cell office:value-type="float" office:value="207816">
                <text:p>207816</text:p>
              </table:table-cell>
              <table:table-cell office:value-type="float" office:value="218170">
                <text:p>218170</text:p>
              </table:table-cell>
              <table:table-cell office:value-type="float" office:value="229693">
                <text:p>229693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40702">
                <text:p>40702</text:p>
              </table:table-cell>
              <table:table-cell office:value-type="float" office:value="101452">
                <text:p>101452</text:p>
              </table:table-cell>
              <table:table-cell office:value-type="float" office:value="236370">
                <text:p>236370</text:p>
              </table:table-cell>
              <table:table-cell office:value-type="float" office:value="208564">
                <text:p>208564</text:p>
              </table:table-cell>
              <table:table-cell office:value-type="float" office:value="219760">
                <text:p>219760</text:p>
              </table:table-cell>
              <table:table-cell office:value-type="float" office:value="231083">
                <text:p>231083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41615">
                <text:p>41615</text:p>
              </table:table-cell>
              <table:table-cell office:value-type="float" office:value="106205">
                <text:p>106205</text:p>
              </table:table-cell>
              <table:table-cell office:value-type="float" office:value="206577">
                <text:p>206577</text:p>
              </table:table-cell>
              <table:table-cell office:value-type="float" office:value="207493">
                <text:p>207493</text:p>
              </table:table-cell>
              <table:table-cell office:value-type="float" office:value="220681">
                <text:p>220681</text:p>
              </table:table-cell>
              <table:table-cell office:value-type="float" office:value="234071">
                <text:p>234071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35520">
                <text:p>35520</text:p>
              </table:table-cell>
              <table:table-cell office:value-type="float" office:value="95361">
                <text:p>95361</text:p>
              </table:table-cell>
              <table:table-cell office:value-type="float" office:value="272665">
                <text:p>272665</text:p>
              </table:table-cell>
              <table:table-cell office:value-type="float" office:value="214078">
                <text:p>214078</text:p>
              </table:table-cell>
              <table:table-cell office:value-type="float" office:value="221588">
                <text:p>221588</text:p>
              </table:table-cell>
              <table:table-cell office:value-type="float" office:value="237730">
                <text:p>237730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44084">
                <text:p>44084</text:p>
              </table:table-cell>
              <table:table-cell office:value-type="float" office:value="99009">
                <text:p>99009</text:p>
              </table:table-cell>
              <table:table-cell office:value-type="float" office:value="170026">
                <text:p>170026</text:p>
              </table:table-cell>
              <table:table-cell office:value-type="float" office:value="212170">
                <text:p>212170</text:p>
              </table:table-cell>
              <table:table-cell office:value-type="float" office:value="221995">
                <text:p>221995</text:p>
              </table:table-cell>
              <table:table-cell office:value-type="float" office:value="234560">
                <text:p>234560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43815">
                <text:p>43815</text:p>
              </table:table-cell>
              <table:table-cell office:value-type="float" office:value="105707">
                <text:p>105707</text:p>
              </table:table-cell>
              <table:table-cell office:value-type="float" office:value="205130">
                <text:p>205130</text:p>
              </table:table-cell>
              <table:table-cell office:value-type="float" office:value="207609">
                <text:p>207609</text:p>
              </table:table-cell>
              <table:table-cell office:value-type="float" office:value="221859">
                <text:p>221859</text:p>
              </table:table-cell>
              <table:table-cell office:value-type="float" office:value="233197">
                <text:p>233197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39903">
                <text:p>39903</text:p>
              </table:table-cell>
              <table:table-cell office:value-type="float" office:value="97967">
                <text:p>97967</text:p>
              </table:table-cell>
              <table:table-cell office:value-type="float" office:value="221374">
                <text:p>221374</text:p>
              </table:table-cell>
              <table:table-cell office:value-type="float" office:value="214674">
                <text:p>214674</text:p>
              </table:table-cell>
              <table:table-cell office:value-type="float" office:value="223681">
                <text:p>223681</text:p>
              </table:table-cell>
              <table:table-cell office:value-type="float" office:value="233469">
                <text:p>233469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45133">
                <text:p>45133</text:p>
              </table:table-cell>
              <table:table-cell office:value-type="float" office:value="107588">
                <text:p>107588</text:p>
              </table:table-cell>
              <table:table-cell office:value-type="float" office:value="245990">
                <text:p>245990</text:p>
              </table:table-cell>
              <table:table-cell office:value-type="float" office:value="213425">
                <text:p>213425</text:p>
              </table:table-cell>
              <table:table-cell office:value-type="float" office:value="223400">
                <text:p>223400</text:p>
              </table:table-cell>
              <table:table-cell office:value-type="float" office:value="237414">
                <text:p>237414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46936">
                <text:p>46936</text:p>
              </table:table-cell>
              <table:table-cell office:value-type="float" office:value="102293">
                <text:p>102293</text:p>
              </table:table-cell>
              <table:table-cell office:value-type="float" office:value="189639">
                <text:p>189639</text:p>
              </table:table-cell>
              <table:table-cell office:value-type="float" office:value="207605">
                <text:p>207605</text:p>
              </table:table-cell>
              <table:table-cell office:value-type="float" office:value="224131">
                <text:p>224131</text:p>
              </table:table-cell>
              <table:table-cell office:value-type="float" office:value="235664">
                <text:p>235664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44223">
                <text:p>44223</text:p>
              </table:table-cell>
              <table:table-cell office:value-type="float" office:value="105463">
                <text:p>105463</text:p>
              </table:table-cell>
              <table:table-cell office:value-type="float" office:value="211779">
                <text:p>211779</text:p>
              </table:table-cell>
              <table:table-cell office:value-type="float" office:value="212423">
                <text:p>212423</text:p>
              </table:table-cell>
              <table:table-cell office:value-type="float" office:value="225406">
                <text:p>225406</text:p>
              </table:table-cell>
              <table:table-cell office:value-type="float" office:value="238177">
                <text:p>238177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46510">
                <text:p>46510</text:p>
              </table:table-cell>
              <table:table-cell office:value-type="float" office:value="103166">
                <text:p>103166</text:p>
              </table:table-cell>
              <table:table-cell office:value-type="float" office:value="181955">
                <text:p>181955</text:p>
              </table:table-cell>
              <table:table-cell office:value-type="float" office:value="214773">
                <text:p>214773</text:p>
              </table:table-cell>
              <table:table-cell office:value-type="float" office:value="225512">
                <text:p>225512</text:p>
              </table:table-cell>
              <table:table-cell office:value-type="float" office:value="237577">
                <text:p>237577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43666">
                <text:p>43666</text:p>
              </table:table-cell>
              <table:table-cell office:value-type="float" office:value="103638">
                <text:p>103638</text:p>
              </table:table-cell>
              <table:table-cell office:value-type="float" office:value="298871">
                <text:p>298871</text:p>
              </table:table-cell>
              <table:table-cell office:value-type="float" office:value="216308">
                <text:p>216308</text:p>
              </table:table-cell>
              <table:table-cell office:value-type="float" office:value="226990">
                <text:p>226990</text:p>
              </table:table-cell>
              <table:table-cell office:value-type="float" office:value="242133">
                <text:p>242133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45016">
                <text:p>45016</text:p>
              </table:table-cell>
              <table:table-cell office:value-type="float" office:value="114399">
                <text:p>114399</text:p>
              </table:table-cell>
              <table:table-cell office:value-type="float" office:value="253774">
                <text:p>253774</text:p>
              </table:table-cell>
              <table:table-cell office:value-type="float" office:value="215437">
                <text:p>215437</text:p>
              </table:table-cell>
              <table:table-cell office:value-type="float" office:value="226973">
                <text:p>226973</text:p>
              </table:table-cell>
              <table:table-cell office:value-type="float" office:value="237651">
                <text:p>237651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42076">
                <text:p>42076</text:p>
              </table:table-cell>
              <table:table-cell office:value-type="float" office:value="110020">
                <text:p>110020</text:p>
              </table:table-cell>
              <table:table-cell office:value-type="float" office:value="233388">
                <text:p>233388</text:p>
              </table:table-cell>
              <table:table-cell office:value-type="float" office:value="217488">
                <text:p>217488</text:p>
              </table:table-cell>
              <table:table-cell office:value-type="float" office:value="227764">
                <text:p>227764</text:p>
              </table:table-cell>
              <table:table-cell office:value-type="float" office:value="238580">
                <text:p>238580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42571">
                <text:p>42571</text:p>
              </table:table-cell>
              <table:table-cell office:value-type="float" office:value="108860">
                <text:p>108860</text:p>
              </table:table-cell>
              <table:table-cell office:value-type="float" office:value="186139">
                <text:p>186139</text:p>
              </table:table-cell>
              <table:table-cell office:value-type="float" office:value="218157">
                <text:p>218157</text:p>
              </table:table-cell>
              <table:table-cell office:value-type="float" office:value="227937">
                <text:p>227937</text:p>
              </table:table-cell>
              <table:table-cell office:value-type="float" office:value="240015">
                <text:p>240015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7467">
                <text:p>37467</text:p>
              </table:table-cell>
              <table:table-cell office:value-type="float" office:value="104922">
                <text:p>104922</text:p>
              </table:table-cell>
              <table:table-cell office:value-type="float" office:value="234895">
                <text:p>234895</text:p>
              </table:table-cell>
              <table:table-cell office:value-type="float" office:value="222378">
                <text:p>222378</text:p>
              </table:table-cell>
              <table:table-cell office:value-type="float" office:value="229204">
                <text:p>229204</text:p>
              </table:table-cell>
              <table:table-cell office:value-type="float" office:value="239046">
                <text:p>239046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41188">
                <text:p>41188</text:p>
              </table:table-cell>
              <table:table-cell office:value-type="float" office:value="108063">
                <text:p>108063</text:p>
              </table:table-cell>
              <table:table-cell office:value-type="float" office:value="200246">
                <text:p>200246</text:p>
              </table:table-cell>
              <table:table-cell office:value-type="float" office:value="220594">
                <text:p>220594</text:p>
              </table:table-cell>
              <table:table-cell office:value-type="float" office:value="229216">
                <text:p>229216</text:p>
              </table:table-cell>
              <table:table-cell office:value-type="float" office:value="242463">
                <text:p>242463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45474">
                <text:p>45474</text:p>
              </table:table-cell>
              <table:table-cell office:value-type="float" office:value="111004">
                <text:p>111004</text:p>
              </table:table-cell>
              <table:table-cell office:value-type="float" office:value="230971">
                <text:p>230971</text:p>
              </table:table-cell>
              <table:table-cell office:value-type="float" office:value="221047">
                <text:p>221047</text:p>
              </table:table-cell>
              <table:table-cell office:value-type="float" office:value="229690">
                <text:p>229690</text:p>
              </table:table-cell>
              <table:table-cell office:value-type="float" office:value="242996">
                <text:p>242996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46536">
                <text:p>46536</text:p>
              </table:table-cell>
              <table:table-cell office:value-type="float" office:value="106291">
                <text:p>106291</text:p>
              </table:table-cell>
              <table:table-cell office:value-type="float" office:value="172829">
                <text:p>172829</text:p>
              </table:table-cell>
              <table:table-cell office:value-type="float" office:value="222598">
                <text:p>222598</text:p>
              </table:table-cell>
              <table:table-cell office:value-type="float" office:value="230221">
                <text:p>230221</text:p>
              </table:table-cell>
              <table:table-cell office:value-type="float" office:value="238601">
                <text:p>238601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46734">
                <text:p>46734</text:p>
              </table:table-cell>
              <table:table-cell office:value-type="float" office:value="113747">
                <text:p>113747</text:p>
              </table:table-cell>
              <table:table-cell office:value-type="float" office:value="257479">
                <text:p>257479</text:p>
              </table:table-cell>
              <table:table-cell office:value-type="float" office:value="209732">
                <text:p>209732</text:p>
              </table:table-cell>
              <table:table-cell office:value-type="float" office:value="230800">
                <text:p>230800</text:p>
              </table:table-cell>
              <table:table-cell office:value-type="float" office:value="257031">
                <text:p>257031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43436">
                <text:p>43436</text:p>
              </table:table-cell>
              <table:table-cell office:value-type="float" office:value="113058">
                <text:p>113058</text:p>
              </table:table-cell>
              <table:table-cell office:value-type="float" office:value="208770">
                <text:p>208770</text:p>
              </table:table-cell>
              <table:table-cell office:value-type="float" office:value="220778">
                <text:p>220778</text:p>
              </table:table-cell>
              <table:table-cell office:value-type="float" office:value="232002">
                <text:p>232002</text:p>
              </table:table-cell>
              <table:table-cell office:value-type="float" office:value="241672">
                <text:p>241672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41673">
                <text:p>41673</text:p>
              </table:table-cell>
              <table:table-cell office:value-type="float" office:value="108391">
                <text:p>108391</text:p>
              </table:table-cell>
              <table:table-cell office:value-type="float" office:value="227892">
                <text:p>227892</text:p>
              </table:table-cell>
              <table:table-cell office:value-type="float" office:value="220675">
                <text:p>220675</text:p>
              </table:table-cell>
              <table:table-cell office:value-type="float" office:value="232241">
                <text:p>232241</text:p>
              </table:table-cell>
              <table:table-cell office:value-type="float" office:value="244994">
                <text:p>244994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40110">
                <text:p>40110</text:p>
              </table:table-cell>
              <table:table-cell office:value-type="float" office:value="109384">
                <text:p>109384</text:p>
              </table:table-cell>
              <table:table-cell office:value-type="float" office:value="217982">
                <text:p>217982</text:p>
              </table:table-cell>
              <table:table-cell office:value-type="float" office:value="210697">
                <text:p>210697</text:p>
              </table:table-cell>
              <table:table-cell office:value-type="float" office:value="232890">
                <text:p>232890</text:p>
              </table:table-cell>
              <table:table-cell office:value-type="float" office:value="242923">
                <text:p>242923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42528">
                <text:p>42528</text:p>
              </table:table-cell>
              <table:table-cell office:value-type="float" office:value="105556">
                <text:p>105556</text:p>
              </table:table-cell>
              <table:table-cell office:value-type="float" office:value="221384">
                <text:p>221384</text:p>
              </table:table-cell>
              <table:table-cell office:value-type="float" office:value="221006">
                <text:p>221006</text:p>
              </table:table-cell>
              <table:table-cell office:value-type="float" office:value="234692">
                <text:p>234692</text:p>
              </table:table-cell>
              <table:table-cell office:value-type="float" office:value="278982">
                <text:p>278982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42425">
                <text:p>42425</text:p>
              </table:table-cell>
              <table:table-cell office:value-type="float" office:value="111306">
                <text:p>111306</text:p>
              </table:table-cell>
              <table:table-cell office:value-type="float" office:value="219243">
                <text:p>219243</text:p>
              </table:table-cell>
              <table:table-cell office:value-type="float" office:value="225536">
                <text:p>225536</text:p>
              </table:table-cell>
              <table:table-cell office:value-type="float" office:value="234259">
                <text:p>234259</text:p>
              </table:table-cell>
              <table:table-cell office:value-type="float" office:value="246047">
                <text:p>246047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50272">
                <text:p>50272</text:p>
              </table:table-cell>
              <table:table-cell office:value-type="float" office:value="111757">
                <text:p>111757</text:p>
              </table:table-cell>
              <table:table-cell office:value-type="float" office:value="232054">
                <text:p>232054</text:p>
              </table:table-cell>
              <table:table-cell office:value-type="float" office:value="213442">
                <text:p>213442</text:p>
              </table:table-cell>
              <table:table-cell office:value-type="float" office:value="235343">
                <text:p>235343</text:p>
              </table:table-cell>
              <table:table-cell office:value-type="float" office:value="286694">
                <text:p>286694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49180">
                <text:p>49180</text:p>
              </table:table-cell>
              <table:table-cell office:value-type="float" office:value="111986">
                <text:p>111986</text:p>
              </table:table-cell>
              <table:table-cell office:value-type="float" office:value="218781">
                <text:p>218781</text:p>
              </table:table-cell>
              <table:table-cell office:value-type="float" office:value="219197">
                <text:p>219197</text:p>
              </table:table-cell>
              <table:table-cell office:value-type="float" office:value="236144">
                <text:p>236144</text:p>
              </table:table-cell>
              <table:table-cell office:value-type="float" office:value="269491">
                <text:p>269491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40876">
                <text:p>40876</text:p>
              </table:table-cell>
              <table:table-cell office:value-type="float" office:value="106982">
                <text:p>106982</text:p>
              </table:table-cell>
              <table:table-cell office:value-type="float" office:value="233293">
                <text:p>233293</text:p>
              </table:table-cell>
              <table:table-cell office:value-type="float" office:value="219785">
                <text:p>219785</text:p>
              </table:table-cell>
              <table:table-cell office:value-type="float" office:value="235652">
                <text:p>235652</text:p>
              </table:table-cell>
              <table:table-cell office:value-type="float" office:value="247840">
                <text:p>247840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41036">
                <text:p>41036</text:p>
              </table:table-cell>
              <table:table-cell office:value-type="float" office:value="107856">
                <text:p>107856</text:p>
              </table:table-cell>
              <table:table-cell office:value-type="float" office:value="212423">
                <text:p>212423</text:p>
              </table:table-cell>
              <table:table-cell office:value-type="float" office:value="213291">
                <text:p>213291</text:p>
              </table:table-cell>
              <table:table-cell office:value-type="float" office:value="236443">
                <text:p>236443</text:p>
              </table:table-cell>
              <table:table-cell office:value-type="float" office:value="265744">
                <text:p>265744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44977">
                <text:p>44977</text:p>
              </table:table-cell>
              <table:table-cell office:value-type="float" office:value="117319">
                <text:p>117319</text:p>
              </table:table-cell>
              <table:table-cell office:value-type="float" office:value="236205">
                <text:p>236205</text:p>
              </table:table-cell>
              <table:table-cell office:value-type="float" office:value="215674">
                <text:p>215674</text:p>
              </table:table-cell>
              <table:table-cell office:value-type="float" office:value="236877">
                <text:p>236877</text:p>
              </table:table-cell>
              <table:table-cell office:value-type="float" office:value="251576">
                <text:p>251576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41535">
                <text:p>41535</text:p>
              </table:table-cell>
              <table:table-cell office:value-type="float" office:value="113537">
                <text:p>113537</text:p>
              </table:table-cell>
              <table:table-cell office:value-type="float" office:value="236592">
                <text:p>236592</text:p>
              </table:table-cell>
              <table:table-cell office:value-type="float" office:value="223715">
                <text:p>223715</text:p>
              </table:table-cell>
              <table:table-cell office:value-type="float" office:value="239341">
                <text:p>239341</text:p>
              </table:table-cell>
              <table:table-cell office:value-type="float" office:value="269182">
                <text:p>269182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48088">
                <text:p>48088</text:p>
              </table:table-cell>
              <table:table-cell office:value-type="float" office:value="117354">
                <text:p>117354</text:p>
              </table:table-cell>
              <table:table-cell office:value-type="float" office:value="231294">
                <text:p>231294</text:p>
              </table:table-cell>
              <table:table-cell office:value-type="float" office:value="219236">
                <text:p>219236</text:p>
              </table:table-cell>
              <table:table-cell office:value-type="float" office:value="238281">
                <text:p>238281</text:p>
              </table:table-cell>
              <table:table-cell office:value-type="float" office:value="264767">
                <text:p>264767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45543">
                <text:p>45543</text:p>
              </table:table-cell>
              <table:table-cell office:value-type="float" office:value="112739">
                <text:p>112739</text:p>
              </table:table-cell>
              <table:table-cell office:value-type="float" office:value="204828">
                <text:p>204828</text:p>
              </table:table-cell>
              <table:table-cell office:value-type="float" office:value="210496">
                <text:p>210496</text:p>
              </table:table-cell>
              <table:table-cell office:value-type="float" office:value="239452">
                <text:p>239452</text:p>
              </table:table-cell>
              <table:table-cell office:value-type="float" office:value="289764">
                <text:p>289764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42368">
                <text:p>42368</text:p>
              </table:table-cell>
              <table:table-cell office:value-type="float" office:value="113901">
                <text:p>113901</text:p>
              </table:table-cell>
              <table:table-cell office:value-type="float" office:value="291909">
                <text:p>291909</text:p>
              </table:table-cell>
              <table:table-cell office:value-type="float" office:value="225554">
                <text:p>225554</text:p>
              </table:table-cell>
              <table:table-cell office:value-type="float" office:value="243267">
                <text:p>243267</text:p>
              </table:table-cell>
              <table:table-cell office:value-type="float" office:value="307612">
                <text:p>307612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53536">
                <text:p>53536</text:p>
              </table:table-cell>
              <table:table-cell office:value-type="float" office:value="117183">
                <text:p>117183</text:p>
              </table:table-cell>
              <table:table-cell office:value-type="float" office:value="242699">
                <text:p>242699</text:p>
              </table:table-cell>
              <table:table-cell office:value-type="float" office:value="218082">
                <text:p>218082</text:p>
              </table:table-cell>
              <table:table-cell office:value-type="float" office:value="241296">
                <text:p>241296</text:p>
              </table:table-cell>
              <table:table-cell office:value-type="float" office:value="301260">
                <text:p>30126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41773">
                <text:p>41773</text:p>
              </table:table-cell>
              <table:table-cell office:value-type="float" office:value="120185">
                <text:p>120185</text:p>
              </table:table-cell>
              <table:table-cell office:value-type="float" office:value="233571">
                <text:p>233571</text:p>
              </table:table-cell>
              <table:table-cell office:value-type="float" office:value="205089">
                <text:p>205089</text:p>
              </table:table-cell>
              <table:table-cell office:value-type="float" office:value="241354">
                <text:p>241354</text:p>
              </table:table-cell>
              <table:table-cell office:value-type="float" office:value="267650">
                <text:p>267650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56010">
                <text:p>56010</text:p>
              </table:table-cell>
              <table:table-cell office:value-type="float" office:value="115134">
                <text:p>115134</text:p>
              </table:table-cell>
              <table:table-cell office:value-type="float" office:value="209856">
                <text:p>209856</text:p>
              </table:table-cell>
              <table:table-cell office:value-type="float" office:value="216032">
                <text:p>216032</text:p>
              </table:table-cell>
              <table:table-cell office:value-type="float" office:value="243772">
                <text:p>243772</text:p>
              </table:table-cell>
              <table:table-cell office:value-type="float" office:value="279821">
                <text:p>279821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55673">
                <text:p>55673</text:p>
              </table:table-cell>
              <table:table-cell office:value-type="float" office:value="111618">
                <text:p>111618</text:p>
              </table:table-cell>
              <table:table-cell office:value-type="float" office:value="266364">
                <text:p>266364</text:p>
              </table:table-cell>
              <table:table-cell office:value-type="float" office:value="220609">
                <text:p>220609</text:p>
              </table:table-cell>
              <table:table-cell office:value-type="float" office:value="243083">
                <text:p>243083</text:p>
              </table:table-cell>
              <table:table-cell office:value-type="float" office:value="293765">
                <text:p>293765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50157">
                <text:p>50157</text:p>
              </table:table-cell>
              <table:table-cell office:value-type="float" office:value="125745">
                <text:p>125745</text:p>
              </table:table-cell>
              <table:table-cell office:value-type="float" office:value="237033">
                <text:p>237033</text:p>
              </table:table-cell>
              <table:table-cell office:value-type="float" office:value="224088">
                <text:p>224088</text:p>
              </table:table-cell>
              <table:table-cell office:value-type="float" office:value="245620">
                <text:p>245620</text:p>
              </table:table-cell>
              <table:table-cell office:value-type="float" office:value="291822">
                <text:p>291822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44010">
                <text:p>44010</text:p>
              </table:table-cell>
              <table:table-cell office:value-type="float" office:value="111035">
                <text:p>111035</text:p>
              </table:table-cell>
              <table:table-cell office:value-type="float" office:value="216542">
                <text:p>216542</text:p>
              </table:table-cell>
              <table:table-cell office:value-type="float" office:value="224394">
                <text:p>224394</text:p>
              </table:table-cell>
              <table:table-cell office:value-type="float" office:value="246089">
                <text:p>246089</text:p>
              </table:table-cell>
              <table:table-cell office:value-type="float" office:value="280180">
                <text:p>280180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47755">
                <text:p>47755</text:p>
              </table:table-cell>
              <table:table-cell office:value-type="float" office:value="116529">
                <text:p>116529</text:p>
              </table:table-cell>
              <table:table-cell office:value-type="float" office:value="312549">
                <text:p>312549</text:p>
              </table:table-cell>
              <table:table-cell office:value-type="float" office:value="230047">
                <text:p>230047</text:p>
              </table:table-cell>
              <table:table-cell office:value-type="float" office:value="246312">
                <text:p>246312</text:p>
              </table:table-cell>
              <table:table-cell office:value-type="float" office:value="279650">
                <text:p>279650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49331">
                <text:p>49331</text:p>
              </table:table-cell>
              <table:table-cell office:value-type="float" office:value="114159">
                <text:p>114159</text:p>
              </table:table-cell>
              <table:table-cell office:value-type="float" office:value="235202">
                <text:p>235202</text:p>
              </table:table-cell>
              <table:table-cell office:value-type="float" office:value="225726">
                <text:p>225726</text:p>
              </table:table-cell>
              <table:table-cell office:value-type="float" office:value="247366">
                <text:p>247366</text:p>
              </table:table-cell>
              <table:table-cell office:value-type="float" office:value="289881">
                <text:p>289881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43485">
                <text:p>43485</text:p>
              </table:table-cell>
              <table:table-cell office:value-type="float" office:value="112169">
                <text:p>112169</text:p>
              </table:table-cell>
              <table:table-cell office:value-type="float" office:value="257158">
                <text:p>257158</text:p>
              </table:table-cell>
              <table:table-cell office:value-type="float" office:value="232720">
                <text:p>232720</text:p>
              </table:table-cell>
              <table:table-cell office:value-type="float" office:value="250441">
                <text:p>250441</text:p>
              </table:table-cell>
              <table:table-cell office:value-type="float" office:value="310720">
                <text:p>310720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46918">
                <text:p>46918</text:p>
              </table:table-cell>
              <table:table-cell office:value-type="float" office:value="114448">
                <text:p>114448</text:p>
              </table:table-cell>
              <table:table-cell office:value-type="float" office:value="216855">
                <text:p>216855</text:p>
              </table:table-cell>
              <table:table-cell office:value-type="float" office:value="222819">
                <text:p>222819</text:p>
              </table:table-cell>
              <table:table-cell office:value-type="float" office:value="246605">
                <text:p>246605</text:p>
              </table:table-cell>
              <table:table-cell office:value-type="float" office:value="288939">
                <text:p>288939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43508">
                <text:p>43508</text:p>
              </table:table-cell>
              <table:table-cell office:value-type="float" office:value="114724">
                <text:p>114724</text:p>
              </table:table-cell>
              <table:table-cell office:value-type="float" office:value="215907">
                <text:p>215907</text:p>
              </table:table-cell>
              <table:table-cell office:value-type="float" office:value="231853">
                <text:p>231853</text:p>
              </table:table-cell>
              <table:table-cell office:value-type="float" office:value="248468">
                <text:p>248468</text:p>
              </table:table-cell>
              <table:table-cell office:value-type="float" office:value="299206">
                <text:p>299206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51798">
                <text:p>51798</text:p>
              </table:table-cell>
              <table:table-cell office:value-type="float" office:value="114081">
                <text:p>114081</text:p>
              </table:table-cell>
              <table:table-cell office:value-type="float" office:value="221951">
                <text:p>221951</text:p>
              </table:table-cell>
              <table:table-cell office:value-type="float" office:value="224312">
                <text:p>224312</text:p>
              </table:table-cell>
              <table:table-cell office:value-type="float" office:value="247969">
                <text:p>247969</text:p>
              </table:table-cell>
              <table:table-cell office:value-type="float" office:value="296854">
                <text:p>296854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46353">
                <text:p>46353</text:p>
              </table:table-cell>
              <table:table-cell office:value-type="float" office:value="112705">
                <text:p>112705</text:p>
              </table:table-cell>
              <table:table-cell office:value-type="float" office:value="233610">
                <text:p>233610</text:p>
              </table:table-cell>
              <table:table-cell office:value-type="float" office:value="213177">
                <text:p>213177</text:p>
              </table:table-cell>
              <table:table-cell office:value-type="float" office:value="250455">
                <text:p>250455</text:p>
              </table:table-cell>
              <table:table-cell office:value-type="float" office:value="299030">
                <text:p>299030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44271">
                <text:p>44271</text:p>
              </table:table-cell>
              <table:table-cell office:value-type="float" office:value="112963">
                <text:p>112963</text:p>
              </table:table-cell>
              <table:table-cell office:value-type="float" office:value="245056">
                <text:p>245056</text:p>
              </table:table-cell>
              <table:table-cell office:value-type="float" office:value="231406">
                <text:p>231406</text:p>
              </table:table-cell>
              <table:table-cell office:value-type="float" office:value="249696">
                <text:p>249696</text:p>
              </table:table-cell>
              <table:table-cell office:value-type="float" office:value="268705">
                <text:p>268705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45342">
                <text:p>45342</text:p>
              </table:table-cell>
              <table:table-cell office:value-type="float" office:value="112499">
                <text:p>112499</text:p>
              </table:table-cell>
              <table:table-cell office:value-type="float" office:value="193440">
                <text:p>193440</text:p>
              </table:table-cell>
              <table:table-cell office:value-type="float" office:value="220375">
                <text:p>220375</text:p>
              </table:table-cell>
              <table:table-cell office:value-type="float" office:value="250383">
                <text:p>250383</text:p>
              </table:table-cell>
              <table:table-cell office:value-type="float" office:value="277395">
                <text:p>277395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45799">
                <text:p>45799</text:p>
              </table:table-cell>
              <table:table-cell office:value-type="float" office:value="116759">
                <text:p>116759</text:p>
              </table:table-cell>
              <table:table-cell office:value-type="float" office:value="210120">
                <text:p>210120</text:p>
              </table:table-cell>
              <table:table-cell office:value-type="float" office:value="218437">
                <text:p>218437</text:p>
              </table:table-cell>
              <table:table-cell office:value-type="float" office:value="251799">
                <text:p>251799</text:p>
              </table:table-cell>
              <table:table-cell office:value-type="float" office:value="284462">
                <text:p>284462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48840">
                <text:p>48840</text:p>
              </table:table-cell>
              <table:table-cell office:value-type="float" office:value="119638">
                <text:p>119638</text:p>
              </table:table-cell>
              <table:table-cell office:value-type="float" office:value="248241">
                <text:p>248241</text:p>
              </table:table-cell>
              <table:table-cell office:value-type="float" office:value="234787">
                <text:p>234787</text:p>
              </table:table-cell>
              <table:table-cell office:value-type="float" office:value="252843">
                <text:p>252843</text:p>
              </table:table-cell>
              <table:table-cell office:value-type="float" office:value="293221">
                <text:p>293221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46634">
                <text:p>46634</text:p>
              </table:table-cell>
              <table:table-cell office:value-type="float" office:value="118039">
                <text:p>118039</text:p>
              </table:table-cell>
              <table:table-cell office:value-type="float" office:value="245774">
                <text:p>245774</text:p>
              </table:table-cell>
              <table:table-cell office:value-type="float" office:value="211826">
                <text:p>211826</text:p>
              </table:table-cell>
              <table:table-cell office:value-type="float" office:value="251650">
                <text:p>251650</text:p>
              </table:table-cell>
              <table:table-cell office:value-type="float" office:value="283258">
                <text:p>283258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56440">
                <text:p>56440</text:p>
              </table:table-cell>
              <table:table-cell office:value-type="float" office:value="118943">
                <text:p>118943</text:p>
              </table:table-cell>
              <table:table-cell office:value-type="float" office:value="204986">
                <text:p>204986</text:p>
              </table:table-cell>
              <table:table-cell office:value-type="float" office:value="233311">
                <text:p>233311</text:p>
              </table:table-cell>
              <table:table-cell office:value-type="float" office:value="252957">
                <text:p>252957</text:p>
              </table:table-cell>
              <table:table-cell office:value-type="float" office:value="272221">
                <text:p>272221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45501">
                <text:p>45501</text:p>
              </table:table-cell>
              <table:table-cell office:value-type="float" office:value="121175">
                <text:p>121175</text:p>
              </table:table-cell>
              <table:table-cell office:value-type="float" office:value="204862">
                <text:p>204862</text:p>
              </table:table-cell>
              <table:table-cell office:value-type="float" office:value="233076">
                <text:p>233076</text:p>
              </table:table-cell>
              <table:table-cell office:value-type="float" office:value="253637">
                <text:p>253637</text:p>
              </table:table-cell>
              <table:table-cell office:value-type="float" office:value="284937">
                <text:p>284937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45774">
                <text:p>45774</text:p>
              </table:table-cell>
              <table:table-cell office:value-type="float" office:value="118870">
                <text:p>118870</text:p>
              </table:table-cell>
              <table:table-cell office:value-type="float" office:value="211431">
                <text:p>211431</text:p>
              </table:table-cell>
              <table:table-cell office:value-type="float" office:value="226019">
                <text:p>226019</text:p>
              </table:table-cell>
              <table:table-cell office:value-type="float" office:value="254036">
                <text:p>254036</text:p>
              </table:table-cell>
              <table:table-cell office:value-type="float" office:value="278323">
                <text:p>278323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53190">
                <text:p>53190</text:p>
              </table:table-cell>
              <table:table-cell office:value-type="float" office:value="121573">
                <text:p>121573</text:p>
              </table:table-cell>
              <table:table-cell office:value-type="float" office:value="247694">
                <text:p>247694</text:p>
              </table:table-cell>
              <table:table-cell office:value-type="float" office:value="231412">
                <text:p>231412</text:p>
              </table:table-cell>
              <table:table-cell office:value-type="float" office:value="254082">
                <text:p>254082</text:p>
              </table:table-cell>
              <table:table-cell office:value-type="float" office:value="274186">
                <text:p>274186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44966">
                <text:p>44966</text:p>
              </table:table-cell>
              <table:table-cell office:value-type="float" office:value="123481">
                <text:p>123481</text:p>
              </table:table-cell>
              <table:table-cell office:value-type="float" office:value="241364">
                <text:p>241364</text:p>
              </table:table-cell>
              <table:table-cell office:value-type="float" office:value="242124">
                <text:p>242124</text:p>
              </table:table-cell>
              <table:table-cell office:value-type="float" office:value="255789">
                <text:p>255789</text:p>
              </table:table-cell>
              <table:table-cell office:value-type="float" office:value="279276">
                <text:p>279276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42560">
                <text:p>42560</text:p>
              </table:table-cell>
              <table:table-cell office:value-type="float" office:value="123218">
                <text:p>123218</text:p>
              </table:table-cell>
              <table:table-cell office:value-type="float" office:value="243772">
                <text:p>243772</text:p>
              </table:table-cell>
              <table:table-cell office:value-type="float" office:value="233731">
                <text:p>233731</text:p>
              </table:table-cell>
              <table:table-cell office:value-type="float" office:value="255591">
                <text:p>255591</text:p>
              </table:table-cell>
              <table:table-cell office:value-type="float" office:value="276347">
                <text:p>276347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44724">
                <text:p>44724</text:p>
              </table:table-cell>
              <table:table-cell office:value-type="float" office:value="114942">
                <text:p>114942</text:p>
              </table:table-cell>
              <table:table-cell office:value-type="float" office:value="230862">
                <text:p>230862</text:p>
              </table:table-cell>
              <table:table-cell office:value-type="float" office:value="240715">
                <text:p>240715</text:p>
              </table:table-cell>
              <table:table-cell office:value-type="float" office:value="256283">
                <text:p>256283</text:p>
              </table:table-cell>
              <table:table-cell office:value-type="float" office:value="271418">
                <text:p>271418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53201">
                <text:p>53201</text:p>
              </table:table-cell>
              <table:table-cell office:value-type="float" office:value="122069">
                <text:p>122069</text:p>
              </table:table-cell>
              <table:table-cell office:value-type="float" office:value="225791">
                <text:p>225791</text:p>
              </table:table-cell>
              <table:table-cell office:value-type="float" office:value="243813">
                <text:p>243813</text:p>
              </table:table-cell>
              <table:table-cell office:value-type="float" office:value="256497">
                <text:p>256497</text:p>
              </table:table-cell>
              <table:table-cell office:value-type="float" office:value="281037">
                <text:p>281037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46561">
                <text:p>46561</text:p>
              </table:table-cell>
              <table:table-cell office:value-type="float" office:value="122957">
                <text:p>122957</text:p>
              </table:table-cell>
              <table:table-cell office:value-type="float" office:value="306284">
                <text:p>306284</text:p>
              </table:table-cell>
              <table:table-cell office:value-type="float" office:value="247543">
                <text:p>247543</text:p>
              </table:table-cell>
              <table:table-cell office:value-type="float" office:value="257062">
                <text:p>257062</text:p>
              </table:table-cell>
              <table:table-cell office:value-type="float" office:value="274443">
                <text:p>274443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43816">
                <text:p>43816</text:p>
              </table:table-cell>
              <table:table-cell office:value-type="float" office:value="114852">
                <text:p>114852</text:p>
              </table:table-cell>
              <table:table-cell office:value-type="float" office:value="257962">
                <text:p>257962</text:p>
              </table:table-cell>
              <table:table-cell office:value-type="float" office:value="242663">
                <text:p>242663</text:p>
              </table:table-cell>
              <table:table-cell office:value-type="float" office:value="257161">
                <text:p>257161</text:p>
              </table:table-cell>
              <table:table-cell office:value-type="float" office:value="273957">
                <text:p>273957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51584">
                <text:p>51584</text:p>
              </table:table-cell>
              <table:table-cell office:value-type="float" office:value="119335">
                <text:p>119335</text:p>
              </table:table-cell>
              <table:table-cell office:value-type="float" office:value="251051">
                <text:p>251051</text:p>
              </table:table-cell>
              <table:table-cell office:value-type="float" office:value="247689">
                <text:p>247689</text:p>
              </table:table-cell>
              <table:table-cell office:value-type="float" office:value="257635">
                <text:p>257635</text:p>
              </table:table-cell>
              <table:table-cell office:value-type="float" office:value="267910">
                <text:p>267910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58640">
                <text:p>58640</text:p>
              </table:table-cell>
              <table:table-cell office:value-type="float" office:value="126487">
                <text:p>126487</text:p>
              </table:table-cell>
              <table:table-cell office:value-type="float" office:value="230678">
                <text:p>230678</text:p>
              </table:table-cell>
              <table:table-cell office:value-type="float" office:value="238998">
                <text:p>238998</text:p>
              </table:table-cell>
              <table:table-cell office:value-type="float" office:value="259812">
                <text:p>259812</text:p>
              </table:table-cell>
              <table:table-cell office:value-type="float" office:value="273033">
                <text:p>273033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50422">
                <text:p>50422</text:p>
              </table:table-cell>
              <table:table-cell office:value-type="float" office:value="128983">
                <text:p>128983</text:p>
              </table:table-cell>
              <table:table-cell office:value-type="float" office:value="267949">
                <text:p>267949</text:p>
              </table:table-cell>
              <table:table-cell office:value-type="float" office:value="245966">
                <text:p>245966</text:p>
              </table:table-cell>
              <table:table-cell office:value-type="float" office:value="260334">
                <text:p>260334</text:p>
              </table:table-cell>
              <table:table-cell office:value-type="float" office:value="281646">
                <text:p>281646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5375">
                <text:p>45375</text:p>
              </table:table-cell>
              <table:table-cell office:value-type="float" office:value="126722">
                <text:p>126722</text:p>
              </table:table-cell>
              <table:table-cell office:value-type="float" office:value="280791">
                <text:p>280791</text:p>
              </table:table-cell>
              <table:table-cell office:value-type="float" office:value="249979">
                <text:p>249979</text:p>
              </table:table-cell>
              <table:table-cell office:value-type="float" office:value="260313">
                <text:p>260313</text:p>
              </table:table-cell>
              <table:table-cell office:value-type="float" office:value="272981">
                <text:p>272981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5268">
                <text:p>45268</text:p>
              </table:table-cell>
              <table:table-cell office:value-type="float" office:value="129786">
                <text:p>129786</text:p>
              </table:table-cell>
              <table:table-cell office:value-type="float" office:value="232585">
                <text:p>232585</text:p>
              </table:table-cell>
              <table:table-cell office:value-type="float" office:value="247140">
                <text:p>247140</text:p>
              </table:table-cell>
              <table:table-cell office:value-type="float" office:value="260998">
                <text:p>260998</text:p>
              </table:table-cell>
              <table:table-cell office:value-type="float" office:value="272842">
                <text:p>272842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52994">
                <text:p>52994</text:p>
              </table:table-cell>
              <table:table-cell office:value-type="float" office:value="123957">
                <text:p>123957</text:p>
              </table:table-cell>
              <table:table-cell office:value-type="float" office:value="299047">
                <text:p>299047</text:p>
              </table:table-cell>
              <table:table-cell office:value-type="float" office:value="250311">
                <text:p>250311</text:p>
              </table:table-cell>
              <table:table-cell office:value-type="float" office:value="261691">
                <text:p>261691</text:p>
              </table:table-cell>
              <table:table-cell office:value-type="float" office:value="278354">
                <text:p>278354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58454">
                <text:p>58454</text:p>
              </table:table-cell>
              <table:table-cell office:value-type="float" office:value="127932">
                <text:p>127932</text:p>
              </table:table-cell>
              <table:table-cell office:value-type="float" office:value="270724">
                <text:p>270724</text:p>
              </table:table-cell>
              <table:table-cell office:value-type="float" office:value="250622">
                <text:p>250622</text:p>
              </table:table-cell>
              <table:table-cell office:value-type="float" office:value="262507">
                <text:p>262507</text:p>
              </table:table-cell>
              <table:table-cell office:value-type="float" office:value="273284">
                <text:p>273284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53491">
                <text:p>53491</text:p>
              </table:table-cell>
              <table:table-cell office:value-type="float" office:value="128397">
                <text:p>128397</text:p>
              </table:table-cell>
              <table:table-cell office:value-type="float" office:value="238928">
                <text:p>238928</text:p>
              </table:table-cell>
              <table:table-cell office:value-type="float" office:value="252353">
                <text:p>252353</text:p>
              </table:table-cell>
              <table:table-cell office:value-type="float" office:value="262836">
                <text:p>262836</text:p>
              </table:table-cell>
              <table:table-cell office:value-type="float" office:value="275002">
                <text:p>275002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52688">
                <text:p>52688</text:p>
              </table:table-cell>
              <table:table-cell office:value-type="float" office:value="115408">
                <text:p>115408</text:p>
              </table:table-cell>
              <table:table-cell office:value-type="float" office:value="262824">
                <text:p>262824</text:p>
              </table:table-cell>
              <table:table-cell office:value-type="float" office:value="254292">
                <text:p>254292</text:p>
              </table:table-cell>
              <table:table-cell office:value-type="float" office:value="263904">
                <text:p>263904</text:p>
              </table:table-cell>
              <table:table-cell office:value-type="float" office:value="278835">
                <text:p>278835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9791">
                <text:p>49791</text:p>
              </table:table-cell>
              <table:table-cell office:value-type="float" office:value="125535">
                <text:p>125535</text:p>
              </table:table-cell>
              <table:table-cell office:value-type="float" office:value="250131">
                <text:p>250131</text:p>
              </table:table-cell>
              <table:table-cell office:value-type="float" office:value="253875">
                <text:p>253875</text:p>
              </table:table-cell>
              <table:table-cell office:value-type="float" office:value="264306">
                <text:p>264306</text:p>
              </table:table-cell>
              <table:table-cell office:value-type="float" office:value="278916">
                <text:p>278916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52699">
                <text:p>52699</text:p>
              </table:table-cell>
              <table:table-cell office:value-type="float" office:value="125728">
                <text:p>125728</text:p>
              </table:table-cell>
              <table:table-cell office:value-type="float" office:value="283836">
                <text:p>283836</text:p>
              </table:table-cell>
              <table:table-cell office:value-type="float" office:value="250108">
                <text:p>250108</text:p>
              </table:table-cell>
              <table:table-cell office:value-type="float" office:value="264765">
                <text:p>264765</text:p>
              </table:table-cell>
              <table:table-cell office:value-type="float" office:value="277481">
                <text:p>277481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61023">
                <text:p>61023</text:p>
              </table:table-cell>
              <table:table-cell office:value-type="float" office:value="123119">
                <text:p>123119</text:p>
              </table:table-cell>
              <table:table-cell office:value-type="float" office:value="264148">
                <text:p>264148</text:p>
              </table:table-cell>
              <table:table-cell office:value-type="float" office:value="253602">
                <text:p>253602</text:p>
              </table:table-cell>
              <table:table-cell office:value-type="float" office:value="264997">
                <text:p>264997</text:p>
              </table:table-cell>
              <table:table-cell office:value-type="float" office:value="281254">
                <text:p>281254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53162">
                <text:p>53162</text:p>
              </table:table-cell>
              <table:table-cell office:value-type="float" office:value="122971">
                <text:p>122971</text:p>
              </table:table-cell>
              <table:table-cell office:value-type="float" office:value="290606">
                <text:p>290606</text:p>
              </table:table-cell>
              <table:table-cell office:value-type="float" office:value="254546">
                <text:p>254546</text:p>
              </table:table-cell>
              <table:table-cell office:value-type="float" office:value="265900">
                <text:p>265900</text:p>
              </table:table-cell>
              <table:table-cell office:value-type="float" office:value="279586">
                <text:p>279586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53054">
                <text:p>53054</text:p>
              </table:table-cell>
              <table:table-cell office:value-type="float" office:value="124800">
                <text:p>124800</text:p>
              </table:table-cell>
              <table:table-cell office:value-type="float" office:value="199362">
                <text:p>199362</text:p>
              </table:table-cell>
              <table:table-cell office:value-type="float" office:value="250770">
                <text:p>250770</text:p>
              </table:table-cell>
              <table:table-cell office:value-type="float" office:value="267683">
                <text:p>267683</text:p>
              </table:table-cell>
              <table:table-cell office:value-type="float" office:value="280900">
                <text:p>28090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51244">
                <text:p>51244</text:p>
              </table:table-cell>
              <table:table-cell office:value-type="float" office:value="131962">
                <text:p>131962</text:p>
              </table:table-cell>
              <table:table-cell office:value-type="float" office:value="287818">
                <text:p>287818</text:p>
              </table:table-cell>
              <table:table-cell office:value-type="float" office:value="257032">
                <text:p>257032</text:p>
              </table:table-cell>
              <table:table-cell office:value-type="float" office:value="266272">
                <text:p>266272</text:p>
              </table:table-cell>
              <table:table-cell office:value-type="float" office:value="278025">
                <text:p>278025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51050">
                <text:p>51050</text:p>
              </table:table-cell>
              <table:table-cell office:value-type="float" office:value="119702">
                <text:p>119702</text:p>
              </table:table-cell>
              <table:table-cell office:value-type="float" office:value="223663">
                <text:p>223663</text:p>
              </table:table-cell>
              <table:table-cell office:value-type="float" office:value="254699">
                <text:p>254699</text:p>
              </table:table-cell>
              <table:table-cell office:value-type="float" office:value="267944">
                <text:p>267944</text:p>
              </table:table-cell>
              <table:table-cell office:value-type="float" office:value="284848">
                <text:p>284848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5302">
                <text:p>45302</text:p>
              </table:table-cell>
              <table:table-cell office:value-type="float" office:value="131814">
                <text:p>131814</text:p>
              </table:table-cell>
              <table:table-cell office:value-type="float" office:value="265597">
                <text:p>265597</text:p>
              </table:table-cell>
              <table:table-cell office:value-type="float" office:value="254867">
                <text:p>254867</text:p>
              </table:table-cell>
              <table:table-cell office:value-type="float" office:value="268375">
                <text:p>268375</text:p>
              </table:table-cell>
              <table:table-cell office:value-type="float" office:value="281490">
                <text:p>28149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59705">
                <text:p>59705</text:p>
              </table:table-cell>
              <table:table-cell office:value-type="float" office:value="125746">
                <text:p>125746</text:p>
              </table:table-cell>
              <table:table-cell office:value-type="float" office:value="232819">
                <text:p>232819</text:p>
              </table:table-cell>
              <table:table-cell office:value-type="float" office:value="256966">
                <text:p>256966</text:p>
              </table:table-cell>
              <table:table-cell office:value-type="float" office:value="268748">
                <text:p>268748</text:p>
              </table:table-cell>
              <table:table-cell office:value-type="float" office:value="279684">
                <text:p>279684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5043">
                <text:p>45043</text:p>
              </table:table-cell>
              <table:table-cell office:value-type="float" office:value="121440">
                <text:p>121440</text:p>
              </table:table-cell>
              <table:table-cell office:value-type="float" office:value="289265">
                <text:p>289265</text:p>
              </table:table-cell>
              <table:table-cell office:value-type="float" office:value="259843">
                <text:p>259843</text:p>
              </table:table-cell>
              <table:table-cell office:value-type="float" office:value="270384">
                <text:p>270384</text:p>
              </table:table-cell>
              <table:table-cell office:value-type="float" office:value="282471">
                <text:p>28247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9259">
                <text:p>49259</text:p>
              </table:table-cell>
              <table:table-cell office:value-type="float" office:value="130488">
                <text:p>130488</text:p>
              </table:table-cell>
              <table:table-cell office:value-type="float" office:value="309912">
                <text:p>309912</text:p>
              </table:table-cell>
              <table:table-cell office:value-type="float" office:value="259922">
                <text:p>259922</text:p>
              </table:table-cell>
              <table:table-cell office:value-type="float" office:value="270366">
                <text:p>270366</text:p>
              </table:table-cell>
              <table:table-cell office:value-type="float" office:value="281423">
                <text:p>281423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60156">
                <text:p>60156</text:p>
              </table:table-cell>
              <table:table-cell office:value-type="float" office:value="128738">
                <text:p>128738</text:p>
              </table:table-cell>
              <table:table-cell office:value-type="float" office:value="260973">
                <text:p>260973</text:p>
              </table:table-cell>
              <table:table-cell office:value-type="float" office:value="258466">
                <text:p>258466</text:p>
              </table:table-cell>
              <table:table-cell office:value-type="float" office:value="271089">
                <text:p>271089</text:p>
              </table:table-cell>
              <table:table-cell office:value-type="float" office:value="282890">
                <text:p>28289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56360">
                <text:p>56360</text:p>
              </table:table-cell>
              <table:table-cell office:value-type="float" office:value="126874">
                <text:p>126874</text:p>
              </table:table-cell>
              <table:table-cell office:value-type="float" office:value="244349">
                <text:p>244349</text:p>
              </table:table-cell>
              <table:table-cell office:value-type="float" office:value="237681">
                <text:p>237681</text:p>
              </table:table-cell>
              <table:table-cell office:value-type="float" office:value="271328">
                <text:p>271328</text:p>
              </table:table-cell>
              <table:table-cell office:value-type="float" office:value="289745">
                <text:p>289745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53120">
                <text:p>53120</text:p>
              </table:table-cell>
              <table:table-cell office:value-type="float" office:value="134566">
                <text:p>134566</text:p>
              </table:table-cell>
              <table:table-cell office:value-type="float" office:value="241585">
                <text:p>241585</text:p>
              </table:table-cell>
              <table:table-cell office:value-type="float" office:value="260835">
                <text:p>260835</text:p>
              </table:table-cell>
              <table:table-cell office:value-type="float" office:value="271982">
                <text:p>271982</text:p>
              </table:table-cell>
              <table:table-cell office:value-type="float" office:value="288498">
                <text:p>288498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6319">
                <text:p>46319</text:p>
              </table:table-cell>
              <table:table-cell office:value-type="float" office:value="122177">
                <text:p>122177</text:p>
              </table:table-cell>
              <table:table-cell office:value-type="float" office:value="254274">
                <text:p>254274</text:p>
              </table:table-cell>
              <table:table-cell office:value-type="float" office:value="263011">
                <text:p>263011</text:p>
              </table:table-cell>
              <table:table-cell office:value-type="float" office:value="273219">
                <text:p>273219</text:p>
              </table:table-cell>
              <table:table-cell office:value-type="float" office:value="284852">
                <text:p>284852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54040">
                <text:p>54040</text:p>
              </table:table-cell>
              <table:table-cell office:value-type="float" office:value="126000">
                <text:p>126000</text:p>
              </table:table-cell>
              <table:table-cell office:value-type="float" office:value="255993">
                <text:p>255993</text:p>
              </table:table-cell>
              <table:table-cell office:value-type="float" office:value="263943">
                <text:p>263943</text:p>
              </table:table-cell>
              <table:table-cell office:value-type="float" office:value="273171">
                <text:p>273171</text:p>
              </table:table-cell>
              <table:table-cell office:value-type="float" office:value="285999">
                <text:p>285999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53363">
                <text:p>53363</text:p>
              </table:table-cell>
              <table:table-cell office:value-type="float" office:value="130324">
                <text:p>130324</text:p>
              </table:table-cell>
              <table:table-cell office:value-type="float" office:value="322416">
                <text:p>322416</text:p>
              </table:table-cell>
              <table:table-cell office:value-type="float" office:value="264050">
                <text:p>264050</text:p>
              </table:table-cell>
              <table:table-cell office:value-type="float" office:value="274279">
                <text:p>274279</text:p>
              </table:table-cell>
              <table:table-cell office:value-type="float" office:value="288635">
                <text:p>288635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54055">
                <text:p>54055</text:p>
              </table:table-cell>
              <table:table-cell office:value-type="float" office:value="133189">
                <text:p>133189</text:p>
              </table:table-cell>
              <table:table-cell office:value-type="float" office:value="270318">
                <text:p>270318</text:p>
              </table:table-cell>
              <table:table-cell office:value-type="float" office:value="264401">
                <text:p>264401</text:p>
              </table:table-cell>
              <table:table-cell office:value-type="float" office:value="274150">
                <text:p>274150</text:p>
              </table:table-cell>
              <table:table-cell office:value-type="float" office:value="287855">
                <text:p>287855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9035">
                <text:p>49035</text:p>
              </table:table-cell>
              <table:table-cell office:value-type="float" office:value="130818">
                <text:p>130818</text:p>
              </table:table-cell>
              <table:table-cell office:value-type="float" office:value="294282">
                <text:p>294282</text:p>
              </table:table-cell>
              <table:table-cell office:value-type="float" office:value="264611">
                <text:p>264611</text:p>
              </table:table-cell>
              <table:table-cell office:value-type="float" office:value="275425">
                <text:p>275425</text:p>
              </table:table-cell>
              <table:table-cell office:value-type="float" office:value="286441">
                <text:p>286441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6554">
                <text:p>46554</text:p>
              </table:table-cell>
              <table:table-cell office:value-type="float" office:value="128257">
                <text:p>128257</text:p>
              </table:table-cell>
              <table:table-cell office:value-type="float" office:value="253308">
                <text:p>253308</text:p>
              </table:table-cell>
              <table:table-cell office:value-type="float" office:value="266940">
                <text:p>266940</text:p>
              </table:table-cell>
              <table:table-cell office:value-type="float" office:value="276638">
                <text:p>276638</text:p>
              </table:table-cell>
              <table:table-cell office:value-type="float" office:value="290735">
                <text:p>290735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51526">
                <text:p>51526</text:p>
              </table:table-cell>
              <table:table-cell office:value-type="float" office:value="124793">
                <text:p>124793</text:p>
              </table:table-cell>
              <table:table-cell office:value-type="float" office:value="259019">
                <text:p>259019</text:p>
              </table:table-cell>
              <table:table-cell office:value-type="float" office:value="266817">
                <text:p>266817</text:p>
              </table:table-cell>
              <table:table-cell office:value-type="float" office:value="277001">
                <text:p>277001</text:p>
              </table:table-cell>
              <table:table-cell office:value-type="float" office:value="290082">
                <text:p>290082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9761">
                <text:p>49761</text:p>
              </table:table-cell>
              <table:table-cell office:value-type="float" office:value="131053">
                <text:p>131053</text:p>
              </table:table-cell>
              <table:table-cell office:value-type="float" office:value="259229">
                <text:p>259229</text:p>
              </table:table-cell>
              <table:table-cell office:value-type="float" office:value="267921">
                <text:p>267921</text:p>
              </table:table-cell>
              <table:table-cell office:value-type="float" office:value="277582">
                <text:p>277582</text:p>
              </table:table-cell>
              <table:table-cell office:value-type="float" office:value="292131">
                <text:p>292131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7678">
                <text:p>57678</text:p>
              </table:table-cell>
              <table:table-cell office:value-type="float" office:value="127231">
                <text:p>127231</text:p>
              </table:table-cell>
              <table:table-cell office:value-type="float" office:value="275438">
                <text:p>275438</text:p>
              </table:table-cell>
              <table:table-cell office:value-type="float" office:value="269171">
                <text:p>269171</text:p>
              </table:table-cell>
              <table:table-cell office:value-type="float" office:value="278384">
                <text:p>278384</text:p>
              </table:table-cell>
              <table:table-cell office:value-type="float" office:value="290093">
                <text:p>290093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5906">
                <text:p>55906</text:p>
              </table:table-cell>
              <table:table-cell office:value-type="float" office:value="127750">
                <text:p>127750</text:p>
              </table:table-cell>
              <table:table-cell office:value-type="float" office:value="276545">
                <text:p>276545</text:p>
              </table:table-cell>
              <table:table-cell office:value-type="float" office:value="269140">
                <text:p>269140</text:p>
              </table:table-cell>
              <table:table-cell office:value-type="float" office:value="278132">
                <text:p>278132</text:p>
              </table:table-cell>
              <table:table-cell office:value-type="float" office:value="294432">
                <text:p>294432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6106">
                <text:p>56106</text:p>
              </table:table-cell>
              <table:table-cell office:value-type="float" office:value="124974">
                <text:p>124974</text:p>
              </table:table-cell>
              <table:table-cell office:value-type="float" office:value="315565">
                <text:p>315565</text:p>
              </table:table-cell>
              <table:table-cell office:value-type="float" office:value="271168">
                <text:p>271168</text:p>
              </table:table-cell>
              <table:table-cell office:value-type="float" office:value="279480">
                <text:p>279480</text:p>
              </table:table-cell>
              <table:table-cell office:value-type="float" office:value="289323">
                <text:p>28932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6797">
                <text:p>56797</text:p>
              </table:table-cell>
              <table:table-cell office:value-type="float" office:value="133534">
                <text:p>133534</text:p>
              </table:table-cell>
              <table:table-cell office:value-type="float" office:value="254580">
                <text:p>254580</text:p>
              </table:table-cell>
              <table:table-cell office:value-type="float" office:value="269978">
                <text:p>269978</text:p>
              </table:table-cell>
              <table:table-cell office:value-type="float" office:value="280106">
                <text:p>280106</text:p>
              </table:table-cell>
              <table:table-cell office:value-type="float" office:value="292781">
                <text:p>29278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0835">
                <text:p>50835</text:p>
              </table:table-cell>
              <table:table-cell office:value-type="float" office:value="134323">
                <text:p>134323</text:p>
              </table:table-cell>
              <table:table-cell office:value-type="float" office:value="299538">
                <text:p>299538</text:p>
              </table:table-cell>
              <table:table-cell office:value-type="float" office:value="271411">
                <text:p>271411</text:p>
              </table:table-cell>
              <table:table-cell office:value-type="float" office:value="280198">
                <text:p>280198</text:p>
              </table:table-cell>
              <table:table-cell office:value-type="float" office:value="292093">
                <text:p>29209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3245">
                <text:p>63245</text:p>
              </table:table-cell>
              <table:table-cell office:value-type="float" office:value="128398">
                <text:p>128398</text:p>
              </table:table-cell>
              <table:table-cell office:value-type="float" office:value="262075">
                <text:p>262075</text:p>
              </table:table-cell>
              <table:table-cell office:value-type="float" office:value="272402">
                <text:p>272402</text:p>
              </table:table-cell>
              <table:table-cell office:value-type="float" office:value="281567">
                <text:p>281567</text:p>
              </table:table-cell>
              <table:table-cell office:value-type="float" office:value="292896">
                <text:p>29289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9771">
                <text:p>49771</text:p>
              </table:table-cell>
              <table:table-cell office:value-type="float" office:value="125550">
                <text:p>125550</text:p>
              </table:table-cell>
              <table:table-cell office:value-type="float" office:value="253683">
                <text:p>253683</text:p>
              </table:table-cell>
              <table:table-cell office:value-type="float" office:value="272729">
                <text:p>272729</text:p>
              </table:table-cell>
              <table:table-cell office:value-type="float" office:value="282031">
                <text:p>282031</text:p>
              </table:table-cell>
              <table:table-cell office:value-type="float" office:value="295026">
                <text:p>29502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3121">
                <text:p>53121</text:p>
              </table:table-cell>
              <table:table-cell office:value-type="float" office:value="132288">
                <text:p>132288</text:p>
              </table:table-cell>
              <table:table-cell office:value-type="float" office:value="300062">
                <text:p>300062</text:p>
              </table:table-cell>
              <table:table-cell office:value-type="float" office:value="267925">
                <text:p>267925</text:p>
              </table:table-cell>
              <table:table-cell office:value-type="float" office:value="283024">
                <text:p>283024</text:p>
              </table:table-cell>
              <table:table-cell office:value-type="float" office:value="294880">
                <text:p>29488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53777">
                <text:p>53777</text:p>
              </table:table-cell>
              <table:table-cell office:value-type="float" office:value="136359">
                <text:p>136359</text:p>
              </table:table-cell>
              <table:table-cell office:value-type="float" office:value="245162">
                <text:p>245162</text:p>
              </table:table-cell>
              <table:table-cell office:value-type="float" office:value="275459">
                <text:p>275459</text:p>
              </table:table-cell>
              <table:table-cell office:value-type="float" office:value="283245">
                <text:p>283245</text:p>
              </table:table-cell>
              <table:table-cell office:value-type="float" office:value="296270">
                <text:p>29627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9385">
                <text:p>49385</text:p>
              </table:table-cell>
              <table:table-cell office:value-type="float" office:value="132376">
                <text:p>132376</text:p>
              </table:table-cell>
              <table:table-cell office:value-type="float" office:value="242136">
                <text:p>242136</text:p>
              </table:table-cell>
              <table:table-cell office:value-type="float" office:value="274213">
                <text:p>274213</text:p>
              </table:table-cell>
              <table:table-cell office:value-type="float" office:value="284428">
                <text:p>284428</text:p>
              </table:table-cell>
              <table:table-cell office:value-type="float" office:value="298006">
                <text:p>298006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5955">
                <text:p>45955</text:p>
              </table:table-cell>
              <table:table-cell office:value-type="float" office:value="133697">
                <text:p>133697</text:p>
              </table:table-cell>
              <table:table-cell office:value-type="float" office:value="264491">
                <text:p>264491</text:p>
              </table:table-cell>
              <table:table-cell office:value-type="float" office:value="275500">
                <text:p>275500</text:p>
              </table:table-cell>
              <table:table-cell office:value-type="float" office:value="284134">
                <text:p>284134</text:p>
              </table:table-cell>
              <table:table-cell office:value-type="float" office:value="296561">
                <text:p>29656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9879">
                <text:p>49879</text:p>
              </table:table-cell>
              <table:table-cell office:value-type="float" office:value="142809">
                <text:p>142809</text:p>
              </table:table-cell>
              <table:table-cell office:value-type="float" office:value="252991">
                <text:p>252991</text:p>
              </table:table-cell>
              <table:table-cell office:value-type="float" office:value="275890">
                <text:p>275890</text:p>
              </table:table-cell>
              <table:table-cell office:value-type="float" office:value="285486">
                <text:p>285486</text:p>
              </table:table-cell>
              <table:table-cell office:value-type="float" office:value="295786">
                <text:p>29578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9024">
                <text:p>49024</text:p>
              </table:table-cell>
              <table:table-cell office:value-type="float" office:value="134921">
                <text:p>134921</text:p>
              </table:table-cell>
              <table:table-cell office:value-type="float" office:value="284032">
                <text:p>284032</text:p>
              </table:table-cell>
              <table:table-cell office:value-type="float" office:value="277263">
                <text:p>277263</text:p>
              </table:table-cell>
              <table:table-cell office:value-type="float" office:value="285783">
                <text:p>285783</text:p>
              </table:table-cell>
              <table:table-cell office:value-type="float" office:value="296485">
                <text:p>296485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58182">
                <text:p>58182</text:p>
              </table:table-cell>
              <table:table-cell office:value-type="float" office:value="132133">
                <text:p>132133</text:p>
              </table:table-cell>
              <table:table-cell office:value-type="float" office:value="234332">
                <text:p>234332</text:p>
              </table:table-cell>
              <table:table-cell office:value-type="float" office:value="276545">
                <text:p>276545</text:p>
              </table:table-cell>
              <table:table-cell office:value-type="float" office:value="286522">
                <text:p>286522</text:p>
              </table:table-cell>
              <table:table-cell office:value-type="float" office:value="297283">
                <text:p>297283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57829">
                <text:p>57829</text:p>
              </table:table-cell>
              <table:table-cell office:value-type="float" office:value="138862">
                <text:p>138862</text:p>
              </table:table-cell>
              <table:table-cell office:value-type="float" office:value="271891">
                <text:p>271891</text:p>
              </table:table-cell>
              <table:table-cell office:value-type="float" office:value="278037">
                <text:p>278037</text:p>
              </table:table-cell>
              <table:table-cell office:value-type="float" office:value="287837">
                <text:p>287837</text:p>
              </table:table-cell>
              <table:table-cell office:value-type="float" office:value="301298">
                <text:p>301298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58958">
                <text:p>58958</text:p>
              </table:table-cell>
              <table:table-cell office:value-type="float" office:value="139014">
                <text:p>139014</text:p>
              </table:table-cell>
              <table:table-cell office:value-type="float" office:value="329608">
                <text:p>329608</text:p>
              </table:table-cell>
              <table:table-cell office:value-type="float" office:value="281191">
                <text:p>281191</text:p>
              </table:table-cell>
              <table:table-cell office:value-type="float" office:value="288440">
                <text:p>288440</text:p>
              </table:table-cell>
              <table:table-cell office:value-type="float" office:value="301579">
                <text:p>301579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50462">
                <text:p>50462</text:p>
              </table:table-cell>
              <table:table-cell office:value-type="float" office:value="132002">
                <text:p>132002</text:p>
              </table:table-cell>
              <table:table-cell office:value-type="float" office:value="299388">
                <text:p>299388</text:p>
              </table:table-cell>
              <table:table-cell office:value-type="float" office:value="279338">
                <text:p>279338</text:p>
              </table:table-cell>
              <table:table-cell office:value-type="float" office:value="288959">
                <text:p>288959</text:p>
              </table:table-cell>
              <table:table-cell office:value-type="float" office:value="304321">
                <text:p>304321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2616">
                <text:p>52616</text:p>
              </table:table-cell>
              <table:table-cell office:value-type="float" office:value="138186">
                <text:p>138186</text:p>
              </table:table-cell>
              <table:table-cell office:value-type="float" office:value="252775">
                <text:p>252775</text:p>
              </table:table-cell>
              <table:table-cell office:value-type="float" office:value="281816">
                <text:p>281816</text:p>
              </table:table-cell>
              <table:table-cell office:value-type="float" office:value="289633">
                <text:p>289633</text:p>
              </table:table-cell>
              <table:table-cell office:value-type="float" office:value="302784">
                <text:p>302784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6211">
                <text:p>56211</text:p>
              </table:table-cell>
              <table:table-cell office:value-type="float" office:value="135681">
                <text:p>135681</text:p>
              </table:table-cell>
              <table:table-cell office:value-type="float" office:value="228278">
                <text:p>228278</text:p>
              </table:table-cell>
              <table:table-cell office:value-type="float" office:value="282150">
                <text:p>282150</text:p>
              </table:table-cell>
              <table:table-cell office:value-type="float" office:value="289719">
                <text:p>289719</text:p>
              </table:table-cell>
              <table:table-cell office:value-type="float" office:value="301022">
                <text:p>301022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52513">
                <text:p>52513</text:p>
              </table:table-cell>
              <table:table-cell office:value-type="float" office:value="136512">
                <text:p>136512</text:p>
              </table:table-cell>
              <table:table-cell office:value-type="float" office:value="288513">
                <text:p>288513</text:p>
              </table:table-cell>
              <table:table-cell office:value-type="float" office:value="281276">
                <text:p>281276</text:p>
              </table:table-cell>
              <table:table-cell office:value-type="float" office:value="290101">
                <text:p>290101</text:p>
              </table:table-cell>
              <table:table-cell office:value-type="float" office:value="302070">
                <text:p>302070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2611">
                <text:p>52611</text:p>
              </table:table-cell>
              <table:table-cell office:value-type="float" office:value="137136">
                <text:p>137136</text:p>
              </table:table-cell>
              <table:table-cell office:value-type="float" office:value="246048">
                <text:p>246048</text:p>
              </table:table-cell>
              <table:table-cell office:value-type="float" office:value="280528">
                <text:p>280528</text:p>
              </table:table-cell>
              <table:table-cell office:value-type="float" office:value="291458">
                <text:p>291458</text:p>
              </table:table-cell>
              <table:table-cell office:value-type="float" office:value="306987">
                <text:p>306987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9741">
                <text:p>49741</text:p>
              </table:table-cell>
              <table:table-cell office:value-type="float" office:value="135442">
                <text:p>135442</text:p>
              </table:table-cell>
              <table:table-cell office:value-type="float" office:value="309682">
                <text:p>309682</text:p>
              </table:table-cell>
              <table:table-cell office:value-type="float" office:value="281621">
                <text:p>281621</text:p>
              </table:table-cell>
              <table:table-cell office:value-type="float" office:value="291416">
                <text:p>291416</text:p>
              </table:table-cell>
              <table:table-cell office:value-type="float" office:value="302145">
                <text:p>302145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56927">
                <text:p>56927</text:p>
              </table:table-cell>
              <table:table-cell office:value-type="float" office:value="137719">
                <text:p>137719</text:p>
              </table:table-cell>
              <table:table-cell office:value-type="float" office:value="276652">
                <text:p>276652</text:p>
              </table:table-cell>
              <table:table-cell office:value-type="float" office:value="284626">
                <text:p>284626</text:p>
              </table:table-cell>
              <table:table-cell office:value-type="float" office:value="292774">
                <text:p>292774</text:p>
              </table:table-cell>
              <table:table-cell office:value-type="float" office:value="306081">
                <text:p>306081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9322">
                <text:p>59322</text:p>
              </table:table-cell>
              <table:table-cell office:value-type="float" office:value="145595">
                <text:p>145595</text:p>
              </table:table-cell>
              <table:table-cell office:value-type="float" office:value="267638">
                <text:p>267638</text:p>
              </table:table-cell>
              <table:table-cell office:value-type="float" office:value="284691">
                <text:p>284691</text:p>
              </table:table-cell>
              <table:table-cell office:value-type="float" office:value="292826">
                <text:p>292826</text:p>
              </table:table-cell>
              <table:table-cell office:value-type="float" office:value="305472">
                <text:p>305472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58791">
                <text:p>58791</text:p>
              </table:table-cell>
              <table:table-cell office:value-type="float" office:value="147629">
                <text:p>147629</text:p>
              </table:table-cell>
              <table:table-cell office:value-type="float" office:value="289112">
                <text:p>289112</text:p>
              </table:table-cell>
              <table:table-cell office:value-type="float" office:value="281641">
                <text:p>281641</text:p>
              </table:table-cell>
              <table:table-cell office:value-type="float" office:value="292844">
                <text:p>292844</text:p>
              </table:table-cell>
              <table:table-cell office:value-type="float" office:value="305701">
                <text:p>305701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9895">
                <text:p>59895</text:p>
              </table:table-cell>
              <table:table-cell office:value-type="float" office:value="133888">
                <text:p>133888</text:p>
              </table:table-cell>
              <table:table-cell office:value-type="float" office:value="242267">
                <text:p>242267</text:p>
              </table:table-cell>
              <table:table-cell office:value-type="float" office:value="284165">
                <text:p>284165</text:p>
              </table:table-cell>
              <table:table-cell office:value-type="float" office:value="293294">
                <text:p>293294</text:p>
              </table:table-cell>
              <table:table-cell office:value-type="float" office:value="305262">
                <text:p>305262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48992">
                <text:p>48992</text:p>
              </table:table-cell>
              <table:table-cell office:value-type="float" office:value="131487">
                <text:p>131487</text:p>
              </table:table-cell>
              <table:table-cell office:value-type="float" office:value="269820">
                <text:p>269820</text:p>
              </table:table-cell>
              <table:table-cell office:value-type="float" office:value="284406">
                <text:p>284406</text:p>
              </table:table-cell>
              <table:table-cell office:value-type="float" office:value="294389">
                <text:p>294389</text:p>
              </table:table-cell>
              <table:table-cell office:value-type="float" office:value="309138">
                <text:p>309138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1605">
                <text:p>51605</text:p>
              </table:table-cell>
              <table:table-cell office:value-type="float" office:value="148293">
                <text:p>148293</text:p>
              </table:table-cell>
              <table:table-cell office:value-type="float" office:value="338053">
                <text:p>338053</text:p>
              </table:table-cell>
              <table:table-cell office:value-type="float" office:value="285487">
                <text:p>285487</text:p>
              </table:table-cell>
              <table:table-cell office:value-type="float" office:value="295047">
                <text:p>295047</text:p>
              </table:table-cell>
              <table:table-cell office:value-type="float" office:value="304846">
                <text:p>304846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49206">
                <text:p>49206</text:p>
              </table:table-cell>
              <table:table-cell office:value-type="float" office:value="131842">
                <text:p>131842</text:p>
              </table:table-cell>
              <table:table-cell office:value-type="float" office:value="286439">
                <text:p>286439</text:p>
              </table:table-cell>
              <table:table-cell office:value-type="float" office:value="277617">
                <text:p>277617</text:p>
              </table:table-cell>
              <table:table-cell office:value-type="float" office:value="295859">
                <text:p>295859</text:p>
              </table:table-cell>
              <table:table-cell office:value-type="float" office:value="309255">
                <text:p>309255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49871">
                <text:p>49871</text:p>
              </table:table-cell>
              <table:table-cell office:value-type="float" office:value="145181">
                <text:p>145181</text:p>
              </table:table-cell>
              <table:table-cell office:value-type="float" office:value="291432">
                <text:p>291432</text:p>
              </table:table-cell>
              <table:table-cell office:value-type="float" office:value="288070">
                <text:p>288070</text:p>
              </table:table-cell>
              <table:table-cell office:value-type="float" office:value="296504">
                <text:p>296504</text:p>
              </table:table-cell>
              <table:table-cell office:value-type="float" office:value="310858">
                <text:p>310858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1483">
                <text:p>51483</text:p>
              </table:table-cell>
              <table:table-cell office:value-type="float" office:value="136655">
                <text:p>136655</text:p>
              </table:table-cell>
              <table:table-cell office:value-type="float" office:value="250609">
                <text:p>250609</text:p>
              </table:table-cell>
              <table:table-cell office:value-type="float" office:value="289623">
                <text:p>289623</text:p>
              </table:table-cell>
              <table:table-cell office:value-type="float" office:value="297679">
                <text:p>297679</text:p>
              </table:table-cell>
              <table:table-cell office:value-type="float" office:value="310795">
                <text:p>310795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64976">
                <text:p>64976</text:p>
              </table:table-cell>
              <table:table-cell office:value-type="float" office:value="140985">
                <text:p>140985</text:p>
              </table:table-cell>
              <table:table-cell office:value-type="float" office:value="285060">
                <text:p>285060</text:p>
              </table:table-cell>
              <table:table-cell office:value-type="float" office:value="287975">
                <text:p>287975</text:p>
              </table:table-cell>
              <table:table-cell office:value-type="float" office:value="298432">
                <text:p>298432</text:p>
              </table:table-cell>
              <table:table-cell office:value-type="float" office:value="312627">
                <text:p>312627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6148">
                <text:p>56148</text:p>
              </table:table-cell>
              <table:table-cell office:value-type="float" office:value="138166">
                <text:p>138166</text:p>
              </table:table-cell>
              <table:table-cell office:value-type="float" office:value="247598">
                <text:p>247598</text:p>
              </table:table-cell>
              <table:table-cell office:value-type="float" office:value="289894">
                <text:p>289894</text:p>
              </table:table-cell>
              <table:table-cell office:value-type="float" office:value="297770">
                <text:p>297770</text:p>
              </table:table-cell>
              <table:table-cell office:value-type="float" office:value="306359">
                <text:p>306359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47907">
                <text:p>47907</text:p>
              </table:table-cell>
              <table:table-cell office:value-type="float" office:value="144204">
                <text:p>144204</text:p>
              </table:table-cell>
              <table:table-cell office:value-type="float" office:value="302113">
                <text:p>302113</text:p>
              </table:table-cell>
              <table:table-cell office:value-type="float" office:value="289418">
                <text:p>289418</text:p>
              </table:table-cell>
              <table:table-cell office:value-type="float" office:value="299727">
                <text:p>299727</text:p>
              </table:table-cell>
              <table:table-cell office:value-type="float" office:value="325007">
                <text:p>325007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6972">
                <text:p>56972</text:p>
              </table:table-cell>
              <table:table-cell office:value-type="float" office:value="145267">
                <text:p>145267</text:p>
              </table:table-cell>
              <table:table-cell office:value-type="float" office:value="268026">
                <text:p>268026</text:p>
              </table:table-cell>
              <table:table-cell office:value-type="float" office:value="289909">
                <text:p>289909</text:p>
              </table:table-cell>
              <table:table-cell office:value-type="float" office:value="300152">
                <text:p>300152</text:p>
              </table:table-cell>
              <table:table-cell office:value-type="float" office:value="314018">
                <text:p>314018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53956">
                <text:p>53956</text:p>
              </table:table-cell>
              <table:table-cell office:value-type="float" office:value="147724">
                <text:p>147724</text:p>
              </table:table-cell>
              <table:table-cell office:value-type="float" office:value="257129">
                <text:p>257129</text:p>
              </table:table-cell>
              <table:table-cell office:value-type="float" office:value="292325">
                <text:p>292325</text:p>
              </table:table-cell>
              <table:table-cell office:value-type="float" office:value="300572">
                <text:p>300572</text:p>
              </table:table-cell>
              <table:table-cell office:value-type="float" office:value="311520">
                <text:p>311520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56921">
                <text:p>56921</text:p>
              </table:table-cell>
              <table:table-cell office:value-type="float" office:value="133881">
                <text:p>133881</text:p>
              </table:table-cell>
              <table:table-cell office:value-type="float" office:value="309849">
                <text:p>309849</text:p>
              </table:table-cell>
              <table:table-cell office:value-type="float" office:value="291453">
                <text:p>291453</text:p>
              </table:table-cell>
              <table:table-cell office:value-type="float" office:value="301625">
                <text:p>301625</text:p>
              </table:table-cell>
              <table:table-cell office:value-type="float" office:value="315292">
                <text:p>315292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6307">
                <text:p>56307</text:p>
              </table:table-cell>
              <table:table-cell office:value-type="float" office:value="140115">
                <text:p>140115</text:p>
              </table:table-cell>
              <table:table-cell office:value-type="float" office:value="244439">
                <text:p>244439</text:p>
              </table:table-cell>
              <table:table-cell office:value-type="float" office:value="292706">
                <text:p>292706</text:p>
              </table:table-cell>
              <table:table-cell office:value-type="float" office:value="301392">
                <text:p>301392</text:p>
              </table:table-cell>
              <table:table-cell office:value-type="float" office:value="319257">
                <text:p>319257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53457">
                <text:p>53457</text:p>
              </table:table-cell>
              <table:table-cell office:value-type="float" office:value="140671">
                <text:p>140671</text:p>
              </table:table-cell>
              <table:table-cell office:value-type="float" office:value="246141">
                <text:p>246141</text:p>
              </table:table-cell>
              <table:table-cell office:value-type="float" office:value="292927">
                <text:p>292927</text:p>
              </table:table-cell>
              <table:table-cell office:value-type="float" office:value="302000">
                <text:p>302000</text:p>
              </table:table-cell>
              <table:table-cell office:value-type="float" office:value="314941">
                <text:p>314941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8857">
                <text:p>58857</text:p>
              </table:table-cell>
              <table:table-cell office:value-type="float" office:value="138594">
                <text:p>138594</text:p>
              </table:table-cell>
              <table:table-cell office:value-type="float" office:value="292757">
                <text:p>292757</text:p>
              </table:table-cell>
              <table:table-cell office:value-type="float" office:value="291799">
                <text:p>291799</text:p>
              </table:table-cell>
              <table:table-cell office:value-type="float" office:value="303126">
                <text:p>303126</text:p>
              </table:table-cell>
              <table:table-cell office:value-type="float" office:value="316938">
                <text:p>316938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53740">
                <text:p>53740</text:p>
              </table:table-cell>
              <table:table-cell office:value-type="float" office:value="137722">
                <text:p>137722</text:p>
              </table:table-cell>
              <table:table-cell office:value-type="float" office:value="313073">
                <text:p>313073</text:p>
              </table:table-cell>
              <table:table-cell office:value-type="float" office:value="293739">
                <text:p>293739</text:p>
              </table:table-cell>
              <table:table-cell office:value-type="float" office:value="303944">
                <text:p>303944</text:p>
              </table:table-cell>
              <table:table-cell office:value-type="float" office:value="323816">
                <text:p>323816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70551">
                <text:p>70551</text:p>
              </table:table-cell>
              <table:table-cell office:value-type="float" office:value="152595">
                <text:p>152595</text:p>
              </table:table-cell>
              <table:table-cell office:value-type="float" office:value="321468">
                <text:p>321468</text:p>
              </table:table-cell>
              <table:table-cell office:value-type="float" office:value="294399">
                <text:p>294399</text:p>
              </table:table-cell>
              <table:table-cell office:value-type="float" office:value="303451">
                <text:p>303451</text:p>
              </table:table-cell>
              <table:table-cell office:value-type="float" office:value="315076">
                <text:p>315076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62330">
                <text:p>62330</text:p>
              </table:table-cell>
              <table:table-cell office:value-type="float" office:value="146597">
                <text:p>146597</text:p>
              </table:table-cell>
              <table:table-cell office:value-type="float" office:value="281691">
                <text:p>281691</text:p>
              </table:table-cell>
              <table:table-cell office:value-type="float" office:value="294961">
                <text:p>294961</text:p>
              </table:table-cell>
              <table:table-cell office:value-type="float" office:value="304640">
                <text:p>304640</text:p>
              </table:table-cell>
              <table:table-cell office:value-type="float" office:value="324812">
                <text:p>324812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5680">
                <text:p>55680</text:p>
              </table:table-cell>
              <table:table-cell office:value-type="float" office:value="148535">
                <text:p>148535</text:p>
              </table:table-cell>
              <table:table-cell office:value-type="float" office:value="240062">
                <text:p>240062</text:p>
              </table:table-cell>
              <table:table-cell office:value-type="float" office:value="295855">
                <text:p>295855</text:p>
              </table:table-cell>
              <table:table-cell office:value-type="float" office:value="306033">
                <text:p>306033</text:p>
              </table:table-cell>
              <table:table-cell office:value-type="float" office:value="328229">
                <text:p>328229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62319">
                <text:p>62319</text:p>
              </table:table-cell>
              <table:table-cell office:value-type="float" office:value="148844">
                <text:p>148844</text:p>
              </table:table-cell>
              <table:table-cell office:value-type="float" office:value="307031">
                <text:p>307031</text:p>
              </table:table-cell>
              <table:table-cell office:value-type="float" office:value="295112">
                <text:p>295112</text:p>
              </table:table-cell>
              <table:table-cell office:value-type="float" office:value="306517">
                <text:p>306517</text:p>
              </table:table-cell>
              <table:table-cell office:value-type="float" office:value="323653">
                <text:p>323653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7553">
                <text:p>57553</text:p>
              </table:table-cell>
              <table:table-cell office:value-type="float" office:value="144138">
                <text:p>144138</text:p>
              </table:table-cell>
              <table:table-cell office:value-type="float" office:value="299218">
                <text:p>299218</text:p>
              </table:table-cell>
              <table:table-cell office:value-type="float" office:value="294882">
                <text:p>294882</text:p>
              </table:table-cell>
              <table:table-cell office:value-type="float" office:value="306204">
                <text:p>306204</text:p>
              </table:table-cell>
              <table:table-cell office:value-type="float" office:value="325622">
                <text:p>325622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49013">
                <text:p>49013</text:p>
              </table:table-cell>
              <table:table-cell office:value-type="float" office:value="137210">
                <text:p>137210</text:p>
              </table:table-cell>
              <table:table-cell office:value-type="float" office:value="269246">
                <text:p>269246</text:p>
              </table:table-cell>
              <table:table-cell office:value-type="float" office:value="298985">
                <text:p>298985</text:p>
              </table:table-cell>
              <table:table-cell office:value-type="float" office:value="307361">
                <text:p>307361</text:p>
              </table:table-cell>
              <table:table-cell office:value-type="float" office:value="323120">
                <text:p>32312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56688">
                <text:p>56688</text:p>
              </table:table-cell>
              <table:table-cell office:value-type="float" office:value="145447">
                <text:p>145447</text:p>
              </table:table-cell>
              <table:table-cell office:value-type="float" office:value="269480">
                <text:p>269480</text:p>
              </table:table-cell>
              <table:table-cell office:value-type="float" office:value="299307">
                <text:p>299307</text:p>
              </table:table-cell>
              <table:table-cell office:value-type="float" office:value="307747">
                <text:p>307747</text:p>
              </table:table-cell>
              <table:table-cell office:value-type="float" office:value="322377">
                <text:p>322377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60432">
                <text:p>60432</text:p>
              </table:table-cell>
              <table:table-cell office:value-type="float" office:value="141057">
                <text:p>141057</text:p>
              </table:table-cell>
              <table:table-cell office:value-type="float" office:value="316960">
                <text:p>316960</text:p>
              </table:table-cell>
              <table:table-cell office:value-type="float" office:value="299623">
                <text:p>299623</text:p>
              </table:table-cell>
              <table:table-cell office:value-type="float" office:value="308933">
                <text:p>308933</text:p>
              </table:table-cell>
              <table:table-cell office:value-type="float" office:value="331059">
                <text:p>331059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8173">
                <text:p>58173</text:p>
              </table:table-cell>
              <table:table-cell office:value-type="float" office:value="149173">
                <text:p>149173</text:p>
              </table:table-cell>
              <table:table-cell office:value-type="float" office:value="307252">
                <text:p>307252</text:p>
              </table:table-cell>
              <table:table-cell office:value-type="float" office:value="302613">
                <text:p>302613</text:p>
              </table:table-cell>
              <table:table-cell office:value-type="float" office:value="309419">
                <text:p>309419</text:p>
              </table:table-cell>
              <table:table-cell office:value-type="float" office:value="326591">
                <text:p>326591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8954">
                <text:p>58954</text:p>
              </table:table-cell>
              <table:table-cell office:value-type="float" office:value="142919">
                <text:p>142919</text:p>
              </table:table-cell>
              <table:table-cell office:value-type="float" office:value="302815">
                <text:p>302815</text:p>
              </table:table-cell>
              <table:table-cell office:value-type="float" office:value="300977">
                <text:p>300977</text:p>
              </table:table-cell>
              <table:table-cell office:value-type="float" office:value="310208">
                <text:p>310208</text:p>
              </table:table-cell>
              <table:table-cell office:value-type="float" office:value="324607">
                <text:p>324607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3106">
                <text:p>53106</text:p>
              </table:table-cell>
              <table:table-cell office:value-type="float" office:value="144494">
                <text:p>144494</text:p>
              </table:table-cell>
              <table:table-cell office:value-type="float" office:value="281786">
                <text:p>281786</text:p>
              </table:table-cell>
              <table:table-cell office:value-type="float" office:value="300578">
                <text:p>300578</text:p>
              </table:table-cell>
              <table:table-cell office:value-type="float" office:value="310935">
                <text:p>310935</text:p>
              </table:table-cell>
              <table:table-cell office:value-type="float" office:value="331359">
                <text:p>331359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61088">
                <text:p>61088</text:p>
              </table:table-cell>
              <table:table-cell office:value-type="float" office:value="148172">
                <text:p>148172</text:p>
              </table:table-cell>
              <table:table-cell office:value-type="float" office:value="300042">
                <text:p>300042</text:p>
              </table:table-cell>
              <table:table-cell office:value-type="float" office:value="302709">
                <text:p>302709</text:p>
              </table:table-cell>
              <table:table-cell office:value-type="float" office:value="312097">
                <text:p>312097</text:p>
              </table:table-cell>
              <table:table-cell office:value-type="float" office:value="326400">
                <text:p>326400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1163">
                <text:p>51163</text:p>
              </table:table-cell>
              <table:table-cell office:value-type="float" office:value="144823">
                <text:p>144823</text:p>
              </table:table-cell>
              <table:table-cell office:value-type="float" office:value="303373">
                <text:p>303373</text:p>
              </table:table-cell>
              <table:table-cell office:value-type="float" office:value="302025">
                <text:p>302025</text:p>
              </table:table-cell>
              <table:table-cell office:value-type="float" office:value="311486">
                <text:p>311486</text:p>
              </table:table-cell>
              <table:table-cell office:value-type="float" office:value="325534">
                <text:p>325534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5003">
                <text:p>55003</text:p>
              </table:table-cell>
              <table:table-cell office:value-type="float" office:value="141931">
                <text:p>141931</text:p>
              </table:table-cell>
              <table:table-cell office:value-type="float" office:value="369121">
                <text:p>369121</text:p>
              </table:table-cell>
              <table:table-cell office:value-type="float" office:value="302591">
                <text:p>302591</text:p>
              </table:table-cell>
              <table:table-cell office:value-type="float" office:value="312466">
                <text:p>312466</text:p>
              </table:table-cell>
              <table:table-cell office:value-type="float" office:value="330198">
                <text:p>330198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68844">
                <text:p>68844</text:p>
              </table:table-cell>
              <table:table-cell office:value-type="float" office:value="150556">
                <text:p>150556</text:p>
              </table:table-cell>
              <table:table-cell office:value-type="float" office:value="390983">
                <text:p>390983</text:p>
              </table:table-cell>
              <table:table-cell office:value-type="float" office:value="303008">
                <text:p>303008</text:p>
              </table:table-cell>
              <table:table-cell office:value-type="float" office:value="313161">
                <text:p>313161</text:p>
              </table:table-cell>
              <table:table-cell office:value-type="float" office:value="326597">
                <text:p>326597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56065">
                <text:p>56065</text:p>
              </table:table-cell>
              <table:table-cell office:value-type="float" office:value="149533">
                <text:p>149533</text:p>
              </table:table-cell>
              <table:table-cell office:value-type="float" office:value="274221">
                <text:p>274221</text:p>
              </table:table-cell>
              <table:table-cell office:value-type="float" office:value="304043">
                <text:p>304043</text:p>
              </table:table-cell>
              <table:table-cell office:value-type="float" office:value="314669">
                <text:p>314669</text:p>
              </table:table-cell>
              <table:table-cell office:value-type="float" office:value="329498">
                <text:p>329498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52194">
                <text:p>52194</text:p>
              </table:table-cell>
              <table:table-cell office:value-type="float" office:value="142069">
                <text:p>142069</text:p>
              </table:table-cell>
              <table:table-cell office:value-type="float" office:value="258258">
                <text:p>258258</text:p>
              </table:table-cell>
              <table:table-cell office:value-type="float" office:value="304871">
                <text:p>304871</text:p>
              </table:table-cell>
              <table:table-cell office:value-type="float" office:value="314686">
                <text:p>314686</text:p>
              </table:table-cell>
              <table:table-cell office:value-type="float" office:value="331134">
                <text:p>331134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50538">
                <text:p>50538</text:p>
              </table:table-cell>
              <table:table-cell office:value-type="float" office:value="143173">
                <text:p>143173</text:p>
              </table:table-cell>
              <table:table-cell office:value-type="float" office:value="276829">
                <text:p>276829</text:p>
              </table:table-cell>
              <table:table-cell office:value-type="float" office:value="304422">
                <text:p>304422</text:p>
              </table:table-cell>
              <table:table-cell office:value-type="float" office:value="315462">
                <text:p>315462</text:p>
              </table:table-cell>
              <table:table-cell office:value-type="float" office:value="330725">
                <text:p>330725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53248">
                <text:p>53248</text:p>
              </table:table-cell>
              <table:table-cell office:value-type="float" office:value="145655">
                <text:p>145655</text:p>
              </table:table-cell>
              <table:table-cell office:value-type="float" office:value="277404">
                <text:p>277404</text:p>
              </table:table-cell>
              <table:table-cell office:value-type="float" office:value="306647">
                <text:p>306647</text:p>
              </table:table-cell>
              <table:table-cell office:value-type="float" office:value="314834">
                <text:p>314834</text:p>
              </table:table-cell>
              <table:table-cell office:value-type="float" office:value="327007">
                <text:p>327007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52485">
                <text:p>52485</text:p>
              </table:table-cell>
              <table:table-cell office:value-type="float" office:value="153339">
                <text:p>153339</text:p>
              </table:table-cell>
              <table:table-cell office:value-type="float" office:value="386773">
                <text:p>386773</text:p>
              </table:table-cell>
              <table:table-cell office:value-type="float" office:value="305771">
                <text:p>305771</text:p>
              </table:table-cell>
              <table:table-cell office:value-type="float" office:value="316663">
                <text:p>316663</text:p>
              </table:table-cell>
              <table:table-cell office:value-type="float" office:value="333841">
                <text:p>333841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8969">
                <text:p>58969</text:p>
              </table:table-cell>
              <table:table-cell office:value-type="float" office:value="148838">
                <text:p>148838</text:p>
              </table:table-cell>
              <table:table-cell office:value-type="float" office:value="290362">
                <text:p>290362</text:p>
              </table:table-cell>
              <table:table-cell office:value-type="float" office:value="304505">
                <text:p>304505</text:p>
              </table:table-cell>
              <table:table-cell office:value-type="float" office:value="316574">
                <text:p>316574</text:p>
              </table:table-cell>
              <table:table-cell office:value-type="float" office:value="331367">
                <text:p>331367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67026">
                <text:p>67026</text:p>
              </table:table-cell>
              <table:table-cell office:value-type="float" office:value="148695">
                <text:p>148695</text:p>
              </table:table-cell>
              <table:table-cell office:value-type="float" office:value="280236">
                <text:p>280236</text:p>
              </table:table-cell>
              <table:table-cell office:value-type="float" office:value="305561">
                <text:p>305561</text:p>
              </table:table-cell>
              <table:table-cell office:value-type="float" office:value="316914">
                <text:p>316914</text:p>
              </table:table-cell>
              <table:table-cell office:value-type="float" office:value="338314">
                <text:p>338314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60787">
                <text:p>60787</text:p>
              </table:table-cell>
              <table:table-cell office:value-type="float" office:value="150382">
                <text:p>150382</text:p>
              </table:table-cell>
              <table:table-cell office:value-type="float" office:value="274903">
                <text:p>274903</text:p>
              </table:table-cell>
              <table:table-cell office:value-type="float" office:value="308076">
                <text:p>308076</text:p>
              </table:table-cell>
              <table:table-cell office:value-type="float" office:value="318270">
                <text:p>318270</text:p>
              </table:table-cell>
              <table:table-cell office:value-type="float" office:value="332723">
                <text:p>332723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54530">
                <text:p>54530</text:p>
              </table:table-cell>
              <table:table-cell office:value-type="float" office:value="147264">
                <text:p>147264</text:p>
              </table:table-cell>
              <table:table-cell office:value-type="float" office:value="295106">
                <text:p>295106</text:p>
              </table:table-cell>
              <table:table-cell office:value-type="float" office:value="305924">
                <text:p>305924</text:p>
              </table:table-cell>
              <table:table-cell office:value-type="float" office:value="318113">
                <text:p>318113</text:p>
              </table:table-cell>
              <table:table-cell office:value-type="float" office:value="334969">
                <text:p>334969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56769">
                <text:p>56769</text:p>
              </table:table-cell>
              <table:table-cell office:value-type="float" office:value="154953">
                <text:p>154953</text:p>
              </table:table-cell>
              <table:table-cell office:value-type="float" office:value="311939">
                <text:p>311939</text:p>
              </table:table-cell>
              <table:table-cell office:value-type="float" office:value="308651">
                <text:p>308651</text:p>
              </table:table-cell>
              <table:table-cell office:value-type="float" office:value="320495">
                <text:p>320495</text:p>
              </table:table-cell>
              <table:table-cell office:value-type="float" office:value="335131">
                <text:p>335131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55670">
                <text:p>55670</text:p>
              </table:table-cell>
              <table:table-cell office:value-type="float" office:value="140006">
                <text:p>140006</text:p>
              </table:table-cell>
              <table:table-cell office:value-type="float" office:value="271014">
                <text:p>271014</text:p>
              </table:table-cell>
              <table:table-cell office:value-type="float" office:value="310346">
                <text:p>310346</text:p>
              </table:table-cell>
              <table:table-cell office:value-type="float" office:value="320018">
                <text:p>320018</text:p>
              </table:table-cell>
              <table:table-cell office:value-type="float" office:value="338696">
                <text:p>338696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71670">
                <text:p>71670</text:p>
              </table:table-cell>
              <table:table-cell office:value-type="float" office:value="151797">
                <text:p>151797</text:p>
              </table:table-cell>
              <table:table-cell office:value-type="float" office:value="268322">
                <text:p>268322</text:p>
              </table:table-cell>
              <table:table-cell office:value-type="float" office:value="309788">
                <text:p>309788</text:p>
              </table:table-cell>
              <table:table-cell office:value-type="float" office:value="320435">
                <text:p>320435</text:p>
              </table:table-cell>
              <table:table-cell office:value-type="float" office:value="340333">
                <text:p>340333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58877">
                <text:p>58877</text:p>
              </table:table-cell>
              <table:table-cell office:value-type="float" office:value="146291">
                <text:p>146291</text:p>
              </table:table-cell>
              <table:table-cell office:value-type="float" office:value="295629">
                <text:p>295629</text:p>
              </table:table-cell>
              <table:table-cell office:value-type="float" office:value="305641">
                <text:p>305641</text:p>
              </table:table-cell>
              <table:table-cell office:value-type="float" office:value="322115">
                <text:p>322115</text:p>
              </table:table-cell>
              <table:table-cell office:value-type="float" office:value="338053">
                <text:p>338053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70896">
                <text:p>70896</text:p>
              </table:table-cell>
              <table:table-cell office:value-type="float" office:value="155210">
                <text:p>155210</text:p>
              </table:table-cell>
              <table:table-cell office:value-type="float" office:value="313685">
                <text:p>313685</text:p>
              </table:table-cell>
              <table:table-cell office:value-type="float" office:value="313576">
                <text:p>313576</text:p>
              </table:table-cell>
              <table:table-cell office:value-type="float" office:value="322652">
                <text:p>322652</text:p>
              </table:table-cell>
              <table:table-cell office:value-type="float" office:value="339763">
                <text:p>339763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5446">
                <text:p>65446</text:p>
              </table:table-cell>
              <table:table-cell office:value-type="float" office:value="153947">
                <text:p>153947</text:p>
              </table:table-cell>
              <table:table-cell office:value-type="float" office:value="277082">
                <text:p>277082</text:p>
              </table:table-cell>
              <table:table-cell office:value-type="float" office:value="313394">
                <text:p>313394</text:p>
              </table:table-cell>
              <table:table-cell office:value-type="float" office:value="322190">
                <text:p>322190</text:p>
              </table:table-cell>
              <table:table-cell office:value-type="float" office:value="337131">
                <text:p>337131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56095">
                <text:p>56095</text:p>
              </table:table-cell>
              <table:table-cell office:value-type="float" office:value="158349">
                <text:p>158349</text:p>
              </table:table-cell>
              <table:table-cell office:value-type="float" office:value="359361">
                <text:p>359361</text:p>
              </table:table-cell>
              <table:table-cell office:value-type="float" office:value="313127">
                <text:p>313127</text:p>
              </table:table-cell>
              <table:table-cell office:value-type="float" office:value="324230">
                <text:p>324230</text:p>
              </table:table-cell>
              <table:table-cell office:value-type="float" office:value="339580">
                <text:p>33958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62433">
                <text:p>62433</text:p>
              </table:table-cell>
              <table:table-cell office:value-type="float" office:value="145903">
                <text:p>145903</text:p>
              </table:table-cell>
              <table:table-cell office:value-type="float" office:value="274724">
                <text:p>274724</text:p>
              </table:table-cell>
              <table:table-cell office:value-type="float" office:value="314517">
                <text:p>314517</text:p>
              </table:table-cell>
              <table:table-cell office:value-type="float" office:value="324423">
                <text:p>324423</text:p>
              </table:table-cell>
              <table:table-cell office:value-type="float" office:value="340107">
                <text:p>340107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6606">
                <text:p>66606</text:p>
              </table:table-cell>
              <table:table-cell office:value-type="float" office:value="151968">
                <text:p>151968</text:p>
              </table:table-cell>
              <table:table-cell office:value-type="float" office:value="323291">
                <text:p>323291</text:p>
              </table:table-cell>
              <table:table-cell office:value-type="float" office:value="313615">
                <text:p>313615</text:p>
              </table:table-cell>
              <table:table-cell office:value-type="float" office:value="325799">
                <text:p>325799</text:p>
              </table:table-cell>
              <table:table-cell office:value-type="float" office:value="341545">
                <text:p>341545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69460">
                <text:p>69460</text:p>
              </table:table-cell>
              <table:table-cell office:value-type="float" office:value="157131">
                <text:p>157131</text:p>
              </table:table-cell>
              <table:table-cell office:value-type="float" office:value="325614">
                <text:p>325614</text:p>
              </table:table-cell>
              <table:table-cell office:value-type="float" office:value="315320">
                <text:p>315320</text:p>
              </table:table-cell>
              <table:table-cell office:value-type="float" office:value="325742">
                <text:p>325742</text:p>
              </table:table-cell>
              <table:table-cell office:value-type="float" office:value="341924">
                <text:p>341924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66689">
                <text:p>66689</text:p>
              </table:table-cell>
              <table:table-cell office:value-type="float" office:value="153451">
                <text:p>153451</text:p>
              </table:table-cell>
              <table:table-cell office:value-type="float" office:value="280693">
                <text:p>280693</text:p>
              </table:table-cell>
              <table:table-cell office:value-type="float" office:value="315005">
                <text:p>315005</text:p>
              </table:table-cell>
              <table:table-cell office:value-type="float" office:value="326172">
                <text:p>326172</text:p>
              </table:table-cell>
              <table:table-cell office:value-type="float" office:value="346718">
                <text:p>346718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5522">
                <text:p>65522</text:p>
              </table:table-cell>
              <table:table-cell office:value-type="float" office:value="145138">
                <text:p>145138</text:p>
              </table:table-cell>
              <table:table-cell office:value-type="float" office:value="287452">
                <text:p>287452</text:p>
              </table:table-cell>
              <table:table-cell office:value-type="float" office:value="316278">
                <text:p>316278</text:p>
              </table:table-cell>
              <table:table-cell office:value-type="float" office:value="327143">
                <text:p>327143</text:p>
              </table:table-cell>
              <table:table-cell office:value-type="float" office:value="345693">
                <text:p>345693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2410">
                <text:p>62410</text:p>
              </table:table-cell>
              <table:table-cell office:value-type="float" office:value="147856">
                <text:p>147856</text:p>
              </table:table-cell>
              <table:table-cell office:value-type="float" office:value="313367">
                <text:p>313367</text:p>
              </table:table-cell>
              <table:table-cell office:value-type="float" office:value="317150">
                <text:p>317150</text:p>
              </table:table-cell>
              <table:table-cell office:value-type="float" office:value="327286">
                <text:p>327286</text:p>
              </table:table-cell>
              <table:table-cell office:value-type="float" office:value="344204">
                <text:p>344204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57358">
                <text:p>57358</text:p>
              </table:table-cell>
              <table:table-cell office:value-type="float" office:value="152959">
                <text:p>152959</text:p>
              </table:table-cell>
              <table:table-cell office:value-type="float" office:value="289258">
                <text:p>289258</text:p>
              </table:table-cell>
              <table:table-cell office:value-type="float" office:value="317598">
                <text:p>317598</text:p>
              </table:table-cell>
              <table:table-cell office:value-type="float" office:value="328300">
                <text:p>328300</text:p>
              </table:table-cell>
              <table:table-cell office:value-type="float" office:value="342945">
                <text:p>342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